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4902in"/>
    </style:style>
    <style:style style:name="co2" style:family="table-column">
      <style:table-column-properties fo:break-before="auto" style:column-width="0.3626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2.2661in"/>
    </style:style>
    <style:style style:name="co5" style:family="table-column">
      <style:table-column-properties fo:break-before="auto" style:column-width="0.8681in"/>
    </style:style>
    <style:style style:name="co6" style:family="table-column">
      <style:table-column-properties fo:break-before="auto" style:column-width="0.3in"/>
    </style:style>
    <style:style style:name="co7" style:family="table-column">
      <style:table-column-properties fo:break-before="auto" style:column-width="1.8075in"/>
    </style:style>
    <style:style style:name="co8" style:family="table-column">
      <style:table-column-properties fo:break-before="auto" style:column-width="1.9165in"/>
    </style:style>
    <style:style style:name="co9" style:family="table-column">
      <style:table-column-properties fo:break-before="auto" style:column-width="0.4354in"/>
    </style:style>
    <style:style style:name="co10" style:family="table-column">
      <style:table-column-properties fo:break-before="auto" style:column-width="0.6173in"/>
    </style:style>
    <style:style style:name="co11" style:family="table-column">
      <style:table-column-properties fo:break-before="auto" style:column-width="0.4807in"/>
    </style:style>
    <style:style style:name="co12" style:family="table-column">
      <style:table-column-properties fo:break-before="auto" style:column-width="0.5646in"/>
    </style:style>
    <style:style style:name="co13" style:family="table-column">
      <style:table-column-properties fo:break-before="auto" style:column-width="0.989in"/>
    </style:style>
    <style:style style:name="co14" style:family="table-column">
      <style:table-column-properties fo:break-before="auto" style:column-width="1.3063in"/>
    </style:style>
    <style:style style:name="co15" style:family="table-column">
      <style:table-column-properties fo:break-before="auto" style:column-width="0.9665in"/>
    </style:style>
    <style:style style:name="co16" style:family="table-column">
      <style:table-column-properties fo:break-before="auto" style:column-width="2in"/>
    </style:style>
    <style:style style:name="co17" style:family="table-column">
      <style:table-column-properties fo:break-before="auto" style:column-width="0.8902in"/>
    </style:style>
    <style:style style:name="co18" style:family="table-column">
      <style:table-column-properties fo:break-before="auto" style:column-width="0.5126in"/>
    </style:style>
    <style:style style:name="co19" style:family="table-column">
      <style:table-column-properties fo:break-before="auto" style:column-width="0.3457in"/>
    </style:style>
    <style:style style:name="co20" style:family="table-column">
      <style:table-column-properties fo:break-before="auto" style:column-width="0.5882in"/>
    </style:style>
    <style:style style:name="co21" style:family="table-column">
      <style:table-column-properties fo:break-before="auto" style:column-width="1.2063in"/>
    </style:style>
    <style:style style:name="co22" style:family="table-column">
      <style:table-column-properties fo:break-before="auto" style:column-width="0.5626in"/>
    </style:style>
    <style:style style:name="co23" style:family="table-column">
      <style:table-column-properties fo:break-before="auto" style:column-width="0.6299in"/>
    </style:style>
    <style:style style:name="co24" style:family="table-column">
      <style:table-column-properties fo:break-before="auto" style:column-width="0.4957in"/>
    </style:style>
    <style:style style:name="co25" style:family="table-column">
      <style:table-column-properties fo:break-before="auto" style:column-width="0.4291in"/>
    </style:style>
    <style:style style:name="co26" style:family="table-column">
      <style:table-column-properties fo:break-before="auto" style:column-width="0.7075in"/>
    </style:style>
    <style:style style:name="co27" style:family="table-column">
      <style:table-column-properties fo:break-before="auto" style:column-width="0.3374in"/>
    </style:style>
    <style:style style:name="co28" style:family="table-column">
      <style:table-column-properties fo:break-before="auto" style:column-width="1.028in"/>
    </style:style>
    <style:style style:name="co29" style:family="table-column">
      <style:table-column-properties fo:break-before="auto" style:column-width="3.3445in"/>
    </style:style>
    <style:style style:name="co30" style:family="table-column">
      <style:table-column-properties fo:break-before="auto" style:column-width="1.248in"/>
    </style:style>
    <style:style style:name="co31" style:family="table-column">
      <style:table-column-properties fo:break-before="auto" style:column-width="1.7492in"/>
    </style:style>
    <style:style style:name="co32" style:family="table-column">
      <style:table-column-properties fo:break-before="auto" style:column-width="1.5402in"/>
    </style:style>
    <style:style style:name="co33" style:family="table-column">
      <style:table-column-properties fo:break-before="auto" style:column-width="1.3571in"/>
    </style:style>
    <style:style style:name="co34" style:family="table-column">
      <style:table-column-properties fo:break-before="auto" style:column-width="0.972in"/>
    </style:style>
    <style:style style:name="co35" style:family="table-column">
      <style:table-column-properties fo:break-before="auto" style:column-width="1.7744in"/>
    </style:style>
    <style:style style:name="co36" style:family="table-column">
      <style:table-column-properties fo:break-before="auto" style:column-width="1.3819in"/>
    </style:style>
    <style:style style:name="ro1" style:family="table-row">
      <style:table-row-properties style:row-height="0.1799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:tab-color="#00a933"/>
    </style:style>
    <style:style style:name="ce1" style:family="table-cell" style:parent-style-name="Default">
      <style:table-cell-properties fo:border-bottom="0.74pt solid #b2b2b2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ff0000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ff0000" fo:font-weight="bold" style:font-weight-asian="bold" style:font-weight-complex="bold"/>
    </style:style>
    <style:style style:name="ce17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74pt solid #b2b2b2" fo:border-left="none" fo:border-right="none" fo:border-top="none"/>
      <style:text-properties fo:font-weight="bold" style:font-weight-asian="bold" style:font-weight-complex="bold"/>
    </style:style>
    <style:style style:name="ce19" style:family="table-cell" style:parent-style-name="Default"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74pt solid #b2b2b2" style:text-align-source="fix" style:repeat-content="false" fo:border-left="none" fo:border-right="none" fo:border-top="none"/>
      <style:paragraph-properties fo:text-align="end" fo:margin-left="0in"/>
      <style:text-properties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fo:font-weight="normal" style:font-weight-asian="normal" style:font-weight-complex="normal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4" style:family="table-cell" style:parent-style-name="Default">
      <style:text-properties fo:color="#ff0000" fo:font-weight="bold" style:font-weight-asian="bold" style:font-weight-complex="bold"/>
    </style:style>
    <style:style style:name="ce25" style:family="table-cell" style:parent-style-name="Default">
      <style:table-cell-properties style:text-align-source="fix" style:repeat-content="false" fo:border="none"/>
      <style:paragraph-properties fo:text-align="start" fo:margin-left="0in"/>
      <style:text-properties fo:font-weight="bold" style:font-weight-asian="bold" style:font-weight-complex="bold"/>
    </style:style>
    <style:style style:name="ce26" style:family="table-cell" style:parent-style-name="Default">
      <style:table-cell-properties style:text-align-source="fix" style:repeat-content="false" fo:border="none"/>
      <style:paragraph-properties fo:text-align="start" fo:margin-left="0in"/>
      <style:text-properties style:use-window-font-color="true" fo:font-weight="bold" style:font-weight-asian="bold" style:font-weight-complex="bold"/>
    </style:style>
    <style:style style:name="ce51" style:family="table-cell" style:parent-style-name="Default">
      <style:table-cell-properties style:text-align-source="fix" style:repeat-content="false" fo:border="none"/>
      <style:paragraph-properties fo:text-align="start" fo:margin-left="0in"/>
      <style:text-properties fo:font-weight="normal" style:font-weight-asian="normal" style:font-weight-complex="normal"/>
    </style:style>
    <style:style style:name="ce6" style:family="table-cell" style:parent-style-name="Default">
      <style:text-properties fo:font-weight="normal" style:font-weight-asian="normal" style:font-weight-complex="normal"/>
    </style:style>
    <style:style style:name="ce28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/>
    </style:style>
    <style:style style:name="ce54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font-weight="normal" style:font-weight-asian="normal" style:font-weight-complex="normal"/>
    </style:style>
    <style:style style:name="ce27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fo:font-weight="bold" style:font-weight-asian="bold" style:font-weight-complex="bold"/>
    </style:style>
    <style:style style:name="ce29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style:use-window-font-color="true" fo:font-weight="bold" style:font-weight-asian="bold" style:font-weight-complex="bold"/>
    </style:style>
    <style:style style:name="ce30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style:use-window-font-color="true" fo:font-weight="normal" style:font-weight-asian="normal" style:font-weight-complex="normal"/>
    </style:style>
    <style:style style:name="ce31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color="#666666" fo:font-weight="bold" style:font-weight-asian="bold" style:font-weight-complex="bold"/>
    </style:style>
    <style:style style:name="ce32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color="#666666" fo:font-weight="normal" style:font-weight-asian="normal" style:font-weight-complex="normal"/>
    </style:style>
    <style:style style:name="ce33" style:family="table-cell" style:parent-style-name="Default">
      <style:table-cell-properties style:text-align-source="fix" style:repeat-content="false"/>
      <style:paragraph-properties fo:text-align="end" fo:margin-left="0in"/>
      <style:text-properties fo:color="#666666"/>
    </style:style>
    <style:style style:name="ce61" style:family="table-cell" style:parent-style-name="Default">
      <style:text-properties fo:color="#666666"/>
    </style:style>
    <style:style style:name="ce34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color="#b47804" fo:font-weight="bold" style:font-weight-asian="bold" style:font-weight-complex="bold"/>
    </style:style>
    <style:style style:name="ce35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color="#b47804" fo:font-weight="normal" style:font-weight-asian="normal" style:font-weight-complex="normal"/>
    </style:style>
    <style:style style:name="ce36" style:family="table-cell" style:parent-style-name="Default">
      <style:table-cell-properties style:text-align-source="fix" style:repeat-content="false"/>
      <style:paragraph-properties fo:text-align="end" fo:margin-left="0in"/>
      <style:text-properties fo:color="#b47804"/>
    </style:style>
    <style:style style:name="ce66" style:family="table-cell" style:parent-style-name="Default">
      <style:text-properties fo:color="#b47804"/>
    </style:style>
    <style:style style:name="ce45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color="#800080" fo:font-weight="bold" style:font-weight-asian="bold" style:font-weight-complex="bold"/>
    </style:style>
    <style:style style:name="ce69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color="#800080" fo:font-weight="normal" style:font-weight-asian="normal" style:font-weight-complex="normal"/>
    </style:style>
    <style:style style:name="ce70" style:family="table-cell" style:parent-style-name="Default">
      <style:table-cell-properties style:text-align-source="fix" style:repeat-content="false"/>
      <style:paragraph-properties fo:text-align="end" fo:margin-left="0in"/>
      <style:text-properties fo:color="#800080"/>
    </style:style>
    <style:style style:name="ce73" style:family="table-cell" style:parent-style-name="Default">
      <style:text-properties fo:color="#800080"/>
    </style:style>
    <style:style style:name="ce40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0000" fo:font-weight="bold" style:font-weight-asian="bold" style:font-weight-complex="bold"/>
    </style:style>
    <style:style style:name="ce68" style:family="table-cell" style:parent-style-name="Default" style:data-style-name="N0"/>
    <style:style style:name="ce44" style:family="table-cell" style:parent-style-name="Default">
      <style:table-cell-properties style:text-align-source="fix" style:repeat-content="false"/>
      <style:paragraph-properties fo:text-align="end" fo:margin-left="0in"/>
      <style:text-properties fo:color="#ff0000" fo:font-weight="bold" style:font-weight-asian="bold" style:font-weight-complex="bold"/>
    </style:style>
    <style:style style:name="ce6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0000"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normal" style:font-weight-asian="normal" style:font-weight-complex="normal"/>
    </style:style>
    <style:style style:name="ce4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0000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ff0000" fo:font-weight="bold" style:font-weight-asian="bold" style:font-weight-complex="bold"/>
    </style:style>
    <style:style style:name="ce46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weight="bold" style:font-weight-asian="bold" style:font-weight-complex="bold"/>
    </style:style>
    <style:style style:name="ce71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weight="normal" style:font-weight-asian="normal" style:font-weight-complex="normal"/>
    </style:style>
    <style:style style:name="ce72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fo:font-weight="normal" style:font-weight-asian="normal" style:font-weight-complex="normal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Spring&quot;;&quot;Summer&quot;;&quot;Fall&quot;;&quot;Winter&quot;)" table:allow-empty-cell="true" table:display-list="unsorted" table:base-cell-address="Bundles.A2">
          <table:error-message table:message-type="stop" table:display="true"/>
        </table:content-validation>
        <table:content-validation table:name="val2" table:condition="of:cell-content-is-in-list(&quot;N/A&quot;;&quot;Sun&quot;;&quot;Rain&quot;;&quot;Wind (Spring)&quot;;&quot;Wind (Fall)&quot;;&quot;Storm&quot;;&quot;Snow&quot;;&quot;Festival&quot;;&quot;Wedding Day&quot;)" table:allow-empty-cell="true" table:display-list="unsorted" table:base-cell-address="Bundles.A5">
          <table:error-message table:message-type="stop" table:display="true"/>
        </table:content-validation>
        <table:content-validation table:name="val3" table:condition="of:cell-content-is-in-list(&quot;N/A&quot;;&quot;Very Happy&quot;;&quot;Good Humor&quot;;&quot;Neutral&quot;;&quot;Absolutely Neutral&quot;;&quot;Somewhat Annoyed&quot;;&quot;Mildly Perturbed&quot;;&quot;Very Displeased&quot;)" table:allow-empty-cell="true" table:display-list="unsorted" table:base-cell-address="Bundles.A8">
          <table:error-message table:message-type="stop" table:display="true"/>
        </table:content-validation>
        <table:content-validation table:name="val4" table:condition="of:cell-content-is-in-list(&quot;1&quot;;&quot;2&quot;;&quot;3&quot;;&quot;4&quot;;&quot;5&quot;;&quot;6&quot;;&quot;7&quot;;&quot;8&quot;;&quot;9&quot;;&quot;10&quot;;&quot;11&quot;;&quot;12&quot;;&quot;13&quot;;&quot;14&quot;;&quot;15&quot;;&quot;16&quot;;&quot;17&quot;;&quot;18&quot;;&quot;19&quot;;&quot;20&quot;;&quot;21&quot;;&quot;22&quot;;&quot;23&quot;;&quot;24&quot;;&quot;25&quot;;&quot;26&quot;;&quot;27&quot;;&quot;28&quot;)" table:allow-empty-cell="true" table:display-list="unsorted" table:base-cell-address="Bundles.B2">
          <table:error-message table:message-type="stop" table:display="true"/>
        </table:content-validation>
        <table:content-validation table:name="val5" table:base-cell-address="'Items and Professions'.I3">
          <table:error-message table:message-type="stop" table:display="true"/>
        </table:content-validation>
        <table:content-validation table:name="val6" table:condition="of:cell-content-is-in-list(&quot;No Profession&quot;;&quot;Fisher&quot;;&quot;Angler&quot;)" table:allow-empty-cell="true" table:display-list="unsorted" table:base-cell-address="'Generic Item Table'.K2">
          <table:error-message table:message-type="stop" table:display="true"/>
        </table:content-validation>
        <table:content-validation table:name="val7" table:condition="of:cell-content-is-in-list(&quot;Obtained&quot;;&quot;Not Obtained&quot;)" table:allow-empty-cell="true" table:display-list="unsorted" table:base-cell-address="'Generic Item Table'.J2">
          <table:error-message table:message-type="stop" table:display="true"/>
        </table:content-validation>
        <table:content-validation table:name="val8" table:condition="of:cell-content-is-in-list(&quot;Obtained&quot;;&quot;Not Obtained&quot;)" table:allow-empty-cell="true" table:display-list="unsorted" table:base-cell-address="'Generic Item Table'.K2">
          <table:error-message table:message-type="stop" table:display="true"/>
        </table:content-validation>
        <table:content-validation table:name="val9" table:condition="of:cell-content-is-in-list(&quot;Yes&quot;;&quot;No&quot;)" table:allow-empty-cell="true" table:display-list="unsorted" table:base-cell-address="'Y1-Sp2'.H17">
          <table:error-message table:message-type="stop" table:display="true"/>
        </table:content-validation>
      </table:content-validations>
      <table:table table:name="Daily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Default"/>
        <table:table-row table:style-name="ro1">
          <table:table-cell table:style-name="ce1" office:value-type="string" calcext:value-type="string">
            <text:p>Season</text:p>
          </table:table-cell>
          <table:table-cell table:style-name="ce1" office:value-type="string" calcext:value-type="string">
            <text:p>Day</text:p>
          </table:table-cell>
        </table:table-row>
        <table:table-row table:style-name="ro1">
          <table:table-cell table:style-name="ce11" table:content-validation-name="val1" office:value-type="string" calcext:value-type="string">
            <text:p>Spring</text:p>
          </table:table-cell>
          <table:table-cell table:style-name="ce14" table:content-validation-name="val4" office:value-type="float" office:value="1" calcext:value-type="float">
            <text:p>1</text:p>
          </table:table-cell>
        </table:table-row>
        <table:table-row table:style-name="ro1">
          <table:table-cell table:style-name="ce3"/>
          <table:table-cell/>
        </table:table-row>
        <table:table-row table:style-name="ro1">
          <table:table-cell table:style-name="ce1" office:value-type="string" calcext:value-type="string">
            <text:p>Tomorrow’s Weather</text:p>
          </table:table-cell>
          <table:table-cell/>
        </table:table-row>
        <table:table-row table:style-name="ro1">
          <table:table-cell table:style-name="ce11" table:content-validation-name="val2" office:value-type="string" calcext:value-type="string">
            <text:p>Festival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" office:value-type="string" calcext:value-type="string">
            <text:p>Today’s Luck</text:p>
          </table:table-cell>
          <table:table-cell/>
        </table:table-row>
        <table:table-row table:style-name="ro1">
          <table:table-cell table:style-name="ce11" table:content-validation-name="val3" office:value-type="string" calcext:value-type="string">
            <text:p>N/A</text:p>
          </table:table-cell>
          <table:table-cell/>
        </table:table-row>
        <table:table-row table:style-name="ro2" table:number-rows-repeated="1048567">
          <table:table-cell table:number-columns-repeated="2"/>
        </table:table-row>
        <table:table-row table:style-name="ro2">
          <table:table-cell table:number-columns-repeated="2"/>
        </table:table-row>
      </table:table>
      <table:table table:name="Bundles" table:style-name="ta1">
        <office:forms form:automatic-focus="false" form:apply-design-mode="false"/>
        <table:table-column table:style-name="co4" table:default-cell-style-name="Default"/>
        <table:table-column table:style-name="co5" table:default-cell-style-name="ce9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2">
          <table:table-cell table:style-name="ce17" office:value-type="string" calcext:value-type="string">
            <text:p>Crafts Room</text:p>
          </table:table-cell>
          <table:table-cell table:style-name="ce20" table:number-columns-repeated="2"/>
          <table:table-cell/>
          <table:table-cell table:style-name="ce19" office:value-type="string" calcext:value-type="string">
            <text:p>Items in Multiple Bundles</text:p>
          </table:table-cell>
        </table:table-row>
        <table:table-row table:style-name="ro2">
          <table:table-cell table:style-name="ce17"/>
          <table:table-cell table:style-name="ce20" table:number-columns-repeated="2"/>
          <table:table-cell/>
          <table:table-cell office:value-type="string" calcext:value-type="string">
            <text:p>Red Mushroom</text:p>
          </table:table-cell>
        </table:table-row>
        <table:table-row table:style-name="ro2">
          <table:table-cell table:style-name="ce5" office:value-type="string" calcext:value-type="string">
            <text:p>Spring Foraging Bundle (4 of 4)</text:p>
          </table:table-cell>
          <table:table-cell table:style-name="ce7" office:value-type="string" calcext:value-type="string">
            <text:p>Needed Qty</text:p>
          </table:table-cell>
          <table:table-cell table:style-name="ce7" office:value-type="string" calcext:value-type="string">
            <text:p>Current Qty</text:p>
          </table:table-cell>
          <table:table-cell/>
          <table:table-cell office:value-type="string" calcext:value-type="string">
            <text:p>Purple Mushroom</text:p>
          </table:table-cell>
        </table:table-row>
        <table:table-row table:style-name="ro2">
          <table:table-cell office:value-type="string" calcext:value-type="string">
            <text:p>Wild Horseradish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/>
          <table:table-cell office:value-type="string" calcext:value-type="string">
            <text:p>Maple Syrup</text:p>
          </table:table-cell>
        </table:table-row>
        <table:table-row table:style-name="ro2">
          <table:table-cell office:value-type="string" calcext:value-type="string">
            <text:p>Daffodil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/>
          <table:table-cell office:value-type="string" calcext:value-type="string">
            <text:p>Oak Resin</text:p>
          </table:table-cell>
        </table:table-row>
        <table:table-row table:style-name="ro2">
          <table:table-cell office:value-type="string" calcext:value-type="string">
            <text:p>Leek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/>
          <table:table-cell office:value-type="string" calcext:value-type="string">
            <text:p>Pomegranate</text:p>
          </table:table-cell>
        </table:table-row>
        <table:table-row table:style-name="ro2">
          <table:table-cell office:value-type="string" calcext:value-type="string">
            <text:p>Dandelion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/>
          <table:table-cell office:value-type="string" calcext:value-type="string">
            <text:p>Wine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 table:style-name="ce5" office:value-type="string" calcext:value-type="string">
            <text:p>Summer Foraging Bundle (3 of 3)</text:p>
          </table:table-cell>
          <table:table-cell table:style-name="ce7" office:value-type="string" calcext:value-type="string">
            <text:p>Needed Qty</text:p>
          </table:table-cell>
          <table:table-cell table:style-name="ce7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rape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pice Berry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weat Pea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5" office:value-type="string" calcext:value-type="string">
            <text:p>Fall Foraging Bundle (4 of 4)</text:p>
          </table:table-cell>
          <table:table-cell table:style-name="ce7" office:value-type="string" calcext:value-type="string">
            <text:p>Needed Qty</text:p>
          </table:table-cell>
          <table:table-cell table:style-name="ce7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mmon Mushroom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ild Plum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zelnut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lackberry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5" office:value-type="string" calcext:value-type="string">
            <text:p>Winter Foraging Bundle (4 of 4)</text:p>
          </table:table-cell>
          <table:table-cell table:style-name="ce7" office:value-type="string" calcext:value-type="string">
            <text:p>Needed Qty</text:p>
          </table:table-cell>
          <table:table-cell table:style-name="ce7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inter Root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rystal Fruit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now Yam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rocus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5" office:value-type="string" calcext:value-type="string">
            <text:p>Construction Bundle (4 of 4)</text:p>
          </table:table-cell>
          <table:table-cell table:style-name="ce7" office:value-type="string" calcext:value-type="string">
            <text:p>Needed Qty</text:p>
          </table:table-cell>
          <table:table-cell table:style-name="ce7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ood</text:p>
          </table:table-cell>
          <table:table-cell table:style-name="ce22" office:value-type="float" office:value="99" calcext:value-type="float">
            <text:p>99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ood</text:p>
          </table:table-cell>
          <table:table-cell office:value-type="float" office:value="99" calcext:value-type="float">
            <text:p>99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tone</text:p>
          </table:table-cell>
          <table:table-cell office:value-type="float" office:value="99" calcext:value-type="float">
            <text:p>99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rdwood</text:p>
          </table:table-cell>
          <table:table-cell office:value-type="float" office:value="10" calcext:value-type="float">
            <text:p>1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5" office:value-type="string" calcext:value-type="string">
            <text:p>Exotic Foraging Bundle (5 of 9)</text:p>
          </table:table-cell>
          <table:table-cell table:style-name="ce7" office:value-type="string" calcext:value-type="string">
            <text:p>Needed Qty</text:p>
          </table:table-cell>
          <table:table-cell table:style-name="ce7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conut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ctus Fruit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ve Carrot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d Mushroom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urple Mushroom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ple Syrup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ak Resin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ine Tar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rel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17" office:value-type="string" calcext:value-type="string">
            <text:p>Pantry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table:style-name="ce5" office:value-type="string" calcext:value-type="string">
            <text:p>Spring Crops Bundle (4 of 4)</text:p>
          </table:table-cell>
          <table:table-cell table:style-name="ce7" office:value-type="string" calcext:value-type="string">
            <text:p>Needed Qty</text:p>
          </table:table-cell>
          <table:table-cell table:style-name="ce7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rsnip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reen Bean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uliflower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tato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5" office:value-type="string" calcext:value-type="string">
            <text:p>Summer Crops Bundle (4 of 4)</text:p>
          </table:table-cell>
          <table:table-cell table:style-name="ce7" office:value-type="string" calcext:value-type="string">
            <text:p>Needed Qty</text:p>
          </table:table-cell>
          <table:table-cell table:style-name="ce7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omato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t Pepper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lueberry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elon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5" office:value-type="string" calcext:value-type="string">
            <text:p>Fall Crops Bundle (4 of 4)</text:p>
          </table:table-cell>
          <table:table-cell table:style-name="ce7" office:value-type="string" calcext:value-type="string">
            <text:p>Needed Qty</text:p>
          </table:table-cell>
          <table:table-cell table:style-name="ce7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rn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ggplant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umpkin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Yam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5" office:value-type="string" calcext:value-type="string">
            <text:p>Quality Crops Bundle (3 of 4)</text:p>
          </table:table-cell>
          <table:table-cell table:style-name="ce7" office:value-type="string" calcext:value-type="string">
            <text:p>Needed Qty</text:p>
          </table:table-cell>
          <table:table-cell table:style-name="ce7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rsnip G</text:p>
          </table:table-cell>
          <table:table-cell table:style-name="ce22" office:value-type="float" office:value="5" calcext:value-type="float">
            <text:p>5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elon G</text:p>
          </table:table-cell>
          <table:table-cell office:value-type="float" office:value="5" calcext:value-type="float">
            <text:p>5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umpkin G</text:p>
          </table:table-cell>
          <table:table-cell office:value-type="float" office:value="5" calcext:value-type="float">
            <text:p>5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rn G</text:p>
          </table:table-cell>
          <table:table-cell office:value-type="float" office:value="5" calcext:value-type="float">
            <text:p>5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5" office:value-type="string" calcext:value-type="string">
            <text:p>Animal Bundle (5 of 6)</text:p>
          </table:table-cell>
          <table:table-cell table:style-name="ce7" office:value-type="string" calcext:value-type="string">
            <text:p>Needed Qty</text:p>
          </table:table-cell>
          <table:table-cell table:style-name="ce7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rge Milk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rge Egg B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rge Egg W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rn G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rge Goat Milk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ool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uck Egg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5" office:value-type="string" calcext:value-type="string">
            <text:p>Artisan Bundle (6 of 12)</text:p>
          </table:table-cell>
          <table:table-cell table:style-name="ce7" office:value-type="string" calcext:value-type="string">
            <text:p>Needed Qty</text:p>
          </table:table-cell>
          <table:table-cell table:style-name="ce7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ruffle Oil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loth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oat Cheese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heese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ney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elly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pple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pricot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range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each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megranate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herry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19" office:value-type="string" calcext:value-type="string">
            <text:p>Fish Tank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table:style-name="ce5" office:value-type="string" calcext:value-type="string">
            <text:p>River Fish Bundle (4 of 4)</text:p>
          </table:table-cell>
          <table:table-cell table:style-name="ce7" office:value-type="string" calcext:value-type="string">
            <text:p>Needed Qty</text:p>
          </table:table-cell>
          <table:table-cell table:style-name="ce7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unfish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tfish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had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iger Trout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5" office:value-type="string" calcext:value-type="string">
            <text:p>Lake Fish Bundle (4 of 4)</text:p>
          </table:table-cell>
          <table:table-cell table:style-name="ce7" office:value-type="string" calcext:value-type="string">
            <text:p>Needed Qty</text:p>
          </table:table-cell>
          <table:table-cell table:style-name="ce7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rgemouth Bass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rp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ullhead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turgeon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5" office:value-type="string" calcext:value-type="string">
            <text:p>Ocean Fish Bundle (4 of 4)</text:p>
          </table:table-cell>
          <table:table-cell table:style-name="ce7" office:value-type="string" calcext:value-type="string">
            <text:p>Needed Qty</text:p>
          </table:table-cell>
          <table:table-cell table:style-name="ce7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ardine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una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d Snapper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ilapia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5" office:value-type="string" calcext:value-type="string">
            <text:p>Night Fishing Bundle (3 of 3)</text:p>
          </table:table-cell>
          <table:table-cell table:style-name="ce7" office:value-type="string" calcext:value-type="string">
            <text:p>Needed Qty</text:p>
          </table:table-cell>
          <table:table-cell table:style-name="ce7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alleye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ream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el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5" office:value-type="string" calcext:value-type="string">
            <text:p>Crab Pot Bundle (5 of 10)</text:p>
          </table:table-cell>
          <table:table-cell table:style-name="ce7" office:value-type="string" calcext:value-type="string">
            <text:p>Needed Qty</text:p>
          </table:table-cell>
          <table:table-cell table:style-name="ce7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obster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rayfish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rab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ckle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ussel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hrimp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nail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eriwinkle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yster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lam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5" office:value-type="string" calcext:value-type="string">
            <text:p>Specialty Fish Bundle (4 of 4)</text:p>
          </table:table-cell>
          <table:table-cell table:style-name="ce7" office:value-type="string" calcext:value-type="string">
            <text:p>Needed Qty</text:p>
          </table:table-cell>
          <table:table-cell table:style-name="ce7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ufferfish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hostfish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andfish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oodskip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19" office:value-type="string" calcext:value-type="string">
            <text:p>Boiler Room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table:style-name="ce5" office:value-type="string" calcext:value-type="string">
            <text:p>Blacksmith’s Bundle (3 of 3)</text:p>
          </table:table-cell>
          <table:table-cell table:style-name="ce7" office:value-type="string" calcext:value-type="string">
            <text:p>Needed Qty</text:p>
          </table:table-cell>
          <table:table-cell table:style-name="ce7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pper Bar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ron Bar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old Bar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5" office:value-type="string" calcext:value-type="string">
            <text:p>Geologist’s Bundle (4 of 4)</text:p>
          </table:table-cell>
          <table:table-cell table:style-name="ce7" office:value-type="string" calcext:value-type="string">
            <text:p>Needed Qty</text:p>
          </table:table-cell>
          <table:table-cell table:style-name="ce7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Quartz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th Crystal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rozen Tear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ire Quartz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5" office:value-type="string" calcext:value-type="string">
            <text:p>Adventurer’s Bundle (2 of 4)</text:p>
          </table:table-cell>
          <table:table-cell table:style-name="ce7" office:value-type="string" calcext:value-type="string">
            <text:p>Needed Qty</text:p>
          </table:table-cell>
          <table:table-cell table:style-name="ce7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lime</text:p>
          </table:table-cell>
          <table:table-cell table:style-name="ce22" office:value-type="float" office:value="99" calcext:value-type="float">
            <text:p>99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at Wing</text:p>
          </table:table-cell>
          <table:table-cell table:style-name="ce22" office:value-type="float" office:value="10" calcext:value-type="float">
            <text:p>1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olar Essence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d Essence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19" office:value-type="string" calcext:value-type="string">
            <text:p>Bulletin Board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table:style-name="ce5" office:value-type="string" calcext:value-type="string">
            <text:p>Chef’s Bundle (6 of 6)</text:p>
          </table:table-cell>
          <table:table-cell table:style-name="ce7" office:value-type="string" calcext:value-type="string">
            <text:p>Needed Qty</text:p>
          </table:table-cell>
          <table:table-cell table:style-name="ce7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ple Syrup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iddlehead Fern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ruffle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ppy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ki Roll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ried Egg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5" office:value-type="string" calcext:value-type="string">
            <text:p>Dye Bundle (6 of 6)</text:p>
          </table:table-cell>
          <table:table-cell table:style-name="ce7" office:value-type="string" calcext:value-type="string">
            <text:p>Needed Qty</text:p>
          </table:table-cell>
          <table:table-cell table:style-name="ce7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d Mushroom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ea Urchin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unflower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uck Feather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quamarine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d Cabbage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5" office:value-type="string" calcext:value-type="string">
            <text:p>Field Research Bundle (4 of 4)</text:p>
          </table:table-cell>
          <table:table-cell table:style-name="ce7" office:value-type="string" calcext:value-type="string">
            <text:p>Needed Qty</text:p>
          </table:table-cell>
          <table:table-cell table:style-name="ce7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urple Mushroom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autilus Shell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hub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rozen Geode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5" office:value-type="string" calcext:value-type="string">
            <text:p>Fodder Bundle (3 of 3)</text:p>
          </table:table-cell>
          <table:table-cell table:style-name="ce7" office:value-type="string" calcext:value-type="string">
            <text:p>Needed Qty</text:p>
          </table:table-cell>
          <table:table-cell table:style-name="ce7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heat</text:p>
          </table:table-cell>
          <table:table-cell table:style-name="ce22" office:value-type="float" office:value="10" calcext:value-type="float">
            <text:p>1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y</text:p>
          </table:table-cell>
          <table:table-cell table:style-name="ce22" office:value-type="float" office:value="10" calcext:value-type="float">
            <text:p>1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pple</text:p>
          </table:table-cell>
          <table:table-cell table:style-name="ce22" office:value-type="float" office:value="3" calcext:value-type="float">
            <text:p>3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5" office:value-type="string" calcext:value-type="string">
            <text:p>Enchanter’s Bundle (4 of 4)</text:p>
          </table:table-cell>
          <table:table-cell table:style-name="ce7" office:value-type="string" calcext:value-type="string">
            <text:p>Needed Qty</text:p>
          </table:table-cell>
          <table:table-cell table:style-name="ce7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ak Resin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ine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abbit’s Foot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megranate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19" office:value-type="string" calcext:value-type="string">
            <text:p>Vault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table:style-name="ce5" office:value-type="string" calcext:value-type="string">
            <text:p>2,500 Bundle (1 of 1)</text:p>
          </table:table-cell>
          <table:table-cell table:style-name="ce7" office:value-type="string" calcext:value-type="string">
            <text:p>Needed Qty</text:p>
          </table:table-cell>
          <table:table-cell table:style-name="ce7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</text:p>
          </table:table-cell>
          <table:table-cell table:style-name="ce22" office:value-type="float" office:value="2500" calcext:value-type="float">
            <text:p>250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5" office:value-type="string" calcext:value-type="string">
            <text:p>5,000 Bundle (1 of 1)</text:p>
          </table:table-cell>
          <table:table-cell table:style-name="ce7" office:value-type="string" calcext:value-type="string">
            <text:p>Needed Qty</text:p>
          </table:table-cell>
          <table:table-cell table:style-name="ce7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</text:p>
          </table:table-cell>
          <table:table-cell table:style-name="ce22" office:value-type="float" office:value="5000" calcext:value-type="float">
            <text:p>500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5" office:value-type="string" calcext:value-type="string">
            <text:p>10,000 Bundle (1 of 1)</text:p>
          </table:table-cell>
          <table:table-cell table:style-name="ce7" office:value-type="string" calcext:value-type="string">
            <text:p>Needed Qty</text:p>
          </table:table-cell>
          <table:table-cell table:style-name="ce7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</text:p>
          </table:table-cell>
          <table:table-cell table:style-name="ce22" office:value-type="float" office:value="10000" calcext:value-type="float">
            <text:p>1000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5" office:value-type="string" calcext:value-type="string">
            <text:p>25,000 Bundle (1 of 1)</text:p>
          </table:table-cell>
          <table:table-cell table:style-name="ce7" office:value-type="string" calcext:value-type="string">
            <text:p>Needed Qty</text:p>
          </table:table-cell>
          <table:table-cell table:style-name="ce7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</text:p>
          </table:table-cell>
          <table:table-cell table:style-name="ce22" office:value-type="float" office:value="25000" calcext:value-type="float">
            <text:p>2500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19" office:value-type="string" calcext:value-type="string">
            <text:p>Abandoned JojaMart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table:style-name="ce5" office:value-type="string" calcext:value-type="string">
            <text:p>The Missing Bundle (5 of 6)</text:p>
          </table:table-cell>
          <table:table-cell table:style-name="ce7" office:value-type="string" calcext:value-type="string">
            <text:p>Needed Qty</text:p>
          </table:table-cell>
          <table:table-cell table:style-name="ce7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ine S+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nosaur Mayonnaise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ismatic Shard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ncient Fruit G+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d Salmon G+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viar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 table:number-rows-repeated="1048364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Items and Professions" table:style-name="ta1">
        <office:forms form:automatic-focus="false" form:apply-design-mode="false"/>
        <table:table-column table:style-name="co8" table:default-cell-style-name="Default"/>
        <table:table-column table:style-name="co9" table:default-cell-style-name="ce9"/>
        <table:table-column table:style-name="co10" table:default-cell-style-name="ce28"/>
        <table:table-column table:style-name="co11" table:default-cell-style-name="ce33"/>
        <table:table-column table:style-name="co11" table:default-cell-style-name="ce36"/>
        <table:table-column table:style-name="co12" table:default-cell-style-name="ce70"/>
        <table:table-column table:style-name="co6" table:default-cell-style-name="Default"/>
        <table:table-column table:style-name="co13" table:number-columns-repeated="2" table:default-cell-style-name="Default"/>
        <table:table-column table:style-name="co14" table:default-cell-style-name="Default"/>
        <table:table-column table:style-name="co13" table:number-columns-repeated="2" table:default-cell-style-name="Default"/>
        <table:table-column table:style-name="co15" table:default-cell-style-name="Default"/>
        <table:table-column table:style-name="co3" table:number-columns-repeated="1011" table:default-cell-style-name="Default"/>
        <table:table-row table:style-name="ro2">
          <table:table-cell table:style-name="ce25" table:content-validation-name="val5"/>
          <table:table-cell table:style-name="ce20"/>
          <table:table-cell table:style-name="ce29"/>
          <table:table-cell table:style-name="ce31"/>
          <table:table-cell table:style-name="ce34"/>
          <table:table-cell table:style-name="ce45"/>
          <table:table-cell/>
          <table:table-cell table:style-name="ce40" office:value-type="string" calcext:value-type="string">
            <text:p>Fishing</text:p>
          </table:table-cell>
          <table:table-cell table:style-name="ce40" office:value-type="string" calcext:value-type="string">
            <text:p>Tiller</text:p>
          </table:table-cell>
          <table:table-cell table:style-name="ce40" office:value-type="string" calcext:value-type="string">
            <text:p>Bear’s Knowledge</text:p>
          </table:table-cell>
          <table:table-cell table:style-name="ce40" office:value-type="string" calcext:value-type="string">
            <text:p>Artisan</text:p>
          </table:table-cell>
          <table:table-cell table:style-name="ce40" office:value-type="string" calcext:value-type="string">
            <text:p>Blacksmith</text:p>
          </table:table-cell>
          <table:table-cell table:style-name="ce40" office:value-type="string" calcext:value-type="string">
            <text:p>Gemologist</text:p>
          </table:table-cell>
          <table:table-cell table:number-columns-repeated="1011"/>
        </table:table-row>
        <table:table-row table:style-name="ro2">
          <table:table-cell table:style-name="ce25" table:content-validation-name="val5"/>
          <table:table-cell table:style-name="ce20"/>
          <table:table-cell table:style-name="ce29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  <table:table-cell table:style-name="ce24"/>
          <table:table-cell table:style-name="ce79" table:content-validation-name="val6" office:value-type="string" calcext:value-type="string">
            <text:p>No Profession</text:p>
          </table:table-cell>
          <table:table-cell table:number-columns-repeated="2" table:style-name="ce79" table:content-validation-name="val7" office:value-type="string" calcext:value-type="string">
            <text:p>Not Obtained</text:p>
          </table:table-cell>
          <table:table-cell table:number-columns-repeated="3" table:style-name="ce79" table:content-validation-name="val8" office:value-type="string" calcext:value-type="string">
            <text:p>Not Obtained</text:p>
          </table:table-cell>
          <table:table-cell table:number-columns-repeated="1011"/>
        </table:table-row>
        <table:table-row table:style-name="ro2">
          <table:table-cell table:style-name="ce25" table:content-validation-name="val5" office:value-type="string" calcext:value-type="string">
            <text:p>Multipliers</text:p>
          </table:table-cell>
          <table:table-cell table:style-name="ce20"/>
          <table:table-cell table:style-name="ce30" office:value-type="float" office:value="1" calcext:value-type="float">
            <text:p>1</text:p>
          </table:table-cell>
          <table:table-cell table:style-name="ce32" office:value-type="float" office:value="1.25" calcext:value-type="float">
            <text:p>1.25</text:p>
          </table:table-cell>
          <table:table-cell table:style-name="ce35" office:value-type="float" office:value="1.5" calcext:value-type="float">
            <text:p>1.5</text:p>
          </table:table-cell>
          <table:table-cell table:style-name="ce69" office:value-type="float" office:value="2" calcext:value-type="float">
            <text:p>2</text:p>
          </table:table-cell>
          <table:table-cell/>
          <table:table-cell table:style-name="ce4" table:formula="of:=IF([.H2] = &quot;No Profession&quot;;1;IF([.H2] = &quot;Fisher&quot;;1.25;1.5))" office:value-type="float" office:value="1" calcext:value-type="float">
            <text:p>1</text:p>
          </table:table-cell>
          <table:table-cell table:style-name="ce4" table:formula="of:=IF([.I2] = &quot;Not Obtained&quot;;1;1.1)" office:value-type="float" office:value="1" calcext:value-type="float">
            <text:p>1</text:p>
          </table:table-cell>
          <table:table-cell table:style-name="ce4" table:formula="of:=IF([.J2] = &quot;Not Obtained&quot;;1;3)" office:value-type="float" office:value="1" calcext:value-type="float">
            <text:p>1</text:p>
          </table:table-cell>
          <table:table-cell table:style-name="ce4" table:formula="of:=IF([.K2] = &quot;Not Obtained&quot;;1;1.4)" office:value-type="float" office:value="1" calcext:value-type="float">
            <text:p>1</text:p>
          </table:table-cell>
          <table:table-cell table:style-name="ce4" table:formula="of:=IF([.L2] = &quot;Not Obtained&quot;;1;1.5)" office:value-type="float" office:value="1" calcext:value-type="float">
            <text:p>1</text:p>
          </table:table-cell>
          <table:table-cell table:style-name="ce4" table:formula="of:=IF([.M2] = &quot;Not Obtained&quot;;1;1.3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table:style-name="ce26" table:content-validation-name="val5" office:value-type="string" calcext:value-type="string">
            <text:p>Foraging</text:p>
          </table:table-cell>
          <table:table-cell table:style-name="ce20" office:value-type="string" calcext:value-type="string">
            <text:p>Base</text:p>
          </table:table-cell>
          <table:table-cell table:style-name="ce29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lackberry</text:p>
          </table:table-cell>
          <table:table-cell office:value-type="float" office:value="20" calcext:value-type="float">
            <text:p>20</text:p>
          </table:table-cell>
          <table:table-cell table:formula="of:=FLOOR(FLOOR([.$B5]*[.C$3])*[.$I$3]*[.$J$3])" office:value-type="float" office:value="20" calcext:value-type="float">
            <text:p>20</text:p>
          </table:table-cell>
          <table:table-cell table:formula="of:=FLOOR(FLOOR([.$B5]*[.D$3])*[.$I$3]*[.$J$3])" office:value-type="float" office:value="25" calcext:value-type="float">
            <text:p>25</text:p>
          </table:table-cell>
          <table:table-cell table:formula="of:=FLOOR(FLOOR([.$B5]*[.E$3])*[.$I$3]*[.$J$3])" office:value-type="float" office:value="30" calcext:value-type="float">
            <text:p>30</text:p>
          </table:table-cell>
          <table:table-cell table:formula="of:=FLOOR(FLOOR([.$B5]*[.F$3])*[.$I$3]*[.$J$3])" office:value-type="float" office:value="40" calcext:value-type="float">
            <text:p>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actus Fruit</text:p>
          </table:table-cell>
          <table:table-cell office:value-type="float" office:value="75" calcext:value-type="float">
            <text:p>75</text:p>
          </table:table-cell>
          <table:table-cell table:formula="of:=FLOOR(FLOOR([.$B6]*[.C$3])*[.$I$3])" office:value-type="float" office:value="75" calcext:value-type="float">
            <text:p>75</text:p>
          </table:table-cell>
          <table:table-cell table:formula="of:=FLOOR(FLOOR([.$B6]*[.D$3])*[.$I$3])" office:value-type="float" office:value="93" calcext:value-type="float">
            <text:p>93</text:p>
          </table:table-cell>
          <table:table-cell table:formula="of:=FLOOR(FLOOR([.$B6]*[.E$3])*[.$I$3])" office:value-type="float" office:value="112" calcext:value-type="float">
            <text:p>112</text:p>
          </table:table-cell>
          <table:table-cell table:formula="of:=FLOOR(FLOOR([.$B6]*[.F$3])*[.$I$3]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ave Carrot</text:p>
          </table:table-cell>
          <table:table-cell office:value-type="float" office:value="25" calcext:value-type="float">
            <text:p>25</text:p>
          </table:table-cell>
          <table:table-cell table:formula="of:=FLOOR(FLOOR([.$B7]*[.C$3])*[.$I$3]*[.$J$3])" office:value-type="float" office:value="25" calcext:value-type="float">
            <text:p>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hanterelle</text:p>
          </table:table-cell>
          <table:table-cell office:value-type="float" office:value="160" calcext:value-type="float">
            <text:p>160</text:p>
          </table:table-cell>
          <table:table-cell table:formula="of:=FLOOR(FLOOR([.$B8]*[.C$3])*[.$I$3])" office:value-type="float" office:value="160" calcext:value-type="float">
            <text:p>160</text:p>
          </table:table-cell>
          <table:table-cell table:formula="of:=FLOOR(FLOOR([.$B8]*[.D$3])*[.$I$3])" office:value-type="float" office:value="200" calcext:value-type="float">
            <text:p>200</text:p>
          </table:table-cell>
          <table:table-cell table:formula="of:=FLOOR(FLOOR([.$B8]*[.E$3])*[.$I$3])" office:value-type="float" office:value="240" calcext:value-type="float">
            <text:p>240</text:p>
          </table:table-cell>
          <table:table-cell table:formula="of:=FLOOR(FLOOR([.$B8]*[.F$3])*[.$I$3])" office:value-type="float" office:value="320" calcext:value-type="float">
            <text:p>3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lam</text:p>
          </table:table-cell>
          <table:table-cell office:value-type="float" office:value="50" calcext:value-type="float">
            <text:p>50</text:p>
          </table:table-cell>
          <table:table-cell table:formula="of:=FLOOR(FLOOR([.$B9]*[.C$3])*[.$I$3])" office:value-type="float" office:value="50" calcext:value-type="float">
            <text:p>50</text:p>
          </table:table-cell>
          <table:table-cell table:formula="of:=FLOOR(FLOOR([.$B9]*[.D$3])*[.$I$3])" office:value-type="float" office:value="62" calcext:value-type="float">
            <text:p>62</text:p>
          </table:table-cell>
          <table:table-cell table:formula="of:=FLOOR(FLOOR([.$B9]*[.E$3])*[.$I$3])" office:value-type="float" office:value="75" calcext:value-type="float">
            <text:p>75</text:p>
          </table:table-cell>
          <table:table-cell table:formula="of:=FLOOR(FLOOR([.$B9]*[.F$3])*[.$I$3]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ckle</text:p>
          </table:table-cell>
          <table:table-cell office:value-type="float" office:value="50" calcext:value-type="float">
            <text:p>50</text:p>
          </table:table-cell>
          <table:table-cell table:formula="of:=FLOOR(FLOOR([.$B10]*[.C$3])*[.$I$3])" office:value-type="float" office:value="50" calcext:value-type="float">
            <text:p>50</text:p>
          </table:table-cell>
          <table:table-cell table:formula="of:=FLOOR(FLOOR([.$B10]*[.D$3])*[.$I$3])" office:value-type="float" office:value="62" calcext:value-type="float">
            <text:p>62</text:p>
          </table:table-cell>
          <table:table-cell table:formula="of:=FLOOR(FLOOR([.$B10]*[.E$3])*[.$I$3])" office:value-type="float" office:value="75" calcext:value-type="float">
            <text:p>75</text:p>
          </table:table-cell>
          <table:table-cell table:formula="of:=FLOOR(FLOOR([.$B10]*[.F$3])*[.$I$3]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conut</text:p>
          </table:table-cell>
          <table:table-cell office:value-type="float" office:value="100" calcext:value-type="float">
            <text:p>100</text:p>
          </table:table-cell>
          <table:table-cell table:formula="of:=FLOOR(FLOOR([.$B11]*[.C$3])*[.$I$3])" office:value-type="float" office:value="100" calcext:value-type="float">
            <text:p>100</text:p>
          </table:table-cell>
          <table:table-cell table:formula="of:=FLOOR(FLOOR([.$B11]*[.D$3])*[.$I$3])" office:value-type="float" office:value="125" calcext:value-type="float">
            <text:p>125</text:p>
          </table:table-cell>
          <table:table-cell table:formula="of:=FLOOR(FLOOR([.$B11]*[.E$3])*[.$I$3])" office:value-type="float" office:value="150" calcext:value-type="float">
            <text:p>150</text:p>
          </table:table-cell>
          <table:table-cell table:formula="of:=FLOOR(FLOOR([.$B11]*[.F$3])*[.$I$3]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mmon Mushroom</text:p>
          </table:table-cell>
          <table:table-cell office:value-type="float" office:value="40" calcext:value-type="float">
            <text:p>40</text:p>
          </table:table-cell>
          <table:table-cell table:formula="of:=FLOOR(FLOOR([.$B12]*[.C$3])*[.$I$3])" office:value-type="float" office:value="40" calcext:value-type="float">
            <text:p>40</text:p>
          </table:table-cell>
          <table:table-cell table:formula="of:=FLOOR(FLOOR([.$B12]*[.D$3])*[.$I$3])" office:value-type="float" office:value="50" calcext:value-type="float">
            <text:p>50</text:p>
          </table:table-cell>
          <table:table-cell table:formula="of:=FLOOR(FLOOR([.$B12]*[.E$3])*[.$I$3])" office:value-type="float" office:value="60" calcext:value-type="float">
            <text:p>60</text:p>
          </table:table-cell>
          <table:table-cell table:formula="of:=FLOOR(FLOOR([.$B12]*[.F$3])*[.$I$3])" office:value-type="float" office:value="80" calcext:value-type="float">
            <text:p>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ral</text:p>
          </table:table-cell>
          <table:table-cell office:value-type="float" office:value="80" calcext:value-type="float">
            <text:p>80</text:p>
          </table:table-cell>
          <table:table-cell table:formula="of:=FLOOR(FLOOR([.$B13]*[.C$3])*[.$I$3])" office:value-type="float" office:value="80" calcext:value-type="float">
            <text:p>80</text:p>
          </table:table-cell>
          <table:table-cell table:formula="of:=FLOOR(FLOOR([.$B13]*[.D$3])*[.$I$3])" office:value-type="float" office:value="100" calcext:value-type="float">
            <text:p>100</text:p>
          </table:table-cell>
          <table:table-cell table:formula="of:=FLOOR(FLOOR([.$B13]*[.E$3])*[.$I$3])" office:value-type="float" office:value="120" calcext:value-type="float">
            <text:p>120</text:p>
          </table:table-cell>
          <table:table-cell table:formula="of:=FLOOR(FLOOR([.$B13]*[.F$3])*[.$I$3])" office:value-type="float" office:value="160" calcext:value-type="float">
            <text:p>1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ocus</text:p>
          </table:table-cell>
          <table:table-cell office:value-type="float" office:value="60" calcext:value-type="float">
            <text:p>60</text:p>
          </table:table-cell>
          <table:table-cell table:formula="of:=FLOOR(FLOOR([.$B14]*[.C$3])*[.$I$3])" office:value-type="float" office:value="60" calcext:value-type="float">
            <text:p>60</text:p>
          </table:table-cell>
          <table:table-cell table:formula="of:=FLOOR(FLOOR([.$B14]*[.D$3])*[.$I$3])" office:value-type="float" office:value="75" calcext:value-type="float">
            <text:p>75</text:p>
          </table:table-cell>
          <table:table-cell table:formula="of:=FLOOR(FLOOR([.$B14]*[.E$3])*[.$I$3])" office:value-type="float" office:value="90" calcext:value-type="float">
            <text:p>90</text:p>
          </table:table-cell>
          <table:table-cell table:formula="of:=FLOOR(FLOOR([.$B14]*[.F$3])*[.$I$3])" office:value-type="float" office:value="120" calcext:value-type="float">
            <text:p>1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ystal Fruit</text:p>
          </table:table-cell>
          <table:table-cell office:value-type="float" office:value="150" calcext:value-type="float">
            <text:p>150</text:p>
          </table:table-cell>
          <table:table-cell table:formula="of:=FLOOR(FLOOR([.$B15]*[.C$3])*[.$I$3])" office:value-type="float" office:value="150" calcext:value-type="float">
            <text:p>150</text:p>
          </table:table-cell>
          <table:table-cell table:formula="of:=FLOOR(FLOOR([.$B15]*[.D$3])*[.$I$3])" office:value-type="float" office:value="187" calcext:value-type="float">
            <text:p>187</text:p>
          </table:table-cell>
          <table:table-cell table:formula="of:=FLOOR(FLOOR([.$B15]*[.E$3])*[.$I$3])" office:value-type="float" office:value="225" calcext:value-type="float">
            <text:p>225</text:p>
          </table:table-cell>
          <table:table-cell table:formula="of:=FLOOR(FLOOR([.$B15]*[.F$3])*[.$I$3])" office:value-type="float" office:value="300" calcext:value-type="float">
            <text:p>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affodil</text:p>
          </table:table-cell>
          <table:table-cell office:value-type="float" office:value="30" calcext:value-type="float">
            <text:p>30</text:p>
          </table:table-cell>
          <table:table-cell table:formula="of:=FLOOR(FLOOR([.$B16]*[.C$3])*[.$I$3])" office:value-type="float" office:value="30" calcext:value-type="float">
            <text:p>30</text:p>
          </table:table-cell>
          <table:table-cell table:formula="of:=FLOOR(FLOOR([.$B16]*[.D$3])*[.$I$3])" office:value-type="float" office:value="37" calcext:value-type="float">
            <text:p>37</text:p>
          </table:table-cell>
          <table:table-cell table:formula="of:=FLOOR(FLOOR([.$B16]*[.E$3])*[.$I$3])" office:value-type="float" office:value="45" calcext:value-type="float">
            <text:p>45</text:p>
          </table:table-cell>
          <table:table-cell table:formula="of:=FLOOR(FLOOR([.$B16]*[.F$3])*[.$I$3])" office:value-type="float" office:value="60" calcext:value-type="float">
            <text:p>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andelion</text:p>
          </table:table-cell>
          <table:table-cell office:value-type="float" office:value="40" calcext:value-type="float">
            <text:p>40</text:p>
          </table:table-cell>
          <table:table-cell table:formula="of:=FLOOR(FLOOR([.$B17]*[.C$3])*[.$I$3])" office:value-type="float" office:value="40" calcext:value-type="float">
            <text:p>40</text:p>
          </table:table-cell>
          <table:table-cell table:formula="of:=FLOOR(FLOOR([.$B17]*[.D$3])*[.$I$3])" office:value-type="float" office:value="50" calcext:value-type="float">
            <text:p>50</text:p>
          </table:table-cell>
          <table:table-cell table:formula="of:=FLOOR(FLOOR([.$B17]*[.E$3])*[.$I$3])" office:value-type="float" office:value="60" calcext:value-type="float">
            <text:p>60</text:p>
          </table:table-cell>
          <table:table-cell table:formula="of:=FLOOR(FLOOR([.$B17]*[.F$3])*[.$I$3])" office:value-type="float" office:value="80" calcext:value-type="float">
            <text:p>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iddlehead Fern</text:p>
          </table:table-cell>
          <table:table-cell office:value-type="float" office:value="90" calcext:value-type="float">
            <text:p>90</text:p>
          </table:table-cell>
          <table:table-cell table:formula="of:=FLOOR(FLOOR([.$B18]*[.C$3])*[.$I$3])" office:value-type="float" office:value="90" calcext:value-type="float">
            <text:p>90</text:p>
          </table:table-cell>
          <table:table-cell table:formula="of:=FLOOR(FLOOR([.$B18]*[.D$3])*[.$I$3])" office:value-type="float" office:value="112" calcext:value-type="float">
            <text:p>112</text:p>
          </table:table-cell>
          <table:table-cell table:formula="of:=FLOOR(FLOOR([.$B18]*[.E$3])*[.$I$3])" office:value-type="float" office:value="135" calcext:value-type="float">
            <text:p>135</text:p>
          </table:table-cell>
          <table:table-cell table:formula="of:=FLOOR(FLOOR([.$B18]*[.F$3])*[.$I$3])" office:value-type="float" office:value="180" calcext:value-type="float">
            <text:p>1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inger</text:p>
          </table:table-cell>
          <table:table-cell office:value-type="float" office:value="60" calcext:value-type="float">
            <text:p>60</text:p>
          </table:table-cell>
          <table:table-cell table:formula="of:=FLOOR(FLOOR([.$B19]*[.C$3])*[.$I$3]*[.$J$3])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rape</text:p>
          </table:table-cell>
          <table:table-cell office:value-type="float" office:value="80" calcext:value-type="float">
            <text:p>80</text:p>
          </table:table-cell>
          <table:table-cell table:formula="of:=FLOOR(FLOOR([.$B20]*[.C$3])*[.$I$3])" office:value-type="float" office:value="80" calcext:value-type="float">
            <text:p>80</text:p>
          </table:table-cell>
          <table:table-cell table:formula="of:=FLOOR(FLOOR([.$B20]*[.D$3])*[.$I$3])" office:value-type="float" office:value="100" calcext:value-type="float">
            <text:p>100</text:p>
          </table:table-cell>
          <table:table-cell table:formula="of:=FLOOR(FLOOR([.$B20]*[.E$3])*[.$I$3])" office:value-type="float" office:value="120" calcext:value-type="float">
            <text:p>120</text:p>
          </table:table-cell>
          <table:table-cell table:formula="of:=FLOOR(FLOOR([.$B20]*[.F$3])*[.$I$3])" office:value-type="float" office:value="160" calcext:value-type="float">
            <text:p>1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azelnut</text:p>
          </table:table-cell>
          <table:table-cell office:value-type="float" office:value="90" calcext:value-type="float">
            <text:p>90</text:p>
          </table:table-cell>
          <table:table-cell table:formula="of:=FLOOR(FLOOR([.$B21]*[.C$3])*[.$I$3])" office:value-type="float" office:value="90" calcext:value-type="float">
            <text:p>90</text:p>
          </table:table-cell>
          <table:table-cell table:formula="of:=FLOOR(FLOOR([.$B21]*[.D$3])*[.$I$3])" office:value-type="float" office:value="112" calcext:value-type="float">
            <text:p>112</text:p>
          </table:table-cell>
          <table:table-cell table:formula="of:=FLOOR(FLOOR([.$B21]*[.E$3])*[.$I$3])" office:value-type="float" office:value="135" calcext:value-type="float">
            <text:p>135</text:p>
          </table:table-cell>
          <table:table-cell table:formula="of:=FLOOR(FLOOR([.$B21]*[.F$3])*[.$I$3])" office:value-type="float" office:value="180" calcext:value-type="float">
            <text:p>1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olly</text:p>
          </table:table-cell>
          <table:table-cell office:value-type="float" office:value="80" calcext:value-type="float">
            <text:p>80</text:p>
          </table:table-cell>
          <table:table-cell table:formula="of:=FLOOR(FLOOR([.$B22]*[.C$3])*[.$I$3])" office:value-type="float" office:value="80" calcext:value-type="float">
            <text:p>80</text:p>
          </table:table-cell>
          <table:table-cell table:formula="of:=FLOOR(FLOOR([.$B22]*[.D$3])*[.$I$3])" office:value-type="float" office:value="100" calcext:value-type="float">
            <text:p>100</text:p>
          </table:table-cell>
          <table:table-cell table:formula="of:=FLOOR(FLOOR([.$B22]*[.E$3])*[.$I$3])" office:value-type="float" office:value="120" calcext:value-type="float">
            <text:p>120</text:p>
          </table:table-cell>
          <table:table-cell table:formula="of:=FLOOR(FLOOR([.$B22]*[.F$3])*[.$I$3])" office:value-type="float" office:value="160" calcext:value-type="float">
            <text:p>1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eek</text:p>
          </table:table-cell>
          <table:table-cell office:value-type="float" office:value="60" calcext:value-type="float">
            <text:p>60</text:p>
          </table:table-cell>
          <table:table-cell table:formula="of:=FLOOR(FLOOR([.$B23]*[.C$3])*[.$I$3])" office:value-type="float" office:value="60" calcext:value-type="float">
            <text:p>60</text:p>
          </table:table-cell>
          <table:table-cell table:formula="of:=FLOOR(FLOOR([.$B23]*[.D$3])*[.$I$3])" office:value-type="float" office:value="75" calcext:value-type="float">
            <text:p>75</text:p>
          </table:table-cell>
          <table:table-cell table:formula="of:=FLOOR(FLOOR([.$B23]*[.E$3])*[.$I$3])" office:value-type="float" office:value="90" calcext:value-type="float">
            <text:p>90</text:p>
          </table:table-cell>
          <table:table-cell table:formula="of:=FLOOR(FLOOR([.$B23]*[.F$3])*[.$I$3])" office:value-type="float" office:value="120" calcext:value-type="float">
            <text:p>1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agma Cap</text:p>
          </table:table-cell>
          <table:table-cell office:value-type="float" office:value="400" calcext:value-type="float">
            <text:p>400</text:p>
          </table:table-cell>
          <table:table-cell table:formula="of:=FLOOR(FLOOR([.$B24]*[.C$3])*[.$I$3])" office:value-type="float" office:value="400" calcext:value-type="float">
            <text:p>400</text:p>
          </table:table-cell>
          <table:table-cell table:formula="of:=FLOOR(FLOOR([.$B24]*[.D$3])*[.$I$3])" office:value-type="float" office:value="500" calcext:value-type="float">
            <text:p>500</text:p>
          </table:table-cell>
          <table:table-cell table:formula="of:=FLOOR(FLOOR([.$B24]*[.E$3])*[.$I$3])" office:value-type="float" office:value="600" calcext:value-type="float">
            <text:p>600</text:p>
          </table:table-cell>
          <table:table-cell table:formula="of:=FLOOR(FLOOR([.$B24]*[.F$3])*[.$I$3])" office:value-type="float" office:value="800" calcext:value-type="float">
            <text:p>8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orel</text:p>
          </table:table-cell>
          <table:table-cell office:value-type="float" office:value="150" calcext:value-type="float">
            <text:p>150</text:p>
          </table:table-cell>
          <table:table-cell table:formula="of:=FLOOR(FLOOR([.$B25]*[.C$3])*[.$I$3])" office:value-type="float" office:value="150" calcext:value-type="float">
            <text:p>150</text:p>
          </table:table-cell>
          <table:table-cell table:formula="of:=FLOOR(FLOOR([.$B25]*[.D$3])*[.$I$3])" office:value-type="float" office:value="187" calcext:value-type="float">
            <text:p>187</text:p>
          </table:table-cell>
          <table:table-cell table:formula="of:=FLOOR(FLOOR([.$B25]*[.E$3])*[.$I$3])" office:value-type="float" office:value="225" calcext:value-type="float">
            <text:p>225</text:p>
          </table:table-cell>
          <table:table-cell table:formula="of:=FLOOR(FLOOR([.$B25]*[.F$3])*[.$I$3])" office:value-type="float" office:value="300" calcext:value-type="float">
            <text:p>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ussel</text:p>
          </table:table-cell>
          <table:table-cell office:value-type="float" office:value="30" calcext:value-type="float">
            <text:p>30</text:p>
          </table:table-cell>
          <table:table-cell table:formula="of:=FLOOR(FLOOR([.$B26]*[.C$3])*[.$I$3])" office:value-type="float" office:value="30" calcext:value-type="float">
            <text:p>30</text:p>
          </table:table-cell>
          <table:table-cell table:formula="of:=FLOOR(FLOOR([.$B26]*[.D$3])*[.$I$3])" office:value-type="float" office:value="37" calcext:value-type="float">
            <text:p>37</text:p>
          </table:table-cell>
          <table:table-cell table:formula="of:=FLOOR(FLOOR([.$B26]*[.E$3])*[.$I$3])" office:value-type="float" office:value="45" calcext:value-type="float">
            <text:p>45</text:p>
          </table:table-cell>
          <table:table-cell table:formula="of:=FLOOR(FLOOR([.$B26]*[.F$3])*[.$I$3])" office:value-type="float" office:value="60" calcext:value-type="float">
            <text:p>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Nautilus Shell</text:p>
          </table:table-cell>
          <table:table-cell office:value-type="float" office:value="120" calcext:value-type="float">
            <text:p>120</text:p>
          </table:table-cell>
          <table:table-cell table:formula="of:=FLOOR(FLOOR([.$B27]*[.C$3])*[.$I$3])" office:value-type="float" office:value="120" calcext:value-type="float">
            <text:p>120</text:p>
          </table:table-cell>
          <table:table-cell table:formula="of:=FLOOR(FLOOR([.$B27]*[.D$3])*[.$I$3])" office:value-type="float" office:value="150" calcext:value-type="float">
            <text:p>150</text:p>
          </table:table-cell>
          <table:table-cell table:formula="of:=FLOOR(FLOOR([.$B27]*[.E$3])*[.$I$3])" office:value-type="float" office:value="180" calcext:value-type="float">
            <text:p>180</text:p>
          </table:table-cell>
          <table:table-cell table:formula="of:=FLOOR(FLOOR([.$B27]*[.F$3])*[.$I$3])" office:value-type="float" office:value="240" calcext:value-type="float">
            <text:p>2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Oyster</text:p>
          </table:table-cell>
          <table:table-cell office:value-type="float" office:value="40" calcext:value-type="float">
            <text:p>40</text:p>
          </table:table-cell>
          <table:table-cell table:formula="of:=FLOOR(FLOOR([.$B28]*[.C$3])*[.$I$3])" office:value-type="float" office:value="40" calcext:value-type="float">
            <text:p>40</text:p>
          </table:table-cell>
          <table:table-cell table:formula="of:=FLOOR(FLOOR([.$B28]*[.D$3])*[.$I$3])" office:value-type="float" office:value="50" calcext:value-type="float">
            <text:p>50</text:p>
          </table:table-cell>
          <table:table-cell table:formula="of:=FLOOR(FLOOR([.$B28]*[.E$3])*[.$I$3])" office:value-type="float" office:value="60" calcext:value-type="float">
            <text:p>60</text:p>
          </table:table-cell>
          <table:table-cell table:formula="of:=FLOOR(FLOOR([.$B28]*[.F$3])*[.$I$3])" office:value-type="float" office:value="80" calcext:value-type="float">
            <text:p>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urple Mushroom</text:p>
          </table:table-cell>
          <table:table-cell office:value-type="float" office:value="250" calcext:value-type="float">
            <text:p>250</text:p>
          </table:table-cell>
          <table:table-cell table:formula="of:=FLOOR(FLOOR([.$B29]*[.C$3])*[.$I$3])" office:value-type="float" office:value="250" calcext:value-type="float">
            <text:p>250</text:p>
          </table:table-cell>
          <table:table-cell table:formula="of:=FLOOR(FLOOR([.$B29]*[.D$3])*[.$I$3])" office:value-type="float" office:value="312" calcext:value-type="float">
            <text:p>312</text:p>
          </table:table-cell>
          <table:table-cell table:formula="of:=FLOOR(FLOOR([.$B29]*[.E$3])*[.$I$3])" office:value-type="float" office:value="375" calcext:value-type="float">
            <text:p>375</text:p>
          </table:table-cell>
          <table:table-cell table:formula="of:=FLOOR(FLOOR([.$B29]*[.F$3])*[.$I$3])" office:value-type="float" office:value="500" calcext:value-type="float">
            <text:p>5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ainbow Shell</text:p>
          </table:table-cell>
          <table:table-cell office:value-type="float" office:value="300" calcext:value-type="float">
            <text:p>300</text:p>
          </table:table-cell>
          <table:table-cell table:formula="of:=FLOOR(FLOOR([.$B30]*[.C$3])*[.$I$3])" office:value-type="float" office:value="300" calcext:value-type="float">
            <text:p>300</text:p>
          </table:table-cell>
          <table:table-cell table:formula="of:=FLOOR(FLOOR([.$B30]*[.D$3])*[.$I$3])" office:value-type="float" office:value="375" calcext:value-type="float">
            <text:p>375</text:p>
          </table:table-cell>
          <table:table-cell table:formula="of:=FLOOR(FLOOR([.$B30]*[.E$3])*[.$I$3])" office:value-type="float" office:value="450" calcext:value-type="float">
            <text:p>450</text:p>
          </table:table-cell>
          <table:table-cell table:formula="of:=FLOOR(FLOOR([.$B30]*[.F$3])*[.$I$3])" office:value-type="float" office:value="600" calcext:value-type="float">
            <text:p>6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ed Mushroom</text:p>
          </table:table-cell>
          <table:table-cell office:value-type="float" office:value="75" calcext:value-type="float">
            <text:p>75</text:p>
          </table:table-cell>
          <table:table-cell table:formula="of:=FLOOR(FLOOR([.$B31]*[.C$3])*[.$I$3])" office:value-type="float" office:value="75" calcext:value-type="float">
            <text:p>75</text:p>
          </table:table-cell>
          <table:table-cell table:formula="of:=FLOOR(FLOOR([.$B31]*[.D$3])*[.$I$3])" office:value-type="float" office:value="93" calcext:value-type="float">
            <text:p>93</text:p>
          </table:table-cell>
          <table:table-cell table:formula="of:=FLOOR(FLOOR([.$B31]*[.E$3])*[.$I$3])" office:value-type="float" office:value="112" calcext:value-type="float">
            <text:p>112</text:p>
          </table:table-cell>
          <table:table-cell table:formula="of:=FLOOR(FLOOR([.$B31]*[.F$3])*[.$I$3]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almonberry</text:p>
          </table:table-cell>
          <table:table-cell office:value-type="float" office:value="5" calcext:value-type="float">
            <text:p>5</text:p>
          </table:table-cell>
          <table:table-cell table:formula="of:=FLOOR(FLOOR([.$B32]*[.C$3])*[.$I$3]*[.$J$3])" office:value-type="float" office:value="5" calcext:value-type="float">
            <text:p>5</text:p>
          </table:table-cell>
          <table:table-cell table:formula="of:=FLOOR(FLOOR([.$B32]*[.D$3])*[.$I$3]*[.$J$3])" office:value-type="float" office:value="6" calcext:value-type="float">
            <text:p>6</text:p>
          </table:table-cell>
          <table:table-cell table:formula="of:=FLOOR(FLOOR([.$B32]*[.E$3])*[.$I$3]*[.$J$3])" office:value-type="float" office:value="7" calcext:value-type="float">
            <text:p>7</text:p>
          </table:table-cell>
          <table:table-cell table:formula="of:=FLOOR(FLOOR([.$B32]*[.F$3])*[.$I$3]*[.$J$3])" office:value-type="float" office:value="10" calcext:value-type="float">
            <text:p>1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ap</text:p>
          </table:table-cell>
          <table:table-cell office:value-type="float" office:value="2" calcext:value-type="float">
            <text:p>2</text:p>
          </table:table-cell>
          <table:table-cell table:formula="of:=FLOOR(FLOOR([.$B33]*[.C$3])*[.$I$3]*[.$J$3])"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ea Urchin</text:p>
          </table:table-cell>
          <table:table-cell office:value-type="float" office:value="160" calcext:value-type="float">
            <text:p>160</text:p>
          </table:table-cell>
          <table:table-cell table:formula="of:=FLOOR(FLOOR([.$B34]*[.C$3])*[.$I$3])" office:value-type="float" office:value="160" calcext:value-type="float">
            <text:p>160</text:p>
          </table:table-cell>
          <table:table-cell table:formula="of:=FLOOR(FLOOR([.$B34]*[.D$3])*[.$I$3])" office:value-type="float" office:value="200" calcext:value-type="float">
            <text:p>200</text:p>
          </table:table-cell>
          <table:table-cell table:formula="of:=FLOOR(FLOOR([.$B34]*[.E$3])*[.$I$3])" office:value-type="float" office:value="240" calcext:value-type="float">
            <text:p>240</text:p>
          </table:table-cell>
          <table:table-cell table:formula="of:=FLOOR(FLOOR([.$B34]*[.F$3])*[.$I$3])" office:value-type="float" office:value="320" calcext:value-type="float">
            <text:p>3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eaweed</text:p>
          </table:table-cell>
          <table:table-cell office:value-type="float" office:value="20" calcext:value-type="float">
            <text:p>20</text:p>
          </table:table-cell>
          <table:table-cell table:formula="of:=FLOOR(FLOOR([.$B35]*[.C$3])*[.$I$3])" office:value-type="float" office:value="20" calcext:value-type="float">
            <text:p>20</text:p>
          </table:table-cell>
          <table:table-cell table:formula="of:=FLOOR(FLOOR([.$B35]*[.D$3])*[.$I$3])" office:value-type="float" office:value="25" calcext:value-type="float">
            <text:p>25</text:p>
          </table:table-cell>
          <table:table-cell table:formula="of:=FLOOR(FLOOR([.$B35]*[.E$3])*[.$I$3])" office:value-type="float" office:value="30" calcext:value-type="float">
            <text:p>30</text:p>
          </table:table-cell>
          <table:table-cell table:formula="of:=FLOOR(FLOOR([.$B35]*[.F$3])*[.$I$3])" office:value-type="float" office:value="40" calcext:value-type="float">
            <text:p>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now Yam</text:p>
          </table:table-cell>
          <table:table-cell office:value-type="float" office:value="100" calcext:value-type="float">
            <text:p>100</text:p>
          </table:table-cell>
          <table:table-cell table:formula="of:=FLOOR(FLOOR([.$B36]*[.C$3])*[.$I$3])" office:value-type="float" office:value="100" calcext:value-type="float">
            <text:p>100</text:p>
          </table:table-cell>
          <table:table-cell table:formula="of:=FLOOR(FLOOR([.$B36]*[.D$3])*[.$I$3])" office:value-type="float" office:value="125" calcext:value-type="float">
            <text:p>125</text:p>
          </table:table-cell>
          <table:table-cell table:formula="of:=FLOOR(FLOOR([.$B36]*[.E$3])*[.$I$3])" office:value-type="float" office:value="150" calcext:value-type="float">
            <text:p>150</text:p>
          </table:table-cell>
          <table:table-cell table:formula="of:=FLOOR(FLOOR([.$B36]*[.F$3])*[.$I$3]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pice Berry</text:p>
          </table:table-cell>
          <table:table-cell office:value-type="float" office:value="80" calcext:value-type="float">
            <text:p>80</text:p>
          </table:table-cell>
          <table:table-cell table:formula="of:=FLOOR(FLOOR([.$B37]*[.C$3])*[.$I$3])" office:value-type="float" office:value="80" calcext:value-type="float">
            <text:p>80</text:p>
          </table:table-cell>
          <table:table-cell table:formula="of:=FLOOR(FLOOR([.$B37]*[.D$3])*[.$I$3])" office:value-type="float" office:value="100" calcext:value-type="float">
            <text:p>100</text:p>
          </table:table-cell>
          <table:table-cell table:formula="of:=FLOOR(FLOOR([.$B37]*[.E$3])*[.$I$3])" office:value-type="float" office:value="120" calcext:value-type="float">
            <text:p>120</text:p>
          </table:table-cell>
          <table:table-cell table:formula="of:=FLOOR(FLOOR([.$B37]*[.F$3])*[.$I$3])" office:value-type="float" office:value="160" calcext:value-type="float">
            <text:p>1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pring Onion</text:p>
          </table:table-cell>
          <table:table-cell office:value-type="float" office:value="8" calcext:value-type="float">
            <text:p>8</text:p>
          </table:table-cell>
          <table:table-cell table:formula="of:=FLOOR(FLOOR([.$B38]*[.C$3])*[.$I$3])" office:value-type="float" office:value="8" calcext:value-type="float">
            <text:p>8</text:p>
          </table:table-cell>
          <table:table-cell table:formula="of:=FLOOR(FLOOR([.$B38]*[.D$3])*[.$I$3])" office:value-type="float" office:value="10" calcext:value-type="float">
            <text:p>10</text:p>
          </table:table-cell>
          <table:table-cell table:formula="of:=FLOOR(FLOOR([.$B38]*[.E$3])*[.$I$3])" office:value-type="float" office:value="12" calcext:value-type="float">
            <text:p>12</text:p>
          </table:table-cell>
          <table:table-cell table:formula="of:=FLOOR(FLOOR([.$B38]*[.F$3])*[.$I$3])" office:value-type="float" office:value="16" calcext:value-type="float">
            <text:p>1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weet Pea</text:p>
          </table:table-cell>
          <table:table-cell office:value-type="float" office:value="50" calcext:value-type="float">
            <text:p>50</text:p>
          </table:table-cell>
          <table:table-cell table:formula="of:=FLOOR(FLOOR([.$B39]*[.C$3])*[.$I$3])" office:value-type="float" office:value="50" calcext:value-type="float">
            <text:p>50</text:p>
          </table:table-cell>
          <table:table-cell table:formula="of:=FLOOR(FLOOR([.$B39]*[.D$3])*[.$I$3])" office:value-type="float" office:value="62" calcext:value-type="float">
            <text:p>62</text:p>
          </table:table-cell>
          <table:table-cell table:formula="of:=FLOOR(FLOOR([.$B39]*[.E$3])*[.$I$3])" office:value-type="float" office:value="75" calcext:value-type="float">
            <text:p>75</text:p>
          </table:table-cell>
          <table:table-cell table:formula="of:=FLOOR(FLOOR([.$B39]*[.F$3])*[.$I$3]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ld Horseradish</text:p>
          </table:table-cell>
          <table:table-cell office:value-type="float" office:value="50" calcext:value-type="float">
            <text:p>50</text:p>
          </table:table-cell>
          <table:table-cell table:formula="of:=FLOOR(FLOOR([.$B40]*[.C$3])*[.$I$3])" office:value-type="float" office:value="50" calcext:value-type="float">
            <text:p>50</text:p>
          </table:table-cell>
          <table:table-cell table:formula="of:=FLOOR(FLOOR([.$B40]*[.D$3])*[.$I$3])" office:value-type="float" office:value="62" calcext:value-type="float">
            <text:p>62</text:p>
          </table:table-cell>
          <table:table-cell table:formula="of:=FLOOR(FLOOR([.$B40]*[.E$3])*[.$I$3])" office:value-type="float" office:value="75" calcext:value-type="float">
            <text:p>75</text:p>
          </table:table-cell>
          <table:table-cell table:formula="of:=FLOOR(FLOOR([.$B40]*[.F$3])*[.$I$3]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ld Plum</text:p>
          </table:table-cell>
          <table:table-cell office:value-type="float" office:value="80" calcext:value-type="float">
            <text:p>80</text:p>
          </table:table-cell>
          <table:table-cell table:formula="of:=FLOOR(FLOOR([.$B41]*[.C$3])*[.$I$3])" office:value-type="float" office:value="80" calcext:value-type="float">
            <text:p>80</text:p>
          </table:table-cell>
          <table:table-cell table:formula="of:=FLOOR(FLOOR([.$B41]*[.D$3])*[.$I$3])" office:value-type="float" office:value="100" calcext:value-type="float">
            <text:p>100</text:p>
          </table:table-cell>
          <table:table-cell table:formula="of:=FLOOR(FLOOR([.$B41]*[.E$3])*[.$I$3])" office:value-type="float" office:value="120" calcext:value-type="float">
            <text:p>120</text:p>
          </table:table-cell>
          <table:table-cell table:formula="of:=FLOOR(FLOOR([.$B41]*[.F$3])*[.$I$3])" office:value-type="float" office:value="160" calcext:value-type="float">
            <text:p>1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ter Root</text:p>
          </table:table-cell>
          <table:table-cell office:value-type="float" office:value="70" calcext:value-type="float">
            <text:p>70</text:p>
          </table:table-cell>
          <table:table-cell table:formula="of:=FLOOR(FLOOR([.$B42]*[.C$3])*[.$I$3])" office:value-type="float" office:value="70" calcext:value-type="float">
            <text:p>70</text:p>
          </table:table-cell>
          <table:table-cell table:formula="of:=FLOOR(FLOOR([.$B42]*[.D$3])*[.$I$3])" office:value-type="float" office:value="87" calcext:value-type="float">
            <text:p>87</text:p>
          </table:table-cell>
          <table:table-cell table:formula="of:=FLOOR(FLOOR([.$B42]*[.E$3])*[.$I$3])" office:value-type="float" office:value="105" calcext:value-type="float">
            <text:p>105</text:p>
          </table:table-cell>
          <table:table-cell table:formula="of:=FLOOR(FLOOR([.$B42]*[.F$3])*[.$I$3])" office:value-type="float" office:value="140" calcext:value-type="float">
            <text:p>140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ce29"/>
          <table:table-cell table:number-columns-repeated="1021"/>
        </table:table-row>
        <table:table-row table:style-name="ro2">
          <table:table-cell table:style-name="ce26" table:content-validation-name="val5" office:value-type="string" calcext:value-type="string">
            <text:p>Crops</text:p>
          </table:table-cell>
          <table:table-cell table:style-name="ce20" office:value-type="string" calcext:value-type="string">
            <text:p>Base</text:p>
          </table:table-cell>
          <table:table-cell table:style-name="ce29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maranth</text:p>
          </table:table-cell>
          <table:table-cell office:value-type="float" office:value="150" calcext:value-type="float">
            <text:p>150</text:p>
          </table:table-cell>
          <table:table-cell table:formula="of:=FLOOR(FLOOR([.$B45]*[.C$3])*[.$I$3])" office:value-type="float" office:value="150" calcext:value-type="float">
            <text:p>150</text:p>
          </table:table-cell>
          <table:table-cell table:formula="of:=FLOOR(FLOOR([.$B45]*[.D$3])*[.$I$3])" office:value-type="float" office:value="187" calcext:value-type="float">
            <text:p>187</text:p>
          </table:table-cell>
          <table:table-cell table:formula="of:=FLOOR(FLOOR([.$B45]*[.E$3])*[.$I$3])" office:value-type="float" office:value="225" calcext:value-type="float">
            <text:p>225</text:p>
          </table:table-cell>
          <table:table-cell table:formula="of:=FLOOR(FLOOR([.$B45]*[.F$3])*[.$I$3])" office:value-type="float" office:value="300" calcext:value-type="float">
            <text:p>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ncient Fruit</text:p>
          </table:table-cell>
          <table:table-cell office:value-type="float" office:value="550" calcext:value-type="float">
            <text:p>550</text:p>
          </table:table-cell>
          <table:table-cell table:formula="of:=FLOOR(FLOOR([.$B46]*[.C$3])*[.$I$3])" office:value-type="float" office:value="550" calcext:value-type="float">
            <text:p>550</text:p>
          </table:table-cell>
          <table:table-cell table:formula="of:=FLOOR(FLOOR([.$B46]*[.D$3])*[.$I$3])" office:value-type="float" office:value="687" calcext:value-type="float">
            <text:p>687</text:p>
          </table:table-cell>
          <table:table-cell table:formula="of:=FLOOR(FLOOR([.$B46]*[.E$3])*[.$I$3])" office:value-type="float" office:value="825" calcext:value-type="float">
            <text:p>825</text:p>
          </table:table-cell>
          <table:table-cell table:formula="of:=FLOOR(FLOOR([.$B46]*[.F$3])*[.$I$3])" office:value-type="float" office:value="1100" calcext:value-type="float">
            <text:p>1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rtichoke</text:p>
          </table:table-cell>
          <table:table-cell office:value-type="float" office:value="160" calcext:value-type="float">
            <text:p>160</text:p>
          </table:table-cell>
          <table:table-cell table:formula="of:=FLOOR(FLOOR([.$B47]*[.C$3])*[.$I$3])" office:value-type="float" office:value="160" calcext:value-type="float">
            <text:p>160</text:p>
          </table:table-cell>
          <table:table-cell table:formula="of:=FLOOR(FLOOR([.$B47]*[.D$3])*[.$I$3])" office:value-type="float" office:value="200" calcext:value-type="float">
            <text:p>200</text:p>
          </table:table-cell>
          <table:table-cell table:formula="of:=FLOOR(FLOOR([.$B47]*[.E$3])*[.$I$3])" office:value-type="float" office:value="240" calcext:value-type="float">
            <text:p>240</text:p>
          </table:table-cell>
          <table:table-cell table:formula="of:=FLOOR(FLOOR([.$B47]*[.F$3])*[.$I$3])" office:value-type="float" office:value="320" calcext:value-type="float">
            <text:p>3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eet</text:p>
          </table:table-cell>
          <table:table-cell office:value-type="float" office:value="100" calcext:value-type="float">
            <text:p>100</text:p>
          </table:table-cell>
          <table:table-cell table:formula="of:=FLOOR(FLOOR([.$B48]*[.C$3])*[.$I$3])" office:value-type="float" office:value="100" calcext:value-type="float">
            <text:p>100</text:p>
          </table:table-cell>
          <table:table-cell table:formula="of:=FLOOR(FLOOR([.$B48]*[.D$3])*[.$I$3])" office:value-type="float" office:value="125" calcext:value-type="float">
            <text:p>125</text:p>
          </table:table-cell>
          <table:table-cell table:formula="of:=FLOOR(FLOOR([.$B48]*[.E$3])*[.$I$3])" office:value-type="float" office:value="150" calcext:value-type="float">
            <text:p>150</text:p>
          </table:table-cell>
          <table:table-cell table:formula="of:=FLOOR(FLOOR([.$B48]*[.F$3])*[.$I$3]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lue Jazz</text:p>
          </table:table-cell>
          <table:table-cell office:value-type="float" office:value="50" calcext:value-type="float">
            <text:p>50</text:p>
          </table:table-cell>
          <table:table-cell table:formula="of:=FLOOR(FLOOR([.$B49]*[.C$3])*[.$I$3])" office:value-type="float" office:value="50" calcext:value-type="float">
            <text:p>50</text:p>
          </table:table-cell>
          <table:table-cell table:formula="of:=FLOOR(FLOOR([.$B49]*[.D$3])*[.$I$3])" office:value-type="float" office:value="62" calcext:value-type="float">
            <text:p>62</text:p>
          </table:table-cell>
          <table:table-cell table:formula="of:=FLOOR(FLOOR([.$B49]*[.E$3])*[.$I$3])" office:value-type="float" office:value="75" calcext:value-type="float">
            <text:p>75</text:p>
          </table:table-cell>
          <table:table-cell table:formula="of:=FLOOR(FLOOR([.$B49]*[.F$3])*[.$I$3]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lueberry</text:p>
          </table:table-cell>
          <table:table-cell office:value-type="float" office:value="50" calcext:value-type="float">
            <text:p>50</text:p>
          </table:table-cell>
          <table:table-cell table:formula="of:=FLOOR(FLOOR([.$B50]*[.C$3])*[.$I$3])" office:value-type="float" office:value="50" calcext:value-type="float">
            <text:p>50</text:p>
          </table:table-cell>
          <table:table-cell table:formula="of:=FLOOR(FLOOR([.$B50]*[.D$3])*[.$I$3])" office:value-type="float" office:value="62" calcext:value-type="float">
            <text:p>62</text:p>
          </table:table-cell>
          <table:table-cell table:formula="of:=FLOOR(FLOOR([.$B50]*[.E$3])*[.$I$3])" office:value-type="float" office:value="75" calcext:value-type="float">
            <text:p>75</text:p>
          </table:table-cell>
          <table:table-cell table:formula="of:=FLOOR(FLOOR([.$B50]*[.F$3])*[.$I$3]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ok Choy</text:p>
          </table:table-cell>
          <table:table-cell office:value-type="float" office:value="80" calcext:value-type="float">
            <text:p>80</text:p>
          </table:table-cell>
          <table:table-cell table:formula="of:=FLOOR(FLOOR([.$B51]*[.C$3])*[.$I$3])" office:value-type="float" office:value="80" calcext:value-type="float">
            <text:p>80</text:p>
          </table:table-cell>
          <table:table-cell table:formula="of:=FLOOR(FLOOR([.$B51]*[.D$3])*[.$I$3])" office:value-type="float" office:value="100" calcext:value-type="float">
            <text:p>100</text:p>
          </table:table-cell>
          <table:table-cell table:formula="of:=FLOOR(FLOOR([.$B51]*[.E$3])*[.$I$3])" office:value-type="float" office:value="120" calcext:value-type="float">
            <text:p>120</text:p>
          </table:table-cell>
          <table:table-cell table:formula="of:=FLOOR(FLOOR([.$B51]*[.F$3])*[.$I$3])" office:value-type="float" office:value="160" calcext:value-type="float">
            <text:p>1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actus Fruit</text:p>
          </table:table-cell>
          <table:table-cell office:value-type="float" office:value="75" calcext:value-type="float">
            <text:p>75</text:p>
          </table:table-cell>
          <table:table-cell table:formula="of:=FLOOR(FLOOR([.$B52]*[.C$3])*[.$I$3])" office:value-type="float" office:value="75" calcext:value-type="float">
            <text:p>75</text:p>
          </table:table-cell>
          <table:table-cell table:formula="of:=FLOOR(FLOOR([.$B52]*[.D$3])*[.$I$3])" office:value-type="float" office:value="93" calcext:value-type="float">
            <text:p>93</text:p>
          </table:table-cell>
          <table:table-cell table:formula="of:=FLOOR(FLOOR([.$B52]*[.E$3])*[.$I$3])" office:value-type="float" office:value="112" calcext:value-type="float">
            <text:p>112</text:p>
          </table:table-cell>
          <table:table-cell table:formula="of:=FLOOR(FLOOR([.$B52]*[.F$3])*[.$I$3]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auliflower</text:p>
          </table:table-cell>
          <table:table-cell office:value-type="float" office:value="175" calcext:value-type="float">
            <text:p>175</text:p>
          </table:table-cell>
          <table:table-cell table:formula="of:=FLOOR(FLOOR([.$B53]*[.C$3])*[.$I$3])" office:value-type="float" office:value="175" calcext:value-type="float">
            <text:p>175</text:p>
          </table:table-cell>
          <table:table-cell table:formula="of:=FLOOR(FLOOR([.$B53]*[.D$3])*[.$I$3])" office:value-type="float" office:value="218" calcext:value-type="float">
            <text:p>218</text:p>
          </table:table-cell>
          <table:table-cell table:formula="of:=FLOOR(FLOOR([.$B53]*[.E$3])*[.$I$3])" office:value-type="float" office:value="262" calcext:value-type="float">
            <text:p>262</text:p>
          </table:table-cell>
          <table:table-cell table:formula="of:=FLOOR(FLOOR([.$B53]*[.F$3])*[.$I$3])" office:value-type="float" office:value="350" calcext:value-type="float">
            <text:p>3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ffee Bean</text:p>
          </table:table-cell>
          <table:table-cell office:value-type="float" office:value="15" calcext:value-type="float">
            <text:p>15</text:p>
          </table:table-cell>
          <table:table-cell table:formula="of:=FLOOR(FLOOR([.$B54]*[.C$3])*[.$I$3])" office:value-type="float" office:value="15" calcext:value-type="float">
            <text:p>15</text:p>
          </table:table-cell>
          <table:table-cell table:formula="of:=FLOOR(FLOOR([.$B54]*[.D$3])*[.$I$3])" office:value-type="float" office:value="18" calcext:value-type="float">
            <text:p>18</text:p>
          </table:table-cell>
          <table:table-cell table:formula="of:=FLOOR(FLOOR([.$B54]*[.E$3])*[.$I$3])" office:value-type="float" office:value="22" calcext:value-type="float">
            <text:p>22</text:p>
          </table:table-cell>
          <table:table-cell table:formula="of:=FLOOR(FLOOR([.$B54]*[.F$3])*[.$I$3])" office:value-type="float" office:value="30" calcext:value-type="float">
            <text:p>3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rn</text:p>
          </table:table-cell>
          <table:table-cell office:value-type="float" office:value="50" calcext:value-type="float">
            <text:p>50</text:p>
          </table:table-cell>
          <table:table-cell table:formula="of:=FLOOR(FLOOR([.$B55]*[.C$3])*[.$I$3])" office:value-type="float" office:value="50" calcext:value-type="float">
            <text:p>50</text:p>
          </table:table-cell>
          <table:table-cell table:formula="of:=FLOOR(FLOOR([.$B55]*[.D$3])*[.$I$3])" office:value-type="float" office:value="62" calcext:value-type="float">
            <text:p>62</text:p>
          </table:table-cell>
          <table:table-cell table:formula="of:=FLOOR(FLOOR([.$B55]*[.E$3])*[.$I$3])" office:value-type="float" office:value="75" calcext:value-type="float">
            <text:p>75</text:p>
          </table:table-cell>
          <table:table-cell table:formula="of:=FLOOR(FLOOR([.$B55]*[.F$3])*[.$I$3]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nberries</text:p>
          </table:table-cell>
          <table:table-cell office:value-type="float" office:value="75" calcext:value-type="float">
            <text:p>75</text:p>
          </table:table-cell>
          <table:table-cell table:formula="of:=FLOOR(FLOOR([.$B56]*[.C$3])*[.$I$3])" office:value-type="float" office:value="75" calcext:value-type="float">
            <text:p>75</text:p>
          </table:table-cell>
          <table:table-cell table:formula="of:=FLOOR(FLOOR([.$B56]*[.D$3])*[.$I$3])" office:value-type="float" office:value="93" calcext:value-type="float">
            <text:p>93</text:p>
          </table:table-cell>
          <table:table-cell table:formula="of:=FLOOR(FLOOR([.$B56]*[.E$3])*[.$I$3])" office:value-type="float" office:value="112" calcext:value-type="float">
            <text:p>112</text:p>
          </table:table-cell>
          <table:table-cell table:formula="of:=FLOOR(FLOOR([.$B56]*[.F$3])*[.$I$3]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ggplant</text:p>
          </table:table-cell>
          <table:table-cell office:value-type="float" office:value="60" calcext:value-type="float">
            <text:p>60</text:p>
          </table:table-cell>
          <table:table-cell table:formula="of:=FLOOR(FLOOR([.$B57]*[.C$3])*[.$I$3])" office:value-type="float" office:value="60" calcext:value-type="float">
            <text:p>60</text:p>
          </table:table-cell>
          <table:table-cell table:formula="of:=FLOOR(FLOOR([.$B57]*[.D$3])*[.$I$3])" office:value-type="float" office:value="75" calcext:value-type="float">
            <text:p>75</text:p>
          </table:table-cell>
          <table:table-cell table:formula="of:=FLOOR(FLOOR([.$B57]*[.E$3])*[.$I$3])" office:value-type="float" office:value="90" calcext:value-type="float">
            <text:p>90</text:p>
          </table:table-cell>
          <table:table-cell table:formula="of:=FLOOR(FLOOR([.$B57]*[.F$3])*[.$I$3])" office:value-type="float" office:value="120" calcext:value-type="float">
            <text:p>1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airy Rose</text:p>
          </table:table-cell>
          <table:table-cell office:value-type="float" office:value="290" calcext:value-type="float">
            <text:p>290</text:p>
          </table:table-cell>
          <table:table-cell table:formula="of:=FLOOR(FLOOR([.$B58]*[.C$3])*[.$I$3])" office:value-type="float" office:value="290" calcext:value-type="float">
            <text:p>290</text:p>
          </table:table-cell>
          <table:table-cell table:formula="of:=FLOOR(FLOOR([.$B58]*[.D$3])*[.$I$3])" office:value-type="float" office:value="362" calcext:value-type="float">
            <text:p>362</text:p>
          </table:table-cell>
          <table:table-cell table:formula="of:=FLOOR(FLOOR([.$B58]*[.E$3])*[.$I$3])" office:value-type="float" office:value="435" calcext:value-type="float">
            <text:p>435</text:p>
          </table:table-cell>
          <table:table-cell table:formula="of:=FLOOR(FLOOR([.$B58]*[.F$3])*[.$I$3])" office:value-type="float" office:value="580" calcext:value-type="float">
            <text:p>5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iber</text:p>
          </table:table-cell>
          <table:table-cell office:value-type="float" office:value="1" calcext:value-type="float">
            <text:p>1</text:p>
          </table:table-cell>
          <table:table-cell table:formula="of:=FLOOR(FLOOR([.$B59]*[.C$3])*[.$I$3])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arlic</text:p>
          </table:table-cell>
          <table:table-cell office:value-type="float" office:value="60" calcext:value-type="float">
            <text:p>60</text:p>
          </table:table-cell>
          <table:table-cell table:formula="of:=FLOOR(FLOOR([.$B60]*[.C$3])*[.$I$3])" office:value-type="float" office:value="60" calcext:value-type="float">
            <text:p>60</text:p>
          </table:table-cell>
          <table:table-cell table:formula="of:=FLOOR(FLOOR([.$B60]*[.D$3])*[.$I$3])" office:value-type="float" office:value="75" calcext:value-type="float">
            <text:p>75</text:p>
          </table:table-cell>
          <table:table-cell table:formula="of:=FLOOR(FLOOR([.$B60]*[.E$3])*[.$I$3])" office:value-type="float" office:value="90" calcext:value-type="float">
            <text:p>90</text:p>
          </table:table-cell>
          <table:table-cell table:formula="of:=FLOOR(FLOOR([.$B60]*[.F$3])*[.$I$3])" office:value-type="float" office:value="120" calcext:value-type="float">
            <text:p>1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rape</text:p>
          </table:table-cell>
          <table:table-cell office:value-type="float" office:value="80" calcext:value-type="float">
            <text:p>80</text:p>
          </table:table-cell>
          <table:table-cell table:formula="of:=FLOOR(FLOOR([.$B61]*[.C$3])*[.$I$3])" office:value-type="float" office:value="80" calcext:value-type="float">
            <text:p>80</text:p>
          </table:table-cell>
          <table:table-cell table:formula="of:=FLOOR(FLOOR([.$B61]*[.D$3])*[.$I$3])" office:value-type="float" office:value="100" calcext:value-type="float">
            <text:p>100</text:p>
          </table:table-cell>
          <table:table-cell table:formula="of:=FLOOR(FLOOR([.$B61]*[.E$3])*[.$I$3])" office:value-type="float" office:value="120" calcext:value-type="float">
            <text:p>120</text:p>
          </table:table-cell>
          <table:table-cell table:formula="of:=FLOOR(FLOOR([.$B61]*[.F$3])*[.$I$3])" office:value-type="float" office:value="160" calcext:value-type="float">
            <text:p>1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reen Bean</text:p>
          </table:table-cell>
          <table:table-cell office:value-type="float" office:value="40" calcext:value-type="float">
            <text:p>40</text:p>
          </table:table-cell>
          <table:table-cell table:formula="of:=FLOOR(FLOOR([.$B62]*[.C$3])*[.$I$3])" office:value-type="float" office:value="40" calcext:value-type="float">
            <text:p>40</text:p>
          </table:table-cell>
          <table:table-cell table:formula="of:=FLOOR(FLOOR([.$B62]*[.D$3])*[.$I$3])" office:value-type="float" office:value="50" calcext:value-type="float">
            <text:p>50</text:p>
          </table:table-cell>
          <table:table-cell table:formula="of:=FLOOR(FLOOR([.$B62]*[.E$3])*[.$I$3])" office:value-type="float" office:value="60" calcext:value-type="float">
            <text:p>60</text:p>
          </table:table-cell>
          <table:table-cell table:formula="of:=FLOOR(FLOOR([.$B62]*[.F$3])*[.$I$3])" office:value-type="float" office:value="80" calcext:value-type="float">
            <text:p>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ops</text:p>
          </table:table-cell>
          <table:table-cell office:value-type="float" office:value="25" calcext:value-type="float">
            <text:p>25</text:p>
          </table:table-cell>
          <table:table-cell table:formula="of:=FLOOR(FLOOR([.$B63]*[.C$3])*[.$I$3])" office:value-type="float" office:value="25" calcext:value-type="float">
            <text:p>25</text:p>
          </table:table-cell>
          <table:table-cell table:formula="of:=FLOOR(FLOOR([.$B63]*[.D$3])*[.$I$3])" office:value-type="float" office:value="31" calcext:value-type="float">
            <text:p>31</text:p>
          </table:table-cell>
          <table:table-cell table:formula="of:=FLOOR(FLOOR([.$B63]*[.E$3])*[.$I$3])" office:value-type="float" office:value="37" calcext:value-type="float">
            <text:p>37</text:p>
          </table:table-cell>
          <table:table-cell table:formula="of:=FLOOR(FLOOR([.$B63]*[.F$3])*[.$I$3])" office:value-type="float" office:value="50" calcext:value-type="float">
            <text:p>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ot Pepper</text:p>
          </table:table-cell>
          <table:table-cell office:value-type="float" office:value="40" calcext:value-type="float">
            <text:p>40</text:p>
          </table:table-cell>
          <table:table-cell table:formula="of:=FLOOR(FLOOR([.$B64]*[.C$3])*[.$I$3])" office:value-type="float" office:value="40" calcext:value-type="float">
            <text:p>40</text:p>
          </table:table-cell>
          <table:table-cell table:formula="of:=FLOOR(FLOOR([.$B64]*[.D$3])*[.$I$3])" office:value-type="float" office:value="50" calcext:value-type="float">
            <text:p>50</text:p>
          </table:table-cell>
          <table:table-cell table:formula="of:=FLOOR(FLOOR([.$B64]*[.E$3])*[.$I$3])" office:value-type="float" office:value="60" calcext:value-type="float">
            <text:p>60</text:p>
          </table:table-cell>
          <table:table-cell table:formula="of:=FLOOR(FLOOR([.$B64]*[.F$3])*[.$I$3])" office:value-type="float" office:value="80" calcext:value-type="float">
            <text:p>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Kale</text:p>
          </table:table-cell>
          <table:table-cell office:value-type="float" office:value="110" calcext:value-type="float">
            <text:p>110</text:p>
          </table:table-cell>
          <table:table-cell table:formula="of:=FLOOR(FLOOR([.$B65]*[.C$3])*[.$I$3])" office:value-type="float" office:value="110" calcext:value-type="float">
            <text:p>110</text:p>
          </table:table-cell>
          <table:table-cell table:formula="of:=FLOOR(FLOOR([.$B65]*[.D$3])*[.$I$3])" office:value-type="float" office:value="137" calcext:value-type="float">
            <text:p>137</text:p>
          </table:table-cell>
          <table:table-cell table:formula="of:=FLOOR(FLOOR([.$B65]*[.E$3])*[.$I$3])" office:value-type="float" office:value="165" calcext:value-type="float">
            <text:p>165</text:p>
          </table:table-cell>
          <table:table-cell table:formula="of:=FLOOR(FLOOR([.$B65]*[.F$3])*[.$I$3])" office:value-type="float" office:value="220" calcext:value-type="float">
            <text:p>2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elon</text:p>
          </table:table-cell>
          <table:table-cell office:value-type="float" office:value="250" calcext:value-type="float">
            <text:p>250</text:p>
          </table:table-cell>
          <table:table-cell table:formula="of:=FLOOR(FLOOR([.$B66]*[.C$3])*[.$I$3])" office:value-type="float" office:value="250" calcext:value-type="float">
            <text:p>250</text:p>
          </table:table-cell>
          <table:table-cell table:formula="of:=FLOOR(FLOOR([.$B66]*[.D$3])*[.$I$3])" office:value-type="float" office:value="312" calcext:value-type="float">
            <text:p>312</text:p>
          </table:table-cell>
          <table:table-cell table:formula="of:=FLOOR(FLOOR([.$B66]*[.E$3])*[.$I$3])" office:value-type="float" office:value="375" calcext:value-type="float">
            <text:p>375</text:p>
          </table:table-cell>
          <table:table-cell table:formula="of:=FLOOR(FLOOR([.$B66]*[.F$3])*[.$I$3])" office:value-type="float" office:value="500" calcext:value-type="float">
            <text:p>5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arsnip</text:p>
          </table:table-cell>
          <table:table-cell office:value-type="float" office:value="35" calcext:value-type="float">
            <text:p>35</text:p>
          </table:table-cell>
          <table:table-cell table:formula="of:=FLOOR(FLOOR([.$B67]*[.C$3])*[.$I$3])" office:value-type="float" office:value="35" calcext:value-type="float">
            <text:p>35</text:p>
          </table:table-cell>
          <table:table-cell table:formula="of:=FLOOR(FLOOR([.$B67]*[.D$3])*[.$I$3])" office:value-type="float" office:value="43" calcext:value-type="float">
            <text:p>43</text:p>
          </table:table-cell>
          <table:table-cell table:formula="of:=FLOOR(FLOOR([.$B67]*[.E$3])*[.$I$3])" office:value-type="float" office:value="52" calcext:value-type="float">
            <text:p>52</text:p>
          </table:table-cell>
          <table:table-cell table:formula="of:=FLOOR(FLOOR([.$B67]*[.F$3])*[.$I$3])" office:value-type="float" office:value="70" calcext:value-type="float">
            <text:p>7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ineapple</text:p>
          </table:table-cell>
          <table:table-cell office:value-type="float" office:value="300" calcext:value-type="float">
            <text:p>300</text:p>
          </table:table-cell>
          <table:table-cell table:formula="of:=FLOOR(FLOOR([.$B68]*[.C$3])*[.$I$3])" office:value-type="float" office:value="300" calcext:value-type="float">
            <text:p>300</text:p>
          </table:table-cell>
          <table:table-cell table:formula="of:=FLOOR(FLOOR([.$B68]*[.D$3])*[.$I$3])" office:value-type="float" office:value="375" calcext:value-type="float">
            <text:p>375</text:p>
          </table:table-cell>
          <table:table-cell table:formula="of:=FLOOR(FLOOR([.$B68]*[.E$3])*[.$I$3])" office:value-type="float" office:value="450" calcext:value-type="float">
            <text:p>450</text:p>
          </table:table-cell>
          <table:table-cell table:formula="of:=FLOOR(FLOOR([.$B68]*[.F$3])*[.$I$3])" office:value-type="float" office:value="600" calcext:value-type="float">
            <text:p>6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oppy</text:p>
          </table:table-cell>
          <table:table-cell office:value-type="float" office:value="140" calcext:value-type="float">
            <text:p>140</text:p>
          </table:table-cell>
          <table:table-cell table:formula="of:=FLOOR(FLOOR([.$B69]*[.C$3])*[.$I$3])" office:value-type="float" office:value="140" calcext:value-type="float">
            <text:p>140</text:p>
          </table:table-cell>
          <table:table-cell table:formula="of:=FLOOR(FLOOR([.$B69]*[.D$3])*[.$I$3])" office:value-type="float" office:value="175" calcext:value-type="float">
            <text:p>175</text:p>
          </table:table-cell>
          <table:table-cell table:formula="of:=FLOOR(FLOOR([.$B69]*[.E$3])*[.$I$3])" office:value-type="float" office:value="210" calcext:value-type="float">
            <text:p>210</text:p>
          </table:table-cell>
          <table:table-cell table:formula="of:=FLOOR(FLOOR([.$B69]*[.F$3])*[.$I$3])" office:value-type="float" office:value="280" calcext:value-type="float">
            <text:p>2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otato</text:p>
          </table:table-cell>
          <table:table-cell office:value-type="float" office:value="80" calcext:value-type="float">
            <text:p>80</text:p>
          </table:table-cell>
          <table:table-cell table:formula="of:=FLOOR(FLOOR([.$B70]*[.C$3])*[.$I$3])" office:value-type="float" office:value="80" calcext:value-type="float">
            <text:p>80</text:p>
          </table:table-cell>
          <table:table-cell table:formula="of:=FLOOR(FLOOR([.$B70]*[.D$3])*[.$I$3])" office:value-type="float" office:value="100" calcext:value-type="float">
            <text:p>100</text:p>
          </table:table-cell>
          <table:table-cell table:formula="of:=FLOOR(FLOOR([.$B70]*[.E$3])*[.$I$3])" office:value-type="float" office:value="120" calcext:value-type="float">
            <text:p>120</text:p>
          </table:table-cell>
          <table:table-cell table:formula="of:=FLOOR(FLOOR([.$B70]*[.F$3])*[.$I$3])" office:value-type="float" office:value="160" calcext:value-type="float">
            <text:p>1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umpkin</text:p>
          </table:table-cell>
          <table:table-cell office:value-type="float" office:value="320" calcext:value-type="float">
            <text:p>320</text:p>
          </table:table-cell>
          <table:table-cell table:formula="of:=FLOOR(FLOOR([.$B71]*[.C$3])*[.$I$3])" office:value-type="float" office:value="320" calcext:value-type="float">
            <text:p>320</text:p>
          </table:table-cell>
          <table:table-cell table:formula="of:=FLOOR(FLOOR([.$B71]*[.D$3])*[.$I$3])" office:value-type="float" office:value="400" calcext:value-type="float">
            <text:p>400</text:p>
          </table:table-cell>
          <table:table-cell table:formula="of:=FLOOR(FLOOR([.$B71]*[.E$3])*[.$I$3])" office:value-type="float" office:value="480" calcext:value-type="float">
            <text:p>480</text:p>
          </table:table-cell>
          <table:table-cell table:formula="of:=FLOOR(FLOOR([.$B71]*[.F$3])*[.$I$3])" office:value-type="float" office:value="640" calcext:value-type="float">
            <text:p>6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adish</text:p>
          </table:table-cell>
          <table:table-cell office:value-type="float" office:value="90" calcext:value-type="float">
            <text:p>90</text:p>
          </table:table-cell>
          <table:table-cell table:formula="of:=FLOOR(FLOOR([.$B72]*[.C$3])*[.$I$3])" office:value-type="float" office:value="90" calcext:value-type="float">
            <text:p>90</text:p>
          </table:table-cell>
          <table:table-cell table:formula="of:=FLOOR(FLOOR([.$B72]*[.D$3])*[.$I$3])" office:value-type="float" office:value="112" calcext:value-type="float">
            <text:p>112</text:p>
          </table:table-cell>
          <table:table-cell table:formula="of:=FLOOR(FLOOR([.$B72]*[.E$3])*[.$I$3])" office:value-type="float" office:value="135" calcext:value-type="float">
            <text:p>135</text:p>
          </table:table-cell>
          <table:table-cell table:formula="of:=FLOOR(FLOOR([.$B72]*[.F$3])*[.$I$3])" office:value-type="float" office:value="180" calcext:value-type="float">
            <text:p>1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ed Cabbage</text:p>
          </table:table-cell>
          <table:table-cell office:value-type="float" office:value="260" calcext:value-type="float">
            <text:p>260</text:p>
          </table:table-cell>
          <table:table-cell table:formula="of:=FLOOR(FLOOR([.$B73]*[.C$3])*[.$I$3])" office:value-type="float" office:value="260" calcext:value-type="float">
            <text:p>260</text:p>
          </table:table-cell>
          <table:table-cell table:formula="of:=FLOOR(FLOOR([.$B73]*[.D$3])*[.$I$3])" office:value-type="float" office:value="325" calcext:value-type="float">
            <text:p>325</text:p>
          </table:table-cell>
          <table:table-cell table:formula="of:=FLOOR(FLOOR([.$B73]*[.E$3])*[.$I$3])" office:value-type="float" office:value="390" calcext:value-type="float">
            <text:p>390</text:p>
          </table:table-cell>
          <table:table-cell table:formula="of:=FLOOR(FLOOR([.$B73]*[.F$3])*[.$I$3])" office:value-type="float" office:value="520" calcext:value-type="float">
            <text:p>5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hubarb</text:p>
          </table:table-cell>
          <table:table-cell office:value-type="float" office:value="220" calcext:value-type="float">
            <text:p>220</text:p>
          </table:table-cell>
          <table:table-cell table:formula="of:=FLOOR(FLOOR([.$B74]*[.C$3])*[.$I$3])" office:value-type="float" office:value="220" calcext:value-type="float">
            <text:p>220</text:p>
          </table:table-cell>
          <table:table-cell table:formula="of:=FLOOR(FLOOR([.$B74]*[.D$3])*[.$I$3])" office:value-type="float" office:value="275" calcext:value-type="float">
            <text:p>275</text:p>
          </table:table-cell>
          <table:table-cell table:formula="of:=FLOOR(FLOOR([.$B74]*[.E$3])*[.$I$3])" office:value-type="float" office:value="330" calcext:value-type="float">
            <text:p>330</text:p>
          </table:table-cell>
          <table:table-cell table:formula="of:=FLOOR(FLOOR([.$B74]*[.F$3])*[.$I$3])" office:value-type="float" office:value="440" calcext:value-type="float">
            <text:p>4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tarfruit</text:p>
          </table:table-cell>
          <table:table-cell office:value-type="float" office:value="750" calcext:value-type="float">
            <text:p>750</text:p>
          </table:table-cell>
          <table:table-cell table:formula="of:=FLOOR(FLOOR([.$B75]*[.C$3])*[.$I$3])" office:value-type="float" office:value="750" calcext:value-type="float">
            <text:p>750</text:p>
          </table:table-cell>
          <table:table-cell table:formula="of:=FLOOR(FLOOR([.$B75]*[.D$3])*[.$I$3])" office:value-type="float" office:value="937" calcext:value-type="float">
            <text:p>937</text:p>
          </table:table-cell>
          <table:table-cell table:formula="of:=FLOOR(FLOOR([.$B75]*[.E$3])*[.$I$3])" office:value-type="float" office:value="1125" calcext:value-type="float">
            <text:p>1125</text:p>
          </table:table-cell>
          <table:table-cell table:formula="of:=FLOOR(FLOOR([.$B75]*[.F$3])*[.$I$3])" office:value-type="float" office:value="1500" calcext:value-type="float">
            <text:p>15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trawberry</text:p>
          </table:table-cell>
          <table:table-cell office:value-type="float" office:value="120" calcext:value-type="float">
            <text:p>120</text:p>
          </table:table-cell>
          <table:table-cell table:formula="of:=FLOOR(FLOOR([.$B76]*[.C$3])*[.$I$3])" office:value-type="float" office:value="120" calcext:value-type="float">
            <text:p>120</text:p>
          </table:table-cell>
          <table:table-cell table:formula="of:=FLOOR(FLOOR([.$B76]*[.D$3])*[.$I$3])" office:value-type="float" office:value="150" calcext:value-type="float">
            <text:p>150</text:p>
          </table:table-cell>
          <table:table-cell table:formula="of:=FLOOR(FLOOR([.$B76]*[.E$3])*[.$I$3])" office:value-type="float" office:value="180" calcext:value-type="float">
            <text:p>180</text:p>
          </table:table-cell>
          <table:table-cell table:formula="of:=FLOOR(FLOOR([.$B76]*[.F$3])*[.$I$3])" office:value-type="float" office:value="240" calcext:value-type="float">
            <text:p>2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ummer Spangle</text:p>
          </table:table-cell>
          <table:table-cell office:value-type="float" office:value="90" calcext:value-type="float">
            <text:p>90</text:p>
          </table:table-cell>
          <table:table-cell table:formula="of:=FLOOR(FLOOR([.$B77]*[.C$3])*[.$I$3])" office:value-type="float" office:value="90" calcext:value-type="float">
            <text:p>90</text:p>
          </table:table-cell>
          <table:table-cell table:formula="of:=FLOOR(FLOOR([.$B77]*[.D$3])*[.$I$3])" office:value-type="float" office:value="112" calcext:value-type="float">
            <text:p>112</text:p>
          </table:table-cell>
          <table:table-cell table:formula="of:=FLOOR(FLOOR([.$B77]*[.E$3])*[.$I$3])" office:value-type="float" office:value="135" calcext:value-type="float">
            <text:p>135</text:p>
          </table:table-cell>
          <table:table-cell table:formula="of:=FLOOR(FLOOR([.$B77]*[.F$3])*[.$I$3])" office:value-type="float" office:value="180" calcext:value-type="float">
            <text:p>1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unflower</text:p>
          </table:table-cell>
          <table:table-cell office:value-type="float" office:value="80" calcext:value-type="float">
            <text:p>80</text:p>
          </table:table-cell>
          <table:table-cell table:formula="of:=FLOOR(FLOOR([.$B78]*[.C$3])*[.$I$3])" office:value-type="float" office:value="80" calcext:value-type="float">
            <text:p>80</text:p>
          </table:table-cell>
          <table:table-cell table:formula="of:=FLOOR(FLOOR([.$B78]*[.D$3])*[.$I$3])" office:value-type="float" office:value="100" calcext:value-type="float">
            <text:p>100</text:p>
          </table:table-cell>
          <table:table-cell table:formula="of:=FLOOR(FLOOR([.$B78]*[.E$3])*[.$I$3])" office:value-type="float" office:value="120" calcext:value-type="float">
            <text:p>120</text:p>
          </table:table-cell>
          <table:table-cell table:formula="of:=FLOOR(FLOOR([.$B78]*[.F$3])*[.$I$3])" office:value-type="float" office:value="160" calcext:value-type="float">
            <text:p>1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weet Gem Berry</text:p>
          </table:table-cell>
          <table:table-cell office:value-type="float" office:value="3000" calcext:value-type="float">
            <text:p>3000</text:p>
          </table:table-cell>
          <table:table-cell table:formula="of:=FLOOR(FLOOR([.$B79]*[.C$3])*[.$I$3])" office:value-type="float" office:value="3000" calcext:value-type="float">
            <text:p>3000</text:p>
          </table:table-cell>
          <table:table-cell table:formula="of:=FLOOR(FLOOR([.$B79]*[.D$3])*[.$I$3])" office:value-type="float" office:value="3750" calcext:value-type="float">
            <text:p>3750</text:p>
          </table:table-cell>
          <table:table-cell table:formula="of:=FLOOR(FLOOR([.$B79]*[.E$3])*[.$I$3])" office:value-type="float" office:value="4500" calcext:value-type="float">
            <text:p>4500</text:p>
          </table:table-cell>
          <table:table-cell table:formula="of:=FLOOR(FLOOR([.$B79]*[.F$3])*[.$I$3])" office:value-type="float" office:value="6000" calcext:value-type="float">
            <text:p>60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aro Root</text:p>
          </table:table-cell>
          <table:table-cell office:value-type="float" office:value="100" calcext:value-type="float">
            <text:p>100</text:p>
          </table:table-cell>
          <table:table-cell table:formula="of:=FLOOR(FLOOR([.$B80]*[.C$3])*[.$I$3])" office:value-type="float" office:value="100" calcext:value-type="float">
            <text:p>100</text:p>
          </table:table-cell>
          <table:table-cell table:formula="of:=FLOOR(FLOOR([.$B80]*[.D$3])*[.$I$3])" office:value-type="float" office:value="125" calcext:value-type="float">
            <text:p>125</text:p>
          </table:table-cell>
          <table:table-cell table:formula="of:=FLOOR(FLOOR([.$B80]*[.E$3])*[.$I$3])" office:value-type="float" office:value="150" calcext:value-type="float">
            <text:p>150</text:p>
          </table:table-cell>
          <table:table-cell table:formula="of:=FLOOR(FLOOR([.$B80]*[.F$3])*[.$I$3]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ea Leaves</text:p>
          </table:table-cell>
          <table:table-cell office:value-type="float" office:value="50" calcext:value-type="float">
            <text:p>50</text:p>
          </table:table-cell>
          <table:table-cell table:formula="of:=FLOOR(FLOOR([.$B81]*[.C$3])*[.$I$3])" office:value-type="float" office:value="50" calcext:value-type="float">
            <text:p>50</text:p>
          </table:table-cell>
          <table:table-cell table:formula="of:=FLOOR(FLOOR([.$B81]*[.D$3])*[.$I$3])" office:value-type="float" office:value="62" calcext:value-type="float">
            <text:p>62</text:p>
          </table:table-cell>
          <table:table-cell table:formula="of:=FLOOR(FLOOR([.$B81]*[.E$3])*[.$I$3])" office:value-type="float" office:value="75" calcext:value-type="float">
            <text:p>75</text:p>
          </table:table-cell>
          <table:table-cell table:formula="of:=FLOOR(FLOOR([.$B81]*[.F$3])*[.$I$3]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omato</text:p>
          </table:table-cell>
          <table:table-cell office:value-type="float" office:value="60" calcext:value-type="float">
            <text:p>60</text:p>
          </table:table-cell>
          <table:table-cell table:formula="of:=FLOOR(FLOOR([.$B82]*[.C$3])*[.$I$3])" office:value-type="float" office:value="60" calcext:value-type="float">
            <text:p>60</text:p>
          </table:table-cell>
          <table:table-cell table:formula="of:=FLOOR(FLOOR([.$B82]*[.D$3])*[.$I$3])" office:value-type="float" office:value="75" calcext:value-type="float">
            <text:p>75</text:p>
          </table:table-cell>
          <table:table-cell table:formula="of:=FLOOR(FLOOR([.$B82]*[.E$3])*[.$I$3])" office:value-type="float" office:value="90" calcext:value-type="float">
            <text:p>90</text:p>
          </table:table-cell>
          <table:table-cell table:formula="of:=FLOOR(FLOOR([.$B82]*[.F$3])*[.$I$3])" office:value-type="float" office:value="120" calcext:value-type="float">
            <text:p>1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ulip</text:p>
          </table:table-cell>
          <table:table-cell office:value-type="float" office:value="30" calcext:value-type="float">
            <text:p>30</text:p>
          </table:table-cell>
          <table:table-cell table:formula="of:=FLOOR(FLOOR([.$B83]*[.C$3])*[.$I$3])" office:value-type="float" office:value="30" calcext:value-type="float">
            <text:p>30</text:p>
          </table:table-cell>
          <table:table-cell table:formula="of:=FLOOR(FLOOR([.$B83]*[.D$3])*[.$I$3])" office:value-type="float" office:value="37" calcext:value-type="float">
            <text:p>37</text:p>
          </table:table-cell>
          <table:table-cell table:formula="of:=FLOOR(FLOOR([.$B83]*[.E$3])*[.$I$3])" office:value-type="float" office:value="45" calcext:value-type="float">
            <text:p>45</text:p>
          </table:table-cell>
          <table:table-cell table:formula="of:=FLOOR(FLOOR([.$B83]*[.F$3])*[.$I$3])" office:value-type="float" office:value="60" calcext:value-type="float">
            <text:p>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Unmilled Rice</text:p>
          </table:table-cell>
          <table:table-cell office:value-type="float" office:value="30" calcext:value-type="float">
            <text:p>30</text:p>
          </table:table-cell>
          <table:table-cell table:formula="of:=FLOOR(FLOOR([.$B84]*[.C$3])*[.$I$3])" office:value-type="float" office:value="30" calcext:value-type="float">
            <text:p>30</text:p>
          </table:table-cell>
          <table:table-cell table:formula="of:=FLOOR(FLOOR([.$B84]*[.D$3])*[.$I$3])" office:value-type="float" office:value="37" calcext:value-type="float">
            <text:p>37</text:p>
          </table:table-cell>
          <table:table-cell table:formula="of:=FLOOR(FLOOR([.$B84]*[.E$3])*[.$I$3])" office:value-type="float" office:value="45" calcext:value-type="float">
            <text:p>45</text:p>
          </table:table-cell>
          <table:table-cell table:formula="of:=FLOOR(FLOOR([.$B84]*[.F$3])*[.$I$3])" office:value-type="float" office:value="60" calcext:value-type="float">
            <text:p>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heat</text:p>
          </table:table-cell>
          <table:table-cell office:value-type="float" office:value="25" calcext:value-type="float">
            <text:p>25</text:p>
          </table:table-cell>
          <table:table-cell table:formula="of:=FLOOR(FLOOR([.$B85]*[.C$3])*[.$I$3])" office:value-type="float" office:value="25" calcext:value-type="float">
            <text:p>25</text:p>
          </table:table-cell>
          <table:table-cell table:formula="of:=FLOOR(FLOOR([.$B85]*[.D$3])*[.$I$3])" office:value-type="float" office:value="31" calcext:value-type="float">
            <text:p>31</text:p>
          </table:table-cell>
          <table:table-cell table:formula="of:=FLOOR(FLOOR([.$B85]*[.E$3])*[.$I$3])" office:value-type="float" office:value="37" calcext:value-type="float">
            <text:p>37</text:p>
          </table:table-cell>
          <table:table-cell table:formula="of:=FLOOR(FLOOR([.$B85]*[.F$3])*[.$I$3])" office:value-type="float" office:value="50" calcext:value-type="float">
            <text:p>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Yam</text:p>
          </table:table-cell>
          <table:table-cell office:value-type="float" office:value="160" calcext:value-type="float">
            <text:p>160</text:p>
          </table:table-cell>
          <table:table-cell table:formula="of:=FLOOR(FLOOR([.$B86]*[.C$3])*[.$I$3])" office:value-type="float" office:value="160" calcext:value-type="float">
            <text:p>160</text:p>
          </table:table-cell>
          <table:table-cell table:formula="of:=FLOOR(FLOOR([.$B86]*[.D$3])*[.$I$3])" office:value-type="float" office:value="200" calcext:value-type="float">
            <text:p>200</text:p>
          </table:table-cell>
          <table:table-cell table:formula="of:=FLOOR(FLOOR([.$B86]*[.E$3])*[.$I$3])" office:value-type="float" office:value="240" calcext:value-type="float">
            <text:p>240</text:p>
          </table:table-cell>
          <table:table-cell table:formula="of:=FLOOR(FLOOR([.$B86]*[.F$3])*[.$I$3])" office:value-type="float" office:value="320" calcext:value-type="float">
            <text:p>320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style-name="ce25" table:content-validation-name="val5" office:value-type="string" calcext:value-type="string">
            <text:p>Fish</text:p>
          </table:table-cell>
          <table:table-cell table:style-name="ce20" office:value-type="string" calcext:value-type="string">
            <text:p>Base</text:p>
          </table:table-cell>
          <table:table-cell table:style-name="ce29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lbacore</text:p>
          </table:table-cell>
          <table:table-cell office:value-type="float" office:value="75" calcext:value-type="float">
            <text:p>75</text:p>
          </table:table-cell>
          <table:table-cell table:formula="of:=FLOOR(FLOOR([.$B89]*[.C$3])*[.$H$3])" office:value-type="float" office:value="75" calcext:value-type="float">
            <text:p>75</text:p>
          </table:table-cell>
          <table:table-cell table:formula="of:=FLOOR(FLOOR([.$B89]*[.D$3])*[.$H$3])" office:value-type="float" office:value="93" calcext:value-type="float">
            <text:p>93</text:p>
          </table:table-cell>
          <table:table-cell table:formula="of:=FLOOR(FLOOR([.$B89]*[.E$3])*[.$H$3])" office:value-type="float" office:value="112" calcext:value-type="float">
            <text:p>112</text:p>
          </table:table-cell>
          <table:table-cell table:formula="of:=FLOOR(FLOOR([.$B89]*[.F$3])*[.$H$3]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nchovy</text:p>
          </table:table-cell>
          <table:table-cell office:value-type="float" office:value="30" calcext:value-type="float">
            <text:p>30</text:p>
          </table:table-cell>
          <table:table-cell table:formula="of:=FLOOR(FLOOR([.$B90]*[.C$3])*[.$H$3])" office:value-type="float" office:value="30" calcext:value-type="float">
            <text:p>30</text:p>
          </table:table-cell>
          <table:table-cell table:formula="of:=FLOOR(FLOOR([.$B90]*[.D$3])*[.$H$3])" office:value-type="float" office:value="37" calcext:value-type="float">
            <text:p>37</text:p>
          </table:table-cell>
          <table:table-cell table:formula="of:=FLOOR(FLOOR([.$B90]*[.E$3])*[.$H$3])" office:value-type="float" office:value="45" calcext:value-type="float">
            <text:p>45</text:p>
          </table:table-cell>
          <table:table-cell table:formula="of:=FLOOR(FLOOR([.$B90]*[.F$3])*[.$H$3])" office:value-type="float" office:value="60" calcext:value-type="float">
            <text:p>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ngler</text:p>
          </table:table-cell>
          <table:table-cell office:value-type="float" office:value="900" calcext:value-type="float">
            <text:p>900</text:p>
          </table:table-cell>
          <table:table-cell table:formula="of:=FLOOR(FLOOR([.$B91]*[.C$3])*[.$H$3])" office:value-type="float" office:value="900" calcext:value-type="float">
            <text:p>900</text:p>
          </table:table-cell>
          <table:table-cell table:formula="of:=FLOOR(FLOOR([.$B91]*[.D$3])*[.$H$3])" office:value-type="float" office:value="1125" calcext:value-type="float">
            <text:p>1125</text:p>
          </table:table-cell>
          <table:table-cell table:formula="of:=FLOOR(FLOOR([.$B91]*[.E$3])*[.$H$3])" office:value-type="float" office:value="1350" calcext:value-type="float">
            <text:p>1350</text:p>
          </table:table-cell>
          <table:table-cell table:formula="of:=FLOOR(FLOOR([.$B91]*[.F$3])*[.$H$3])" office:value-type="float" office:value="1800" calcext:value-type="float">
            <text:p>18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lobfish</text:p>
          </table:table-cell>
          <table:table-cell office:value-type="float" office:value="500" calcext:value-type="float">
            <text:p>500</text:p>
          </table:table-cell>
          <table:table-cell table:formula="of:=FLOOR(FLOOR([.$B92]*[.C$3])*[.$H$3])" office:value-type="float" office:value="500" calcext:value-type="float">
            <text:p>500</text:p>
          </table:table-cell>
          <table:table-cell table:formula="of:=FLOOR(FLOOR([.$B92]*[.D$3])*[.$H$3])" office:value-type="float" office:value="625" calcext:value-type="float">
            <text:p>625</text:p>
          </table:table-cell>
          <table:table-cell table:formula="of:=FLOOR(FLOOR([.$B92]*[.E$3])*[.$H$3])" office:value-type="float" office:value="750" calcext:value-type="float">
            <text:p>750</text:p>
          </table:table-cell>
          <table:table-cell table:formula="of:=FLOOR(FLOOR([.$B92]*[.F$3])*[.$H$3])" office:value-type="float" office:value="1000" calcext:value-type="float">
            <text:p>10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lue Discus</text:p>
          </table:table-cell>
          <table:table-cell office:value-type="float" office:value="120" calcext:value-type="float">
            <text:p>120</text:p>
          </table:table-cell>
          <table:table-cell table:formula="of:=FLOOR(FLOOR([.$B93]*[.C$3])*[.$H$3])" office:value-type="float" office:value="120" calcext:value-type="float">
            <text:p>120</text:p>
          </table:table-cell>
          <table:table-cell table:formula="of:=FLOOR(FLOOR([.$B93]*[.D$3])*[.$H$3])" office:value-type="float" office:value="150" calcext:value-type="float">
            <text:p>150</text:p>
          </table:table-cell>
          <table:table-cell table:formula="of:=FLOOR(FLOOR([.$B93]*[.E$3])*[.$H$3])" office:value-type="float" office:value="180" calcext:value-type="float">
            <text:p>180</text:p>
          </table:table-cell>
          <table:table-cell table:formula="of:=FLOOR(FLOOR([.$B93]*[.F$3])*[.$H$3])" office:value-type="float" office:value="240" calcext:value-type="float">
            <text:p>2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ream</text:p>
          </table:table-cell>
          <table:table-cell office:value-type="float" office:value="45" calcext:value-type="float">
            <text:p>45</text:p>
          </table:table-cell>
          <table:table-cell table:formula="of:=FLOOR(FLOOR([.$B94]*[.C$3])*[.$H$3])" office:value-type="float" office:value="45" calcext:value-type="float">
            <text:p>45</text:p>
          </table:table-cell>
          <table:table-cell table:formula="of:=FLOOR(FLOOR([.$B94]*[.D$3])*[.$H$3])" office:value-type="float" office:value="56" calcext:value-type="float">
            <text:p>56</text:p>
          </table:table-cell>
          <table:table-cell table:formula="of:=FLOOR(FLOOR([.$B94]*[.E$3])*[.$H$3])" office:value-type="float" office:value="67" calcext:value-type="float">
            <text:p>67</text:p>
          </table:table-cell>
          <table:table-cell table:formula="of:=FLOOR(FLOOR([.$B94]*[.F$3])*[.$H$3])" office:value-type="float" office:value="90" calcext:value-type="float">
            <text:p>9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ullhead</text:p>
          </table:table-cell>
          <table:table-cell office:value-type="float" office:value="75" calcext:value-type="float">
            <text:p>75</text:p>
          </table:table-cell>
          <table:table-cell table:formula="of:=FLOOR(FLOOR([.$B95]*[.C$3])*[.$H$3])" office:value-type="float" office:value="75" calcext:value-type="float">
            <text:p>75</text:p>
          </table:table-cell>
          <table:table-cell table:formula="of:=FLOOR(FLOOR([.$B95]*[.D$3])*[.$H$3])" office:value-type="float" office:value="93" calcext:value-type="float">
            <text:p>93</text:p>
          </table:table-cell>
          <table:table-cell table:formula="of:=FLOOR(FLOOR([.$B95]*[.E$3])*[.$H$3])" office:value-type="float" office:value="112" calcext:value-type="float">
            <text:p>112</text:p>
          </table:table-cell>
          <table:table-cell table:formula="of:=FLOOR(FLOOR([.$B95]*[.F$3])*[.$H$3]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arp</text:p>
          </table:table-cell>
          <table:table-cell office:value-type="float" office:value="30" calcext:value-type="float">
            <text:p>30</text:p>
          </table:table-cell>
          <table:table-cell table:formula="of:=FLOOR(FLOOR([.$B96]*[.C$3])*[.$H$3])" office:value-type="float" office:value="30" calcext:value-type="float">
            <text:p>30</text:p>
          </table:table-cell>
          <table:table-cell table:formula="of:=FLOOR(FLOOR([.$B96]*[.D$3])*[.$H$3])" office:value-type="float" office:value="37" calcext:value-type="float">
            <text:p>37</text:p>
          </table:table-cell>
          <table:table-cell table:formula="of:=FLOOR(FLOOR([.$B96]*[.E$3])*[.$H$3])" office:value-type="float" office:value="45" calcext:value-type="float">
            <text:p>45</text:p>
          </table:table-cell>
          <table:table-cell table:formula="of:=FLOOR(FLOOR([.$B96]*[.F$3])*[.$H$3])" office:value-type="float" office:value="60" calcext:value-type="float">
            <text:p>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atfish</text:p>
          </table:table-cell>
          <table:table-cell office:value-type="float" office:value="200" calcext:value-type="float">
            <text:p>200</text:p>
          </table:table-cell>
          <table:table-cell table:formula="of:=FLOOR(FLOOR([.$B97]*[.C$3])*[.$H$3])" office:value-type="float" office:value="200" calcext:value-type="float">
            <text:p>200</text:p>
          </table:table-cell>
          <table:table-cell table:formula="of:=FLOOR(FLOOR([.$B97]*[.D$3])*[.$H$3])" office:value-type="float" office:value="250" calcext:value-type="float">
            <text:p>250</text:p>
          </table:table-cell>
          <table:table-cell table:formula="of:=FLOOR(FLOOR([.$B97]*[.E$3])*[.$H$3])" office:value-type="float" office:value="300" calcext:value-type="float">
            <text:p>300</text:p>
          </table:table-cell>
          <table:table-cell table:formula="of:=FLOOR(FLOOR([.$B97]*[.F$3])*[.$H$3])" office:value-type="float" office:value="400" calcext:value-type="float">
            <text:p>4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hub</text:p>
          </table:table-cell>
          <table:table-cell office:value-type="float" office:value="50" calcext:value-type="float">
            <text:p>50</text:p>
          </table:table-cell>
          <table:table-cell table:formula="of:=FLOOR(FLOOR([.$B98]*[.C$3])*[.$H$3])" office:value-type="float" office:value="50" calcext:value-type="float">
            <text:p>50</text:p>
          </table:table-cell>
          <table:table-cell table:formula="of:=FLOOR(FLOOR([.$B98]*[.D$3])*[.$H$3])" office:value-type="float" office:value="62" calcext:value-type="float">
            <text:p>62</text:p>
          </table:table-cell>
          <table:table-cell table:formula="of:=FLOOR(FLOOR([.$B98]*[.E$3])*[.$H$3])" office:value-type="float" office:value="75" calcext:value-type="float">
            <text:p>75</text:p>
          </table:table-cell>
          <table:table-cell table:formula="of:=FLOOR(FLOOR([.$B98]*[.F$3])*[.$H$3]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ckle</text:p>
          </table:table-cell>
          <table:table-cell office:value-type="float" office:value="50" calcext:value-type="float">
            <text:p>50</text:p>
          </table:table-cell>
          <table:table-cell table:formula="of:=FLOOR(FLOOR([.$B99]*[.C$3])*[.$H$3])" office:value-type="float" office:value="50" calcext:value-type="float">
            <text:p>50</text:p>
          </table:table-cell>
          <table:table-cell table:formula="of:=FLOOR(FLOOR([.$B99]*[.D$3])*[.$H$3])" office:value-type="float" office:value="62" calcext:value-type="float">
            <text:p>62</text:p>
          </table:table-cell>
          <table:table-cell table:formula="of:=FLOOR(FLOOR([.$B99]*[.E$3])*[.$H$3])" office:value-type="float" office:value="75" calcext:value-type="float">
            <text:p>75</text:p>
          </table:table-cell>
          <table:table-cell table:formula="of:=FLOOR(FLOOR([.$B99]*[.F$3])*[.$H$3]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b</text:p>
          </table:table-cell>
          <table:table-cell office:value-type="float" office:value="100" calcext:value-type="float">
            <text:p>100</text:p>
          </table:table-cell>
          <table:table-cell table:formula="of:=FLOOR(FLOOR([.$B100]*[.C$3])*[.$H$3])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rayfish</text:p>
          </table:table-cell>
          <table:table-cell office:value-type="float" office:value="75" calcext:value-type="float">
            <text:p>75</text:p>
          </table:table-cell>
          <table:table-cell table:formula="of:=FLOOR(FLOOR([.$B101]*[.C$3])*[.$H$3])" office:value-type="float" office:value="75" calcext:value-type="float">
            <text:p>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rimsonfish</text:p>
          </table:table-cell>
          <table:table-cell office:value-type="float" office:value="1500" calcext:value-type="float">
            <text:p>1500</text:p>
          </table:table-cell>
          <table:table-cell table:formula="of:=FLOOR(FLOOR([.$B102]*[.C$3])*[.$H$3])" office:value-type="float" office:value="1500" calcext:value-type="float">
            <text:p>1500</text:p>
          </table:table-cell>
          <table:table-cell table:formula="of:=FLOOR(FLOOR([.$B102]*[.D$3])*[.$H$3])" office:value-type="float" office:value="1875" calcext:value-type="float">
            <text:p>1875</text:p>
          </table:table-cell>
          <table:table-cell table:formula="of:=FLOOR(FLOOR([.$B102]*[.E$3])*[.$H$3])" office:value-type="float" office:value="2250" calcext:value-type="float">
            <text:p>2250</text:p>
          </table:table-cell>
          <table:table-cell table:formula="of:=FLOOR(FLOOR([.$B102]*[.F$3])*[.$H$3])" office:value-type="float" office:value="3000" calcext:value-type="float">
            <text:p>30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orado</text:p>
          </table:table-cell>
          <table:table-cell office:value-type="float" office:value="100" calcext:value-type="float">
            <text:p>100</text:p>
          </table:table-cell>
          <table:table-cell table:formula="of:=FLOOR(FLOOR([.$B103]*[.C$3])*[.$H$3])" office:value-type="float" office:value="100" calcext:value-type="float">
            <text:p>100</text:p>
          </table:table-cell>
          <table:table-cell table:formula="of:=FLOOR(FLOOR([.$B103]*[.D$3])*[.$H$3])" office:value-type="float" office:value="125" calcext:value-type="float">
            <text:p>125</text:p>
          </table:table-cell>
          <table:table-cell table:formula="of:=FLOOR(FLOOR([.$B103]*[.E$3])*[.$H$3])" office:value-type="float" office:value="150" calcext:value-type="float">
            <text:p>150</text:p>
          </table:table-cell>
          <table:table-cell table:formula="of:=FLOOR(FLOOR([.$B103]*[.F$3])*[.$H$3]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el</text:p>
          </table:table-cell>
          <table:table-cell office:value-type="float" office:value="85" calcext:value-type="float">
            <text:p>85</text:p>
          </table:table-cell>
          <table:table-cell table:formula="of:=FLOOR(FLOOR([.$B104]*[.C$3])*[.$H$3])" office:value-type="float" office:value="85" calcext:value-type="float">
            <text:p>85</text:p>
          </table:table-cell>
          <table:table-cell table:formula="of:=FLOOR(FLOOR([.$B104]*[.D$3])*[.$H$3])" office:value-type="float" office:value="106" calcext:value-type="float">
            <text:p>106</text:p>
          </table:table-cell>
          <table:table-cell table:formula="of:=FLOOR(FLOOR([.$B104]*[.E$3])*[.$H$3])" office:value-type="float" office:value="127" calcext:value-type="float">
            <text:p>127</text:p>
          </table:table-cell>
          <table:table-cell table:formula="of:=FLOOR(FLOOR([.$B104]*[.F$3])*[.$H$3])" office:value-type="float" office:value="170" calcext:value-type="float">
            <text:p>17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lounder</text:p>
          </table:table-cell>
          <table:table-cell office:value-type="float" office:value="100" calcext:value-type="float">
            <text:p>100</text:p>
          </table:table-cell>
          <table:table-cell table:formula="of:=FLOOR(FLOOR([.$B105]*[.C$3])*[.$H$3])" office:value-type="float" office:value="100" calcext:value-type="float">
            <text:p>100</text:p>
          </table:table-cell>
          <table:table-cell table:formula="of:=FLOOR(FLOOR([.$B105]*[.D$3])*[.$H$3])" office:value-type="float" office:value="125" calcext:value-type="float">
            <text:p>125</text:p>
          </table:table-cell>
          <table:table-cell table:formula="of:=FLOOR(FLOOR([.$B105]*[.E$3])*[.$H$3])" office:value-type="float" office:value="150" calcext:value-type="float">
            <text:p>150</text:p>
          </table:table-cell>
          <table:table-cell table:formula="of:=FLOOR(FLOOR([.$B105]*[.F$3])*[.$H$3]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hostfish</text:p>
          </table:table-cell>
          <table:table-cell office:value-type="float" office:value="45" calcext:value-type="float">
            <text:p>45</text:p>
          </table:table-cell>
          <table:table-cell table:formula="of:=FLOOR(FLOOR([.$B106]*[.C$3])*[.$H$3])" office:value-type="float" office:value="45" calcext:value-type="float">
            <text:p>45</text:p>
          </table:table-cell>
          <table:table-cell table:formula="of:=FLOOR(FLOOR([.$B106]*[.D$3])*[.$H$3])" office:value-type="float" office:value="56" calcext:value-type="float">
            <text:p>56</text:p>
          </table:table-cell>
          <table:table-cell table:formula="of:=FLOOR(FLOOR([.$B106]*[.E$3])*[.$H$3])" office:value-type="float" office:value="67" calcext:value-type="float">
            <text:p>67</text:p>
          </table:table-cell>
          <table:table-cell table:formula="of:=FLOOR(FLOOR([.$B106]*[.F$3])*[.$H$3])" office:value-type="float" office:value="90" calcext:value-type="float">
            <text:p>9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lacierfish</text:p>
          </table:table-cell>
          <table:table-cell office:value-type="float" office:value="1000" calcext:value-type="float">
            <text:p>1000</text:p>
          </table:table-cell>
          <table:table-cell table:formula="of:=FLOOR(FLOOR([.$B107]*[.C$3])*[.$H$3])" office:value-type="float" office:value="1000" calcext:value-type="float">
            <text:p>1000</text:p>
          </table:table-cell>
          <table:table-cell table:formula="of:=FLOOR(FLOOR([.$B107]*[.D$3])*[.$H$3])" office:value-type="float" office:value="1250" calcext:value-type="float">
            <text:p>1250</text:p>
          </table:table-cell>
          <table:table-cell table:formula="of:=FLOOR(FLOOR([.$B107]*[.E$3])*[.$H$3])" office:value-type="float" office:value="1500" calcext:value-type="float">
            <text:p>1500</text:p>
          </table:table-cell>
          <table:table-cell table:formula="of:=FLOOR(FLOOR([.$B107]*[.F$3])*[.$H$3])" office:value-type="float" office:value="2000" calcext:value-type="float">
            <text:p>20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lacierfish Jr.</text:p>
          </table:table-cell>
          <table:table-cell office:value-type="float" office:value="1000" calcext:value-type="float">
            <text:p>1000</text:p>
          </table:table-cell>
          <table:table-cell table:formula="of:=FLOOR(FLOOR([.$B108]*[.C$3])*[.$H$3])" office:value-type="float" office:value="1000" calcext:value-type="float">
            <text:p>1000</text:p>
          </table:table-cell>
          <table:table-cell table:formula="of:=FLOOR(FLOOR([.$B108]*[.D$3])*[.$H$3])" office:value-type="float" office:value="1250" calcext:value-type="float">
            <text:p>1250</text:p>
          </table:table-cell>
          <table:table-cell table:formula="of:=FLOOR(FLOOR([.$B108]*[.E$3])*[.$H$3])" office:value-type="float" office:value="1500" calcext:value-type="float">
            <text:p>1500</text:p>
          </table:table-cell>
          <table:table-cell table:formula="of:=FLOOR(FLOOR([.$B108]*[.F$3])*[.$H$3])" office:value-type="float" office:value="2000" calcext:value-type="float">
            <text:p>20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alibut</text:p>
          </table:table-cell>
          <table:table-cell office:value-type="float" office:value="80" calcext:value-type="float">
            <text:p>80</text:p>
          </table:table-cell>
          <table:table-cell table:formula="of:=FLOOR(FLOOR([.$B109]*[.C$3])*[.$H$3])" office:value-type="float" office:value="80" calcext:value-type="float">
            <text:p>80</text:p>
          </table:table-cell>
          <table:table-cell table:formula="of:=FLOOR(FLOOR([.$B109]*[.D$3])*[.$H$3])" office:value-type="float" office:value="100" calcext:value-type="float">
            <text:p>100</text:p>
          </table:table-cell>
          <table:table-cell table:formula="of:=FLOOR(FLOOR([.$B109]*[.E$3])*[.$H$3])" office:value-type="float" office:value="120" calcext:value-type="float">
            <text:p>120</text:p>
          </table:table-cell>
          <table:table-cell table:formula="of:=FLOOR(FLOOR([.$B109]*[.F$3])*[.$H$3])" office:value-type="float" office:value="160" calcext:value-type="float">
            <text:p>1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erring</text:p>
          </table:table-cell>
          <table:table-cell office:value-type="float" office:value="30" calcext:value-type="float">
            <text:p>30</text:p>
          </table:table-cell>
          <table:table-cell table:formula="of:=FLOOR(FLOOR([.$B110]*[.C$3])*[.$H$3])" office:value-type="float" office:value="30" calcext:value-type="float">
            <text:p>30</text:p>
          </table:table-cell>
          <table:table-cell table:formula="of:=FLOOR(FLOOR([.$B110]*[.D$3])*[.$H$3])" office:value-type="float" office:value="37" calcext:value-type="float">
            <text:p>37</text:p>
          </table:table-cell>
          <table:table-cell table:formula="of:=FLOOR(FLOOR([.$B110]*[.E$3])*[.$H$3])" office:value-type="float" office:value="45" calcext:value-type="float">
            <text:p>45</text:p>
          </table:table-cell>
          <table:table-cell table:formula="of:=FLOOR(FLOOR([.$B110]*[.F$3])*[.$H$3])" office:value-type="float" office:value="60" calcext:value-type="float">
            <text:p>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Ice Pip</text:p>
          </table:table-cell>
          <table:table-cell office:value-type="float" office:value="500" calcext:value-type="float">
            <text:p>500</text:p>
          </table:table-cell>
          <table:table-cell table:formula="of:=FLOOR(FLOOR([.$B111]*[.C$3])*[.$H$3])" office:value-type="float" office:value="500" calcext:value-type="float">
            <text:p>500</text:p>
          </table:table-cell>
          <table:table-cell table:formula="of:=FLOOR(FLOOR([.$B111]*[.D$3])*[.$H$3])" office:value-type="float" office:value="625" calcext:value-type="float">
            <text:p>625</text:p>
          </table:table-cell>
          <table:table-cell table:formula="of:=FLOOR(FLOOR([.$B111]*[.E$3])*[.$H$3])" office:value-type="float" office:value="750" calcext:value-type="float">
            <text:p>750</text:p>
          </table:table-cell>
          <table:table-cell table:formula="of:=FLOOR(FLOOR([.$B111]*[.F$3])*[.$H$3])" office:value-type="float" office:value="1000" calcext:value-type="float">
            <text:p>10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argemouth Bass</text:p>
          </table:table-cell>
          <table:table-cell office:value-type="float" office:value="100" calcext:value-type="float">
            <text:p>100</text:p>
          </table:table-cell>
          <table:table-cell table:formula="of:=FLOOR(FLOOR([.$B112]*[.C$3])*[.$H$3])" office:value-type="float" office:value="100" calcext:value-type="float">
            <text:p>100</text:p>
          </table:table-cell>
          <table:table-cell table:formula="of:=FLOOR(FLOOR([.$B112]*[.D$3])*[.$H$3])" office:value-type="float" office:value="125" calcext:value-type="float">
            <text:p>125</text:p>
          </table:table-cell>
          <table:table-cell table:formula="of:=FLOOR(FLOOR([.$B112]*[.E$3])*[.$H$3])" office:value-type="float" office:value="150" calcext:value-type="float">
            <text:p>150</text:p>
          </table:table-cell>
          <table:table-cell table:formula="of:=FLOOR(FLOOR([.$B112]*[.F$3])*[.$H$3]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ava Eel</text:p>
          </table:table-cell>
          <table:table-cell office:value-type="float" office:value="700" calcext:value-type="float">
            <text:p>700</text:p>
          </table:table-cell>
          <table:table-cell table:formula="of:=FLOOR(FLOOR([.$B113]*[.C$3])*[.$H$3])" office:value-type="float" office:value="700" calcext:value-type="float">
            <text:p>700</text:p>
          </table:table-cell>
          <table:table-cell table:formula="of:=FLOOR(FLOOR([.$B113]*[.D$3])*[.$H$3])" office:value-type="float" office:value="875" calcext:value-type="float">
            <text:p>875</text:p>
          </table:table-cell>
          <table:table-cell table:formula="of:=FLOOR(FLOOR([.$B113]*[.E$3])*[.$H$3])" office:value-type="float" office:value="1050" calcext:value-type="float">
            <text:p>1050</text:p>
          </table:table-cell>
          <table:table-cell table:formula="of:=FLOOR(FLOOR([.$B113]*[.F$3])*[.$H$3])" office:value-type="float" office:value="1400" calcext:value-type="float">
            <text:p>14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egend</text:p>
          </table:table-cell>
          <table:table-cell office:value-type="float" office:value="5000" calcext:value-type="float">
            <text:p>5000</text:p>
          </table:table-cell>
          <table:table-cell table:formula="of:=FLOOR(FLOOR([.$B114]*[.C$3])*[.$H$3])" office:value-type="float" office:value="5000" calcext:value-type="float">
            <text:p>5000</text:p>
          </table:table-cell>
          <table:table-cell table:formula="of:=FLOOR(FLOOR([.$B114]*[.D$3])*[.$H$3])" office:value-type="float" office:value="6250" calcext:value-type="float">
            <text:p>6250</text:p>
          </table:table-cell>
          <table:table-cell table:formula="of:=FLOOR(FLOOR([.$B114]*[.E$3])*[.$H$3])" office:value-type="float" office:value="7500" calcext:value-type="float">
            <text:p>7500</text:p>
          </table:table-cell>
          <table:table-cell table:formula="of:=FLOOR(FLOOR([.$B114]*[.F$3])*[.$H$3])" office:value-type="float" office:value="10000" calcext:value-type="float">
            <text:p>100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egend II</text:p>
          </table:table-cell>
          <table:table-cell office:value-type="float" office:value="5000" calcext:value-type="float">
            <text:p>5000</text:p>
          </table:table-cell>
          <table:table-cell table:formula="of:=FLOOR(FLOOR([.$B115]*[.C$3])*[.$H$3])" office:value-type="float" office:value="5000" calcext:value-type="float">
            <text:p>5000</text:p>
          </table:table-cell>
          <table:table-cell table:formula="of:=FLOOR(FLOOR([.$B115]*[.D$3])*[.$H$3])" office:value-type="float" office:value="6250" calcext:value-type="float">
            <text:p>6250</text:p>
          </table:table-cell>
          <table:table-cell table:formula="of:=FLOOR(FLOOR([.$B115]*[.E$3])*[.$H$3])" office:value-type="float" office:value="7500" calcext:value-type="float">
            <text:p>7500</text:p>
          </table:table-cell>
          <table:table-cell table:formula="of:=FLOOR(FLOOR([.$B115]*[.F$3])*[.$H$3])" office:value-type="float" office:value="10000" calcext:value-type="float">
            <text:p>100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ingcod</text:p>
          </table:table-cell>
          <table:table-cell office:value-type="float" office:value="120" calcext:value-type="float">
            <text:p>120</text:p>
          </table:table-cell>
          <table:table-cell table:formula="of:=FLOOR(FLOOR([.$B116]*[.C$3])*[.$H$3])" office:value-type="float" office:value="120" calcext:value-type="float">
            <text:p>120</text:p>
          </table:table-cell>
          <table:table-cell table:formula="of:=FLOOR(FLOOR([.$B116]*[.D$3])*[.$H$3])" office:value-type="float" office:value="150" calcext:value-type="float">
            <text:p>150</text:p>
          </table:table-cell>
          <table:table-cell table:formula="of:=FLOOR(FLOOR([.$B116]*[.E$3])*[.$H$3])" office:value-type="float" office:value="180" calcext:value-type="float">
            <text:p>180</text:p>
          </table:table-cell>
          <table:table-cell table:formula="of:=FLOOR(FLOOR([.$B116]*[.F$3])*[.$H$3])" office:value-type="float" office:value="240" calcext:value-type="float">
            <text:p>2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ionfish</text:p>
          </table:table-cell>
          <table:table-cell office:value-type="float" office:value="100" calcext:value-type="float">
            <text:p>100</text:p>
          </table:table-cell>
          <table:table-cell table:formula="of:=FLOOR(FLOOR([.$B117]*[.C$3])*[.$H$3])" office:value-type="float" office:value="100" calcext:value-type="float">
            <text:p>100</text:p>
          </table:table-cell>
          <table:table-cell table:formula="of:=FLOOR(FLOOR([.$B117]*[.D$3])*[.$H$3])" office:value-type="float" office:value="125" calcext:value-type="float">
            <text:p>125</text:p>
          </table:table-cell>
          <table:table-cell table:formula="of:=FLOOR(FLOOR([.$B117]*[.E$3])*[.$H$3])" office:value-type="float" office:value="150" calcext:value-type="float">
            <text:p>150</text:p>
          </table:table-cell>
          <table:table-cell table:formula="of:=FLOOR(FLOOR([.$B117]*[.F$3])*[.$H$3]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obster</text:p>
          </table:table-cell>
          <table:table-cell office:value-type="float" office:value="120" calcext:value-type="float">
            <text:p>120</text:p>
          </table:table-cell>
          <table:table-cell table:formula="of:=FLOOR(FLOOR([.$B118]*[.C$3])*[.$H$3])"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idnight Carp</text:p>
          </table:table-cell>
          <table:table-cell office:value-type="float" office:value="150" calcext:value-type="float">
            <text:p>150</text:p>
          </table:table-cell>
          <table:table-cell table:formula="of:=FLOOR(FLOOR([.$B119]*[.C$3])*[.$H$3])" office:value-type="float" office:value="150" calcext:value-type="float">
            <text:p>150</text:p>
          </table:table-cell>
          <table:table-cell table:formula="of:=FLOOR(FLOOR([.$B119]*[.D$3])*[.$H$3])" office:value-type="float" office:value="187" calcext:value-type="float">
            <text:p>187</text:p>
          </table:table-cell>
          <table:table-cell table:formula="of:=FLOOR(FLOOR([.$B119]*[.E$3])*[.$H$3])" office:value-type="float" office:value="225" calcext:value-type="float">
            <text:p>225</text:p>
          </table:table-cell>
          <table:table-cell table:formula="of:=FLOOR(FLOOR([.$B119]*[.F$3])*[.$H$3])" office:value-type="float" office:value="300" calcext:value-type="float">
            <text:p>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idnight Squid</text:p>
          </table:table-cell>
          <table:table-cell office:value-type="float" office:value="100" calcext:value-type="float">
            <text:p>100</text:p>
          </table:table-cell>
          <table:table-cell table:formula="of:=FLOOR(FLOOR([.$B120]*[.C$3])*[.$H$3])" office:value-type="float" office:value="100" calcext:value-type="float">
            <text:p>100</text:p>
          </table:table-cell>
          <table:table-cell table:formula="of:=FLOOR(FLOOR([.$B120]*[.D$3])*[.$H$3])" office:value-type="float" office:value="125" calcext:value-type="float">
            <text:p>125</text:p>
          </table:table-cell>
          <table:table-cell table:formula="of:=FLOOR(FLOOR([.$B120]*[.E$3])*[.$H$3])" office:value-type="float" office:value="150" calcext:value-type="float">
            <text:p>150</text:p>
          </table:table-cell>
          <table:table-cell table:formula="of:=FLOOR(FLOOR([.$B120]*[.F$3])*[.$H$3]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s. Angler</text:p>
          </table:table-cell>
          <table:table-cell office:value-type="float" office:value="900" calcext:value-type="float">
            <text:p>900</text:p>
          </table:table-cell>
          <table:table-cell table:formula="of:=FLOOR(FLOOR([.$B121]*[.C$3])*[.$H$3])" office:value-type="float" office:value="900" calcext:value-type="float">
            <text:p>900</text:p>
          </table:table-cell>
          <table:table-cell table:formula="of:=FLOOR(FLOOR([.$B121]*[.D$3])*[.$H$3])" office:value-type="float" office:value="1125" calcext:value-type="float">
            <text:p>1125</text:p>
          </table:table-cell>
          <table:table-cell table:formula="of:=FLOOR(FLOOR([.$B121]*[.E$3])*[.$H$3])" office:value-type="float" office:value="1350" calcext:value-type="float">
            <text:p>1350</text:p>
          </table:table-cell>
          <table:table-cell table:formula="of:=FLOOR(FLOOR([.$B121]*[.F$3])*[.$H$3])" office:value-type="float" office:value="1800" calcext:value-type="float">
            <text:p>18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ussel</text:p>
          </table:table-cell>
          <table:table-cell office:value-type="float" office:value="30" calcext:value-type="float">
            <text:p>30</text:p>
          </table:table-cell>
          <table:table-cell table:formula="of:=FLOOR(FLOOR([.$B122]*[.C$3])*[.$H$3])" office:value-type="float" office:value="30" calcext:value-type="float">
            <text:p>30</text:p>
          </table:table-cell>
          <table:table-cell table:formula="of:=FLOOR(FLOOR([.$B122]*[.D$3])*[.$H$3])" office:value-type="float" office:value="37" calcext:value-type="float">
            <text:p>37</text:p>
          </table:table-cell>
          <table:table-cell table:formula="of:=FLOOR(FLOOR([.$B122]*[.E$3])*[.$H$3])" office:value-type="float" office:value="45" calcext:value-type="float">
            <text:p>45</text:p>
          </table:table-cell>
          <table:table-cell table:formula="of:=FLOOR(FLOOR([.$B122]*[.F$3])*[.$H$3])" office:value-type="float" office:value="60" calcext:value-type="float">
            <text:p>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utant Carp</text:p>
          </table:table-cell>
          <table:table-cell office:value-type="float" office:value="1000" calcext:value-type="float">
            <text:p>1000</text:p>
          </table:table-cell>
          <table:table-cell table:formula="of:=FLOOR(FLOOR([.$B123]*[.C$3])*[.$H$3])" office:value-type="float" office:value="1000" calcext:value-type="float">
            <text:p>1000</text:p>
          </table:table-cell>
          <table:table-cell table:formula="of:=FLOOR(FLOOR([.$B123]*[.D$3])*[.$H$3])" office:value-type="float" office:value="1250" calcext:value-type="float">
            <text:p>1250</text:p>
          </table:table-cell>
          <table:table-cell table:formula="of:=FLOOR(FLOOR([.$B123]*[.E$3])*[.$H$3])" office:value-type="float" office:value="1500" calcext:value-type="float">
            <text:p>1500</text:p>
          </table:table-cell>
          <table:table-cell table:formula="of:=FLOOR(FLOOR([.$B123]*[.F$3])*[.$H$3])" office:value-type="float" office:value="2000" calcext:value-type="float">
            <text:p>20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Octopus</text:p>
          </table:table-cell>
          <table:table-cell office:value-type="float" office:value="150" calcext:value-type="float">
            <text:p>150</text:p>
          </table:table-cell>
          <table:table-cell table:formula="of:=FLOOR(FLOOR([.$B124]*[.C$3])*[.$H$3])" office:value-type="float" office:value="150" calcext:value-type="float">
            <text:p>150</text:p>
          </table:table-cell>
          <table:table-cell table:formula="of:=FLOOR(FLOOR([.$B124]*[.D$3])*[.$H$3])" office:value-type="float" office:value="187" calcext:value-type="float">
            <text:p>187</text:p>
          </table:table-cell>
          <table:table-cell table:formula="of:=FLOOR(FLOOR([.$B124]*[.E$3])*[.$H$3])" office:value-type="float" office:value="225" calcext:value-type="float">
            <text:p>225</text:p>
          </table:table-cell>
          <table:table-cell table:formula="of:=FLOOR(FLOOR([.$B124]*[.F$3])*[.$H$3])" office:value-type="float" office:value="300" calcext:value-type="float">
            <text:p>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Oyster</text:p>
          </table:table-cell>
          <table:table-cell office:value-type="float" office:value="40" calcext:value-type="float">
            <text:p>40</text:p>
          </table:table-cell>
          <table:table-cell table:formula="of:=FLOOR(FLOOR([.$B125]*[.C$3])*[.$H$3])" office:value-type="float" office:value="40" calcext:value-type="float">
            <text:p>40</text:p>
          </table:table-cell>
          <table:table-cell table:formula="of:=FLOOR(FLOOR([.$B125]*[.D$3])*[.$H$3])" office:value-type="float" office:value="50" calcext:value-type="float">
            <text:p>50</text:p>
          </table:table-cell>
          <table:table-cell table:formula="of:=FLOOR(FLOOR([.$B125]*[.E$3])*[.$H$3])" office:value-type="float" office:value="60" calcext:value-type="float">
            <text:p>60</text:p>
          </table:table-cell>
          <table:table-cell table:formula="of:=FLOOR(FLOOR([.$B125]*[.F$3])*[.$H$3])" office:value-type="float" office:value="80" calcext:value-type="float">
            <text:p>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erch</text:p>
          </table:table-cell>
          <table:table-cell office:value-type="float" office:value="55" calcext:value-type="float">
            <text:p>55</text:p>
          </table:table-cell>
          <table:table-cell table:formula="of:=FLOOR(FLOOR([.$B126]*[.C$3])*[.$H$3])" office:value-type="float" office:value="55" calcext:value-type="float">
            <text:p>55</text:p>
          </table:table-cell>
          <table:table-cell table:formula="of:=FLOOR(FLOOR([.$B126]*[.D$3])*[.$H$3])" office:value-type="float" office:value="68" calcext:value-type="float">
            <text:p>68</text:p>
          </table:table-cell>
          <table:table-cell table:formula="of:=FLOOR(FLOOR([.$B126]*[.E$3])*[.$H$3])" office:value-type="float" office:value="82" calcext:value-type="float">
            <text:p>82</text:p>
          </table:table-cell>
          <table:table-cell table:formula="of:=FLOOR(FLOOR([.$B126]*[.F$3])*[.$H$3])" office:value-type="float" office:value="110" calcext:value-type="float">
            <text:p>11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eriwinkle</text:p>
          </table:table-cell>
          <table:table-cell office:value-type="float" office:value="20" calcext:value-type="float">
            <text:p>20</text:p>
          </table:table-cell>
          <table:table-cell table:formula="of:=FLOOR(FLOOR([.$B127]*[.C$3])*[.$H$3])" office:value-type="float" office:value="20" calcext:value-type="float">
            <text:p>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ke</text:p>
          </table:table-cell>
          <table:table-cell office:value-type="float" office:value="100" calcext:value-type="float">
            <text:p>100</text:p>
          </table:table-cell>
          <table:table-cell table:formula="of:=FLOOR(FLOOR([.$B128]*[.C$3])*[.$H$3])" office:value-type="float" office:value="100" calcext:value-type="float">
            <text:p>100</text:p>
          </table:table-cell>
          <table:table-cell table:formula="of:=FLOOR(FLOOR([.$B128]*[.D$3])*[.$H$3])" office:value-type="float" office:value="125" calcext:value-type="float">
            <text:p>125</text:p>
          </table:table-cell>
          <table:table-cell table:formula="of:=FLOOR(FLOOR([.$B128]*[.E$3])*[.$H$3])" office:value-type="float" office:value="150" calcext:value-type="float">
            <text:p>150</text:p>
          </table:table-cell>
          <table:table-cell table:formula="of:=FLOOR(FLOOR([.$B128]*[.F$3])*[.$H$3]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ufferfish</text:p>
          </table:table-cell>
          <table:table-cell office:value-type="float" office:value="200" calcext:value-type="float">
            <text:p>200</text:p>
          </table:table-cell>
          <table:table-cell table:formula="of:=FLOOR(FLOOR([.$B129]*[.C$3])*[.$H$3])" office:value-type="float" office:value="200" calcext:value-type="float">
            <text:p>200</text:p>
          </table:table-cell>
          <table:table-cell table:formula="of:=FLOOR(FLOOR([.$B129]*[.D$3])*[.$H$3])" office:value-type="float" office:value="250" calcext:value-type="float">
            <text:p>250</text:p>
          </table:table-cell>
          <table:table-cell table:formula="of:=FLOOR(FLOOR([.$B129]*[.E$3])*[.$H$3])" office:value-type="float" office:value="300" calcext:value-type="float">
            <text:p>300</text:p>
          </table:table-cell>
          <table:table-cell table:formula="of:=FLOOR(FLOOR([.$B129]*[.F$3])*[.$H$3])" office:value-type="float" office:value="400" calcext:value-type="float">
            <text:p>4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adioactive Carp</text:p>
          </table:table-cell>
          <table:table-cell office:value-type="float" office:value="1000" calcext:value-type="float">
            <text:p>1000</text:p>
          </table:table-cell>
          <table:table-cell table:formula="of:=FLOOR(FLOOR([.$B130]*[.C$3])*[.$H$3])" office:value-type="float" office:value="1000" calcext:value-type="float">
            <text:p>1000</text:p>
          </table:table-cell>
          <table:table-cell table:formula="of:=FLOOR(FLOOR([.$B130]*[.D$3])*[.$H$3])" office:value-type="float" office:value="1250" calcext:value-type="float">
            <text:p>1250</text:p>
          </table:table-cell>
          <table:table-cell table:formula="of:=FLOOR(FLOOR([.$B130]*[.E$3])*[.$H$3])" office:value-type="float" office:value="1500" calcext:value-type="float">
            <text:p>1500</text:p>
          </table:table-cell>
          <table:table-cell table:formula="of:=FLOOR(FLOOR([.$B130]*[.F$3])*[.$H$3])" office:value-type="float" office:value="2000" calcext:value-type="float">
            <text:p>20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ainbow Trout</text:p>
          </table:table-cell>
          <table:table-cell office:value-type="float" office:value="65" calcext:value-type="float">
            <text:p>65</text:p>
          </table:table-cell>
          <table:table-cell table:formula="of:=FLOOR(FLOOR([.$B131]*[.C$3])*[.$H$3])" office:value-type="float" office:value="65" calcext:value-type="float">
            <text:p>65</text:p>
          </table:table-cell>
          <table:table-cell table:formula="of:=FLOOR(FLOOR([.$B131]*[.D$3])*[.$H$3])" office:value-type="float" office:value="81" calcext:value-type="float">
            <text:p>81</text:p>
          </table:table-cell>
          <table:table-cell table:formula="of:=FLOOR(FLOOR([.$B131]*[.E$3])*[.$H$3])" office:value-type="float" office:value="97" calcext:value-type="float">
            <text:p>97</text:p>
          </table:table-cell>
          <table:table-cell table:formula="of:=FLOOR(FLOOR([.$B131]*[.F$3])*[.$H$3])" office:value-type="float" office:value="130" calcext:value-type="float">
            <text:p>13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ed Mullet</text:p>
          </table:table-cell>
          <table:table-cell office:value-type="float" office:value="75" calcext:value-type="float">
            <text:p>75</text:p>
          </table:table-cell>
          <table:table-cell table:formula="of:=FLOOR(FLOOR([.$B132]*[.C$3])*[.$H$3])" office:value-type="float" office:value="75" calcext:value-type="float">
            <text:p>75</text:p>
          </table:table-cell>
          <table:table-cell table:formula="of:=FLOOR(FLOOR([.$B132]*[.D$3])*[.$H$3])" office:value-type="float" office:value="93" calcext:value-type="float">
            <text:p>93</text:p>
          </table:table-cell>
          <table:table-cell table:formula="of:=FLOOR(FLOOR([.$B132]*[.E$3])*[.$H$3])" office:value-type="float" office:value="112" calcext:value-type="float">
            <text:p>112</text:p>
          </table:table-cell>
          <table:table-cell table:formula="of:=FLOOR(FLOOR([.$B132]*[.F$3])*[.$H$3]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ed Snapper</text:p>
          </table:table-cell>
          <table:table-cell office:value-type="float" office:value="50" calcext:value-type="float">
            <text:p>50</text:p>
          </table:table-cell>
          <table:table-cell table:formula="of:=FLOOR(FLOOR([.$B133]*[.C$3])*[.$H$3])" office:value-type="float" office:value="50" calcext:value-type="float">
            <text:p>50</text:p>
          </table:table-cell>
          <table:table-cell table:formula="of:=FLOOR(FLOOR([.$B133]*[.D$3])*[.$H$3])" office:value-type="float" office:value="62" calcext:value-type="float">
            <text:p>62</text:p>
          </table:table-cell>
          <table:table-cell table:formula="of:=FLOOR(FLOOR([.$B133]*[.E$3])*[.$H$3])" office:value-type="float" office:value="75" calcext:value-type="float">
            <text:p>75</text:p>
          </table:table-cell>
          <table:table-cell table:formula="of:=FLOOR(FLOOR([.$B133]*[.F$3])*[.$H$3]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almon</text:p>
          </table:table-cell>
          <table:table-cell office:value-type="float" office:value="75" calcext:value-type="float">
            <text:p>75</text:p>
          </table:table-cell>
          <table:table-cell table:formula="of:=FLOOR(FLOOR([.$B134]*[.C$3])*[.$H$3])" office:value-type="float" office:value="75" calcext:value-type="float">
            <text:p>75</text:p>
          </table:table-cell>
          <table:table-cell table:formula="of:=FLOOR(FLOOR([.$B134]*[.D$3])*[.$H$3])" office:value-type="float" office:value="93" calcext:value-type="float">
            <text:p>93</text:p>
          </table:table-cell>
          <table:table-cell table:formula="of:=FLOOR(FLOOR([.$B134]*[.E$3])*[.$H$3])" office:value-type="float" office:value="112" calcext:value-type="float">
            <text:p>112</text:p>
          </table:table-cell>
          <table:table-cell table:formula="of:=FLOOR(FLOOR([.$B134]*[.F$3])*[.$H$3]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andfish</text:p>
          </table:table-cell>
          <table:table-cell office:value-type="float" office:value="75" calcext:value-type="float">
            <text:p>75</text:p>
          </table:table-cell>
          <table:table-cell table:formula="of:=FLOOR(FLOOR([.$B135]*[.C$3])*[.$H$3])" office:value-type="float" office:value="75" calcext:value-type="float">
            <text:p>75</text:p>
          </table:table-cell>
          <table:table-cell table:formula="of:=FLOOR(FLOOR([.$B135]*[.D$3])*[.$H$3])" office:value-type="float" office:value="93" calcext:value-type="float">
            <text:p>93</text:p>
          </table:table-cell>
          <table:table-cell table:formula="of:=FLOOR(FLOOR([.$B135]*[.E$3])*[.$H$3])" office:value-type="float" office:value="112" calcext:value-type="float">
            <text:p>112</text:p>
          </table:table-cell>
          <table:table-cell table:formula="of:=FLOOR(FLOOR([.$B135]*[.F$3])*[.$H$3]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ardine</text:p>
          </table:table-cell>
          <table:table-cell office:value-type="float" office:value="40" calcext:value-type="float">
            <text:p>40</text:p>
          </table:table-cell>
          <table:table-cell table:formula="of:=FLOOR(FLOOR([.$B136]*[.C$3])*[.$H$3])" office:value-type="float" office:value="40" calcext:value-type="float">
            <text:p>40</text:p>
          </table:table-cell>
          <table:table-cell table:formula="of:=FLOOR(FLOOR([.$B136]*[.D$3])*[.$H$3])" office:value-type="float" office:value="50" calcext:value-type="float">
            <text:p>50</text:p>
          </table:table-cell>
          <table:table-cell table:formula="of:=FLOOR(FLOOR([.$B136]*[.E$3])*[.$H$3])" office:value-type="float" office:value="60" calcext:value-type="float">
            <text:p>60</text:p>
          </table:table-cell>
          <table:table-cell table:formula="of:=FLOOR(FLOOR([.$B136]*[.F$3])*[.$H$3])" office:value-type="float" office:value="80" calcext:value-type="float">
            <text:p>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corpion Carp</text:p>
          </table:table-cell>
          <table:table-cell office:value-type="float" office:value="150" calcext:value-type="float">
            <text:p>150</text:p>
          </table:table-cell>
          <table:table-cell table:formula="of:=FLOOR(FLOOR([.$B137]*[.C$3])*[.$H$3])" office:value-type="float" office:value="150" calcext:value-type="float">
            <text:p>150</text:p>
          </table:table-cell>
          <table:table-cell table:formula="of:=FLOOR(FLOOR([.$B137]*[.D$3])*[.$H$3])" office:value-type="float" office:value="187" calcext:value-type="float">
            <text:p>187</text:p>
          </table:table-cell>
          <table:table-cell table:formula="of:=FLOOR(FLOOR([.$B137]*[.E$3])*[.$H$3])" office:value-type="float" office:value="225" calcext:value-type="float">
            <text:p>225</text:p>
          </table:table-cell>
          <table:table-cell table:formula="of:=FLOOR(FLOOR([.$B137]*[.F$3])*[.$H$3])" office:value-type="float" office:value="300" calcext:value-type="float">
            <text:p>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ea Cucumber</text:p>
          </table:table-cell>
          <table:table-cell office:value-type="float" office:value="75" calcext:value-type="float">
            <text:p>75</text:p>
          </table:table-cell>
          <table:table-cell table:formula="of:=FLOOR(FLOOR([.$B138]*[.C$3])*[.$H$3])" office:value-type="float" office:value="75" calcext:value-type="float">
            <text:p>75</text:p>
          </table:table-cell>
          <table:table-cell table:formula="of:=FLOOR(FLOOR([.$B138]*[.D$3])*[.$H$3])" office:value-type="float" office:value="93" calcext:value-type="float">
            <text:p>93</text:p>
          </table:table-cell>
          <table:table-cell table:formula="of:=FLOOR(FLOOR([.$B138]*[.E$3])*[.$H$3])" office:value-type="float" office:value="112" calcext:value-type="float">
            <text:p>112</text:p>
          </table:table-cell>
          <table:table-cell table:formula="of:=FLOOR(FLOOR([.$B138]*[.F$3])*[.$H$3]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had</text:p>
          </table:table-cell>
          <table:table-cell office:value-type="float" office:value="60" calcext:value-type="float">
            <text:p>60</text:p>
          </table:table-cell>
          <table:table-cell table:formula="of:=FLOOR(FLOOR([.$B139]*[.C$3])*[.$H$3])" office:value-type="float" office:value="60" calcext:value-type="float">
            <text:p>60</text:p>
          </table:table-cell>
          <table:table-cell table:formula="of:=FLOOR(FLOOR([.$B139]*[.D$3])*[.$H$3])" office:value-type="float" office:value="75" calcext:value-type="float">
            <text:p>75</text:p>
          </table:table-cell>
          <table:table-cell table:formula="of:=FLOOR(FLOOR([.$B139]*[.E$3])*[.$H$3])" office:value-type="float" office:value="90" calcext:value-type="float">
            <text:p>90</text:p>
          </table:table-cell>
          <table:table-cell table:formula="of:=FLOOR(FLOOR([.$B139]*[.F$3])*[.$H$3])" office:value-type="float" office:value="120" calcext:value-type="float">
            <text:p>1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hrimp</text:p>
          </table:table-cell>
          <table:table-cell office:value-type="float" office:value="60" calcext:value-type="float">
            <text:p>60</text:p>
          </table:table-cell>
          <table:table-cell table:formula="of:=FLOOR(FLOOR([.$B140]*[.C$3])*[.$H$3])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limejack</text:p>
          </table:table-cell>
          <table:table-cell office:value-type="float" office:value="100" calcext:value-type="float">
            <text:p>100</text:p>
          </table:table-cell>
          <table:table-cell table:formula="of:=FLOOR(FLOOR([.$B141]*[.C$3])*[.$H$3])" office:value-type="float" office:value="100" calcext:value-type="float">
            <text:p>100</text:p>
          </table:table-cell>
          <table:table-cell table:formula="of:=FLOOR(FLOOR([.$B141]*[.D$3])*[.$H$3])" office:value-type="float" office:value="125" calcext:value-type="float">
            <text:p>125</text:p>
          </table:table-cell>
          <table:table-cell table:formula="of:=FLOOR(FLOOR([.$B141]*[.E$3])*[.$H$3])" office:value-type="float" office:value="150" calcext:value-type="float">
            <text:p>150</text:p>
          </table:table-cell>
          <table:table-cell table:formula="of:=FLOOR(FLOOR([.$B141]*[.F$3])*[.$H$3]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mallmouth Bass</text:p>
          </table:table-cell>
          <table:table-cell office:value-type="float" office:value="50" calcext:value-type="float">
            <text:p>50</text:p>
          </table:table-cell>
          <table:table-cell table:formula="of:=FLOOR(FLOOR([.$B142]*[.C$3])*[.$H$3])" office:value-type="float" office:value="50" calcext:value-type="float">
            <text:p>50</text:p>
          </table:table-cell>
          <table:table-cell table:formula="of:=FLOOR(FLOOR([.$B142]*[.D$3])*[.$H$3])" office:value-type="float" office:value="62" calcext:value-type="float">
            <text:p>62</text:p>
          </table:table-cell>
          <table:table-cell table:formula="of:=FLOOR(FLOOR([.$B142]*[.E$3])*[.$H$3])" office:value-type="float" office:value="75" calcext:value-type="float">
            <text:p>75</text:p>
          </table:table-cell>
          <table:table-cell table:formula="of:=FLOOR(FLOOR([.$B142]*[.F$3])*[.$H$3]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nail</text:p>
          </table:table-cell>
          <table:table-cell office:value-type="float" office:value="65" calcext:value-type="float">
            <text:p>65</text:p>
          </table:table-cell>
          <table:table-cell table:formula="of:=FLOOR(FLOOR([.$B143]*[.C$3])*[.$H$3])" office:value-type="float" office:value="65" calcext:value-type="float">
            <text:p>6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on of Crimsonfish</text:p>
          </table:table-cell>
          <table:table-cell office:value-type="float" office:value="1500" calcext:value-type="float">
            <text:p>1500</text:p>
          </table:table-cell>
          <table:table-cell table:formula="of:=FLOOR(FLOOR([.$B144]*[.C$3])*[.$H$3])" office:value-type="float" office:value="1500" calcext:value-type="float">
            <text:p>1500</text:p>
          </table:table-cell>
          <table:table-cell table:formula="of:=FLOOR(FLOOR([.$B144]*[.D$3])*[.$H$3])" office:value-type="float" office:value="1875" calcext:value-type="float">
            <text:p>1875</text:p>
          </table:table-cell>
          <table:table-cell table:formula="of:=FLOOR(FLOOR([.$B144]*[.E$3])*[.$H$3])" office:value-type="float" office:value="2250" calcext:value-type="float">
            <text:p>2250</text:p>
          </table:table-cell>
          <table:table-cell table:formula="of:=FLOOR(FLOOR([.$B144]*[.F$3])*[.$H$3])" office:value-type="float" office:value="3000" calcext:value-type="float">
            <text:p>30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pook Fish</text:p>
          </table:table-cell>
          <table:table-cell office:value-type="float" office:value="220" calcext:value-type="float">
            <text:p>220</text:p>
          </table:table-cell>
          <table:table-cell table:formula="of:=FLOOR(FLOOR([.$B145]*[.C$3])*[.$H$3])" office:value-type="float" office:value="220" calcext:value-type="float">
            <text:p>220</text:p>
          </table:table-cell>
          <table:table-cell table:formula="of:=FLOOR(FLOOR([.$B145]*[.D$3])*[.$H$3])" office:value-type="float" office:value="275" calcext:value-type="float">
            <text:p>275</text:p>
          </table:table-cell>
          <table:table-cell table:formula="of:=FLOOR(FLOOR([.$B145]*[.E$3])*[.$H$3])" office:value-type="float" office:value="330" calcext:value-type="float">
            <text:p>330</text:p>
          </table:table-cell>
          <table:table-cell table:formula="of:=FLOOR(FLOOR([.$B145]*[.F$3])*[.$H$3])" office:value-type="float" office:value="440" calcext:value-type="float">
            <text:p>4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quid</text:p>
          </table:table-cell>
          <table:table-cell office:value-type="float" office:value="80" calcext:value-type="float">
            <text:p>80</text:p>
          </table:table-cell>
          <table:table-cell table:formula="of:=FLOOR(FLOOR([.$B146]*[.C$3])*[.$H$3])" office:value-type="float" office:value="80" calcext:value-type="float">
            <text:p>80</text:p>
          </table:table-cell>
          <table:table-cell table:formula="of:=FLOOR(FLOOR([.$B146]*[.D$3])*[.$H$3])" office:value-type="float" office:value="100" calcext:value-type="float">
            <text:p>100</text:p>
          </table:table-cell>
          <table:table-cell table:formula="of:=FLOOR(FLOOR([.$B146]*[.E$3])*[.$H$3])" office:value-type="float" office:value="120" calcext:value-type="float">
            <text:p>120</text:p>
          </table:table-cell>
          <table:table-cell table:formula="of:=FLOOR(FLOOR([.$B146]*[.F$3])*[.$H$3])" office:value-type="float" office:value="160" calcext:value-type="float">
            <text:p>1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tingray</text:p>
          </table:table-cell>
          <table:table-cell office:value-type="float" office:value="180" calcext:value-type="float">
            <text:p>180</text:p>
          </table:table-cell>
          <table:table-cell table:formula="of:=FLOOR(FLOOR([.$B147]*[.C$3])*[.$H$3])" office:value-type="float" office:value="180" calcext:value-type="float">
            <text:p>180</text:p>
          </table:table-cell>
          <table:table-cell table:formula="of:=FLOOR(FLOOR([.$B147]*[.D$3])*[.$H$3])" office:value-type="float" office:value="225" calcext:value-type="float">
            <text:p>225</text:p>
          </table:table-cell>
          <table:table-cell table:formula="of:=FLOOR(FLOOR([.$B147]*[.E$3])*[.$H$3])" office:value-type="float" office:value="270" calcext:value-type="float">
            <text:p>270</text:p>
          </table:table-cell>
          <table:table-cell table:formula="of:=FLOOR(FLOOR([.$B147]*[.F$3])*[.$H$3])" office:value-type="float" office:value="360" calcext:value-type="float">
            <text:p>3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tonefish</text:p>
          </table:table-cell>
          <table:table-cell office:value-type="float" office:value="300" calcext:value-type="float">
            <text:p>300</text:p>
          </table:table-cell>
          <table:table-cell table:formula="of:=FLOOR(FLOOR([.$B148]*[.C$3])*[.$H$3])" office:value-type="float" office:value="300" calcext:value-type="float">
            <text:p>300</text:p>
          </table:table-cell>
          <table:table-cell table:formula="of:=FLOOR(FLOOR([.$B148]*[.D$3])*[.$H$3])" office:value-type="float" office:value="375" calcext:value-type="float">
            <text:p>375</text:p>
          </table:table-cell>
          <table:table-cell table:formula="of:=FLOOR(FLOOR([.$B148]*[.E$3])*[.$H$3])" office:value-type="float" office:value="450" calcext:value-type="float">
            <text:p>450</text:p>
          </table:table-cell>
          <table:table-cell table:formula="of:=FLOOR(FLOOR([.$B148]*[.F$3])*[.$H$3])" office:value-type="float" office:value="600" calcext:value-type="float">
            <text:p>6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turgeon</text:p>
          </table:table-cell>
          <table:table-cell office:value-type="float" office:value="200" calcext:value-type="float">
            <text:p>200</text:p>
          </table:table-cell>
          <table:table-cell table:formula="of:=FLOOR(FLOOR([.$B149]*[.C$3])*[.$H$3])" office:value-type="float" office:value="200" calcext:value-type="float">
            <text:p>200</text:p>
          </table:table-cell>
          <table:table-cell table:formula="of:=FLOOR(FLOOR([.$B149]*[.D$3])*[.$H$3])" office:value-type="float" office:value="250" calcext:value-type="float">
            <text:p>250</text:p>
          </table:table-cell>
          <table:table-cell table:formula="of:=FLOOR(FLOOR([.$B149]*[.E$3])*[.$H$3])" office:value-type="float" office:value="300" calcext:value-type="float">
            <text:p>300</text:p>
          </table:table-cell>
          <table:table-cell table:formula="of:=FLOOR(FLOOR([.$B149]*[.F$3])*[.$H$3])" office:value-type="float" office:value="400" calcext:value-type="float">
            <text:p>4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unfish</text:p>
          </table:table-cell>
          <table:table-cell office:value-type="float" office:value="30" calcext:value-type="float">
            <text:p>30</text:p>
          </table:table-cell>
          <table:table-cell table:formula="of:=FLOOR(FLOOR([.$B150]*[.C$3])*[.$H$3])" office:value-type="float" office:value="30" calcext:value-type="float">
            <text:p>30</text:p>
          </table:table-cell>
          <table:table-cell table:formula="of:=FLOOR(FLOOR([.$B150]*[.D$3])*[.$H$3])" office:value-type="float" office:value="37" calcext:value-type="float">
            <text:p>37</text:p>
          </table:table-cell>
          <table:table-cell table:formula="of:=FLOOR(FLOOR([.$B150]*[.E$3])*[.$H$3])" office:value-type="float" office:value="45" calcext:value-type="float">
            <text:p>45</text:p>
          </table:table-cell>
          <table:table-cell table:formula="of:=FLOOR(FLOOR([.$B150]*[.F$3])*[.$H$3])" office:value-type="float" office:value="60" calcext:value-type="float">
            <text:p>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uper Cucumber</text:p>
          </table:table-cell>
          <table:table-cell office:value-type="float" office:value="250" calcext:value-type="float">
            <text:p>250</text:p>
          </table:table-cell>
          <table:table-cell table:formula="of:=FLOOR(FLOOR([.$B151]*[.C$3])*[.$H$3])" office:value-type="float" office:value="250" calcext:value-type="float">
            <text:p>250</text:p>
          </table:table-cell>
          <table:table-cell table:formula="of:=FLOOR(FLOOR([.$B151]*[.D$3])*[.$H$3])" office:value-type="float" office:value="312" calcext:value-type="float">
            <text:p>312</text:p>
          </table:table-cell>
          <table:table-cell table:formula="of:=FLOOR(FLOOR([.$B151]*[.E$3])*[.$H$3])" office:value-type="float" office:value="375" calcext:value-type="float">
            <text:p>375</text:p>
          </table:table-cell>
          <table:table-cell table:formula="of:=FLOOR(FLOOR([.$B151]*[.F$3])*[.$H$3])" office:value-type="float" office:value="500" calcext:value-type="float">
            <text:p>5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iger Trout</text:p>
          </table:table-cell>
          <table:table-cell office:value-type="float" office:value="150" calcext:value-type="float">
            <text:p>150</text:p>
          </table:table-cell>
          <table:table-cell table:formula="of:=FLOOR(FLOOR([.$B152]*[.C$3])*[.$H$3])" office:value-type="float" office:value="150" calcext:value-type="float">
            <text:p>150</text:p>
          </table:table-cell>
          <table:table-cell table:formula="of:=FLOOR(FLOOR([.$B152]*[.D$3])*[.$H$3])" office:value-type="float" office:value="187" calcext:value-type="float">
            <text:p>187</text:p>
          </table:table-cell>
          <table:table-cell table:formula="of:=FLOOR(FLOOR([.$B152]*[.E$3])*[.$H$3])" office:value-type="float" office:value="225" calcext:value-type="float">
            <text:p>225</text:p>
          </table:table-cell>
          <table:table-cell table:formula="of:=FLOOR(FLOOR([.$B152]*[.F$3])*[.$H$3])" office:value-type="float" office:value="300" calcext:value-type="float">
            <text:p>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ilapia</text:p>
          </table:table-cell>
          <table:table-cell office:value-type="float" office:value="75" calcext:value-type="float">
            <text:p>75</text:p>
          </table:table-cell>
          <table:table-cell table:formula="of:=FLOOR(FLOOR([.$B153]*[.C$3])*[.$H$3])" office:value-type="float" office:value="75" calcext:value-type="float">
            <text:p>75</text:p>
          </table:table-cell>
          <table:table-cell table:formula="of:=FLOOR(FLOOR([.$B153]*[.D$3])*[.$H$3])" office:value-type="float" office:value="93" calcext:value-type="float">
            <text:p>93</text:p>
          </table:table-cell>
          <table:table-cell table:formula="of:=FLOOR(FLOOR([.$B153]*[.E$3])*[.$H$3])" office:value-type="float" office:value="112" calcext:value-type="float">
            <text:p>112</text:p>
          </table:table-cell>
          <table:table-cell table:formula="of:=FLOOR(FLOOR([.$B153]*[.F$3])*[.$H$3]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una</text:p>
          </table:table-cell>
          <table:table-cell office:value-type="float" office:value="100" calcext:value-type="float">
            <text:p>100</text:p>
          </table:table-cell>
          <table:table-cell table:formula="of:=FLOOR(FLOOR([.$B154]*[.C$3])*[.$H$3])" office:value-type="float" office:value="100" calcext:value-type="float">
            <text:p>100</text:p>
          </table:table-cell>
          <table:table-cell table:formula="of:=FLOOR(FLOOR([.$B154]*[.D$3])*[.$H$3])" office:value-type="float" office:value="125" calcext:value-type="float">
            <text:p>125</text:p>
          </table:table-cell>
          <table:table-cell table:formula="of:=FLOOR(FLOOR([.$B154]*[.E$3])*[.$H$3])" office:value-type="float" office:value="150" calcext:value-type="float">
            <text:p>150</text:p>
          </table:table-cell>
          <table:table-cell table:formula="of:=FLOOR(FLOOR([.$B154]*[.F$3])*[.$H$3]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Void Salmon</text:p>
          </table:table-cell>
          <table:table-cell office:value-type="float" office:value="150" calcext:value-type="float">
            <text:p>150</text:p>
          </table:table-cell>
          <table:table-cell table:formula="of:=FLOOR(FLOOR([.$B155]*[.C$3])*[.$H$3])" office:value-type="float" office:value="150" calcext:value-type="float">
            <text:p>150</text:p>
          </table:table-cell>
          <table:table-cell table:formula="of:=FLOOR(FLOOR([.$B155]*[.D$3])*[.$H$3])" office:value-type="float" office:value="187" calcext:value-type="float">
            <text:p>187</text:p>
          </table:table-cell>
          <table:table-cell table:formula="of:=FLOOR(FLOOR([.$B155]*[.E$3])*[.$H$3])" office:value-type="float" office:value="225" calcext:value-type="float">
            <text:p>225</text:p>
          </table:table-cell>
          <table:table-cell table:formula="of:=FLOOR(FLOOR([.$B155]*[.F$3])*[.$H$3])" office:value-type="float" office:value="300" calcext:value-type="float">
            <text:p>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alleye</text:p>
          </table:table-cell>
          <table:table-cell office:value-type="float" office:value="105" calcext:value-type="float">
            <text:p>105</text:p>
          </table:table-cell>
          <table:table-cell table:formula="of:=FLOOR(FLOOR([.$B156]*[.C$3])*[.$H$3])" office:value-type="float" office:value="105" calcext:value-type="float">
            <text:p>105</text:p>
          </table:table-cell>
          <table:table-cell table:formula="of:=FLOOR(FLOOR([.$B156]*[.D$3])*[.$H$3])" office:value-type="float" office:value="131" calcext:value-type="float">
            <text:p>131</text:p>
          </table:table-cell>
          <table:table-cell table:formula="of:=FLOOR(FLOOR([.$B156]*[.E$3])*[.$H$3])" office:value-type="float" office:value="157" calcext:value-type="float">
            <text:p>157</text:p>
          </table:table-cell>
          <table:table-cell table:formula="of:=FLOOR(FLOOR([.$B156]*[.F$3])*[.$H$3])" office:value-type="float" office:value="210" calcext:value-type="float">
            <text:p>21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oodskip</text:p>
          </table:table-cell>
          <table:table-cell office:value-type="float" office:value="75" calcext:value-type="float">
            <text:p>75</text:p>
          </table:table-cell>
          <table:table-cell table:formula="of:=FLOOR(FLOOR([.$B157]*[.C$3])*[.$H$3])" office:value-type="float" office:value="75" calcext:value-type="float">
            <text:p>75</text:p>
          </table:table-cell>
          <table:table-cell table:formula="of:=FLOOR(FLOOR([.$B157]*[.D$3])*[.$H$3])" office:value-type="float" office:value="93" calcext:value-type="float">
            <text:p>93</text:p>
          </table:table-cell>
          <table:table-cell table:formula="of:=FLOOR(FLOOR([.$B157]*[.E$3])*[.$H$3])" office:value-type="float" office:value="112" calcext:value-type="float">
            <text:p>112</text:p>
          </table:table-cell>
          <table:table-cell table:formula="of:=FLOOR(FLOOR([.$B157]*[.F$3])*[.$H$3]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style-name="ce25" table:content-validation-name="val5" office:value-type="string" calcext:value-type="string">
            <text:p>Foraged Minerals</text:p>
          </table:table-cell>
          <table:table-cell table:style-name="ce20" office:value-type="string" calcext:value-type="string">
            <text:p>Base</text:p>
          </table:table-cell>
          <table:table-cell table:style-name="ce29" office:value-type="string" calcext:value-type="string">
            <text:p>Regula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arth Crystal</text:p>
          </table:table-cell>
          <table:table-cell table:style-name="ce28" office:value-type="float" office:value="50" calcext:value-type="float">
            <text:p>50</text:p>
          </table:table-cell>
          <table:table-cell table:formula="of:=FLOOR(FLOOR([.$B160]*[.C$3])*[.$M$3])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ire Quartz</text:p>
          </table:table-cell>
          <table:table-cell table:style-name="ce28" office:value-type="float" office:value="100" calcext:value-type="float">
            <text:p>100</text:p>
          </table:table-cell>
          <table:table-cell table:formula="of:=FLOOR(FLOOR([.$B161]*[.C$3])*[.$M$3])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rozen Tear</text:p>
          </table:table-cell>
          <table:table-cell table:style-name="ce28" office:value-type="float" office:value="75" calcext:value-type="float">
            <text:p>75</text:p>
          </table:table-cell>
          <table:table-cell table:formula="of:=FLOOR(FLOOR([.$B162]*[.C$3])*[.$M$3])" office:value-type="float" office:value="75" calcext:value-type="float">
            <text:p>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Quartz</text:p>
          </table:table-cell>
          <table:table-cell table:style-name="ce28" office:value-type="float" office:value="25" calcext:value-type="float">
            <text:p>25</text:p>
          </table:table-cell>
          <table:table-cell table:formula="of:=FLOOR(FLOOR([.$B163]*[.C$3])*[.$M$3])" office:value-type="float" office:value="25" calcext:value-type="float">
            <text:p>25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25" table:content-validation-name="val5" office:value-type="string" calcext:value-type="string">
            <text:p>Gems</text:p>
          </table:table-cell>
          <table:table-cell table:style-name="ce20" office:value-type="string" calcext:value-type="string">
            <text:p>Base</text:p>
          </table:table-cell>
          <table:table-cell table:style-name="ce29" office:value-type="string" calcext:value-type="string">
            <text:p>Regular</text:p>
          </table:table-cell>
          <table:table-cell table:style-name="ce31"/>
          <table:table-cell table:style-name="ce34"/>
          <table:table-cell table:style-name="ce45"/>
          <table:table-cell table:number-columns-repeated="1018"/>
        </table:table-row>
        <table:table-row table:style-name="ro2">
          <table:table-cell office:value-type="string" calcext:value-type="string">
            <text:p>Amethyst</text:p>
          </table:table-cell>
          <table:table-cell table:style-name="ce28" office:value-type="float" office:value="100" calcext:value-type="float">
            <text:p>100</text:p>
          </table:table-cell>
          <table:table-cell table:formula="of:=FLOOR(FLOOR([.$B166]*[.C$3])*[.$M$3])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quamarine</text:p>
          </table:table-cell>
          <table:table-cell table:style-name="ce28" office:value-type="float" office:value="180" calcext:value-type="float">
            <text:p>180</text:p>
          </table:table-cell>
          <table:table-cell table:formula="of:=FLOOR(FLOOR([.$B167]*[.C$3])*[.$M$3])" office:value-type="float" office:value="180" calcext:value-type="float">
            <text:p>1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iamond</text:p>
          </table:table-cell>
          <table:table-cell table:style-name="ce28" office:value-type="float" office:value="750" calcext:value-type="float">
            <text:p>750</text:p>
          </table:table-cell>
          <table:table-cell table:formula="of:=FLOOR(FLOOR([.$B168]*[.C$3])*[.$M$3])" office:value-type="float" office:value="750" calcext:value-type="float">
            <text:p>7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merald</text:p>
          </table:table-cell>
          <table:table-cell table:style-name="ce28" office:value-type="float" office:value="250" calcext:value-type="float">
            <text:p>250</text:p>
          </table:table-cell>
          <table:table-cell table:formula="of:=FLOOR(FLOOR([.$B169]*[.C$3])*[.$M$3])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ade</text:p>
          </table:table-cell>
          <table:table-cell table:style-name="ce28" office:value-type="float" office:value="200" calcext:value-type="float">
            <text:p>200</text:p>
          </table:table-cell>
          <table:table-cell table:formula="of:=FLOOR(FLOOR([.$B170]*[.C$3])*[.$M$3])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ismatic Shard</text:p>
          </table:table-cell>
          <table:table-cell table:style-name="ce28" office:value-type="float" office:value="2000" calcext:value-type="float">
            <text:p>2000</text:p>
          </table:table-cell>
          <table:table-cell table:formula="of:=FLOOR(FLOOR([.$B171]*[.C$3])*[.$M$3])" office:value-type="float" office:value="2000" calcext:value-type="float">
            <text:p>20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uby</text:p>
          </table:table-cell>
          <table:table-cell table:style-name="ce28" office:value-type="float" office:value="250" calcext:value-type="float">
            <text:p>250</text:p>
          </table:table-cell>
          <table:table-cell table:formula="of:=FLOOR(FLOOR([.$B172]*[.C$3])*[.$M$3])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opaz</text:p>
          </table:table-cell>
          <table:table-cell table:style-name="ce28" office:value-type="float" office:value="80" calcext:value-type="float">
            <text:p>80</text:p>
          </table:table-cell>
          <table:table-cell table:formula="of:=FLOOR(FLOOR([.$B173]*[.C$3])*[.$M$3]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table:style-name="ce51" table:content-validation-name="val5"/>
          <table:table-cell table:style-name="ce54"/>
          <table:table-cell table:style-name="ce30"/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table:style-name="ce25" table:content-validation-name="val5" office:value-type="string" calcext:value-type="string">
            <text:p>Geode Minerals</text:p>
          </table:table-cell>
          <table:table-cell table:style-name="ce20" office:value-type="string" calcext:value-type="string">
            <text:p>Base</text:p>
          </table:table-cell>
          <table:table-cell table:style-name="ce29" office:value-type="string" calcext:value-type="string">
            <text:p>Regular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Aerinite</text:p>
          </table:table-cell>
          <table:table-cell table:style-name="ce28" office:value-type="float" office:value="125" calcext:value-type="float">
            <text:p>125</text:p>
          </table:table-cell>
          <table:table-cell table:formula="of:=FLOOR(FLOOR([.$B176]*[.C$3])*[.$M$3])" office:value-type="float" office:value="125" calcext:value-type="float">
            <text:p>1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lamite</text:p>
          </table:table-cell>
          <table:table-cell table:style-name="ce28" office:value-type="float" office:value="150" calcext:value-type="float">
            <text:p>150</text:p>
          </table:table-cell>
          <table:table-cell table:formula="of:=FLOOR(FLOOR([.$B177]*[.C$3])*[.$M$3])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aryte</text:p>
          </table:table-cell>
          <table:table-cell table:style-name="ce28" office:value-type="float" office:value="50" calcext:value-type="float">
            <text:p>50</text:p>
          </table:table-cell>
          <table:table-cell table:formula="of:=FLOOR(FLOOR([.$B178]*[.C$3])*[.$M$3])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asalt</text:p>
          </table:table-cell>
          <table:table-cell table:style-name="ce28" office:value-type="float" office:value="175" calcext:value-type="float">
            <text:p>175</text:p>
          </table:table-cell>
          <table:table-cell table:formula="of:=FLOOR(FLOOR([.$B179]*[.C$3])*[.$M$3])" office:value-type="float" office:value="175" calcext:value-type="float">
            <text:p>1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ixite</text:p>
          </table:table-cell>
          <table:table-cell table:style-name="ce28" office:value-type="float" office:value="300" calcext:value-type="float">
            <text:p>300</text:p>
          </table:table-cell>
          <table:table-cell table:formula="of:=FLOOR(FLOOR([.$B180]*[.C$3])*[.$M$3])"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alcite</text:p>
          </table:table-cell>
          <table:table-cell table:style-name="ce28" office:value-type="float" office:value="75" calcext:value-type="float">
            <text:p>75</text:p>
          </table:table-cell>
          <table:table-cell table:formula="of:=FLOOR(FLOOR([.$B181]*[.C$3])*[.$M$3])" office:value-type="float" office:value="75" calcext:value-type="float">
            <text:p>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elestine</text:p>
          </table:table-cell>
          <table:table-cell table:style-name="ce28" office:value-type="float" office:value="125" calcext:value-type="float">
            <text:p>125</text:p>
          </table:table-cell>
          <table:table-cell table:formula="of:=FLOOR(FLOOR([.$B182]*[.C$3])*[.$M$3])" office:value-type="float" office:value="125" calcext:value-type="float">
            <text:p>1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olomite</text:p>
          </table:table-cell>
          <table:table-cell table:style-name="ce28" office:value-type="float" office:value="300" calcext:value-type="float">
            <text:p>300</text:p>
          </table:table-cell>
          <table:table-cell table:formula="of:=FLOOR(FLOOR([.$B183]*[.C$3])*[.$M$3])"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sperite</text:p>
          </table:table-cell>
          <table:table-cell table:style-name="ce28" office:value-type="float" office:value="100" calcext:value-type="float">
            <text:p>100</text:p>
          </table:table-cell>
          <table:table-cell table:formula="of:=FLOOR(FLOOR([.$B184]*[.C$3])*[.$M$3])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airy Stone</text:p>
          </table:table-cell>
          <table:table-cell table:style-name="ce28" office:value-type="float" office:value="250" calcext:value-type="float">
            <text:p>250</text:p>
          </table:table-cell>
          <table:table-cell table:formula="of:=FLOOR(FLOOR([.$B185]*[.C$3])*[.$M$3])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ire Opal</text:p>
          </table:table-cell>
          <table:table-cell table:style-name="ce28" office:value-type="float" office:value="350" calcext:value-type="float">
            <text:p>350</text:p>
          </table:table-cell>
          <table:table-cell table:formula="of:=FLOOR(FLOOR([.$B186]*[.C$3])*[.$M$3])"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luorapatite</text:p>
          </table:table-cell>
          <table:table-cell table:style-name="ce28" office:value-type="float" office:value="200" calcext:value-type="float">
            <text:p>200</text:p>
          </table:table-cell>
          <table:table-cell table:formula="of:=FLOOR(FLOOR([.$B187]*[.C$3])*[.$M$3])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eminite</text:p>
          </table:table-cell>
          <table:table-cell table:style-name="ce28" office:value-type="float" office:value="150" calcext:value-type="float">
            <text:p>150</text:p>
          </table:table-cell>
          <table:table-cell table:formula="of:=FLOOR(FLOOR([.$B188]*[.C$3])*[.$M$3])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host Crystal</text:p>
          </table:table-cell>
          <table:table-cell table:style-name="ce28" office:value-type="float" office:value="200" calcext:value-type="float">
            <text:p>200</text:p>
          </table:table-cell>
          <table:table-cell table:formula="of:=FLOOR(FLOOR([.$B189]*[.C$3])*[.$M$3])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ranite</text:p>
          </table:table-cell>
          <table:table-cell table:style-name="ce28" office:value-type="float" office:value="75" calcext:value-type="float">
            <text:p>75</text:p>
          </table:table-cell>
          <table:table-cell table:formula="of:=FLOOR(FLOOR([.$B190]*[.C$3])*[.$M$3])" office:value-type="float" office:value="75" calcext:value-type="float">
            <text:p>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elvite</text:p>
          </table:table-cell>
          <table:table-cell table:style-name="ce28" office:value-type="float" office:value="450" calcext:value-type="float">
            <text:p>450</text:p>
          </table:table-cell>
          <table:table-cell table:formula="of:=FLOOR(FLOOR([.$B191]*[.C$3])*[.$M$3])" office:value-type="float" office:value="450" calcext:value-type="float">
            <text:p>4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ematite</text:p>
          </table:table-cell>
          <table:table-cell table:style-name="ce28" office:value-type="float" office:value="150" calcext:value-type="float">
            <text:p>150</text:p>
          </table:table-cell>
          <table:table-cell table:formula="of:=FLOOR(FLOOR([.$B192]*[.C$3])*[.$M$3])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agoite</text:p>
          </table:table-cell>
          <table:table-cell table:style-name="ce28" office:value-type="float" office:value="115" calcext:value-type="float">
            <text:p>115</text:p>
          </table:table-cell>
          <table:table-cell table:formula="of:=FLOOR(FLOOR([.$B193]*[.C$3])*[.$M$3])" office:value-type="float" office:value="115" calcext:value-type="float">
            <text:p>11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amborite</text:p>
          </table:table-cell>
          <table:table-cell table:style-name="ce28" office:value-type="float" office:value="150" calcext:value-type="float">
            <text:p>150</text:p>
          </table:table-cell>
          <table:table-cell table:formula="of:=FLOOR(FLOOR([.$B194]*[.C$3])*[.$M$3])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asper</text:p>
          </table:table-cell>
          <table:table-cell table:style-name="ce28" office:value-type="float" office:value="150" calcext:value-type="float">
            <text:p>150</text:p>
          </table:table-cell>
          <table:table-cell table:formula="of:=FLOOR(FLOOR([.$B195]*[.C$3])*[.$M$3])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Kyanite</text:p>
          </table:table-cell>
          <table:table-cell table:style-name="ce28" office:value-type="float" office:value="250" calcext:value-type="float">
            <text:p>250</text:p>
          </table:table-cell>
          <table:table-cell table:formula="of:=FLOOR(FLOOR([.$B196]*[.C$3])*[.$M$3])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emon Stone</text:p>
          </table:table-cell>
          <table:table-cell table:style-name="ce28" office:value-type="float" office:value="200" calcext:value-type="float">
            <text:p>200</text:p>
          </table:table-cell>
          <table:table-cell table:formula="of:=FLOOR(FLOOR([.$B197]*[.C$3])*[.$M$3])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imestone</text:p>
          </table:table-cell>
          <table:table-cell table:style-name="ce28" office:value-type="float" office:value="15" calcext:value-type="float">
            <text:p>15</text:p>
          </table:table-cell>
          <table:table-cell table:formula="of:=FLOOR(FLOOR([.$B198]*[.C$3])*[.$M$3])" office:value-type="float" office:value="15" calcext:value-type="float">
            <text:p>1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unarite</text:p>
          </table:table-cell>
          <table:table-cell table:style-name="ce28" office:value-type="float" office:value="200" calcext:value-type="float">
            <text:p>200</text:p>
          </table:table-cell>
          <table:table-cell table:formula="of:=FLOOR(FLOOR([.$B199]*[.C$3])*[.$M$3])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lachite</text:p>
          </table:table-cell>
          <table:table-cell table:style-name="ce28" office:value-type="float" office:value="100" calcext:value-type="float">
            <text:p>100</text:p>
          </table:table-cell>
          <table:table-cell table:formula="of:=FLOOR(FLOOR([.$B200]*[.C$3])*[.$M$3])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rble</text:p>
          </table:table-cell>
          <table:table-cell table:style-name="ce28" office:value-type="float" office:value="110" calcext:value-type="float">
            <text:p>110</text:p>
          </table:table-cell>
          <table:table-cell table:formula="of:=FLOOR(FLOOR([.$B201]*[.C$3])*[.$M$3])" office:value-type="float" office:value="110" calcext:value-type="float">
            <text:p>1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udstone</text:p>
          </table:table-cell>
          <table:table-cell table:style-name="ce28" office:value-type="float" office:value="25" calcext:value-type="float">
            <text:p>25</text:p>
          </table:table-cell>
          <table:table-cell table:formula="of:=FLOOR(FLOOR([.$B202]*[.C$3])*[.$M$3])" office:value-type="float" office:value="25" calcext:value-type="float">
            <text:p>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ekoite</text:p>
          </table:table-cell>
          <table:table-cell table:style-name="ce28" office:value-type="float" office:value="80" calcext:value-type="float">
            <text:p>80</text:p>
          </table:table-cell>
          <table:table-cell table:formula="of:=FLOOR(FLOOR([.$B203]*[.C$3])*[.$M$3]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eptunite</text:p>
          </table:table-cell>
          <table:table-cell table:style-name="ce28" office:value-type="float" office:value="400" calcext:value-type="float">
            <text:p>400</text:p>
          </table:table-cell>
          <table:table-cell table:formula="of:=FLOOR(FLOOR([.$B204]*[.C$3])*[.$M$3])" office:value-type="float" office:value="400" calcext:value-type="float">
            <text:p>4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bsidian</text:p>
          </table:table-cell>
          <table:table-cell table:style-name="ce28" office:value-type="float" office:value="200" calcext:value-type="float">
            <text:p>200</text:p>
          </table:table-cell>
          <table:table-cell table:formula="of:=FLOOR(FLOOR([.$B205]*[.C$3])*[.$M$3])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cean Stone</text:p>
          </table:table-cell>
          <table:table-cell table:style-name="ce28" office:value-type="float" office:value="220" calcext:value-type="float">
            <text:p>220</text:p>
          </table:table-cell>
          <table:table-cell table:formula="of:=FLOOR(FLOOR([.$B206]*[.C$3])*[.$M$3])" office:value-type="float" office:value="220" calcext:value-type="float">
            <text:p>2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pal</text:p>
          </table:table-cell>
          <table:table-cell table:style-name="ce28" office:value-type="float" office:value="150" calcext:value-type="float">
            <text:p>150</text:p>
          </table:table-cell>
          <table:table-cell table:formula="of:=FLOOR(FLOOR([.$B207]*[.C$3])*[.$M$3])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piment</text:p>
          </table:table-cell>
          <table:table-cell table:style-name="ce28" office:value-type="float" office:value="80" calcext:value-type="float">
            <text:p>80</text:p>
          </table:table-cell>
          <table:table-cell table:formula="of:=FLOOR(FLOOR([.$B208]*[.C$3])*[.$M$3]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etrified Slime</text:p>
          </table:table-cell>
          <table:table-cell table:style-name="ce28" office:value-type="float" office:value="120" calcext:value-type="float">
            <text:p>120</text:p>
          </table:table-cell>
          <table:table-cell table:formula="of:=FLOOR(FLOOR([.$B209]*[.C$3])*[.$M$3])"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yrite</text:p>
          </table:table-cell>
          <table:table-cell table:style-name="ce28" office:value-type="float" office:value="120" calcext:value-type="float">
            <text:p>120</text:p>
          </table:table-cell>
          <table:table-cell table:formula="of:=FLOOR(FLOOR([.$B210]*[.C$3])*[.$M$3])"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andstone</text:p>
          </table:table-cell>
          <table:table-cell table:style-name="ce28" office:value-type="float" office:value="60" calcext:value-type="float">
            <text:p>60</text:p>
          </table:table-cell>
          <table:table-cell table:formula="of:=FLOOR(FLOOR([.$B211]*[.C$3])*[.$M$3])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late</text:p>
          </table:table-cell>
          <table:table-cell table:style-name="ce28" office:value-type="float" office:value="85" calcext:value-type="float">
            <text:p>85</text:p>
          </table:table-cell>
          <table:table-cell table:formula="of:=FLOOR(FLOOR([.$B212]*[.C$3])*[.$M$3])" office:value-type="float" office:value="85" calcext:value-type="float">
            <text:p>8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oapstone</text:p>
          </table:table-cell>
          <table:table-cell table:style-name="ce28" office:value-type="float" office:value="120" calcext:value-type="float">
            <text:p>120</text:p>
          </table:table-cell>
          <table:table-cell table:formula="of:=FLOOR(FLOOR([.$B213]*[.C$3])*[.$M$3])"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tar Shards</text:p>
          </table:table-cell>
          <table:table-cell table:style-name="ce28" office:value-type="float" office:value="500" calcext:value-type="float">
            <text:p>500</text:p>
          </table:table-cell>
          <table:table-cell table:formula="of:=FLOOR(FLOOR([.$B214]*[.C$3])*[.$M$3])"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hunder Egg</text:p>
          </table:table-cell>
          <table:table-cell table:style-name="ce28" office:value-type="float" office:value="100" calcext:value-type="float">
            <text:p>100</text:p>
          </table:table-cell>
          <table:table-cell table:formula="of:=FLOOR(FLOOR([.$B215]*[.C$3])*[.$M$3])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igerseye</text:p>
          </table:table-cell>
          <table:table-cell table:style-name="ce28" office:value-type="float" office:value="275" calcext:value-type="float">
            <text:p>275</text:p>
          </table:table-cell>
          <table:table-cell table:formula="of:=FLOOR(FLOOR([.$B216]*[.C$3])*[.$M$3])" office:value-type="float" office:value="275" calcext:value-type="float">
            <text:p>275</text:p>
          </table:table-cell>
          <table:table-cell table:number-columns-repeated="1021"/>
        </table:table-row>
        <table:table-row table:style-name="ro2">
          <table:table-cell/>
          <table:table-cell table:style-name="ce28"/>
          <table:table-cell table:number-columns-repeated="1022"/>
        </table:table-row>
        <table:table-row table:style-name="ro2">
          <table:table-cell table:style-name="ce25" table:content-validation-name="val5" office:value-type="string" calcext:value-type="string">
            <text:p>Geodes</text:p>
          </table:table-cell>
          <table:table-cell table:style-name="ce20"/>
          <table:table-cell table:style-name="ce29" office:value-type="string" calcext:value-type="string">
            <text:p>Regula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eode</text:p>
          </table:table-cell>
          <table:table-cell table:style-name="ce28"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rozen Geode</text:p>
          </table:table-cell>
          <table:table-cell table:style-name="ce28"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gma Geode</text:p>
          </table:table-cell>
          <table:table-cell table:style-name="ce28"/>
          <table:table-cell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mni Geode</text:p>
          </table:table-cell>
          <table:table-cell table:style-name="ce28"/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25" table:content-validation-name="val5" office:value-type="string" calcext:value-type="string">
            <text:p>Artifacts</text:p>
          </table:table-cell>
          <table:table-cell table:style-name="ce20"/>
          <table:table-cell table:style-name="ce29" office:value-type="string" calcext:value-type="string">
            <text:p>Regula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mphibian Fossil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chor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cient Doll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cient Drum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cient Seed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cient Sword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rrowhead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one Flute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hewing Stick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hicken Statue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hipped Amphora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inosaur Egg</text:p>
          </table:table-cell>
          <table:table-cell/>
          <table:table-cell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ried Starfish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warf Gadget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warf Scroll I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warf Scroll II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warf Scroll III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warf Scroll IV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warvish Helm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lvish Jewelry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lass Shards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olden Mask</text:p>
          </table:table-cell>
          <table:table-cell/>
          <table:table-cell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olden Relic</text:p>
          </table:table-cell>
          <table:table-cell/>
          <table:table-cell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autilus Fossil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namental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alm Fossil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ehistoric Handaxe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ehistoric Rib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ehistoric Scapula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ehistoric Skull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ehistoric Tibia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ehistoric Tool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ehistoric Vertebra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are Disc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usty Cog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usty Spoon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usty Spur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keletal Hand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keletal Tail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trange Doll (Green)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trange Doll (Yellow)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rilobite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19" office:value-type="string" calcext:value-type="string">
            <text:p>Artisan Goods</text:p>
          </table:table-cell>
          <table:table-cell table:style-name="ce27" office:value-type="string" calcext:value-type="string">
            <text:p>Base</text:p>
          </table:table-cell>
          <table:table-cell table:style-name="ce27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ged Roe (Albacore)</text:p>
          </table:table-cell>
          <table:table-cell office:value-type="float" office:value="75" calcext:value-type="float">
            <text:p>75</text:p>
          </table:table-cell>
          <table:table-cell table:formula="of:=30+FLOOR([.$B269]/2)" office:value-type="float" office:value="67" calcext:value-type="float">
            <text:p>6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ged Roe (Anchovy)</text:p>
          </table:table-cell>
          <table:table-cell office:value-type="float" office:value="30" calcext:value-type="float">
            <text:p>30</text:p>
          </table:table-cell>
          <table:table-cell table:formula="of:=30+FLOOR([.$B270]/2)" office:value-type="float" office:value="45" calcext:value-type="float">
            <text:p>4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ged Roe (Blobfish)</text:p>
          </table:table-cell>
          <table:table-cell office:value-type="float" office:value="500" calcext:value-type="float">
            <text:p>500</text:p>
          </table:table-cell>
          <table:table-cell table:formula="of:=30+FLOOR([.$B271]/2)" office:value-type="float" office:value="280" calcext:value-type="float">
            <text:p>2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Blue Discus)</text:p>
          </table:table-cell>
          <table:table-cell office:value-type="float" office:value="120" calcext:value-type="float">
            <text:p>120</text:p>
          </table:table-cell>
          <table:table-cell table:formula="of:=30+FLOOR([.$B272]/2)" office:value-type="float" office:value="90" calcext:value-type="float">
            <text:p>9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Bream)</text:p>
          </table:table-cell>
          <table:table-cell office:value-type="float" office:value="45" calcext:value-type="float">
            <text:p>45</text:p>
          </table:table-cell>
          <table:table-cell table:formula="of:=30+FLOOR([.$B273]/2)" office:value-type="float" office:value="52" calcext:value-type="float">
            <text:p>5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Bullhead)</text:p>
          </table:table-cell>
          <table:table-cell office:value-type="float" office:value="75" calcext:value-type="float">
            <text:p>75</text:p>
          </table:table-cell>
          <table:table-cell table:formula="of:=30+FLOOR([.$B274]/2)" office:value-type="float" office:value="67" calcext:value-type="float">
            <text:p>6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Carp)</text:p>
          </table:table-cell>
          <table:table-cell office:value-type="float" office:value="30" calcext:value-type="float">
            <text:p>30</text:p>
          </table:table-cell>
          <table:table-cell table:formula="of:=30+FLOOR([.$B275]/2)" office:value-type="float" office:value="45" calcext:value-type="float">
            <text:p>4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Catfish)</text:p>
          </table:table-cell>
          <table:table-cell office:value-type="float" office:value="200" calcext:value-type="float">
            <text:p>200</text:p>
          </table:table-cell>
          <table:table-cell table:formula="of:=30+FLOOR([.$B276]/2)" office:value-type="float" office:value="130" calcext:value-type="float">
            <text:p>1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Chub)</text:p>
          </table:table-cell>
          <table:table-cell office:value-type="float" office:value="50" calcext:value-type="float">
            <text:p>50</text:p>
          </table:table-cell>
          <table:table-cell table:formula="of:=30+FLOOR([.$B277]/2)" office:value-type="float" office:value="55" calcext:value-type="float">
            <text:p>5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Cockle)</text:p>
          </table:table-cell>
          <table:table-cell office:value-type="float" office:value="50" calcext:value-type="float">
            <text:p>50</text:p>
          </table:table-cell>
          <table:table-cell table:formula="of:=30+FLOOR([.$B278]/2)" office:value-type="float" office:value="55" calcext:value-type="float">
            <text:p>5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Crab)</text:p>
          </table:table-cell>
          <table:table-cell office:value-type="float" office:value="100" calcext:value-type="float">
            <text:p>100</text:p>
          </table:table-cell>
          <table:table-cell table:formula="of:=30+FLOOR([.$B279]/2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Crayfish)</text:p>
          </table:table-cell>
          <table:table-cell office:value-type="float" office:value="75" calcext:value-type="float">
            <text:p>75</text:p>
          </table:table-cell>
          <table:table-cell table:formula="of:=30+FLOOR([.$B280]/2)" office:value-type="float" office:value="67" calcext:value-type="float">
            <text:p>6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Dorado)</text:p>
          </table:table-cell>
          <table:table-cell office:value-type="float" office:value="100" calcext:value-type="float">
            <text:p>100</text:p>
          </table:table-cell>
          <table:table-cell table:formula="of:=30+FLOOR([.$B281]/2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Eel)</text:p>
          </table:table-cell>
          <table:table-cell office:value-type="float" office:value="85" calcext:value-type="float">
            <text:p>85</text:p>
          </table:table-cell>
          <table:table-cell table:formula="of:=30+FLOOR([.$B282]/2)" office:value-type="float" office:value="72" calcext:value-type="float">
            <text:p>7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Flounder)</text:p>
          </table:table-cell>
          <table:table-cell office:value-type="float" office:value="100" calcext:value-type="float">
            <text:p>100</text:p>
          </table:table-cell>
          <table:table-cell table:formula="of:=30+FLOOR([.$B283]/2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Ghostfish)</text:p>
          </table:table-cell>
          <table:table-cell office:value-type="float" office:value="45" calcext:value-type="float">
            <text:p>45</text:p>
          </table:table-cell>
          <table:table-cell table:formula="of:=30+FLOOR([.$B284]/2)" office:value-type="float" office:value="52" calcext:value-type="float">
            <text:p>5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Halibut)</text:p>
          </table:table-cell>
          <table:table-cell office:value-type="float" office:value="80" calcext:value-type="float">
            <text:p>80</text:p>
          </table:table-cell>
          <table:table-cell table:formula="of:=30+FLOOR([.$B285]/2)" office:value-type="float" office:value="70" calcext:value-type="float">
            <text:p>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Herring)</text:p>
          </table:table-cell>
          <table:table-cell office:value-type="float" office:value="30" calcext:value-type="float">
            <text:p>30</text:p>
          </table:table-cell>
          <table:table-cell table:formula="of:=30+FLOOR([.$B286]/2)" office:value-type="float" office:value="45" calcext:value-type="float">
            <text:p>4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Ice Pip)</text:p>
          </table:table-cell>
          <table:table-cell office:value-type="float" office:value="500" calcext:value-type="float">
            <text:p>500</text:p>
          </table:table-cell>
          <table:table-cell table:formula="of:=30+FLOOR([.$B287]/2)" office:value-type="float" office:value="280" calcext:value-type="float">
            <text:p>2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Largemouth Bass)</text:p>
          </table:table-cell>
          <table:table-cell office:value-type="float" office:value="100" calcext:value-type="float">
            <text:p>100</text:p>
          </table:table-cell>
          <table:table-cell table:formula="of:=30+FLOOR([.$B288]/2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Lava Eel)</text:p>
          </table:table-cell>
          <table:table-cell office:value-type="float" office:value="700" calcext:value-type="float">
            <text:p>700</text:p>
          </table:table-cell>
          <table:table-cell table:formula="of:=30+FLOOR([.$B289]/2)" office:value-type="float" office:value="380" calcext:value-type="float">
            <text:p>3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Lingcod)</text:p>
          </table:table-cell>
          <table:table-cell office:value-type="float" office:value="120" calcext:value-type="float">
            <text:p>120</text:p>
          </table:table-cell>
          <table:table-cell table:formula="of:=30+FLOOR([.$B290]/2)" office:value-type="float" office:value="90" calcext:value-type="float">
            <text:p>9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Lionfish)</text:p>
          </table:table-cell>
          <table:table-cell office:value-type="float" office:value="100" calcext:value-type="float">
            <text:p>100</text:p>
          </table:table-cell>
          <table:table-cell table:formula="of:=30+FLOOR([.$B291]/2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Lobster)</text:p>
          </table:table-cell>
          <table:table-cell office:value-type="float" office:value="120" calcext:value-type="float">
            <text:p>120</text:p>
          </table:table-cell>
          <table:table-cell table:formula="of:=30+FLOOR([.$B292]/2)" office:value-type="float" office:value="90" calcext:value-type="float">
            <text:p>9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Midnight Carp)</text:p>
          </table:table-cell>
          <table:table-cell office:value-type="float" office:value="150" calcext:value-type="float">
            <text:p>150</text:p>
          </table:table-cell>
          <table:table-cell table:formula="of:=30+FLOOR([.$B293]/2)" office:value-type="float" office:value="105" calcext:value-type="float">
            <text:p>10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Mussel)</text:p>
          </table:table-cell>
          <table:table-cell office:value-type="float" office:value="30" calcext:value-type="float">
            <text:p>30</text:p>
          </table:table-cell>
          <table:table-cell table:formula="of:=30+FLOOR([.$B294]/2)" office:value-type="float" office:value="45" calcext:value-type="float">
            <text:p>4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Octopus)</text:p>
          </table:table-cell>
          <table:table-cell office:value-type="float" office:value="150" calcext:value-type="float">
            <text:p>150</text:p>
          </table:table-cell>
          <table:table-cell table:formula="of:=30+FLOOR([.$B295]/2)" office:value-type="float" office:value="105" calcext:value-type="float">
            <text:p>10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Oyster)</text:p>
          </table:table-cell>
          <table:table-cell office:value-type="float" office:value="40" calcext:value-type="float">
            <text:p>40</text:p>
          </table:table-cell>
          <table:table-cell table:formula="of:=30+FLOOR([.$B296]/2)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Perch)</text:p>
          </table:table-cell>
          <table:table-cell office:value-type="float" office:value="55" calcext:value-type="float">
            <text:p>55</text:p>
          </table:table-cell>
          <table:table-cell table:formula="of:=30+FLOOR([.$B297]/2)" office:value-type="float" office:value="57" calcext:value-type="float">
            <text:p>5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Periwinkle)</text:p>
          </table:table-cell>
          <table:table-cell office:value-type="float" office:value="20" calcext:value-type="float">
            <text:p>20</text:p>
          </table:table-cell>
          <table:table-cell table:formula="of:=30+FLOOR([.$B298]/2)" office:value-type="float" office:value="40" calcext:value-type="float">
            <text:p>4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Pike)</text:p>
          </table:table-cell>
          <table:table-cell office:value-type="float" office:value="100" calcext:value-type="float">
            <text:p>100</text:p>
          </table:table-cell>
          <table:table-cell table:formula="of:=30+FLOOR([.$B299]/2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Pufferfish)</text:p>
          </table:table-cell>
          <table:table-cell office:value-type="float" office:value="200" calcext:value-type="float">
            <text:p>200</text:p>
          </table:table-cell>
          <table:table-cell table:formula="of:=30+FLOOR([.$B300]/2)" office:value-type="float" office:value="130" calcext:value-type="float">
            <text:p>1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Rainbow Trout)</text:p>
          </table:table-cell>
          <table:table-cell office:value-type="float" office:value="65" calcext:value-type="float">
            <text:p>65</text:p>
          </table:table-cell>
          <table:table-cell table:formula="of:=30+FLOOR([.$B301]/2)" office:value-type="float" office:value="62" calcext:value-type="float">
            <text:p>6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Red Mullet)</text:p>
          </table:table-cell>
          <table:table-cell office:value-type="float" office:value="75" calcext:value-type="float">
            <text:p>75</text:p>
          </table:table-cell>
          <table:table-cell table:formula="of:=30+FLOOR([.$B302]/2)" office:value-type="float" office:value="67" calcext:value-type="float">
            <text:p>6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Red Snapper)</text:p>
          </table:table-cell>
          <table:table-cell office:value-type="float" office:value="50" calcext:value-type="float">
            <text:p>50</text:p>
          </table:table-cell>
          <table:table-cell table:formula="of:=30+FLOOR([.$B303]/2)" office:value-type="float" office:value="55" calcext:value-type="float">
            <text:p>5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ged Roe (Salmon)</text:p>
          </table:table-cell>
          <table:table-cell office:value-type="float" office:value="75" calcext:value-type="float">
            <text:p>75</text:p>
          </table:table-cell>
          <table:table-cell table:formula="of:=30+FLOOR([.$B304]/2)" office:value-type="float" office:value="67" calcext:value-type="float">
            <text:p>6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andfish)</text:p>
          </table:table-cell>
          <table:table-cell office:value-type="float" office:value="75" calcext:value-type="float">
            <text:p>75</text:p>
          </table:table-cell>
          <table:table-cell table:formula="of:=30+FLOOR([.$B305]/2)" office:value-type="float" office:value="67" calcext:value-type="float">
            <text:p>6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ardine)</text:p>
          </table:table-cell>
          <table:table-cell office:value-type="float" office:value="40" calcext:value-type="float">
            <text:p>40</text:p>
          </table:table-cell>
          <table:table-cell table:formula="of:=30+FLOOR([.$B306]/2)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corpion Carp)</text:p>
          </table:table-cell>
          <table:table-cell office:value-type="float" office:value="150" calcext:value-type="float">
            <text:p>150</text:p>
          </table:table-cell>
          <table:table-cell table:formula="of:=30+FLOOR([.$B307]/2)" office:value-type="float" office:value="105" calcext:value-type="float">
            <text:p>10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ea Cucumber)</text:p>
          </table:table-cell>
          <table:table-cell office:value-type="float" office:value="75" calcext:value-type="float">
            <text:p>75</text:p>
          </table:table-cell>
          <table:table-cell table:formula="of:=30+FLOOR([.$B308]/2)" office:value-type="float" office:value="67" calcext:value-type="float">
            <text:p>6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had)</text:p>
          </table:table-cell>
          <table:table-cell office:value-type="float" office:value="60" calcext:value-type="float">
            <text:p>60</text:p>
          </table:table-cell>
          <table:table-cell table:formula="of:=30+FLOOR([.$B309]/2)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hrimp)</text:p>
          </table:table-cell>
          <table:table-cell office:value-type="float" office:value="60" calcext:value-type="float">
            <text:p>60</text:p>
          </table:table-cell>
          <table:table-cell table:formula="of:=30+FLOOR([.$B310]/2)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limejack)</text:p>
          </table:table-cell>
          <table:table-cell office:value-type="float" office:value="100" calcext:value-type="float">
            <text:p>100</text:p>
          </table:table-cell>
          <table:table-cell table:formula="of:=30+FLOOR([.$B311]/2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mallmouth Bass)</text:p>
          </table:table-cell>
          <table:table-cell office:value-type="float" office:value="50" calcext:value-type="float">
            <text:p>50</text:p>
          </table:table-cell>
          <table:table-cell table:formula="of:=30+FLOOR([.$B312]/2)" office:value-type="float" office:value="55" calcext:value-type="float">
            <text:p>5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nail)</text:p>
          </table:table-cell>
          <table:table-cell office:value-type="float" office:value="65" calcext:value-type="float">
            <text:p>65</text:p>
          </table:table-cell>
          <table:table-cell table:formula="of:=30+FLOOR([.$B313]/2)" office:value-type="float" office:value="62" calcext:value-type="float">
            <text:p>6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pook Fish)</text:p>
          </table:table-cell>
          <table:table-cell office:value-type="float" office:value="220" calcext:value-type="float">
            <text:p>220</text:p>
          </table:table-cell>
          <table:table-cell table:formula="of:=30+FLOOR([.$B314]/2)" office:value-type="float" office:value="140" calcext:value-type="float">
            <text:p>14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tingray)</text:p>
          </table:table-cell>
          <table:table-cell office:value-type="float" office:value="180" calcext:value-type="float">
            <text:p>180</text:p>
          </table:table-cell>
          <table:table-cell table:formula="of:=30+FLOOR([.$B315]/2)"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tonefish)</text:p>
          </table:table-cell>
          <table:table-cell office:value-type="float" office:value="300" calcext:value-type="float">
            <text:p>300</text:p>
          </table:table-cell>
          <table:table-cell table:formula="of:=30+FLOOR([.$B316]/2)" office:value-type="float" office:value="180" calcext:value-type="float">
            <text:p>1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turgeon)</text:p>
          </table:table-cell>
          <table:table-cell office:value-type="float" office:value="200" calcext:value-type="float">
            <text:p>200</text:p>
          </table:table-cell>
          <table:table-cell table:formula="of:=30+FLOOR([.$B317]/2)" office:value-type="float" office:value="130" calcext:value-type="float">
            <text:p>1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unfish)</text:p>
          </table:table-cell>
          <table:table-cell office:value-type="float" office:value="30" calcext:value-type="float">
            <text:p>30</text:p>
          </table:table-cell>
          <table:table-cell table:formula="of:=30+FLOOR([.$B318]/2)" office:value-type="float" office:value="45" calcext:value-type="float">
            <text:p>4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uper Cucumber)</text:p>
          </table:table-cell>
          <table:table-cell office:value-type="float" office:value="250" calcext:value-type="float">
            <text:p>250</text:p>
          </table:table-cell>
          <table:table-cell table:formula="of:=30+FLOOR([.$B319]/2)" office:value-type="float" office:value="155" calcext:value-type="float">
            <text:p>15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Tiger Trout)</text:p>
          </table:table-cell>
          <table:table-cell office:value-type="float" office:value="150" calcext:value-type="float">
            <text:p>150</text:p>
          </table:table-cell>
          <table:table-cell table:formula="of:=30+FLOOR([.$B320]/2)" office:value-type="float" office:value="105" calcext:value-type="float">
            <text:p>10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Tilapia)</text:p>
          </table:table-cell>
          <table:table-cell office:value-type="float" office:value="75" calcext:value-type="float">
            <text:p>75</text:p>
          </table:table-cell>
          <table:table-cell table:formula="of:=30+FLOOR([.$B321]/2)" office:value-type="float" office:value="67" calcext:value-type="float">
            <text:p>6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Tuna)</text:p>
          </table:table-cell>
          <table:table-cell office:value-type="float" office:value="100" calcext:value-type="float">
            <text:p>100</text:p>
          </table:table-cell>
          <table:table-cell table:formula="of:=30+FLOOR([.$B322]/2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Void Salmon)</text:p>
          </table:table-cell>
          <table:table-cell office:value-type="float" office:value="150" calcext:value-type="float">
            <text:p>150</text:p>
          </table:table-cell>
          <table:table-cell table:formula="of:=30+FLOOR([.$B323]/2)" office:value-type="float" office:value="105" calcext:value-type="float">
            <text:p>10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Walleye)</text:p>
          </table:table-cell>
          <table:table-cell office:value-type="float" office:value="105" calcext:value-type="float">
            <text:p>105</text:p>
          </table:table-cell>
          <table:table-cell table:formula="of:=30+FLOOR([.$B324]/2)" office:value-type="float" office:value="82" calcext:value-type="float">
            <text:p>8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Woodskip)</text:p>
          </table:table-cell>
          <table:table-cell office:value-type="float" office:value="75" calcext:value-type="float">
            <text:p>75</text:p>
          </table:table-cell>
          <table:table-cell table:formula="of:=30+FLOOR([.$B325]/2)" office:value-type="float" office:value="67" calcext:value-type="float">
            <text:p>6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eer</text:p>
          </table:table-cell>
          <table:table-cell office:value-type="float" office:value="200" calcext:value-type="float">
            <text:p>200</text:p>
          </table:table-cell>
          <table:table-cell table:formula="of:=FLOOR([.$B326]*[.C$3])" office:value-type="float" office:value="200" calcext:value-type="float">
            <text:p>200</text:p>
          </table:table-cell>
          <table:table-cell table:formula="of:=FLOOR([.$B326]*[.D$3])" office:value-type="float" office:value="250" calcext:value-type="float">
            <text:p>250</text:p>
          </table:table-cell>
          <table:table-cell table:formula="of:=FLOOR([.$B326]*[.E$3])" office:value-type="float" office:value="300" calcext:value-type="float">
            <text:p>300</text:p>
          </table:table-cell>
          <table:table-cell table:formula="of:=FLOOR([.$B326]*[.F$3])" office:value-type="float" office:value="400" calcext:value-type="float">
            <text:p>4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aviar</text:p>
          </table:table-cell>
          <table:table-cell/>
          <table:table-cell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heese</text:p>
          </table:table-cell>
          <table:table-cell office:value-type="float" office:value="230" calcext:value-type="float">
            <text:p>230</text:p>
          </table:table-cell>
          <table:table-cell table:formula="of:=FLOOR([.$B328]*[.C$3])" office:value-type="float" office:value="230" calcext:value-type="float">
            <text:p>230</text:p>
          </table:table-cell>
          <table:table-cell table:formula="of:=FLOOR([.$B328]*[.D$3])" office:value-type="float" office:value="287" calcext:value-type="float">
            <text:p>287</text:p>
          </table:table-cell>
          <table:table-cell table:formula="of:=FLOOR([.$B328]*[.E$3])" office:value-type="float" office:value="345" calcext:value-type="float">
            <text:p>345</text:p>
          </table:table-cell>
          <table:table-cell table:formula="of:=FLOOR([.$B328]*[.F$3])" office:value-type="float" office:value="460" calcext:value-type="float">
            <text:p>4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loth</text:p>
          </table:table-cell>
          <table:table-cell/>
          <table:table-cell office:value-type="float" office:value="470" calcext:value-type="float">
            <text:p>4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ffee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inosaur Mayonnaise</text:p>
          </table:table-cell>
          <table:table-cell/>
          <table:table-cell office:value-type="float" office:value="800" calcext:value-type="float">
            <text:p>8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uck Mayonnaise</text:p>
          </table:table-cell>
          <table:table-cell/>
          <table:table-cell office:value-type="float" office:value="375" calcext:value-type="float">
            <text:p>3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oat Cheese</text:p>
          </table:table-cell>
          <table:table-cell office:value-type="float" office:value="400" calcext:value-type="float">
            <text:p>400</text:p>
          </table:table-cell>
          <table:table-cell table:formula="of:=FLOOR([.$B333]*[.C$3])" office:value-type="float" office:value="400" calcext:value-type="float">
            <text:p>400</text:p>
          </table:table-cell>
          <table:table-cell table:formula="of:=FLOOR([.$B333]*[.D$3])" office:value-type="float" office:value="500" calcext:value-type="float">
            <text:p>500</text:p>
          </table:table-cell>
          <table:table-cell table:formula="of:=FLOOR([.$B333]*[.E$3])" office:value-type="float" office:value="600" calcext:value-type="float">
            <text:p>600</text:p>
          </table:table-cell>
          <table:table-cell table:formula="of:=FLOOR([.$B333]*[.F$3])" office:value-type="float" office:value="800" calcext:value-type="float">
            <text:p>8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reen Tea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oney (Blue Jazz)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oney (Fairy Rose)</text:p>
          </table:table-cell>
          <table:table-cell/>
          <table:table-cell office:value-type="float" office:value="680" calcext:value-type="float">
            <text:p>6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oney (Poppy)</text:p>
          </table:table-cell>
          <table:table-cell/>
          <table:table-cell office:value-type="float" office:value="380" calcext:value-type="float">
            <text:p>3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oney (Summer Spangle)</text:p>
          </table:table-cell>
          <table:table-cell/>
          <table:table-cell office:value-type="float" office:value="280" calcext:value-type="float">
            <text:p>2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oney (Sunflower)</text:p>
          </table:table-cell>
          <table:table-cell/>
          <table:table-cell office:value-type="float" office:value="260" calcext:value-type="float">
            <text:p>2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oney (Tulip)</text:p>
          </table:table-cell>
          <table:table-cell/>
          <table:table-cell office:value-type="float" office:value="160" calcext:value-type="float">
            <text:p>1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oney (Wild)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Ancient Fruit)</text:p>
          </table:table-cell>
          <table:table-cell office:value-type="float" office:value="550" calcext:value-type="float">
            <text:p>550</text:p>
          </table:table-cell>
          <table:table-cell table:formula="of:=FLOOR([.$B342]*2)+50" office:value-type="float" office:value="1150" calcext:value-type="float">
            <text:p>1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Apple)</text:p>
          </table:table-cell>
          <table:table-cell office:value-type="float" office:value="100" calcext:value-type="float">
            <text:p>100</text:p>
          </table:table-cell>
          <table:table-cell table:formula="of:=FLOOR([.$B343]*2)+50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Apricot)</text:p>
          </table:table-cell>
          <table:table-cell office:value-type="float" office:value="50" calcext:value-type="float">
            <text:p>50</text:p>
          </table:table-cell>
          <table:table-cell table:formula="of:=FLOOR([.$B344]*2)+50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Banana)</text:p>
          </table:table-cell>
          <table:table-cell office:value-type="float" office:value="150" calcext:value-type="float">
            <text:p>150</text:p>
          </table:table-cell>
          <table:table-cell table:formula="of:=FLOOR([.$B345]*2)+50"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Blackberry)</text:p>
          </table:table-cell>
          <table:table-cell office:value-type="float" office:value="20" calcext:value-type="float">
            <text:p>20</text:p>
          </table:table-cell>
          <table:table-cell table:formula="of:=FLOOR([.$B346]*2)+50" office:value-type="float" office:value="90" calcext:value-type="float">
            <text:p>9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Blueberry)</text:p>
          </table:table-cell>
          <table:table-cell office:value-type="float" office:value="50" calcext:value-type="float">
            <text:p>50</text:p>
          </table:table-cell>
          <table:table-cell table:formula="of:=FLOOR([.$B347]*2)+50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Cactus Fruit)</text:p>
          </table:table-cell>
          <table:table-cell office:value-type="float" office:value="75" calcext:value-type="float">
            <text:p>75</text:p>
          </table:table-cell>
          <table:table-cell table:formula="of:=FLOOR([.$B348]*2)+50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Cherry)</text:p>
          </table:table-cell>
          <table:table-cell office:value-type="float" office:value="80" calcext:value-type="float">
            <text:p>80</text:p>
          </table:table-cell>
          <table:table-cell table:formula="of:=FLOOR([.$B349]*2)+50" office:value-type="float" office:value="210" calcext:value-type="float">
            <text:p>2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Coconut)</text:p>
          </table:table-cell>
          <table:table-cell office:value-type="float" office:value="100" calcext:value-type="float">
            <text:p>100</text:p>
          </table:table-cell>
          <table:table-cell table:formula="of:=FLOOR([.$B350]*2)+50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Cranberries)</text:p>
          </table:table-cell>
          <table:table-cell office:value-type="float" office:value="75" calcext:value-type="float">
            <text:p>75</text:p>
          </table:table-cell>
          <table:table-cell table:formula="of:=FLOOR([.$B351]*2)+50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Crystal Fruit)</text:p>
          </table:table-cell>
          <table:table-cell office:value-type="float" office:value="150" calcext:value-type="float">
            <text:p>150</text:p>
          </table:table-cell>
          <table:table-cell table:formula="of:=FLOOR([.$B352]*2)+50"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Grape)</text:p>
          </table:table-cell>
          <table:table-cell office:value-type="float" office:value="80" calcext:value-type="float">
            <text:p>80</text:p>
          </table:table-cell>
          <table:table-cell table:formula="of:=FLOOR([.$B353]*2)+50" office:value-type="float" office:value="210" calcext:value-type="float">
            <text:p>2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Hot Pepper)</text:p>
          </table:table-cell>
          <table:table-cell office:value-type="float" office:value="40" calcext:value-type="float">
            <text:p>40</text:p>
          </table:table-cell>
          <table:table-cell table:formula="of:=FLOOR([.$B354]*2)+50" office:value-type="float" office:value="130" calcext:value-type="float">
            <text:p>1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Mango)</text:p>
          </table:table-cell>
          <table:table-cell office:value-type="float" office:value="130" calcext:value-type="float">
            <text:p>130</text:p>
          </table:table-cell>
          <table:table-cell table:formula="of:=FLOOR([.$B355]*2)+50" office:value-type="float" office:value="310" calcext:value-type="float">
            <text:p>3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Melon)</text:p>
          </table:table-cell>
          <table:table-cell office:value-type="float" office:value="250" calcext:value-type="float">
            <text:p>250</text:p>
          </table:table-cell>
          <table:table-cell table:formula="of:=FLOOR([.$B356]*2)+50" office:value-type="float" office:value="550" calcext:value-type="float">
            <text:p>5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Orange)</text:p>
          </table:table-cell>
          <table:table-cell office:value-type="float" office:value="100" calcext:value-type="float">
            <text:p>100</text:p>
          </table:table-cell>
          <table:table-cell table:formula="of:=FLOOR([.$B357]*2)+50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Peach)</text:p>
          </table:table-cell>
          <table:table-cell office:value-type="float" office:value="140" calcext:value-type="float">
            <text:p>140</text:p>
          </table:table-cell>
          <table:table-cell table:formula="of:=FLOOR([.$B358]*2)+50" office:value-type="float" office:value="330" calcext:value-type="float">
            <text:p>3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Pineapple)</text:p>
          </table:table-cell>
          <table:table-cell office:value-type="float" office:value="300" calcext:value-type="float">
            <text:p>300</text:p>
          </table:table-cell>
          <table:table-cell table:formula="of:=FLOOR([.$B359]*2)+50" office:value-type="float" office:value="650" calcext:value-type="float">
            <text:p>6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Pomegranate)</text:p>
          </table:table-cell>
          <table:table-cell office:value-type="float" office:value="140" calcext:value-type="float">
            <text:p>140</text:p>
          </table:table-cell>
          <table:table-cell table:formula="of:=FLOOR([.$B360]*2)+50" office:value-type="float" office:value="330" calcext:value-type="float">
            <text:p>3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Rhubarb)</text:p>
          </table:table-cell>
          <table:table-cell office:value-type="float" office:value="220" calcext:value-type="float">
            <text:p>220</text:p>
          </table:table-cell>
          <table:table-cell table:formula="of:=FLOOR([.$B361]*2)+50" office:value-type="float" office:value="490" calcext:value-type="float">
            <text:p>49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Salmonberry)</text:p>
          </table:table-cell>
          <table:table-cell office:value-type="float" office:value="5" calcext:value-type="float">
            <text:p>5</text:p>
          </table:table-cell>
          <table:table-cell table:formula="of:=FLOOR([.$B362]*2)+50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Spice Berry)</text:p>
          </table:table-cell>
          <table:table-cell office:value-type="float" office:value="80" calcext:value-type="float">
            <text:p>80</text:p>
          </table:table-cell>
          <table:table-cell table:formula="of:=FLOOR([.$B363]*2)+50" office:value-type="float" office:value="210" calcext:value-type="float">
            <text:p>2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Starfruit)</text:p>
          </table:table-cell>
          <table:table-cell office:value-type="float" office:value="750" calcext:value-type="float">
            <text:p>750</text:p>
          </table:table-cell>
          <table:table-cell table:formula="of:=FLOOR([.$B364]*2)+50" office:value-type="float" office:value="1550" calcext:value-type="float">
            <text:p>15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Strawberry)</text:p>
          </table:table-cell>
          <table:table-cell office:value-type="float" office:value="120" calcext:value-type="float">
            <text:p>120</text:p>
          </table:table-cell>
          <table:table-cell table:formula="of:=FLOOR([.$B365]*2)+50" office:value-type="float" office:value="290" calcext:value-type="float">
            <text:p>29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Wild Plum)</text:p>
          </table:table-cell>
          <table:table-cell office:value-type="float" office:value="80" calcext:value-type="float">
            <text:p>80</text:p>
          </table:table-cell>
          <table:table-cell table:formula="of:=FLOOR([.$B366]*2)+50" office:value-type="float" office:value="210" calcext:value-type="float">
            <text:p>2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Amaranth)</text:p>
          </table:table-cell>
          <table:table-cell office:value-type="float" office:value="150" calcext:value-type="float">
            <text:p>150</text:p>
          </table:table-cell>
          <table:table-cell table:formula="of:=FLOOR(FLOOR(FLOOR([.$B367]*2.25)*[.C$3])*[.$K$3])" office:value-type="float" office:value="337" calcext:value-type="float">
            <text:p>33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Artichoke)</text:p>
          </table:table-cell>
          <table:table-cell office:value-type="float" office:value="160" calcext:value-type="float">
            <text:p>160</text:p>
          </table:table-cell>
          <table:table-cell table:formula="of:=FLOOR(FLOOR(FLOOR([.$B368]*2.25)*[.C$3])*[.$K$3])" office:value-type="float" office:value="360" calcext:value-type="float">
            <text:p>3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Beet)</text:p>
          </table:table-cell>
          <table:table-cell office:value-type="float" office:value="100" calcext:value-type="float">
            <text:p>100</text:p>
          </table:table-cell>
          <table:table-cell table:formula="of:=FLOOR(FLOOR(FLOOR([.$B369]*2.25)*[.C$3])*[.$K$3])" office:value-type="float" office:value="225" calcext:value-type="float">
            <text:p>2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Bok Choy)</text:p>
          </table:table-cell>
          <table:table-cell office:value-type="float" office:value="80" calcext:value-type="float">
            <text:p>80</text:p>
          </table:table-cell>
          <table:table-cell table:formula="of:=FLOOR(FLOOR(FLOOR([.$B370]*2.25)*[.C$3])*[.$K$3])" office:value-type="float" office:value="180" calcext:value-type="float">
            <text:p>1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Cauliflower)</text:p>
          </table:table-cell>
          <table:table-cell office:value-type="float" office:value="175" calcext:value-type="float">
            <text:p>175</text:p>
          </table:table-cell>
          <table:table-cell table:formula="of:=FLOOR(FLOOR(FLOOR([.$B371]*2.25)*[.C$3])*[.$K$3])" office:value-type="float" office:value="393" calcext:value-type="float">
            <text:p>39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Corn)</text:p>
          </table:table-cell>
          <table:table-cell office:value-type="float" office:value="50" calcext:value-type="float">
            <text:p>50</text:p>
          </table:table-cell>
          <table:table-cell table:formula="of:=FLOOR(FLOOR(FLOOR([.$B372]*2.25)*[.C$3])*[.$K$3])" office:value-type="float" office:value="112" calcext:value-type="float">
            <text:p>11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Eggplant)</text:p>
          </table:table-cell>
          <table:table-cell office:value-type="float" office:value="60" calcext:value-type="float">
            <text:p>60</text:p>
          </table:table-cell>
          <table:table-cell table:formula="of:=FLOOR(FLOOR(FLOOR([.$B373]*2.25)*[.C$3])*[.$K$3])" office:value-type="float" office:value="135" calcext:value-type="float">
            <text:p>13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Fiddlehead Fern)</text:p>
          </table:table-cell>
          <table:table-cell office:value-type="float" office:value="90" calcext:value-type="float">
            <text:p>90</text:p>
          </table:table-cell>
          <table:table-cell table:formula="of:=FLOOR(FLOOR(FLOOR([.$B374]*2.25)*[.C$3])*[.$K$3])" office:value-type="float" office:value="202" calcext:value-type="float">
            <text:p>20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Garlic)</text:p>
          </table:table-cell>
          <table:table-cell office:value-type="float" office:value="60" calcext:value-type="float">
            <text:p>60</text:p>
          </table:table-cell>
          <table:table-cell table:formula="of:=FLOOR(FLOOR(FLOOR([.$B375]*2.25)*[.C$3])*[.$K$3])" office:value-type="float" office:value="135" calcext:value-type="float">
            <text:p>13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Green Bean)</text:p>
          </table:table-cell>
          <table:table-cell office:value-type="float" office:value="40" calcext:value-type="float">
            <text:p>40</text:p>
          </table:table-cell>
          <table:table-cell table:formula="of:=FLOOR(FLOOR(FLOOR([.$B376]*2.25)*[.C$3])*[.$K$3])" office:value-type="float" office:value="90" calcext:value-type="float">
            <text:p>9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Hops)</text:p>
          </table:table-cell>
          <table:table-cell office:value-type="float" office:value="25" calcext:value-type="float">
            <text:p>25</text:p>
          </table:table-cell>
          <table:table-cell table:formula="of:=FLOOR(FLOOR(FLOOR([.$B377]*2.25)*[.C$3])*[.$K$3])" office:value-type="float" office:value="56" calcext:value-type="float">
            <text:p>56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Kale)</text:p>
          </table:table-cell>
          <table:table-cell office:value-type="float" office:value="110" calcext:value-type="float">
            <text:p>110</text:p>
          </table:table-cell>
          <table:table-cell table:formula="of:=FLOOR(FLOOR(FLOOR([.$B378]*2.25)*[.C$3])*[.$K$3])" office:value-type="float" office:value="247" calcext:value-type="float">
            <text:p>24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Parsnip)</text:p>
          </table:table-cell>
          <table:table-cell office:value-type="float" office:value="35" calcext:value-type="float">
            <text:p>35</text:p>
          </table:table-cell>
          <table:table-cell table:formula="of:=FLOOR(FLOOR(FLOOR([.$B379]*2.25)*[.C$3])*[.$K$3])" office:value-type="float" office:value="78" calcext:value-type="float">
            <text:p>78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Potato)</text:p>
          </table:table-cell>
          <table:table-cell office:value-type="float" office:value="80" calcext:value-type="float">
            <text:p>80</text:p>
          </table:table-cell>
          <table:table-cell table:formula="of:=FLOOR(FLOOR(FLOOR([.$B380]*2.25)*[.C$3])*[.$K$3])" office:value-type="float" office:value="180" calcext:value-type="float">
            <text:p>1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Pumpkin)</text:p>
          </table:table-cell>
          <table:table-cell office:value-type="float" office:value="320" calcext:value-type="float">
            <text:p>320</text:p>
          </table:table-cell>
          <table:table-cell table:formula="of:=FLOOR(FLOOR(FLOOR([.$B381]*2.25)*[.C$3])*[.$K$3])" office:value-type="float" office:value="720" calcext:value-type="float">
            <text:p>7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Radish)</text:p>
          </table:table-cell>
          <table:table-cell office:value-type="float" office:value="90" calcext:value-type="float">
            <text:p>90</text:p>
          </table:table-cell>
          <table:table-cell table:formula="of:=FLOOR(FLOOR(FLOOR([.$B382]*2.25)*[.C$3])*[.$K$3])" office:value-type="float" office:value="202" calcext:value-type="float">
            <text:p>20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Red Cabbage)</text:p>
          </table:table-cell>
          <table:table-cell office:value-type="float" office:value="260" calcext:value-type="float">
            <text:p>260</text:p>
          </table:table-cell>
          <table:table-cell table:formula="of:=FLOOR(FLOOR(FLOOR([.$B383]*2.25)*[.C$3])*[.$K$3])" office:value-type="float" office:value="585" calcext:value-type="float">
            <text:p>58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Taro Root)</text:p>
          </table:table-cell>
          <table:table-cell office:value-type="float" office:value="100" calcext:value-type="float">
            <text:p>100</text:p>
          </table:table-cell>
          <table:table-cell table:formula="of:=FLOOR(FLOOR(FLOOR([.$B384]*2.25)*[.C$3])*[.$K$3])" office:value-type="float" office:value="225" calcext:value-type="float">
            <text:p>2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Tea Leaves)</text:p>
          </table:table-cell>
          <table:table-cell office:value-type="float" office:value="50" calcext:value-type="float">
            <text:p>50</text:p>
          </table:table-cell>
          <table:table-cell table:formula="of:=FLOOR(FLOOR(FLOOR([.$B385]*2.25)*[.C$3])*[.$K$3])" office:value-type="float" office:value="112" calcext:value-type="float">
            <text:p>11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Tomato)</text:p>
          </table:table-cell>
          <table:table-cell office:value-type="float" office:value="60" calcext:value-type="float">
            <text:p>60</text:p>
          </table:table-cell>
          <table:table-cell table:formula="of:=FLOOR(FLOOR(FLOOR([.$B386]*2.25)*[.C$3])*[.$K$3])" office:value-type="float" office:value="135" calcext:value-type="float">
            <text:p>13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Unmilled Rice)</text:p>
          </table:table-cell>
          <table:table-cell office:value-type="float" office:value="30" calcext:value-type="float">
            <text:p>30</text:p>
          </table:table-cell>
          <table:table-cell table:formula="of:=FLOOR(FLOOR(FLOOR([.$B387]*2.25)*[.C$3])*[.$K$3])" office:value-type="float" office:value="67" calcext:value-type="float">
            <text:p>6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Wheat)</text:p>
          </table:table-cell>
          <table:table-cell office:value-type="float" office:value="25" calcext:value-type="float">
            <text:p>25</text:p>
          </table:table-cell>
          <table:table-cell table:formula="of:=FLOOR(FLOOR(FLOOR([.$B388]*2.25)*[.C$3])*[.$K$3])" office:value-type="float" office:value="56" calcext:value-type="float">
            <text:p>56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Yam)</text:p>
          </table:table-cell>
          <table:table-cell office:value-type="float" office:value="160" calcext:value-type="float">
            <text:p>160</text:p>
          </table:table-cell>
          <table:table-cell table:formula="of:=FLOOR(FLOOR(FLOOR([.$B389]*2.25)*[.C$3])*[.$K$3])" office:value-type="float" office:value="360" calcext:value-type="float">
            <text:p>3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yonnaise</text:p>
          </table:table-cell>
          <table:table-cell office:value-type="float" office:value="190" calcext:value-type="float">
            <text:p>190</text:p>
          </table:table-cell>
          <table:table-cell table:formula="of:=FLOOR([.$B390]*[.C$3])" office:value-type="float" office:value="190" calcext:value-type="float">
            <text:p>190</text:p>
          </table:table-cell>
          <table:table-cell table:formula="of:=FLOOR([.$B390]*[.D$3])" office:value-type="float" office:value="237" calcext:value-type="float">
            <text:p>237</text:p>
          </table:table-cell>
          <table:table-cell table:formula="of:=FLOOR([.$B390]*[.E$3])" office:value-type="float" office:value="285" calcext:value-type="float">
            <text:p>285</text:p>
          </table:table-cell>
          <table:table-cell table:formula="of:=FLOOR([.$B390]*[.F$3])" office:value-type="float" office:value="380" calcext:value-type="float">
            <text:p>3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ead</text:p>
          </table:table-cell>
          <table:table-cell office:value-type="float" office:value="200" calcext:value-type="float">
            <text:p>200</text:p>
          </table:table-cell>
          <table:table-cell table:formula="of:=FLOOR([.$B391]*[.C$3])" office:value-type="float" office:value="200" calcext:value-type="float">
            <text:p>200</text:p>
          </table:table-cell>
          <table:table-cell table:formula="of:=FLOOR([.$B391]*[.D$3])" office:value-type="float" office:value="250" calcext:value-type="float">
            <text:p>250</text:p>
          </table:table-cell>
          <table:table-cell table:formula="of:=FLOOR([.$B391]*[.E$3])" office:value-type="float" office:value="300" calcext:value-type="float">
            <text:p>300</text:p>
          </table:table-cell>
          <table:table-cell table:formula="of:=FLOOR([.$B391]*[.F$3])" office:value-type="float" office:value="400" calcext:value-type="float">
            <text:p>4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Oil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ale Ale</text:p>
          </table:table-cell>
          <table:table-cell table:style-name="ce28" office:value-type="float" office:value="300" calcext:value-type="float">
            <text:p>300</text:p>
          </table:table-cell>
          <table:table-cell table:formula="of:=FLOOR([.$B393]*[.C$3])" office:value-type="float" office:value="300" calcext:value-type="float">
            <text:p>300</text:p>
          </table:table-cell>
          <table:table-cell table:formula="of:=FLOOR([.$B393]*[.D$3])" office:value-type="float" office:value="375" calcext:value-type="float">
            <text:p>375</text:p>
          </table:table-cell>
          <table:table-cell table:formula="of:=FLOOR([.$B393]*[.E$3])" office:value-type="float" office:value="450" calcext:value-type="float">
            <text:p>450</text:p>
          </table:table-cell>
          <table:table-cell table:formula="of:=FLOOR([.$B393]*[.F$3])" office:value-type="float" office:value="600" calcext:value-type="float">
            <text:p>6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ickles (Amaranth)</text:p>
          </table:table-cell>
          <table:table-cell office:value-type="float" office:value="150" calcext:value-type="float">
            <text:p>150</text:p>
          </table:table-cell>
          <table:table-cell table:formula="of:=FLOOR([.$B394]*2)+50"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Artichoke)</text:p>
          </table:table-cell>
          <table:table-cell office:value-type="float" office:value="160" calcext:value-type="float">
            <text:p>160</text:p>
          </table:table-cell>
          <table:table-cell table:formula="of:=FLOOR([.$B395]*2)+50" office:value-type="float" office:value="370" calcext:value-type="float">
            <text:p>3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Beet)</text:p>
          </table:table-cell>
          <table:table-cell office:value-type="float" office:value="100" calcext:value-type="float">
            <text:p>100</text:p>
          </table:table-cell>
          <table:table-cell table:formula="of:=FLOOR([.$B396]*2)+50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Bok Choy)</text:p>
          </table:table-cell>
          <table:table-cell office:value-type="float" office:value="80" calcext:value-type="float">
            <text:p>80</text:p>
          </table:table-cell>
          <table:table-cell table:formula="of:=FLOOR([.$B397]*2)+50" office:value-type="float" office:value="210" calcext:value-type="float">
            <text:p>2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Cauliflower)</text:p>
          </table:table-cell>
          <table:table-cell office:value-type="float" office:value="175" calcext:value-type="float">
            <text:p>175</text:p>
          </table:table-cell>
          <table:table-cell table:formula="of:=FLOOR([.$B398]*2)+50" office:value-type="float" office:value="400" calcext:value-type="float">
            <text:p>4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Corn)</text:p>
          </table:table-cell>
          <table:table-cell office:value-type="float" office:value="50" calcext:value-type="float">
            <text:p>50</text:p>
          </table:table-cell>
          <table:table-cell table:formula="of:=FLOOR([.$B399]*2)+50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Eggplant)</text:p>
          </table:table-cell>
          <table:table-cell office:value-type="float" office:value="60" calcext:value-type="float">
            <text:p>60</text:p>
          </table:table-cell>
          <table:table-cell table:formula="of:=FLOOR([.$B400]*2)+50" office:value-type="float" office:value="170" calcext:value-type="float">
            <text:p>1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Fiddlehead Fern)</text:p>
          </table:table-cell>
          <table:table-cell office:value-type="float" office:value="90" calcext:value-type="float">
            <text:p>90</text:p>
          </table:table-cell>
          <table:table-cell table:formula="of:=FLOOR([.$B401]*2)+50" office:value-type="float" office:value="230" calcext:value-type="float">
            <text:p>2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Garlic)</text:p>
          </table:table-cell>
          <table:table-cell office:value-type="float" office:value="60" calcext:value-type="float">
            <text:p>60</text:p>
          </table:table-cell>
          <table:table-cell table:formula="of:=FLOOR([.$B402]*2)+50" office:value-type="float" office:value="170" calcext:value-type="float">
            <text:p>1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Ginger)</text:p>
          </table:table-cell>
          <table:table-cell office:value-type="float" office:value="60" calcext:value-type="float">
            <text:p>60</text:p>
          </table:table-cell>
          <table:table-cell table:formula="of:=FLOOR([.$B403]*2)+50" office:value-type="float" office:value="170" calcext:value-type="float">
            <text:p>1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Green Bean)</text:p>
          </table:table-cell>
          <table:table-cell office:value-type="float" office:value="40" calcext:value-type="float">
            <text:p>40</text:p>
          </table:table-cell>
          <table:table-cell table:formula="of:=FLOOR([.$B404]*2)+50" office:value-type="float" office:value="130" calcext:value-type="float">
            <text:p>1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Hops)</text:p>
          </table:table-cell>
          <table:table-cell office:value-type="float" office:value="25" calcext:value-type="float">
            <text:p>25</text:p>
          </table:table-cell>
          <table:table-cell table:formula="of:=FLOOR([.$B405]*2)+50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Kale)</text:p>
          </table:table-cell>
          <table:table-cell office:value-type="float" office:value="110" calcext:value-type="float">
            <text:p>110</text:p>
          </table:table-cell>
          <table:table-cell table:formula="of:=FLOOR([.$B406]*2)+50" office:value-type="float" office:value="270" calcext:value-type="float">
            <text:p>2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Parsnip)</text:p>
          </table:table-cell>
          <table:table-cell office:value-type="float" office:value="35" calcext:value-type="float">
            <text:p>35</text:p>
          </table:table-cell>
          <table:table-cell table:formula="of:=FLOOR([.$B407]*2)+50"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Potato)</text:p>
          </table:table-cell>
          <table:table-cell office:value-type="float" office:value="80" calcext:value-type="float">
            <text:p>80</text:p>
          </table:table-cell>
          <table:table-cell table:formula="of:=FLOOR([.$B408]*2)+50" office:value-type="float" office:value="210" calcext:value-type="float">
            <text:p>2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Pumpkin)</text:p>
          </table:table-cell>
          <table:table-cell office:value-type="float" office:value="320" calcext:value-type="float">
            <text:p>320</text:p>
          </table:table-cell>
          <table:table-cell table:formula="of:=FLOOR([.$B409]*2)+50" office:value-type="float" office:value="690" calcext:value-type="float">
            <text:p>69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Radish)</text:p>
          </table:table-cell>
          <table:table-cell office:value-type="float" office:value="90" calcext:value-type="float">
            <text:p>90</text:p>
          </table:table-cell>
          <table:table-cell table:formula="of:=FLOOR([.$B410]*2)+50" office:value-type="float" office:value="230" calcext:value-type="float">
            <text:p>2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Red Cabbage)</text:p>
          </table:table-cell>
          <table:table-cell office:value-type="float" office:value="260" calcext:value-type="float">
            <text:p>260</text:p>
          </table:table-cell>
          <table:table-cell table:formula="of:=FLOOR([.$B411]*2)+50" office:value-type="float" office:value="570" calcext:value-type="float">
            <text:p>5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Taro Root)</text:p>
          </table:table-cell>
          <table:table-cell office:value-type="float" office:value="100" calcext:value-type="float">
            <text:p>100</text:p>
          </table:table-cell>
          <table:table-cell table:formula="of:=FLOOR([.$B412]*2)+50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Tea Leaves)</text:p>
          </table:table-cell>
          <table:table-cell office:value-type="float" office:value="50" calcext:value-type="float">
            <text:p>50</text:p>
          </table:table-cell>
          <table:table-cell table:formula="of:=FLOOR([.$B413]*2)+50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Tomato)</text:p>
          </table:table-cell>
          <table:table-cell office:value-type="float" office:value="60" calcext:value-type="float">
            <text:p>60</text:p>
          </table:table-cell>
          <table:table-cell table:formula="of:=FLOOR([.$B414]*2)+50" office:value-type="float" office:value="170" calcext:value-type="float">
            <text:p>1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Unmilled Rice)</text:p>
          </table:table-cell>
          <table:table-cell office:value-type="float" office:value="30" calcext:value-type="float">
            <text:p>30</text:p>
          </table:table-cell>
          <table:table-cell table:formula="of:=FLOOR([.$B415]*2)+50" office:value-type="float" office:value="110" calcext:value-type="float">
            <text:p>1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Wheat)</text:p>
          </table:table-cell>
          <table:table-cell office:value-type="float" office:value="25" calcext:value-type="float">
            <text:p>25</text:p>
          </table:table-cell>
          <table:table-cell table:formula="of:=FLOOR([.$B416]*2)+50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Yam)</text:p>
          </table:table-cell>
          <table:table-cell office:value-type="float" office:value="160" calcext:value-type="float">
            <text:p>160</text:p>
          </table:table-cell>
          <table:table-cell table:formula="of:=FLOOR([.$B417]*2)+50" office:value-type="float" office:value="370" calcext:value-type="float">
            <text:p>3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ruffle Oil</text:p>
          </table:table-cell>
          <table:table-cell/>
          <table:table-cell office:value-type="float" office:value="1065" calcext:value-type="float">
            <text:p>106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oid Mayonnaise</text:p>
          </table:table-cell>
          <table:table-cell/>
          <table:table-cell office:value-type="float" office:value="275" calcext:value-type="float">
            <text:p>2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ine (Ancient Fruit)</text:p>
          </table:table-cell>
          <table:table-cell office:value-type="float" office:value="550" calcext:value-type="float">
            <text:p>550</text:p>
          </table:table-cell>
          <table:table-cell table:formula="of:=FLOOR(FLOOR(FLOOR([.$B420]*3)*[.C$3])*[.$K$3])" office:value-type="float" office:value="1650" calcext:value-type="float">
            <text:p>1650</text:p>
          </table:table-cell>
          <table:table-cell table:formula="of:=FLOOR(FLOOR(FLOOR([.$B420]*3)*[.D$3])*[.$K$3])" office:value-type="float" office:value="2062" calcext:value-type="float">
            <text:p>2062</text:p>
          </table:table-cell>
          <table:table-cell table:formula="of:=FLOOR(FLOOR(FLOOR([.$B420]*3)*[.E$3])*[.$K$3])" office:value-type="float" office:value="2475" calcext:value-type="float">
            <text:p>2475</text:p>
          </table:table-cell>
          <table:table-cell table:formula="of:=FLOOR(FLOOR(FLOOR([.$B420]*3)*[.F$3])*[.$K$3])" office:value-type="float" office:value="3300" calcext:value-type="float">
            <text:p>3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Apple)</text:p>
          </table:table-cell>
          <table:table-cell office:value-type="float" office:value="100" calcext:value-type="float">
            <text:p>100</text:p>
          </table:table-cell>
          <table:table-cell table:formula="of:=FLOOR(FLOOR(FLOOR([.$B421]*3)*[.C$3])*[.$K$3])" office:value-type="float" office:value="300" calcext:value-type="float">
            <text:p>300</text:p>
          </table:table-cell>
          <table:table-cell table:formula="of:=FLOOR(FLOOR(FLOOR([.$B421]*3)*[.D$3])*[.$K$3])" office:value-type="float" office:value="375" calcext:value-type="float">
            <text:p>375</text:p>
          </table:table-cell>
          <table:table-cell table:formula="of:=FLOOR(FLOOR(FLOOR([.$B421]*3)*[.E$3])*[.$K$3])" office:value-type="float" office:value="450" calcext:value-type="float">
            <text:p>450</text:p>
          </table:table-cell>
          <table:table-cell table:formula="of:=FLOOR(FLOOR(FLOOR([.$B421]*3)*[.F$3])*[.$K$3])" office:value-type="float" office:value="600" calcext:value-type="float">
            <text:p>6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Apricot)</text:p>
          </table:table-cell>
          <table:table-cell office:value-type="float" office:value="50" calcext:value-type="float">
            <text:p>50</text:p>
          </table:table-cell>
          <table:table-cell table:formula="of:=FLOOR(FLOOR(FLOOR([.$B422]*3)*[.C$3])*[.$K$3])" office:value-type="float" office:value="150" calcext:value-type="float">
            <text:p>150</text:p>
          </table:table-cell>
          <table:table-cell table:formula="of:=FLOOR(FLOOR(FLOOR([.$B422]*3)*[.D$3])*[.$K$3])" office:value-type="float" office:value="187" calcext:value-type="float">
            <text:p>187</text:p>
          </table:table-cell>
          <table:table-cell table:formula="of:=FLOOR(FLOOR(FLOOR([.$B422]*3)*[.E$3])*[.$K$3])" office:value-type="float" office:value="225" calcext:value-type="float">
            <text:p>225</text:p>
          </table:table-cell>
          <table:table-cell table:formula="of:=FLOOR(FLOOR(FLOOR([.$B422]*3)*[.F$3])*[.$K$3])" office:value-type="float" office:value="300" calcext:value-type="float">
            <text:p>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Banana)</text:p>
          </table:table-cell>
          <table:table-cell office:value-type="float" office:value="150" calcext:value-type="float">
            <text:p>150</text:p>
          </table:table-cell>
          <table:table-cell table:formula="of:=FLOOR(FLOOR(FLOOR([.$B423]*3)*[.C$3])*[.$K$3])" office:value-type="float" office:value="450" calcext:value-type="float">
            <text:p>450</text:p>
          </table:table-cell>
          <table:table-cell table:formula="of:=FLOOR(FLOOR(FLOOR([.$B423]*3)*[.D$3])*[.$K$3])" office:value-type="float" office:value="562" calcext:value-type="float">
            <text:p>562</text:p>
          </table:table-cell>
          <table:table-cell table:formula="of:=FLOOR(FLOOR(FLOOR([.$B423]*3)*[.E$3])*[.$K$3])" office:value-type="float" office:value="675" calcext:value-type="float">
            <text:p>675</text:p>
          </table:table-cell>
          <table:table-cell table:formula="of:=FLOOR(FLOOR(FLOOR([.$B423]*3)*[.F$3])*[.$K$3])" office:value-type="float" office:value="900" calcext:value-type="float">
            <text:p>9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Blackberry)</text:p>
          </table:table-cell>
          <table:table-cell office:value-type="float" office:value="20" calcext:value-type="float">
            <text:p>20</text:p>
          </table:table-cell>
          <table:table-cell table:formula="of:=FLOOR(FLOOR(FLOOR([.$B424]*3)*[.C$3])*[.$K$3])" office:value-type="float" office:value="60" calcext:value-type="float">
            <text:p>60</text:p>
          </table:table-cell>
          <table:table-cell table:formula="of:=FLOOR(FLOOR(FLOOR([.$B424]*3)*[.D$3])*[.$K$3])" office:value-type="float" office:value="75" calcext:value-type="float">
            <text:p>75</text:p>
          </table:table-cell>
          <table:table-cell table:formula="of:=FLOOR(FLOOR(FLOOR([.$B424]*3)*[.E$3])*[.$K$3])" office:value-type="float" office:value="90" calcext:value-type="float">
            <text:p>90</text:p>
          </table:table-cell>
          <table:table-cell table:formula="of:=FLOOR(FLOOR(FLOOR([.$B424]*3)*[.F$3])*[.$K$3])" office:value-type="float" office:value="120" calcext:value-type="float">
            <text:p>1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Blueberry)</text:p>
          </table:table-cell>
          <table:table-cell office:value-type="float" office:value="50" calcext:value-type="float">
            <text:p>50</text:p>
          </table:table-cell>
          <table:table-cell table:formula="of:=FLOOR(FLOOR(FLOOR([.$B425]*3)*[.C$3])*[.$K$3])" office:value-type="float" office:value="150" calcext:value-type="float">
            <text:p>150</text:p>
          </table:table-cell>
          <table:table-cell table:formula="of:=FLOOR(FLOOR(FLOOR([.$B425]*3)*[.D$3])*[.$K$3])" office:value-type="float" office:value="187" calcext:value-type="float">
            <text:p>187</text:p>
          </table:table-cell>
          <table:table-cell table:formula="of:=FLOOR(FLOOR(FLOOR([.$B425]*3)*[.E$3])*[.$K$3])" office:value-type="float" office:value="225" calcext:value-type="float">
            <text:p>225</text:p>
          </table:table-cell>
          <table:table-cell table:formula="of:=FLOOR(FLOOR(FLOOR([.$B425]*3)*[.F$3])*[.$K$3])" office:value-type="float" office:value="300" calcext:value-type="float">
            <text:p>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Cactus Fruit)</text:p>
          </table:table-cell>
          <table:table-cell office:value-type="float" office:value="75" calcext:value-type="float">
            <text:p>75</text:p>
          </table:table-cell>
          <table:table-cell table:formula="of:=FLOOR(FLOOR(FLOOR([.$B426]*3)*[.C$3])*[.$K$3])" office:value-type="float" office:value="225" calcext:value-type="float">
            <text:p>225</text:p>
          </table:table-cell>
          <table:table-cell table:formula="of:=FLOOR(FLOOR(FLOOR([.$B426]*3)*[.D$3])*[.$K$3])" office:value-type="float" office:value="281" calcext:value-type="float">
            <text:p>281</text:p>
          </table:table-cell>
          <table:table-cell table:formula="of:=FLOOR(FLOOR(FLOOR([.$B426]*3)*[.E$3])*[.$K$3])" office:value-type="float" office:value="337" calcext:value-type="float">
            <text:p>337</text:p>
          </table:table-cell>
          <table:table-cell table:formula="of:=FLOOR(FLOOR(FLOOR([.$B426]*3)*[.F$3])*[.$K$3])" office:value-type="float" office:value="450" calcext:value-type="float">
            <text:p>4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Cherry)</text:p>
          </table:table-cell>
          <table:table-cell office:value-type="float" office:value="80" calcext:value-type="float">
            <text:p>80</text:p>
          </table:table-cell>
          <table:table-cell table:formula="of:=FLOOR(FLOOR(FLOOR([.$B427]*3)*[.C$3])*[.$K$3])" office:value-type="float" office:value="240" calcext:value-type="float">
            <text:p>240</text:p>
          </table:table-cell>
          <table:table-cell table:formula="of:=FLOOR(FLOOR(FLOOR([.$B427]*3)*[.D$3])*[.$K$3])" office:value-type="float" office:value="300" calcext:value-type="float">
            <text:p>300</text:p>
          </table:table-cell>
          <table:table-cell table:formula="of:=FLOOR(FLOOR(FLOOR([.$B427]*3)*[.E$3])*[.$K$3])" office:value-type="float" office:value="360" calcext:value-type="float">
            <text:p>360</text:p>
          </table:table-cell>
          <table:table-cell table:formula="of:=FLOOR(FLOOR(FLOOR([.$B427]*3)*[.F$3])*[.$K$3])" office:value-type="float" office:value="480" calcext:value-type="float">
            <text:p>4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Coconut)</text:p>
          </table:table-cell>
          <table:table-cell office:value-type="float" office:value="100" calcext:value-type="float">
            <text:p>100</text:p>
          </table:table-cell>
          <table:table-cell table:formula="of:=FLOOR(FLOOR(FLOOR([.$B428]*3)*[.C$3])*[.$K$3])" office:value-type="float" office:value="300" calcext:value-type="float">
            <text:p>300</text:p>
          </table:table-cell>
          <table:table-cell table:formula="of:=FLOOR(FLOOR(FLOOR([.$B428]*3)*[.D$3])*[.$K$3])" office:value-type="float" office:value="375" calcext:value-type="float">
            <text:p>375</text:p>
          </table:table-cell>
          <table:table-cell table:formula="of:=FLOOR(FLOOR(FLOOR([.$B428]*3)*[.E$3])*[.$K$3])" office:value-type="float" office:value="450" calcext:value-type="float">
            <text:p>450</text:p>
          </table:table-cell>
          <table:table-cell table:formula="of:=FLOOR(FLOOR(FLOOR([.$B428]*3)*[.F$3])*[.$K$3])" office:value-type="float" office:value="600" calcext:value-type="float">
            <text:p>6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Cranberries)</text:p>
          </table:table-cell>
          <table:table-cell office:value-type="float" office:value="75" calcext:value-type="float">
            <text:p>75</text:p>
          </table:table-cell>
          <table:table-cell table:formula="of:=FLOOR(FLOOR(FLOOR([.$B429]*3)*[.C$3])*[.$K$3])" office:value-type="float" office:value="225" calcext:value-type="float">
            <text:p>225</text:p>
          </table:table-cell>
          <table:table-cell table:formula="of:=FLOOR(FLOOR(FLOOR([.$B429]*3)*[.D$3])*[.$K$3])" office:value-type="float" office:value="281" calcext:value-type="float">
            <text:p>281</text:p>
          </table:table-cell>
          <table:table-cell table:formula="of:=FLOOR(FLOOR(FLOOR([.$B429]*3)*[.E$3])*[.$K$3])" office:value-type="float" office:value="337" calcext:value-type="float">
            <text:p>337</text:p>
          </table:table-cell>
          <table:table-cell table:formula="of:=FLOOR(FLOOR(FLOOR([.$B429]*3)*[.F$3])*[.$K$3])" office:value-type="float" office:value="450" calcext:value-type="float">
            <text:p>4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Crystal Fruit)</text:p>
          </table:table-cell>
          <table:table-cell office:value-type="float" office:value="150" calcext:value-type="float">
            <text:p>150</text:p>
          </table:table-cell>
          <table:table-cell table:formula="of:=FLOOR(FLOOR(FLOOR([.$B430]*3)*[.C$3])*[.$K$3])" office:value-type="float" office:value="450" calcext:value-type="float">
            <text:p>450</text:p>
          </table:table-cell>
          <table:table-cell table:formula="of:=FLOOR(FLOOR(FLOOR([.$B430]*3)*[.D$3])*[.$K$3])" office:value-type="float" office:value="562" calcext:value-type="float">
            <text:p>562</text:p>
          </table:table-cell>
          <table:table-cell table:formula="of:=FLOOR(FLOOR(FLOOR([.$B430]*3)*[.E$3])*[.$K$3])" office:value-type="float" office:value="675" calcext:value-type="float">
            <text:p>675</text:p>
          </table:table-cell>
          <table:table-cell table:formula="of:=FLOOR(FLOOR(FLOOR([.$B430]*3)*[.F$3])*[.$K$3])" office:value-type="float" office:value="900" calcext:value-type="float">
            <text:p>9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Grape)</text:p>
          </table:table-cell>
          <table:table-cell office:value-type="float" office:value="80" calcext:value-type="float">
            <text:p>80</text:p>
          </table:table-cell>
          <table:table-cell table:formula="of:=FLOOR(FLOOR(FLOOR([.$B431]*3)*[.C$3])*[.$K$3])" office:value-type="float" office:value="240" calcext:value-type="float">
            <text:p>240</text:p>
          </table:table-cell>
          <table:table-cell table:formula="of:=FLOOR(FLOOR(FLOOR([.$B431]*3)*[.D$3])*[.$K$3])" office:value-type="float" office:value="300" calcext:value-type="float">
            <text:p>300</text:p>
          </table:table-cell>
          <table:table-cell table:formula="of:=FLOOR(FLOOR(FLOOR([.$B431]*3)*[.E$3])*[.$K$3])" office:value-type="float" office:value="360" calcext:value-type="float">
            <text:p>360</text:p>
          </table:table-cell>
          <table:table-cell table:formula="of:=FLOOR(FLOOR(FLOOR([.$B431]*3)*[.F$3])*[.$K$3])" office:value-type="float" office:value="480" calcext:value-type="float">
            <text:p>4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Hot Pepper)</text:p>
          </table:table-cell>
          <table:table-cell office:value-type="float" office:value="40" calcext:value-type="float">
            <text:p>40</text:p>
          </table:table-cell>
          <table:table-cell table:formula="of:=FLOOR(FLOOR(FLOOR([.$B432]*3)*[.C$3])*[.$K$3])" office:value-type="float" office:value="120" calcext:value-type="float">
            <text:p>120</text:p>
          </table:table-cell>
          <table:table-cell table:formula="of:=FLOOR(FLOOR(FLOOR([.$B432]*3)*[.D$3])*[.$K$3])" office:value-type="float" office:value="150" calcext:value-type="float">
            <text:p>150</text:p>
          </table:table-cell>
          <table:table-cell table:formula="of:=FLOOR(FLOOR(FLOOR([.$B432]*3)*[.E$3])*[.$K$3])" office:value-type="float" office:value="180" calcext:value-type="float">
            <text:p>180</text:p>
          </table:table-cell>
          <table:table-cell table:formula="of:=FLOOR(FLOOR(FLOOR([.$B432]*3)*[.F$3])*[.$K$3])" office:value-type="float" office:value="240" calcext:value-type="float">
            <text:p>2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Mango)</text:p>
          </table:table-cell>
          <table:table-cell office:value-type="float" office:value="130" calcext:value-type="float">
            <text:p>130</text:p>
          </table:table-cell>
          <table:table-cell table:formula="of:=FLOOR(FLOOR(FLOOR([.$B433]*3)*[.C$3])*[.$K$3])" office:value-type="float" office:value="390" calcext:value-type="float">
            <text:p>390</text:p>
          </table:table-cell>
          <table:table-cell table:formula="of:=FLOOR(FLOOR(FLOOR([.$B433]*3)*[.D$3])*[.$K$3])" office:value-type="float" office:value="487" calcext:value-type="float">
            <text:p>487</text:p>
          </table:table-cell>
          <table:table-cell table:formula="of:=FLOOR(FLOOR(FLOOR([.$B433]*3)*[.E$3])*[.$K$3])" office:value-type="float" office:value="585" calcext:value-type="float">
            <text:p>585</text:p>
          </table:table-cell>
          <table:table-cell table:formula="of:=FLOOR(FLOOR(FLOOR([.$B433]*3)*[.F$3])*[.$K$3])" office:value-type="float" office:value="780" calcext:value-type="float">
            <text:p>7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Melon)</text:p>
          </table:table-cell>
          <table:table-cell office:value-type="float" office:value="250" calcext:value-type="float">
            <text:p>250</text:p>
          </table:table-cell>
          <table:table-cell table:formula="of:=FLOOR(FLOOR(FLOOR([.$B434]*3)*[.C$3])*[.$K$3])" office:value-type="float" office:value="750" calcext:value-type="float">
            <text:p>750</text:p>
          </table:table-cell>
          <table:table-cell table:formula="of:=FLOOR(FLOOR(FLOOR([.$B434]*3)*[.D$3])*[.$K$3])" office:value-type="float" office:value="937" calcext:value-type="float">
            <text:p>937</text:p>
          </table:table-cell>
          <table:table-cell table:formula="of:=FLOOR(FLOOR(FLOOR([.$B434]*3)*[.E$3])*[.$K$3])" office:value-type="float" office:value="1125" calcext:value-type="float">
            <text:p>1125</text:p>
          </table:table-cell>
          <table:table-cell table:formula="of:=FLOOR(FLOOR(FLOOR([.$B434]*3)*[.F$3])*[.$K$3])" office:value-type="float" office:value="1500" calcext:value-type="float">
            <text:p>15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Orange)</text:p>
          </table:table-cell>
          <table:table-cell office:value-type="float" office:value="100" calcext:value-type="float">
            <text:p>100</text:p>
          </table:table-cell>
          <table:table-cell table:formula="of:=FLOOR(FLOOR(FLOOR([.$B435]*3)*[.C$3])*[.$K$3])" office:value-type="float" office:value="300" calcext:value-type="float">
            <text:p>300</text:p>
          </table:table-cell>
          <table:table-cell table:formula="of:=FLOOR(FLOOR(FLOOR([.$B435]*3)*[.D$3])*[.$K$3])" office:value-type="float" office:value="375" calcext:value-type="float">
            <text:p>375</text:p>
          </table:table-cell>
          <table:table-cell table:formula="of:=FLOOR(FLOOR(FLOOR([.$B435]*3)*[.E$3])*[.$K$3])" office:value-type="float" office:value="450" calcext:value-type="float">
            <text:p>450</text:p>
          </table:table-cell>
          <table:table-cell table:formula="of:=FLOOR(FLOOR(FLOOR([.$B435]*3)*[.F$3])*[.$K$3])" office:value-type="float" office:value="600" calcext:value-type="float">
            <text:p>6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Peach)</text:p>
          </table:table-cell>
          <table:table-cell office:value-type="float" office:value="140" calcext:value-type="float">
            <text:p>140</text:p>
          </table:table-cell>
          <table:table-cell table:formula="of:=FLOOR(FLOOR(FLOOR([.$B436]*3)*[.C$3])*[.$K$3])" office:value-type="float" office:value="420" calcext:value-type="float">
            <text:p>420</text:p>
          </table:table-cell>
          <table:table-cell table:formula="of:=FLOOR(FLOOR(FLOOR([.$B436]*3)*[.D$3])*[.$K$3])" office:value-type="float" office:value="525" calcext:value-type="float">
            <text:p>525</text:p>
          </table:table-cell>
          <table:table-cell table:formula="of:=FLOOR(FLOOR(FLOOR([.$B436]*3)*[.E$3])*[.$K$3])" office:value-type="float" office:value="630" calcext:value-type="float">
            <text:p>630</text:p>
          </table:table-cell>
          <table:table-cell table:formula="of:=FLOOR(FLOOR(FLOOR([.$B436]*3)*[.F$3])*[.$K$3])" office:value-type="float" office:value="840" calcext:value-type="float">
            <text:p>8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Pineapple)</text:p>
          </table:table-cell>
          <table:table-cell office:value-type="float" office:value="300" calcext:value-type="float">
            <text:p>300</text:p>
          </table:table-cell>
          <table:table-cell table:formula="of:=FLOOR(FLOOR(FLOOR([.$B437]*3)*[.C$3])*[.$K$3])" office:value-type="float" office:value="900" calcext:value-type="float">
            <text:p>900</text:p>
          </table:table-cell>
          <table:table-cell table:formula="of:=FLOOR(FLOOR(FLOOR([.$B437]*3)*[.D$3])*[.$K$3])" office:value-type="float" office:value="1125" calcext:value-type="float">
            <text:p>1125</text:p>
          </table:table-cell>
          <table:table-cell table:formula="of:=FLOOR(FLOOR(FLOOR([.$B437]*3)*[.E$3])*[.$K$3])" office:value-type="float" office:value="1350" calcext:value-type="float">
            <text:p>1350</text:p>
          </table:table-cell>
          <table:table-cell table:formula="of:=FLOOR(FLOOR(FLOOR([.$B437]*3)*[.F$3])*[.$K$3])" office:value-type="float" office:value="1800" calcext:value-type="float">
            <text:p>18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Pomegranate)</text:p>
          </table:table-cell>
          <table:table-cell office:value-type="float" office:value="140" calcext:value-type="float">
            <text:p>140</text:p>
          </table:table-cell>
          <table:table-cell table:formula="of:=FLOOR(FLOOR(FLOOR([.$B438]*3)*[.C$3])*[.$K$3])" office:value-type="float" office:value="420" calcext:value-type="float">
            <text:p>420</text:p>
          </table:table-cell>
          <table:table-cell table:formula="of:=FLOOR(FLOOR(FLOOR([.$B438]*3)*[.D$3])*[.$K$3])" office:value-type="float" office:value="525" calcext:value-type="float">
            <text:p>525</text:p>
          </table:table-cell>
          <table:table-cell table:formula="of:=FLOOR(FLOOR(FLOOR([.$B438]*3)*[.E$3])*[.$K$3])" office:value-type="float" office:value="630" calcext:value-type="float">
            <text:p>630</text:p>
          </table:table-cell>
          <table:table-cell table:formula="of:=FLOOR(FLOOR(FLOOR([.$B438]*3)*[.F$3])*[.$K$3])" office:value-type="float" office:value="840" calcext:value-type="float">
            <text:p>8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Rhubarb)</text:p>
          </table:table-cell>
          <table:table-cell office:value-type="float" office:value="220" calcext:value-type="float">
            <text:p>220</text:p>
          </table:table-cell>
          <table:table-cell table:formula="of:=FLOOR(FLOOR(FLOOR([.$B439]*3)*[.C$3])*[.$K$3])" office:value-type="float" office:value="660" calcext:value-type="float">
            <text:p>660</text:p>
          </table:table-cell>
          <table:table-cell table:formula="of:=FLOOR(FLOOR(FLOOR([.$B439]*3)*[.D$3])*[.$K$3])" office:value-type="float" office:value="825" calcext:value-type="float">
            <text:p>825</text:p>
          </table:table-cell>
          <table:table-cell table:formula="of:=FLOOR(FLOOR(FLOOR([.$B439]*3)*[.E$3])*[.$K$3])" office:value-type="float" office:value="990" calcext:value-type="float">
            <text:p>990</text:p>
          </table:table-cell>
          <table:table-cell table:formula="of:=FLOOR(FLOOR(FLOOR([.$B439]*3)*[.F$3])*[.$K$3])" office:value-type="float" office:value="1320" calcext:value-type="float">
            <text:p>13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Salmonberry)</text:p>
          </table:table-cell>
          <table:table-cell office:value-type="float" office:value="5" calcext:value-type="float">
            <text:p>5</text:p>
          </table:table-cell>
          <table:table-cell table:formula="of:=FLOOR(FLOOR(FLOOR([.$B440]*3)*[.C$3])*[.$K$3])" office:value-type="float" office:value="15" calcext:value-type="float">
            <text:p>15</text:p>
          </table:table-cell>
          <table:table-cell table:formula="of:=FLOOR(FLOOR(FLOOR([.$B440]*3)*[.D$3])*[.$K$3])" office:value-type="float" office:value="18" calcext:value-type="float">
            <text:p>18</text:p>
          </table:table-cell>
          <table:table-cell table:formula="of:=FLOOR(FLOOR(FLOOR([.$B440]*3)*[.E$3])*[.$K$3])" office:value-type="float" office:value="22" calcext:value-type="float">
            <text:p>22</text:p>
          </table:table-cell>
          <table:table-cell table:formula="of:=FLOOR(FLOOR(FLOOR([.$B440]*3)*[.F$3])*[.$K$3])" office:value-type="float" office:value="30" calcext:value-type="float">
            <text:p>3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Spice Berry)</text:p>
          </table:table-cell>
          <table:table-cell office:value-type="float" office:value="80" calcext:value-type="float">
            <text:p>80</text:p>
          </table:table-cell>
          <table:table-cell table:formula="of:=FLOOR(FLOOR(FLOOR([.$B441]*3)*[.C$3])*[.$K$3])" office:value-type="float" office:value="240" calcext:value-type="float">
            <text:p>240</text:p>
          </table:table-cell>
          <table:table-cell table:formula="of:=FLOOR(FLOOR(FLOOR([.$B441]*3)*[.D$3])*[.$K$3])" office:value-type="float" office:value="300" calcext:value-type="float">
            <text:p>300</text:p>
          </table:table-cell>
          <table:table-cell table:formula="of:=FLOOR(FLOOR(FLOOR([.$B441]*3)*[.E$3])*[.$K$3])" office:value-type="float" office:value="360" calcext:value-type="float">
            <text:p>360</text:p>
          </table:table-cell>
          <table:table-cell table:formula="of:=FLOOR(FLOOR(FLOOR([.$B441]*3)*[.F$3])*[.$K$3])" office:value-type="float" office:value="480" calcext:value-type="float">
            <text:p>4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Starfruit)</text:p>
          </table:table-cell>
          <table:table-cell office:value-type="float" office:value="750" calcext:value-type="float">
            <text:p>750</text:p>
          </table:table-cell>
          <table:table-cell table:formula="of:=FLOOR(FLOOR(FLOOR([.$B442]*3)*[.C$3])*[.$K$3])" office:value-type="float" office:value="2250" calcext:value-type="float">
            <text:p>2250</text:p>
          </table:table-cell>
          <table:table-cell table:formula="of:=FLOOR(FLOOR(FLOOR([.$B442]*3)*[.D$3])*[.$K$3])" office:value-type="float" office:value="2812" calcext:value-type="float">
            <text:p>2812</text:p>
          </table:table-cell>
          <table:table-cell table:formula="of:=FLOOR(FLOOR(FLOOR([.$B442]*3)*[.E$3])*[.$K$3])" office:value-type="float" office:value="3375" calcext:value-type="float">
            <text:p>3375</text:p>
          </table:table-cell>
          <table:table-cell table:formula="of:=FLOOR(FLOOR(FLOOR([.$B442]*3)*[.F$3])*[.$K$3])" office:value-type="float" office:value="4500" calcext:value-type="float">
            <text:p>45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Strawberry)</text:p>
          </table:table-cell>
          <table:table-cell office:value-type="float" office:value="120" calcext:value-type="float">
            <text:p>120</text:p>
          </table:table-cell>
          <table:table-cell table:formula="of:=FLOOR(FLOOR(FLOOR([.$B443]*3)*[.C$3])*[.$K$3])" office:value-type="float" office:value="360" calcext:value-type="float">
            <text:p>360</text:p>
          </table:table-cell>
          <table:table-cell table:formula="of:=FLOOR(FLOOR(FLOOR([.$B443]*3)*[.D$3])*[.$K$3])" office:value-type="float" office:value="450" calcext:value-type="float">
            <text:p>450</text:p>
          </table:table-cell>
          <table:table-cell table:formula="of:=FLOOR(FLOOR(FLOOR([.$B443]*3)*[.E$3])*[.$K$3])" office:value-type="float" office:value="540" calcext:value-type="float">
            <text:p>540</text:p>
          </table:table-cell>
          <table:table-cell table:formula="of:=FLOOR(FLOOR(FLOOR([.$B443]*3)*[.F$3])*[.$K$3])" office:value-type="float" office:value="720" calcext:value-type="float">
            <text:p>7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Wild Plum)</text:p>
          </table:table-cell>
          <table:table-cell office:value-type="float" office:value="80" calcext:value-type="float">
            <text:p>80</text:p>
          </table:table-cell>
          <table:table-cell table:formula="of:=FLOOR(FLOOR(FLOOR([.$B444]*3)*[.C$3])*[.$K$3])" office:value-type="float" office:value="240" calcext:value-type="float">
            <text:p>240</text:p>
          </table:table-cell>
          <table:table-cell table:formula="of:=FLOOR(FLOOR(FLOOR([.$B444]*3)*[.D$3])*[.$K$3])" office:value-type="float" office:value="300" calcext:value-type="float">
            <text:p>300</text:p>
          </table:table-cell>
          <table:table-cell table:formula="of:=FLOOR(FLOOR(FLOOR([.$B444]*3)*[.E$3])*[.$K$3])" office:value-type="float" office:value="360" calcext:value-type="float">
            <text:p>360</text:p>
          </table:table-cell>
          <table:table-cell table:formula="of:=FLOOR(FLOOR(FLOOR([.$B444]*3)*[.F$3])*[.$K$3])" office:value-type="float" office:value="480" calcext:value-type="float">
            <text:p>480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style-name="ce19" office:value-type="string" calcext:value-type="string">
            <text:p>Resource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attery Pack</text:p>
          </table:table-cell>
          <table:table-cell/>
          <table:table-cell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one Fragment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inder Shard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lay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al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pper Bar</text:p>
          </table:table-cell>
          <table:table-cell office:value-type="float" office:value="60" calcext:value-type="float">
            <text:p>60</text:p>
          </table:table-cell>
          <table:table-cell table:formula="of:=FLOOR([.$B452]*[.$L$3])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pper Ore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ibe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old Bar</text:p>
          </table:table-cell>
          <table:table-cell office:value-type="float" office:value="250" calcext:value-type="float">
            <text:p>250</text:p>
          </table:table-cell>
          <table:table-cell table:formula="of:=FLOOR([.$B455]*[.$L$3])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old Ore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ardwood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ridium Bar</text:p>
          </table:table-cell>
          <table:table-cell office:value-type="float" office:value="1000" calcext:value-type="float">
            <text:p>1000</text:p>
          </table:table-cell>
          <table:table-cell table:formula="of:=FLOOR([.$B458]*[.$L$3])" office:value-type="float" office:value="1000" calcext:value-type="float">
            <text:p>10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ridium Ore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ron Bar</text:p>
          </table:table-cell>
          <table:table-cell office:value-type="float" office:value="120" calcext:value-type="float">
            <text:p>120</text:p>
          </table:table-cell>
          <table:table-cell table:formula="of:=FLOOR([.$B460]*[.$L$3])"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ron Ore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adioactive Bar</text:p>
          </table:table-cell>
          <table:table-cell office:value-type="float" office:value="3000" calcext:value-type="float">
            <text:p>3000</text:p>
          </table:table-cell>
          <table:table-cell table:formula="of:=FLOOR([.$B462]*[.$L$3])" office:value-type="float" office:value="3000" calcext:value-type="float">
            <text:p>30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adioactive Ore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efined Quartz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tone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ood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19" office:value-type="string" calcext:value-type="string">
            <text:p>Cooking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lgae Soup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rtichoke Dip</text:p>
          </table:table-cell>
          <table:table-cell/>
          <table:table-cell office:value-type="float" office:value="210" calcext:value-type="float">
            <text:p>2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utumn’s Bounty</text:p>
          </table:table-cell>
          <table:table-cell/>
          <table:table-cell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aked Fish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anana Pudding</text:p>
          </table:table-cell>
          <table:table-cell/>
          <table:table-cell office:value-type="float" office:value="260" calcext:value-type="float">
            <text:p>2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ean Hotpot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lackberry Cobbler</text:p>
          </table:table-cell>
          <table:table-cell/>
          <table:table-cell office:value-type="float" office:value="260" calcext:value-type="float">
            <text:p>2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lueberry Tart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read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ruschetta</text:p>
          </table:table-cell>
          <table:table-cell/>
          <table:table-cell office:value-type="float" office:value="210" calcext:value-type="float">
            <text:p>2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arp Surprise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heese Cauliflower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hocolate Cake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howder</text:p>
          </table:table-cell>
          <table:table-cell/>
          <table:table-cell office:value-type="float" office:value="135" calcext:value-type="float">
            <text:p>13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leslaw</text:p>
          </table:table-cell>
          <table:table-cell/>
          <table:table-cell office:value-type="float" office:value="345" calcext:value-type="float">
            <text:p>34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mplete Breakfast</text:p>
          </table:table-cell>
          <table:table-cell/>
          <table:table-cell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okie</text:p>
          </table:table-cell>
          <table:table-cell/>
          <table:table-cell office:value-type="float" office:value="140" calcext:value-type="float">
            <text:p>14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rab Cakes</text:p>
          </table:table-cell>
          <table:table-cell/>
          <table:table-cell office:value-type="float" office:value="275" calcext:value-type="float">
            <text:p>2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ranberry Candy</text:p>
          </table:table-cell>
          <table:table-cell/>
          <table:table-cell office:value-type="float" office:value="175" calcext:value-type="float">
            <text:p>1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ranberry Sauce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rispy Bass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ish o’ The Sea</text:p>
          </table:table-cell>
          <table:table-cell/>
          <table:table-cell office:value-type="float" office:value="220" calcext:value-type="float">
            <text:p>2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ggplant Parmesan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scargot</text:p>
          </table:table-cell>
          <table:table-cell/>
          <table:table-cell office:value-type="float" office:value="125" calcext:value-type="float">
            <text:p>1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armer’s Lunch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iddlehead Risotto</text:p>
          </table:table-cell>
          <table:table-cell/>
          <table:table-cell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ish Stew</text:p>
          </table:table-cell>
          <table:table-cell/>
          <table:table-cell office:value-type="float" office:value="175" calcext:value-type="float">
            <text:p>1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ish Taco</text:p>
          </table:table-cell>
          <table:table-cell/>
          <table:table-cell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ried Calamari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ried Eel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ried Egg</text:p>
          </table:table-cell>
          <table:table-cell/>
          <table:table-cell office:value-type="float" office:value="35" calcext:value-type="float">
            <text:p>3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ried Mushroom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ruit Salad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inger Ale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lazed Yams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ashbrowns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ce Cream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obster Bisque</text:p>
          </table:table-cell>
          <table:table-cell/>
          <table:table-cell office:value-type="float" office:value="205" calcext:value-type="float">
            <text:p>20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ucky Lunch</text:p>
          </table:table-cell>
          <table:table-cell/>
          <table:table-cell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ki Roll</text:p>
          </table:table-cell>
          <table:table-cell/>
          <table:table-cell office:value-type="float" office:value="220" calcext:value-type="float">
            <text:p>2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ngo Sticky Rice</text:p>
          </table:table-cell>
          <table:table-cell/>
          <table:table-cell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ple Bar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iner’s Treat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melet</text:p>
          </table:table-cell>
          <table:table-cell/>
          <table:table-cell office:value-type="float" office:value="125" calcext:value-type="float">
            <text:p>1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ale Broth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ancakes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arsnip Soup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epper Poppers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nk Cake</text:p>
          </table:table-cell>
          <table:table-cell/>
          <table:table-cell office:value-type="float" office:value="480" calcext:value-type="float">
            <text:p>4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zza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um Pudding</text:p>
          </table:table-cell>
          <table:table-cell/>
          <table:table-cell office:value-type="float" office:value="260" calcext:value-type="float">
            <text:p>2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oi</text:p>
          </table:table-cell>
          <table:table-cell/>
          <table:table-cell office:value-type="float" office:value="400" calcext:value-type="float">
            <text:p>4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oppyseed Muffin</text:p>
          </table:table-cell>
          <table:table-cell/>
          <table:table-cell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umpkin Pie</text:p>
          </table:table-cell>
          <table:table-cell/>
          <table:table-cell office:value-type="float" office:value="385" calcext:value-type="float">
            <text:p>38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umpkin Soup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adish Salad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ed Plate</text:p>
          </table:table-cell>
          <table:table-cell/>
          <table:table-cell office:value-type="float" office:value="400" calcext:value-type="float">
            <text:p>4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hubarb Pie</text:p>
          </table:table-cell>
          <table:table-cell/>
          <table:table-cell office:value-type="float" office:value="400" calcext:value-type="float">
            <text:p>4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ice Pudding</text:p>
          </table:table-cell>
          <table:table-cell/>
          <table:table-cell office:value-type="float" office:value="260" calcext:value-type="float">
            <text:p>2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asted Hazelnuts</text:p>
          </table:table-cell>
          <table:table-cell/>
          <table:table-cell office:value-type="float" office:value="270" calcext:value-type="float">
            <text:p>2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ots Platter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alad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almon Dinner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ashimi</text:p>
          </table:table-cell>
          <table:table-cell/>
          <table:table-cell office:value-type="float" office:value="75" calcext:value-type="float">
            <text:p>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eafoam Pudding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hrimp Cocktail</text:p>
          </table:table-cell>
          <table:table-cell/>
          <table:table-cell office:value-type="float" office:value="160" calcext:value-type="float">
            <text:p>1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paghetti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picy Eel</text:p>
          </table:table-cell>
          <table:table-cell/>
          <table:table-cell office:value-type="float" office:value="175" calcext:value-type="float">
            <text:p>1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quid Ink Ravioli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tir Fry</text:p>
          </table:table-cell>
          <table:table-cell/>
          <table:table-cell office:value-type="float" office:value="335" calcext:value-type="float">
            <text:p>33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trange Bun</text:p>
          </table:table-cell>
          <table:table-cell/>
          <table:table-cell office:value-type="float" office:value="225" calcext:value-type="float">
            <text:p>2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tuffing</text:p>
          </table:table-cell>
          <table:table-cell/>
          <table:table-cell office:value-type="float" office:value="165" calcext:value-type="float">
            <text:p>16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uper Meal</text:p>
          </table:table-cell>
          <table:table-cell/>
          <table:table-cell office:value-type="float" office:value="220" calcext:value-type="float">
            <text:p>2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urvival Burger</text:p>
          </table:table-cell>
          <table:table-cell/>
          <table:table-cell office:value-type="float" office:value="180" calcext:value-type="float">
            <text:p>1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om Kha Soup</text:p>
          </table:table-cell>
          <table:table-cell/>
          <table:table-cell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ortilla</text:p>
          </table:table-cell>
          <table:table-cell table:style-name="Default"/>
          <table:table-cell table:style-name="ce9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riple Shot Espresso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ropical Curry</text:p>
          </table:table-cell>
          <table:table-cell/>
          <table:table-cell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rout Soup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egetable Medley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19" office:value-type="string" calcext:value-type="string">
            <text:p>Pierre’s General Stor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maranth Seeds</text:p>
          </table:table-cell>
          <table:table-cell/>
          <table:table-cell office:value-type="float" office:value="35" calcext:value-type="float">
            <text:p>3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pple Sapling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pricot Sapling</text:p>
          </table:table-cell>
          <table:table-cell/>
          <table:table-cell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rtichoke Seeds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asic Fertilizer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asic Retaining Soil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ean Starter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lueberry Seeds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ok Choy Seeds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ouquet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auliflower Seeds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herry Sapling</text:p>
          </table:table-cell>
          <table:table-cell/>
          <table:table-cell office:value-type="float" office:value="850" calcext:value-type="float">
            <text:p>8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rn Seeds</text:p>
          </table:table-cell>
          <table:table-cell/>
          <table:table-cell office:value-type="float" office:value="75" calcext:value-type="float">
            <text:p>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ranberry Seeds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eluxe Speed-Gro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ggplant Seeds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airy Seeds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arlic Seeds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rape Starter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rass Starter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ops Starter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azz Seeds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Kale Seeds</text:p>
          </table:table-cell>
          <table:table-cell/>
          <table:table-cell office:value-type="float" office:value="35" calcext:value-type="float">
            <text:p>3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elon Seeds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ixed Seeds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il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ange Sapling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arsnip Seeds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each Sapling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epper Seeds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omegranate Sapling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oppy Seeds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otato Seeds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umpkin Seeds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Quality Fertilizer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Quality Retaining Soil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adish Seeds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ed Cabbage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ice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ice Shoot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pangle Seeds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peed-Gro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ugar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unflower Seeds (Harvested)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unflower Seeds (JojaMart)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omato Seeds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ulip Bulb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inegar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heat Flour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heat Seeds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Yam Seeds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19" office:value-type="string" calcext:value-type="string">
            <text:p>Monster Loot</text:p>
          </table:table-cell>
          <table:table-cell table:style-name="Default" table:number-columns-repeated="2"/>
          <table:table-cell table:number-columns-repeated="1021"/>
        </table:table-row>
        <table:table-row table:style-name="ro2">
          <table:table-cell office:value-type="string" calcext:value-type="string">
            <text:p>Slime</text:p>
          </table:table-cell>
          <table:table-cell table:style-name="Default"/>
          <table:table-cell table:style-name="Default"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ug Meat</text:p>
          </table:table-cell>
          <table:table-cell table:style-name="Default"/>
          <table:table-cell table:style-name="Default" office:value-type="float" office:value="8" calcext:value-type="float">
            <text:p>8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at Wing</text:p>
          </table:table-cell>
          <table:table-cell table:style-name="Default"/>
          <table:table-cell table:style-name="Default" office:value-type="float" office:value="15" calcext:value-type="float">
            <text:p>1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olar Essence</text:p>
          </table:table-cell>
          <table:table-cell table:style-name="Default"/>
          <table:table-cell table:style-name="Default" office:value-type="float" office:value="40" calcext:value-type="float">
            <text:p>4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oid Essence</text:p>
          </table:table-cell>
          <table:table-cell table:style-name="Default"/>
          <table:table-cell table:style-name="Default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/>
          <table:table-cell table:style-name="Default" table:number-columns-repeated="2"/>
          <table:table-cell table:number-columns-repeated="1021"/>
        </table:table-row>
        <table:table-row table:style-name="ro2">
          <table:table-cell table:style-name="ce19" office:value-type="string" calcext:value-type="string">
            <text:p>Crafting</text:p>
          </table:table-cell>
          <table:table-cell table:style-name="Default" table:number-columns-repeated="2"/>
          <table:table-cell table:number-columns-repeated="1021"/>
        </table:table-row>
        <table:table-row table:style-name="ro2">
          <table:table-cell office:value-type="string" calcext:value-type="string">
            <text:p>Cherry Bomb</text:p>
          </table:table-cell>
          <table:table-cell table:style-name="Default"/>
          <table:table-cell table:style-name="Default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omb</text:p>
          </table:table-cell>
          <table:table-cell table:style-name="Default"/>
          <table:table-cell table:style-name="Default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/>
          <table:table-cell table:style-name="Default" table:number-columns-repeated="2"/>
          <table:table-cell table:number-columns-repeated="1021"/>
        </table:table-row>
        <table:table-row table:style-name="ro2">
          <table:table-cell table:style-name="ce19" office:value-type="string" calcext:value-type="string">
            <text:p>Bait Items</text:p>
          </table:table-cell>
          <table:table-cell table:style-name="Default" table:number-columns-repeated="2"/>
          <table:table-cell table:number-columns-repeated="1021"/>
        </table:table-row>
        <table:table-row table:style-name="ro2">
          <table:table-cell office:value-type="string" calcext:value-type="string">
            <text:p>Bait Items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ce61"/>
          <table:table-cell table:style-name="ce66"/>
          <table:table-cell table:style-name="ce73"/>
          <table:table-cell table:number-columns-repeated="1018"/>
        </table:table-row>
        <table:table-row table:style-name="ro2">
          <table:table-cell office:value-type="string" calcext:value-type="string">
            <text:p>Magnet</text:p>
          </table:table-cell>
          <table:table-cell table:style-name="Default"/>
          <table:table-cell table:style-name="Default" office:value-type="float" office:value="15" calcext:value-type="float">
            <text:p>15</text:p>
          </table:table-cell>
          <table:table-cell table:style-name="ce61"/>
          <table:table-cell table:style-name="ce66"/>
          <table:table-cell table:style-name="ce73"/>
          <table:table-cell table:number-columns-repeated="1018"/>
        </table:table-row>
        <table:table-row table:style-name="ro2">
          <table:table-cell office:value-type="string" calcext:value-type="string">
            <text:p>Wild Bait</text:p>
          </table:table-cell>
          <table:table-cell table:style-name="Default"/>
          <table:table-cell table:style-name="Default" office:value-type="float" office:value="15" calcext:value-type="float">
            <text:p>15</text:p>
          </table:table-cell>
          <table:table-cell table:style-name="ce61"/>
          <table:table-cell table:style-name="ce66"/>
          <table:table-cell table:style-name="ce73"/>
          <table:table-cell table:number-columns-repeated="1018"/>
        </table:table-row>
        <table:table-row table:style-name="ro2">
          <table:table-cell office:value-type="string" calcext:value-type="string">
            <text:p>Magic Bait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ce61"/>
          <table:table-cell table:style-name="ce66"/>
          <table:table-cell table:style-name="ce73"/>
          <table:table-cell table:number-columns-repeated="1018"/>
        </table:table-row>
        <table:table-row table:style-name="ro2">
          <table:table-cell table:number-columns-repeated="3"/>
          <table:table-cell table:style-name="ce61"/>
          <table:table-cell table:style-name="ce66"/>
          <table:table-cell table:style-name="ce73"/>
          <table:table-cell table:number-columns-repeated="1018"/>
        </table:table-row>
        <table:table-row table:style-name="ro2">
          <table:table-cell table:style-name="ce19" office:value-type="string" calcext:value-type="string">
            <text:p>Tackl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pinner</text:p>
          </table:table-cell>
          <table:table-cell/>
          <table:table-cell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ressed Spinner</text:p>
          </table:table-cell>
          <table:table-cell/>
          <table:table-cell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rap Bobber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rk Bobber</text:p>
          </table:table-cell>
          <table:table-cell/>
          <table:table-cell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ead Bobber</text:p>
          </table:table-cell>
          <table:table-cell table:style-name="Default"/>
          <table:table-cell table:style-name="Default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reasure Hunter</text:p>
          </table:table-cell>
          <table:table-cell table:style-name="Default"/>
          <table:table-cell table:style-name="Default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arbed Hook</text:p>
          </table:table-cell>
          <table:table-cell table:style-name="Default"/>
          <table:table-cell table:style-name="Default"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uriosity Lure</text:p>
          </table:table-cell>
          <table:table-cell table:style-name="Default"/>
          <table:table-cell table:style-name="Default"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Quality Bobber</text:p>
          </table:table-cell>
          <table:table-cell table:style-name="Default"/>
          <table:table-cell table:style-name="Default"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/>
          <table:table-cell table:style-name="Default" table:number-columns-repeated="2"/>
          <table:table-cell table:number-columns-repeated="1021"/>
        </table:table-row>
        <table:table-row table:style-name="ro2">
          <table:table-cell table:style-name="ce19" office:value-type="string" calcext:value-type="string">
            <text:p>Miscellaneous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Maple Seed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Acorn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Pine Cone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quid Ink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reasure Chest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orch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2" table:number-rows-repeated="2">
          <table:table-cell table:number-columns-repeated="1024"/>
        </table:table-row>
        <table:table-row table:style-name="ro2" table:number-rows-repeated="5">
          <table:table-cell/>
          <table:table-cell table:style-name="Default" table:number-columns-repeated="2"/>
          <table:table-cell table:number-columns-repeated="1021"/>
        </table:table-row>
        <table:table-row table:style-name="ro2" table:number-rows-repeated="104793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Generic Item Table" table:style-name="ta1">
        <office:forms form:automatic-focus="false" form:apply-design-mode="false"/>
        <table:table-column table:style-name="co16" table:default-cell-style-name="Default"/>
        <table:table-column table:style-name="co17" table:visibility="collapse" table:default-cell-style-name="Default"/>
        <table:table-column table:style-name="co17" table:visibility="collapse" table:default-cell-style-name="ce9"/>
        <table:table-column table:style-name="co18" table:default-cell-style-name="ce9"/>
        <table:table-column table:style-name="co19" table:default-cell-style-name="ce9"/>
        <table:table-column table:style-name="co20" table:default-cell-style-name="ce9"/>
        <table:table-column table:style-name="co3" table:default-cell-style-name="Default"/>
        <table:table-column table:style-name="co21" table:default-cell-style-name="ce9"/>
        <table:table-column table:style-name="co22" table:default-cell-style-name="Default"/>
        <table:table-column table:style-name="co6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0" table:number-columns-repeated="2" table:default-cell-style-name="Default"/>
        <table:table-row table:style-name="ro2">
          <table:table-cell table:style-name="ce5" office:value-type="string" calcext:value-type="string">
            <text:p>Item</text:p>
          </table:table-cell>
          <table:table-cell table:style-name="ce5" office:value-type="string" calcext:value-type="string">
            <text:p>Base Item</text:p>
          </table:table-cell>
          <table:table-cell table:style-name="ce7" office:value-type="string" calcext:value-type="string">
            <text:p>Quality Index</text:p>
          </table:table-cell>
          <table:table-cell table:style-name="ce7" office:value-type="string" calcext:value-type="string">
            <text:p>Sell G</text:p>
          </table:table-cell>
          <table:table-cell table:style-name="ce7" office:value-type="string" calcext:value-type="string">
            <text:p>Qty</text:p>
          </table:table-cell>
          <table:table-cell table:style-name="ce7" office:value-type="string" calcext:value-type="string">
            <text:p>Total G</text:p>
          </table:table-cell>
          <table:table-cell table:style-name="ce7" office:value-type="string" calcext:value-type="string">
            <text:p>Modified Qty</text:p>
          </table:table-cell>
          <table:table-cell table:style-name="ce7" office:value-type="string" calcext:value-type="string">
            <text:p>Modified Total G</text:p>
          </table:table-cell>
          <table:table-cell table:style-name="ce7" office:value-type="string" calcext:value-type="string">
            <text:p>Sum G</text:p>
          </table:table-cell>
          <table:table-cell/>
          <table:table-cell table:style-name="ce1" office:value-type="string" calcext:value-type="string" table:number-columns-spanned="4" table:number-rows-spanned="1">
            <text:p>Search</text:p>
          </table:table-cell>
          <table:covered-table-cell table:number-columns-repeated="3" table:style-name="ce4"/>
          <table:table-cell/>
        </table:table-row>
        <table:table-row table:style-name="ro2">
          <table:table-cell table:style-name="ce24" office:value-type="string" calcext:value-type="string">
            <text:p>Sap</text:p>
          </table:table-cell>
          <table:table-cell table:style-name="ce68" table:formula="of:=IF(OR(RIGHT([.A2];2) = &quot; I&quot;; RIGHT([.A2];2) = &quot; G&quot;; RIGHT([.A2];2) = &quot; S&quot;);LEFT([.A2];LEN([.A2])-2);[.A2])" office:value-type="string" office:string-value="Sap" calcext:value-type="string">
            <text:p>Sap</text:p>
          </table:table-cell>
          <table:table-cell table:formula="of:=IF(RIGHT([.A2];2)=&quot; I&quot;;4;IF(RIGHT([.A2];2)=&quot; G&quot;;3;IF(RIGHT([.A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];[$'Items and Professions'.$A$1:$'Items and Professions'.$A$1048576];0);[.C2]);0)" office:value-type="float" office:value="2" calcext:value-type="float">
            <text:p>2</text:p>
          </table:table-cell>
          <table:table-cell table:style-name="ce44" office:value-type="float" office:value="0" calcext:value-type="float">
            <text:p>0</text:p>
          </table:table-cell>
          <table:table-cell table:formula="of:=[.D2]*[.E2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]*[.G2]" office:value-type="float" office:value="0" calcext:value-type="float">
            <text:p>0</text:p>
          </table:table-cell>
          <table:table-cell table:formula="of:=SUM([.$H$2:.H2])" office:value-type="float" office:value="0" calcext:value-type="float">
            <text:p>0</text:p>
          </table:table-cell>
          <table:table-cell/>
          <table:table-cell table:style-name="ce65" office:value-type="string" calcext:value-type="string" table:number-columns-spanned="4" table:number-rows-spanned="1">
            <text:p>Sap</text:p>
          </table:table-cell>
          <table:covered-table-cell table:number-columns-repeated="3" table:style-name="ce4"/>
          <table:table-cell/>
        </table:table-row>
        <table:table-row table:style-name="ro2">
          <table:table-cell table:number-columns-repeated="2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 table:number-columns-repeated="7"/>
        </table:table-row>
        <table:table-row table:style-name="ro2">
          <table:table-cell table:number-columns-repeated="2"/>
          <table:table-cell table:style-name="Default"/>
          <table:table-cell table:number-columns-repeated="7"/>
          <table:table-cell table:style-name="ce20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  <table:table-cell/>
        </table:table-row>
        <table:table-row table:style-name="ro2">
          <table:table-cell table:number-columns-repeated="2"/>
          <table:table-cell table:style-name="Default"/>
          <table:table-cell table:number-columns-repeated="7"/>
          <table:table-cell table:formula="of:=INDEX([$'Items and Professions'.$C$1:$'Items and Professions'.$F$1048576];MATCH([.K2];[$'Items and Professions'.$A$1:$'Items and Professions'.$A$1048576];0);1)" office:value-type="float" office:value="2" calcext:value-type="float">
            <text:p>2</text:p>
          </table:table-cell>
          <table:table-cell table:formula="of:=INDEX([$'Items and Professions'.$C$1:$'Items and Professions'.$F$1048576];MATCH([.K2];[$'Items and Professions'.$A$1:$'Items and Professions'.$A$1048576];0);2)" office:value-type="float" office:value="0" calcext:value-type="float">
            <text:p>0</text:p>
          </table:table-cell>
          <table:table-cell table:formula="of:=INDEX([$'Items and Professions'.$C$1:$'Items and Professions'.$F$1048576];MATCH([.K2];[$'Items and Professions'.$A$1:$'Items and Professions'.$A$1048576];0);3)" office:value-type="float" office:value="0" calcext:value-type="float">
            <text:p>0</text:p>
          </table:table-cell>
          <table:table-cell table:formula="of:=INDEX([$'Items and Professions'.$C$1:$'Items and Professions'.$F$1048576];MATCH([.K2];[$'Items and Professions'.$A$1:$'Items and Professions'.$A$1048576];0);4)" office:value-type="float" office:value="0" calcext:value-type="float">
            <text:p>0</text:p>
          </table:table-cell>
          <table:table-cell/>
        </table:table-row>
        <table:table-row table:style-name="ro2" table:number-rows-repeated="17">
          <table:table-cell table:number-columns-repeated="2"/>
          <table:table-cell table:style-name="Default"/>
          <table:table-cell table:number-columns-repeated="12"/>
        </table:table-row>
        <table:table-row table:style-name="ro2" table:number-rows-repeated="1048553">
          <table:table-cell table:number-columns-repeated="15"/>
        </table:table-row>
        <table:table-row table:style-name="ro2">
          <table:table-cell table:number-columns-repeated="15"/>
        </table:table-row>
      </table:table>
      <table:table table:name="Y1-Sp2" table:style-name="ta2">
        <office:forms form:automatic-focus="false" form:apply-design-mode="false"/>
        <table:table-column table:style-name="co26" table:default-cell-style-name="Default"/>
        <table:table-column table:style-name="co17" table:visibility="collapse" table:default-cell-style-name="Default"/>
        <table:table-column table:style-name="co17" table:visibility="collapse" table:default-cell-style-name="ce9"/>
        <table:table-column table:style-name="co18" table:default-cell-style-name="ce9"/>
        <table:table-column table:style-name="co27" table:default-cell-style-name="ce9"/>
        <table:table-column table:style-name="co20" table:default-cell-style-name="ce9"/>
        <table:table-column table:style-name="co6" table:default-cell-style-name="Default"/>
        <table:table-column table:style-name="co28" table:default-cell-style-name="ce4"/>
        <table:table-row table:style-name="ro2">
          <table:table-cell table:style-name="ce5" office:value-type="string" calcext:value-type="string">
            <text:p>Fish</text:p>
          </table:table-cell>
          <table:table-cell table:style-name="ce5" office:value-type="string" calcext:value-type="string">
            <text:p>Base Item</text:p>
          </table:table-cell>
          <table:table-cell table:style-name="ce7" office:value-type="string" calcext:value-type="string">
            <text:p>Quality Index</text:p>
          </table:table-cell>
          <table:table-cell table:style-name="ce7" office:value-type="string" calcext:value-type="string">
            <text:p>Sell G</text:p>
          </table:table-cell>
          <table:table-cell table:style-name="ce7" office:value-type="string" calcext:value-type="string">
            <text:p>Qty</text:p>
          </table:table-cell>
          <table:table-cell table:style-name="ce7" office:value-type="string" calcext:value-type="string">
            <text:p>Total G</text:p>
          </table:table-cell>
          <table:table-cell/>
          <table:table-cell table:style-name="ce1" office:value-type="string" calcext:value-type="string">
            <text:p>G in Inventory</text:p>
          </table:table-cell>
        </table:table-row>
        <table:table-row table:style-name="ro2">
          <table:table-cell table:style-name="ce24" office:value-type="string" calcext:value-type="string">
            <text:p>Anchovy</text:p>
          </table:table-cell>
          <table:table-cell table:style-name="ce68" table:formula="of:=IF(OR(RIGHT([.A2];2) = &quot; I&quot;; RIGHT([.A2];2) = &quot; G&quot;; RIGHT([.A2];2) = &quot; S&quot;);LEFT([.A2];LEN([.A2])-2);[.A2])" office:value-type="string" office:string-value="Anchovy" calcext:value-type="string">
            <text:p>Anchovy</text:p>
          </table:table-cell>
          <table:table-cell table:formula="of:=IF(RIGHT([.A2];2)=&quot; I&quot;;4;IF(RIGHT([.A2];2)=&quot; G&quot;;3;IF(RIGHT([.A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];[$'Items and Professions'.$A$1:$'Items and Professions'.$A$1048576];0);[.C2]);0)" office:value-type="float" office:value="30" calcext:value-type="float">
            <text:p>30</text:p>
          </table:table-cell>
          <table:table-cell table:style-name="ce44" office:value-type="float" office:value="0" calcext:value-type="float">
            <text:p>0</text:p>
          </table:table-cell>
          <table:table-cell table:style-name="ce8" table:formula="of:=[.D2]*[.E2]" office:value-type="float" office:value="0" calcext:value-type="float">
            <text:p>0</text:p>
          </table:table-cell>
          <table:table-cell/>
          <table:table-cell table:style-name="ce41" office:value-type="float" office:value="0" calcext:value-type="float">
            <text:p>0</text:p>
          </table:table-cell>
        </table:table-row>
        <table:table-row table:style-name="ro2">
          <table:table-cell table:style-name="ce24" office:value-type="string" calcext:value-type="string">
            <text:p>Herring</text:p>
          </table:table-cell>
          <table:table-cell table:style-name="ce68" table:formula="of:=IF(OR(RIGHT([.A3];2) = &quot; I&quot;; RIGHT([.A3];2) = &quot; G&quot;; RIGHT([.A3];2) = &quot; S&quot;);LEFT([.A3];LEN([.A3])-2);[.A3])" office:value-type="string" office:string-value="Herring" calcext:value-type="string">
            <text:p>Herring</text:p>
          </table:table-cell>
          <table:table-cell table:formula="of:=IF(RIGHT([.A3];2)=&quot; I&quot;;4;IF(RIGHT([.A3];2)=&quot; G&quot;;3;IF(RIGHT([.A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];[$'Items and Professions'.$A$1:$'Items and Professions'.$A$1048576];0);[.C3]);0)" office:value-type="float" office:value="30" calcext:value-type="float">
            <text:p>30</text:p>
          </table:table-cell>
          <table:table-cell table:style-name="ce44" office:value-type="float" office:value="0" calcext:value-type="float">
            <text:p>0</text:p>
          </table:table-cell>
          <table:table-cell table:formula="of:=[.D3]*[.E3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4" office:value-type="string" calcext:value-type="string">
            <text:p>Sardine</text:p>
          </table:table-cell>
          <table:table-cell table:style-name="ce68" table:formula="of:=IF(OR(RIGHT([.A4];2) = &quot; I&quot;; RIGHT([.A4];2) = &quot; G&quot;; RIGHT([.A4];2) = &quot; S&quot;);LEFT([.A4];LEN([.A4])-2);[.A4])" office:value-type="string" office:string-value="Sardine" calcext:value-type="string">
            <text:p>Sardine</text:p>
          </table:table-cell>
          <table:table-cell table:formula="of:=IF(RIGHT([.A4];2)=&quot; I&quot;;4;IF(RIGHT([.A4];2)=&quot; G&quot;;3;IF(RIGHT([.A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];[$'Items and Professions'.$A$1:$'Items and Professions'.$A$1048576];0);[.C4]);0)" office:value-type="float" office:value="40" calcext:value-type="float">
            <text:p>40</text:p>
          </table:table-cell>
          <table:table-cell table:style-name="ce44" office:value-type="float" office:value="0" calcext:value-type="float">
            <text:p>0</text:p>
          </table:table-cell>
          <table:table-cell table:formula="of:=[.D4]*[.E4]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G Needed</text:p>
          </table:table-cell>
        </table:table-row>
        <table:table-row table:style-name="ro2">
          <table:table-cell table:number-columns-repeated="2"/>
          <table:table-cell table:style-name="Default"/>
          <table:table-cell table:number-columns-repeated="4"/>
          <table:table-cell office:value-type="float" office:value="1800" calcext:value-type="float">
            <text:p>1800</text:p>
          </table:table-cell>
        </table:table-row>
        <table:table-row table:style-name="ro2">
          <table:table-cell table:number-columns-repeated="2"/>
          <table:table-cell table:style-name="Default"/>
          <table:table-cell table:number-columns-repeated="5"/>
        </table:table-row>
        <table:table-row table:style-name="ro2">
          <table:table-cell table:number-columns-repeated="2"/>
          <table:table-cell table:style-name="Default"/>
          <table:table-cell table:number-columns-repeated="4"/>
          <table:table-cell table:style-name="ce1" office:value-type="string" calcext:value-type="string">
            <text:p>G Remaining</text:p>
          </table:table-cell>
        </table:table-row>
        <table:table-row table:style-name="ro2">
          <table:table-cell table:number-columns-repeated="2"/>
          <table:table-cell table:style-name="Default"/>
          <table:table-cell table:number-columns-repeated="4"/>
          <table:table-cell table:formula="of:=[.H5]-(SUM([.F$1:.F$1048576])+[.H2])" office:value-type="float" office:value="1800" calcext:value-type="float">
            <text:p>1800</text:p>
          </table:table-cell>
        </table:table-row>
        <table:table-row table:style-name="ro2" table:number-rows-repeated="25">
          <table:table-cell table:number-columns-repeated="2"/>
          <table:table-cell table:style-name="Default"/>
          <table:table-cell table:number-columns-repeated="5"/>
        </table:table-row>
        <table:table-row table:style-name="ro2" table:number-rows-repeated="1048542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Y1-Sp5" table:style-name="ta2">
        <office:forms form:automatic-focus="false" form:apply-design-mode="false"/>
        <table:table-column table:style-name="co16" table:default-cell-style-name="Default"/>
        <table:table-column table:style-name="co17" table:visibility="collapse" table:default-cell-style-name="Default"/>
        <table:table-column table:style-name="co17" table:visibility="collapse" table:default-cell-style-name="ce9"/>
        <table:table-column table:style-name="co18" table:default-cell-style-name="ce9"/>
        <table:table-column table:style-name="co19" table:default-cell-style-name="ce9"/>
        <table:table-column table:style-name="co20" table:default-cell-style-name="ce9"/>
        <table:table-column table:style-name="co6" table:default-cell-style-name="Default"/>
        <table:table-column table:style-name="co29" table:default-cell-style-name="ce4"/>
        <table:table-column table:style-name="co6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0" table:default-cell-style-name="Default"/>
        <table:table-row table:style-name="ro2">
          <table:table-cell table:style-name="ce5" office:value-type="string" calcext:value-type="string">
            <text:p>Item</text:p>
          </table:table-cell>
          <table:table-cell table:style-name="ce5" office:value-type="string" calcext:value-type="string">
            <text:p>Base Item</text:p>
          </table:table-cell>
          <table:table-cell table:style-name="ce7" office:value-type="string" calcext:value-type="string">
            <text:p>Quality Index</text:p>
          </table:table-cell>
          <table:table-cell table:style-name="ce7" office:value-type="string" calcext:value-type="string">
            <text:p>Sell G</text:p>
          </table:table-cell>
          <table:table-cell table:style-name="ce7" office:value-type="string" calcext:value-type="string">
            <text:p>Qty</text:p>
          </table:table-cell>
          <table:table-cell table:style-name="ce7" office:value-type="string" calcext:value-type="string">
            <text:p>Total G</text:p>
          </table:table-cell>
          <table:table-cell/>
          <table:table-cell table:style-name="ce1" office:value-type="string" calcext:value-type="string">
            <text:p>Iron Ore Acquired</text:p>
          </table:table-cell>
          <table:table-cell/>
          <table:table-cell table:style-name="ce1" office:value-type="string" calcext:value-type="string" table:number-columns-spanned="4" table:number-rows-spanned="1">
            <text:p>Search</text:p>
          </table:table-cell>
          <table:covered-table-cell table:number-columns-repeated="3" table:style-name="ce4"/>
        </table:table-row>
        <table:table-row table:style-name="ro1">
          <table:table-cell table:style-name="ce24" office:value-type="string" calcext:value-type="string">
            <text:p>Sap</text:p>
          </table:table-cell>
          <table:table-cell table:style-name="ce68" table:formula="of:=IF(OR(RIGHT([.A2];2) = &quot; I&quot;; RIGHT([.A2];2) = &quot; G&quot;; RIGHT([.A2];2) = &quot; S&quot;);LEFT([.A2];LEN([.A2])-2);[.A2])" office:value-type="string" office:string-value="Sap" calcext:value-type="string">
            <text:p>Sap</text:p>
          </table:table-cell>
          <table:table-cell table:formula="of:=IF(RIGHT([.A2];2)=&quot; I&quot;;4;IF(RIGHT([.A2];2)=&quot; G&quot;;3;IF(RIGHT([.A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];[$'Items and Professions'.$A$1:$'Items and Professions'.$A$1048576];0);[.C2]);0)" office:value-type="float" office:value="2" calcext:value-type="float">
            <text:p>2</text:p>
          </table:table-cell>
          <table:table-cell table:style-name="ce44" office:value-type="float" office:value="0" calcext:value-type="float">
            <text:p>0</text:p>
          </table:table-cell>
          <table:table-cell table:formula="of:=[.D2]*[.E2]" office:value-type="float" office:value="0" calcext:value-type="float">
            <text:p>0</text:p>
          </table:table-cell>
          <table:table-cell/>
          <table:table-cell table:style-name="ce10" table:content-validation-name="val5" office:value-type="float" office:value="0" calcext:value-type="float">
            <text:p>0</text:p>
          </table:table-cell>
          <table:table-cell/>
          <table:table-cell table:style-name="ce79" office:value-type="string" calcext:value-type="string" table:number-columns-spanned="4" table:number-rows-spanned="1">
            <text:p>Sap</text:p>
          </table:table-cell>
          <table:covered-table-cell table:number-columns-repeated="3" table:style-name="ce4"/>
        </table:table-row>
        <table:table-row table:style-name="ro2">
          <table:table-cell table:number-columns-repeated="2"/>
          <table:table-cell table:style-name="Default"/>
          <table:table-cell table:number-columns-repeated="10"/>
        </table:table-row>
        <table:table-row table:style-name="ro2">
          <table:table-cell table:number-columns-repeated="2"/>
          <table:table-cell table:style-name="Default"/>
          <table:table-cell table:number-columns-repeated="4"/>
          <table:table-cell table:style-name="ce1" office:value-type="string" calcext:value-type="string">
            <text:p>Gold Ore Acquired</text:p>
          </table:table-cell>
          <table:table-cell/>
          <table:table-cell table:style-name="ce20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</table:table-row>
        <table:table-row table:style-name="ro2">
          <table:table-cell table:number-columns-repeated="2"/>
          <table:table-cell table:style-name="Default"/>
          <table:table-cell table:number-columns-repeated="4"/>
          <table:table-cell table:style-name="ce10" table:content-validation-name="val5" office:value-type="float" office:value="0" calcext:value-type="float">
            <text:p>0</text:p>
          </table:table-cell>
          <table:table-cell/>
          <table:table-cell table:formula="of:=INDEX([$'Items and Professions'.$C$1:$'Items and Professions'.$F$1048576];MATCH([.J2];[$'Items and Professions'.$A$1:$'Items and Professions'.$A$1048576];0);1)" office:value-type="float" office:value="2" calcext:value-type="float">
            <text:p>2</text:p>
          </table:table-cell>
          <table:table-cell table:formula="of:=INDEX([$'Items and Professions'.$C$1:$'Items and Professions'.$F$1048576];MATCH([.J2];[$'Items and Professions'.$A$1:$'Items and Professions'.$A$1048576];0);2)" office:value-type="float" office:value="0" calcext:value-type="float">
            <text:p>0</text:p>
          </table:table-cell>
          <table:table-cell table:formula="of:=INDEX([$'Items and Professions'.$C$1:$'Items and Professions'.$F$1048576];MATCH([.J2];[$'Items and Professions'.$A$1:$'Items and Professions'.$A$1048576];0);3)" office:value-type="float" office:value="0" calcext:value-type="float">
            <text:p>0</text:p>
          </table:table-cell>
          <table:table-cell table:formula="of:=INDEX([$'Items and Professions'.$C$1:$'Items and Professions'.$F$1048576];MATCH([.J2];[$'Items and Professions'.$A$1:$'Items and Professions'.$A$1048576];0);4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table:style-name="Default"/>
          <table:table-cell table:number-columns-repeated="10"/>
        </table:table-row>
        <table:table-row table:style-name="ro2">
          <table:table-cell table:number-columns-repeated="2"/>
          <table:table-cell table:style-name="Default"/>
          <table:table-cell table:number-columns-repeated="4"/>
          <table:table-cell table:style-name="ce1" office:value-type="string" calcext:value-type="string">
            <text:p>Parsnips Harvested</text:p>
          </table:table-cell>
          <table:table-cell table:number-columns-repeated="5"/>
        </table:table-row>
        <table:table-row table:style-name="ro2">
          <table:table-cell table:number-columns-repeated="2"/>
          <table:table-cell table:style-name="Default"/>
          <table:table-cell table:number-columns-repeated="4"/>
          <table:table-cell table:style-name="ce10" table:content-validation-name="val5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number-columns-repeated="2"/>
          <table:table-cell table:style-name="Default"/>
          <table:table-cell table:number-columns-repeated="10"/>
        </table:table-row>
        <table:table-row table:style-name="ro2">
          <table:table-cell table:number-columns-repeated="2"/>
          <table:table-cell table:style-name="Default"/>
          <table:table-cell table:number-columns-repeated="4"/>
          <table:table-cell table:style-name="ce1" office:value-type="string" calcext:value-type="string">
            <text:p>Potatos Harvested by Spring 11</text:p>
          </table:table-cell>
          <table:table-cell table:number-columns-repeated="5"/>
        </table:table-row>
        <table:table-row table:style-name="ro2">
          <table:table-cell table:number-columns-repeated="2"/>
          <table:table-cell table:style-name="Default"/>
          <table:table-cell table:number-columns-repeated="4"/>
          <table:table-cell table:style-name="ce10" table:content-validation-name="val5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5"/>
        </table:table-row>
        <table:table-row table:style-name="ro2">
          <table:table-cell table:number-columns-repeated="2"/>
          <table:table-cell table:style-name="Default"/>
          <table:table-cell table:number-columns-repeated="4"/>
          <table:table-cell table:style-name="ce1" office:value-type="string" calcext:value-type="string">
            <text:p>Unmilled Rice Harvested by Spring 11</text:p>
          </table:table-cell>
          <table:table-cell table:number-columns-repeated="5"/>
        </table:table-row>
        <table:table-row table:style-name="ro2">
          <table:table-cell table:number-columns-repeated="2"/>
          <table:table-cell table:style-name="Default"/>
          <table:table-cell table:number-columns-repeated="4"/>
          <table:table-cell table:style-name="ce10" table:content-validation-name="val5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5"/>
        </table:table-row>
        <table:table-row table:style-name="ro2">
          <table:table-cell table:number-columns-repeated="2"/>
          <table:table-cell table:style-name="Default"/>
          <table:table-cell table:number-columns-repeated="4"/>
          <table:table-cell table:style-name="ce1" office:value-type="string" calcext:value-type="string">
            <text:p>Potato Seed Needed?</text:p>
          </table:table-cell>
          <table:table-cell table:number-columns-repeated="5"/>
        </table:table-row>
        <table:table-row table:style-name="ro2">
          <table:table-cell table:number-columns-repeated="2"/>
          <table:table-cell table:style-name="Default"/>
          <table:table-cell table:number-columns-repeated="4"/>
          <table:table-cell table:style-name="ce11" table:content-validation-name="val9" office:value-type="string" calcext:value-type="string">
            <text:p>Yes</text:p>
          </table:table-cell>
          <table:table-cell table:number-columns-repeated="5"/>
        </table:table-row>
        <table:table-row table:style-name="ro2"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5"/>
        </table:table-row>
        <table:table-row table:style-name="ro2">
          <table:table-cell table:number-columns-repeated="2"/>
          <table:table-cell table:style-name="Default"/>
          <table:table-cell table:number-columns-repeated="4"/>
          <table:table-cell table:style-name="ce1" office:value-type="string" calcext:value-type="string">
            <text:p>Kale Needed for Farming Level 2</text:p>
          </table:table-cell>
          <table:table-cell table:number-columns-repeated="5"/>
        </table:table-row>
        <table:table-row table:style-name="ro2">
          <table:table-cell table:number-columns-repeated="2"/>
          <table:table-cell table:style-name="Default"/>
          <table:table-cell table:number-columns-repeated="4"/>
          <table:table-cell table:formula="of:=CEILING((380-([.H8]*8)-([.H11]*14)-([.H14]*7))/17)" office:value-type="float" office:value="23" calcext:value-type="float">
            <text:p>23</text:p>
          </table:table-cell>
          <table:table-cell table:number-columns-repeated="5"/>
        </table:table-row>
        <table:table-row table:style-name="ro2"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5"/>
        </table:table-row>
        <table:table-row table:style-name="ro2">
          <table:table-cell table:number-columns-repeated="2"/>
          <table:table-cell table:style-name="Default"/>
          <table:table-cell table:number-columns-repeated="4"/>
          <table:table-cell table:style-name="ce1" office:value-type="string" calcext:value-type="string">
            <text:p>G Needed for Copper Pickaxe Upgrade and Seeds</text:p>
          </table:table-cell>
          <table:table-cell table:number-columns-repeated="5"/>
        </table:table-row>
        <table:table-row table:style-name="ro2">
          <table:table-cell table:number-columns-repeated="2"/>
          <table:table-cell table:style-name="Default"/>
          <table:table-cell table:number-columns-repeated="4"/>
          <table:table-cell table:formula="of:=2000+([.H20]*70)+IF([.H17] = &quot;Yes&quot;;50;0)+60" office:value-type="float" office:value="3720" calcext:value-type="float">
            <text:p>3720</text:p>
          </table:table-cell>
          <table:table-cell table:number-columns-repeated="5"/>
        </table:table-row>
        <table:table-row table:style-name="ro2">
          <table:table-cell table:number-columns-repeated="2"/>
          <table:table-cell table:style-name="Default"/>
          <table:table-cell table:number-columns-repeated="10"/>
        </table:table-row>
        <table:table-row table:style-name="ro2">
          <table:table-cell table:number-columns-repeated="13"/>
        </table:table-row>
        <table:table-row table:style-name="ro2" table:number-rows-repeated="8">
          <table:table-cell table:number-columns-repeated="7"/>
          <table:table-cell table:style-name="Default"/>
          <table:table-cell table:number-columns-repeated="5"/>
        </table:table-row>
        <table:table-row table:style-name="ro2" table:number-rows-repeated="1048542">
          <table:table-cell table:number-columns-repeated="13"/>
        </table:table-row>
        <table:table-row table:style-name="ro2">
          <table:table-cell table:number-columns-repeated="13"/>
        </table:table-row>
      </table:table>
      <table:table table:name="Y1-Sp6" table:style-name="ta2">
        <office:forms form:automatic-focus="false" form:apply-design-mode="false"/>
        <table:table-column table:style-name="co16" table:default-cell-style-name="Default"/>
        <table:table-column table:style-name="co17" table:visibility="collapse" table:default-cell-style-name="Default"/>
        <table:table-column table:style-name="co17" table:visibility="collapse" table:default-cell-style-name="ce9"/>
        <table:table-column table:style-name="co18" table:default-cell-style-name="ce9"/>
        <table:table-column table:style-name="co19" table:default-cell-style-name="ce9"/>
        <table:table-column table:style-name="co20" table:default-cell-style-name="ce9"/>
        <table:table-column table:style-name="co3" table:default-cell-style-name="Default"/>
        <table:table-column table:style-name="co21" table:default-cell-style-name="ce9"/>
        <table:table-column table:style-name="co22" table:default-cell-style-name="Default"/>
        <table:table-column table:style-name="co6" table:default-cell-style-name="Default"/>
        <table:table-column table:style-name="co30" table:default-cell-style-name="ce4"/>
        <table:table-column table:style-name="co6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0" table:default-cell-style-name="Default"/>
        <table:table-row table:style-name="ro2">
          <table:table-cell table:style-name="ce5" office:value-type="string" calcext:value-type="string">
            <text:p>Item</text:p>
          </table:table-cell>
          <table:table-cell table:style-name="ce5" office:value-type="string" calcext:value-type="string">
            <text:p>Base Item</text:p>
          </table:table-cell>
          <table:table-cell table:style-name="ce7" office:value-type="string" calcext:value-type="string">
            <text:p>Quality Index</text:p>
          </table:table-cell>
          <table:table-cell table:style-name="ce7" office:value-type="string" calcext:value-type="string">
            <text:p>Sell G</text:p>
          </table:table-cell>
          <table:table-cell table:style-name="ce7" office:value-type="string" calcext:value-type="string">
            <text:p>Qty</text:p>
          </table:table-cell>
          <table:table-cell table:style-name="ce7" office:value-type="string" calcext:value-type="string">
            <text:p>Total G</text:p>
          </table:table-cell>
          <table:table-cell table:style-name="ce7" office:value-type="string" calcext:value-type="string">
            <text:p>Modified Qty</text:p>
          </table:table-cell>
          <table:table-cell table:style-name="ce7" office:value-type="string" calcext:value-type="string">
            <text:p>Modified Total G</text:p>
          </table:table-cell>
          <table:table-cell table:style-name="ce7" office:value-type="string" calcext:value-type="string">
            <text:p>Sum G</text:p>
          </table:table-cell>
          <table:table-cell/>
          <table:table-cell table:style-name="ce1" office:value-type="string" calcext:value-type="string">
            <text:p>G in Inventory</text:p>
          </table:table-cell>
          <table:table-cell/>
          <table:table-cell table:style-name="ce1" office:value-type="string" calcext:value-type="string" table:number-columns-spanned="4" table:number-rows-spanned="1">
            <text:p>Search</text:p>
          </table:table-cell>
          <table:covered-table-cell table:number-columns-repeated="3" table:style-name="ce4"/>
        </table:table-row>
        <table:table-row table:style-name="ro2">
          <table:table-cell table:style-name="ce24" office:value-type="string" calcext:value-type="string">
            <text:p>Sap</text:p>
          </table:table-cell>
          <table:table-cell table:style-name="ce68" table:formula="of:=IF(OR(RIGHT([.A2];2) = &quot; I&quot;; RIGHT([.A2];2) = &quot; G&quot;; RIGHT([.A2];2) = &quot; S&quot;);LEFT([.A2];LEN([.A2])-2);[.A2])" office:value-type="string" office:string-value="Sap" calcext:value-type="string">
            <text:p>Sap</text:p>
          </table:table-cell>
          <table:table-cell table:formula="of:=IF(RIGHT([.A2];2)=&quot; I&quot;;4;IF(RIGHT([.A2];2)=&quot; G&quot;;3;IF(RIGHT([.A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];[$'Items and Professions'.$A$1:$'Items and Professions'.$A$1048576];0);[.C2]);0)" office:value-type="float" office:value="2" calcext:value-type="float">
            <text:p>2</text:p>
          </table:table-cell>
          <table:table-cell table:style-name="ce44" office:value-type="float" office:value="0" calcext:value-type="float">
            <text:p>0</text:p>
          </table:table-cell>
          <table:table-cell table:formula="of:=[.D2]*[.E2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]*[.G2]" office:value-type="float" office:value="0" calcext:value-type="float">
            <text:p>0</text:p>
          </table:table-cell>
          <table:table-cell table:formula="of:=SUM([.$H$2:.H2])" office:value-type="float" office:value="0" calcext:value-type="float">
            <text:p>0</text:p>
          </table:table-cell>
          <table:table-cell/>
          <table:table-cell table:style-name="ce79" office:value-type="float" office:value="0" calcext:value-type="float">
            <text:p>0</text:p>
          </table:table-cell>
          <table:table-cell/>
          <table:table-cell table:style-name="ce79" office:value-type="string" calcext:value-type="string" table:number-columns-spanned="4" table:number-rows-spanned="1">
            <text:p>Sap</text:p>
          </table:table-cell>
          <table:covered-table-cell table:number-columns-repeated="3" table:style-name="ce4"/>
        </table:table-row>
        <table:table-row table:style-name="ro2">
          <table:table-cell table:number-columns-repeated="2"/>
          <table:table-cell table:style-name="Default"/>
          <table:table-cell table:number-columns-repeated="7"/>
          <table:table-cell table:style-name="Default"/>
          <table:table-cell table:number-columns-repeated="5"/>
        </table:table-row>
        <table:table-row table:style-name="ro2">
          <table:table-cell table:number-columns-repeated="2"/>
          <table:table-cell table:style-name="Default"/>
          <table:table-cell table:number-columns-repeated="7"/>
          <table:table-cell table:style-name="ce1" office:value-type="string" calcext:value-type="string">
            <text:p>Gold Ore Needed</text:p>
          </table:table-cell>
          <table:table-cell/>
          <table:table-cell table:style-name="ce20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</table:table-row>
        <table:table-row table:style-name="ro2">
          <table:table-cell table:number-columns-repeated="2"/>
          <table:table-cell table:style-name="Default"/>
          <table:table-cell table:number-columns-repeated="7"/>
          <table:table-cell table:style-name="ce79" office:value-type="float" office:value="0" calcext:value-type="float">
            <text:p>0</text:p>
          </table:table-cell>
          <table:table-cell/>
          <table:table-cell table:formula="of:=INDEX([$'Items and Professions'.$C$1:$'Items and Professions'.$F$1048576];MATCH([.M2];[$'Items and Professions'.$A$1:$'Items and Professions'.$A$1048576];0);1)" office:value-type="float" office:value="2" calcext:value-type="float">
            <text:p>2</text:p>
          </table:table-cell>
          <table:table-cell table:formula="of:=INDEX([$'Items and Professions'.$C$1:$'Items and Professions'.$F$1048576];MATCH([.M2];[$'Items and Professions'.$A$1:$'Items and Professions'.$A$1048576];0);2)" office:value-type="float" office:value="0" calcext:value-type="float">
            <text:p>0</text:p>
          </table:table-cell>
          <table:table-cell table:formula="of:=INDEX([$'Items and Professions'.$C$1:$'Items and Professions'.$F$1048576];MATCH([.M2];[$'Items and Professions'.$A$1:$'Items and Professions'.$A$1048576];0);3)" office:value-type="float" office:value="0" calcext:value-type="float">
            <text:p>0</text:p>
          </table:table-cell>
          <table:table-cell table:formula="of:=INDEX([$'Items and Professions'.$C$1:$'Items and Professions'.$F$1048576];MATCH([.M2];[$'Items and Professions'.$A$1:$'Items and Professions'.$A$1048576];0);4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table:style-name="Default"/>
          <table:table-cell table:number-columns-repeated="13"/>
        </table:table-row>
        <table:table-row table:style-name="ro2">
          <table:table-cell table:number-columns-repeated="2"/>
          <table:table-cell table:style-name="Default"/>
          <table:table-cell table:number-columns-repeated="7"/>
          <table:table-cell table:style-name="ce1" office:value-type="string" calcext:value-type="string">
            <text:p>G Needed</text:p>
          </table:table-cell>
          <table:table-cell table:number-columns-repeated="5"/>
        </table:table-row>
        <table:table-row table:style-name="ro2">
          <table:table-cell table:number-columns-repeated="2"/>
          <table:table-cell table:style-name="Default"/>
          <table:table-cell table:number-columns-repeated="7"/>
          <table:table-cell table:formula="of:=5000+([.K5]*400)" office:value-type="float" office:value="5000" calcext:value-type="float">
            <text:p>5000</text:p>
          </table:table-cell>
          <table:table-cell table:number-columns-repeated="5"/>
        </table:table-row>
        <table:table-row table:style-name="ro2">
          <table:table-cell table:number-columns-repeated="2"/>
          <table:table-cell table:style-name="Default"/>
          <table:table-cell table:number-columns-repeated="13"/>
        </table:table-row>
        <table:table-row table:style-name="ro2">
          <table:table-cell table:number-columns-repeated="2"/>
          <table:table-cell table:style-name="Default"/>
          <table:table-cell table:number-columns-repeated="7"/>
          <table:table-cell table:style-name="ce1" office:value-type="string" calcext:value-type="string">
            <text:p>G Remaining</text:p>
          </table:table-cell>
          <table:table-cell table:number-columns-repeated="5"/>
        </table:table-row>
        <table:table-row table:style-name="ro2">
          <table:table-cell table:number-columns-repeated="2"/>
          <table:table-cell table:style-name="Default"/>
          <table:table-cell table:number-columns-repeated="7"/>
          <table:table-cell table:formula="of:=[.K8]-[.K2]-MAX([.I$1:.I$1048576])" office:value-type="float" office:value="5000" calcext:value-type="float">
            <text:p>5000</text:p>
          </table:table-cell>
          <table:table-cell table:number-columns-repeated="5"/>
        </table:table-row>
        <table:table-row table:style-name="ro2" table:number-rows-repeated="8">
          <table:table-cell table:number-columns-repeated="2"/>
          <table:table-cell table:style-name="Default"/>
          <table:table-cell table:number-columns-repeated="13"/>
        </table:table-row>
        <table:table-row table:style-name="ro2" table:number-rows-repeated="1048556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Y1-Sp8" table:style-name="ta2">
        <office:forms form:automatic-focus="false" form:apply-design-mode="false"/>
        <table:table-column table:style-name="co16" table:default-cell-style-name="Default"/>
        <table:table-column table:style-name="co17" table:visibility="collapse" table:default-cell-style-name="Default"/>
        <table:table-column table:style-name="co17" table:visibility="collapse" table:default-cell-style-name="ce9"/>
        <table:table-column table:style-name="co18" table:default-cell-style-name="ce9"/>
        <table:table-column table:style-name="co19" table:default-cell-style-name="ce9"/>
        <table:table-column table:style-name="co20" table:default-cell-style-name="ce9"/>
        <table:table-column table:style-name="co3" table:default-cell-style-name="Default"/>
        <table:table-column table:style-name="co21" table:default-cell-style-name="ce9"/>
        <table:table-column table:style-name="co22" table:default-cell-style-name="Default"/>
        <table:table-column table:style-name="co6" table:default-cell-style-name="Default"/>
        <table:table-column table:style-name="co28" table:default-cell-style-name="ce4"/>
        <table:table-column table:style-name="co6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0" table:number-columns-repeated="2" table:default-cell-style-name="Default"/>
        <table:table-row table:style-name="ro2">
          <table:table-cell table:style-name="ce5" office:value-type="string" calcext:value-type="string">
            <text:p>Item</text:p>
          </table:table-cell>
          <table:table-cell table:style-name="ce5" office:value-type="string" calcext:value-type="string">
            <text:p>Base Item</text:p>
          </table:table-cell>
          <table:table-cell table:style-name="ce7" office:value-type="string" calcext:value-type="string">
            <text:p>Quality Index</text:p>
          </table:table-cell>
          <table:table-cell table:style-name="ce7" office:value-type="string" calcext:value-type="string">
            <text:p>Sell G</text:p>
          </table:table-cell>
          <table:table-cell table:style-name="ce7" office:value-type="string" calcext:value-type="string">
            <text:p>Qty</text:p>
          </table:table-cell>
          <table:table-cell table:style-name="ce7" office:value-type="string" calcext:value-type="string">
            <text:p>Total G</text:p>
          </table:table-cell>
          <table:table-cell table:style-name="ce7" office:value-type="string" calcext:value-type="string">
            <text:p>Modified Qty</text:p>
          </table:table-cell>
          <table:table-cell table:style-name="ce7" office:value-type="string" calcext:value-type="string">
            <text:p>Modified Total G</text:p>
          </table:table-cell>
          <table:table-cell table:style-name="ce7" office:value-type="string" calcext:value-type="string">
            <text:p>Sum G</text:p>
          </table:table-cell>
          <table:table-cell/>
          <table:table-cell table:style-name="ce1" office:value-type="string" calcext:value-type="string">
            <text:p>G in Inventory</text:p>
          </table:table-cell>
          <table:table-cell/>
          <table:table-cell table:style-name="ce1" office:value-type="string" calcext:value-type="string" table:number-columns-spanned="4" table:number-rows-spanned="1">
            <text:p>Search</text:p>
          </table:table-cell>
          <table:covered-table-cell table:number-columns-repeated="3" table:style-name="ce4"/>
          <table:table-cell/>
        </table:table-row>
        <table:table-row table:style-name="ro2">
          <table:table-cell table:style-name="ce24" office:value-type="string" calcext:value-type="string">
            <text:p>Sap</text:p>
          </table:table-cell>
          <table:table-cell table:style-name="ce68" table:formula="of:=IF(OR(RIGHT([.A2];2) = &quot; I&quot;; RIGHT([.A2];2) = &quot; G&quot;; RIGHT([.A2];2) = &quot; S&quot;);LEFT([.A2];LEN([.A2])-2);[.A2])" office:value-type="string" office:string-value="Sap" calcext:value-type="string">
            <text:p>Sap</text:p>
          </table:table-cell>
          <table:table-cell table:formula="of:=IF(RIGHT([.A2];2)=&quot; I&quot;;4;IF(RIGHT([.A2];2)=&quot; G&quot;;3;IF(RIGHT([.A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];[$'Items and Professions'.$A$1:$'Items and Professions'.$A$1048576];0);[.C2]);0)" office:value-type="float" office:value="2" calcext:value-type="float">
            <text:p>2</text:p>
          </table:table-cell>
          <table:table-cell table:style-name="ce44" office:value-type="float" office:value="0" calcext:value-type="float">
            <text:p>0</text:p>
          </table:table-cell>
          <table:table-cell table:formula="of:=[.D2]*[.E2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]*[.G2]" office:value-type="float" office:value="0" calcext:value-type="float">
            <text:p>0</text:p>
          </table:table-cell>
          <table:table-cell table:formula="of:=SUM([.$H$2:.H2])" office:value-type="float" office:value="0" calcext:value-type="float">
            <text:p>0</text:p>
          </table:table-cell>
          <table:table-cell/>
          <table:table-cell table:style-name="ce79" office:value-type="float" office:value="0" calcext:value-type="float">
            <text:p>0</text:p>
          </table:table-cell>
          <table:table-cell/>
          <table:table-cell table:style-name="ce79" office:value-type="string" calcext:value-type="string" table:number-columns-spanned="4" table:number-rows-spanned="1">
            <text:p>Sap</text:p>
          </table:table-cell>
          <table:covered-table-cell table:number-columns-repeated="3" table:style-name="ce4"/>
          <table:table-cell/>
        </table:table-row>
        <table:table-row table:style-name="ro2">
          <table:table-cell table:number-columns-repeated="2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 table:number-columns-repeated="2"/>
          <table:table-cell table:style-name="ce46"/>
          <table:table-cell table:number-columns-repeated="6"/>
        </table:table-row>
        <table:table-row table:style-name="ro2">
          <table:table-cell table:number-columns-repeated="2"/>
          <table:table-cell table:style-name="Default"/>
          <table:table-cell table:number-columns-repeated="7"/>
          <table:table-cell table:style-name="ce1" office:value-type="string" calcext:value-type="string">
            <text:p>G Needed</text:p>
          </table:table-cell>
          <table:table-cell/>
          <table:table-cell table:style-name="ce20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  <table:table-cell/>
        </table:table-row>
        <table:table-row table:style-name="ro2">
          <table:table-cell table:number-columns-repeated="2"/>
          <table:table-cell table:style-name="Default"/>
          <table:table-cell table:number-columns-repeated="7"/>
          <table:table-cell office:value-type="float" office:value="12000" calcext:value-type="float">
            <text:p>12000</text:p>
          </table:table-cell>
          <table:table-cell/>
          <table:table-cell table:formula="of:=INDEX([$'Items and Professions'.$C$1:$'Items and Professions'.$F$1048576];MATCH([.M2];[$'Items and Professions'.$A$1:$'Items and Professions'.$A$1048576];0);1)" office:value-type="float" office:value="2" calcext:value-type="float">
            <text:p>2</text:p>
          </table:table-cell>
          <table:table-cell table:formula="of:=INDEX([$'Items and Professions'.$C$1:$'Items and Professions'.$F$1048576];MATCH([.M2];[$'Items and Professions'.$A$1:$'Items and Professions'.$A$1048576];0);2)" office:value-type="float" office:value="0" calcext:value-type="float">
            <text:p>0</text:p>
          </table:table-cell>
          <table:table-cell table:formula="of:=INDEX([$'Items and Professions'.$C$1:$'Items and Professions'.$F$1048576];MATCH([.M2];[$'Items and Professions'.$A$1:$'Items and Professions'.$A$1048576];0);3)" office:value-type="float" office:value="0" calcext:value-type="float">
            <text:p>0</text:p>
          </table:table-cell>
          <table:table-cell table:formula="of:=INDEX([$'Items and Professions'.$C$1:$'Items and Professions'.$F$1048576];MATCH([.M2];[$'Items and Professions'.$A$1:$'Items and Professions'.$A$1048576];0);4)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2"/>
          <table:table-cell table:style-name="Default"/>
          <table:table-cell table:number-columns-repeated="14"/>
        </table:table-row>
        <table:table-row table:style-name="ro2">
          <table:table-cell table:number-columns-repeated="2"/>
          <table:table-cell table:style-name="Default"/>
          <table:table-cell table:number-columns-repeated="7"/>
          <table:table-cell table:style-name="ce1" office:value-type="string" calcext:value-type="string">
            <text:p>G Remaining</text:p>
          </table:table-cell>
          <table:table-cell table:number-columns-repeated="6"/>
        </table:table-row>
        <table:table-row table:style-name="ro2">
          <table:table-cell table:number-columns-repeated="2"/>
          <table:table-cell table:style-name="Default"/>
          <table:table-cell table:number-columns-repeated="7"/>
          <table:table-cell table:formula="of:=[.K5]-[.K2]-MAX([.I$1:.I$1048576])" office:value-type="float" office:value="12000" calcext:value-type="float">
            <text:p>12000</text:p>
          </table:table-cell>
          <table:table-cell table:number-columns-repeated="6"/>
        </table:table-row>
        <table:table-row table:style-name="ro2" table:number-rows-repeated="14">
          <table:table-cell table:number-columns-repeated="2"/>
          <table:table-cell table:style-name="Default"/>
          <table:table-cell table:number-columns-repeated="14"/>
        </table:table-row>
        <table:table-row table:style-name="ro2" table:number-rows-repeated="1048553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Y1-Sp10" table:style-name="ta2">
        <office:forms form:automatic-focus="false" form:apply-design-mode="false"/>
        <table:table-column table:style-name="co16" table:default-cell-style-name="Default"/>
        <table:table-column table:style-name="co17" table:visibility="collapse" table:default-cell-style-name="Default"/>
        <table:table-column table:style-name="co17" table:visibility="collapse" table:default-cell-style-name="ce9"/>
        <table:table-column table:style-name="co18" table:default-cell-style-name="ce9"/>
        <table:table-column table:style-name="co19" table:default-cell-style-name="ce9"/>
        <table:table-column table:style-name="co20" table:default-cell-style-name="ce9"/>
        <table:table-column table:style-name="co3" table:default-cell-style-name="Default"/>
        <table:table-column table:style-name="co21" table:default-cell-style-name="ce9"/>
        <table:table-column table:style-name="co22" table:default-cell-style-name="Default"/>
        <table:table-column table:style-name="co6" table:default-cell-style-name="Default"/>
        <table:table-column table:style-name="co31" table:default-cell-style-name="ce4"/>
        <table:table-column table:style-name="co6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0" table:default-cell-style-name="Default"/>
        <table:table-row table:style-name="ro2">
          <table:table-cell table:style-name="ce5" office:value-type="string" calcext:value-type="string">
            <text:p>Item</text:p>
          </table:table-cell>
          <table:table-cell table:style-name="ce5" office:value-type="string" calcext:value-type="string">
            <text:p>Base Item</text:p>
          </table:table-cell>
          <table:table-cell table:style-name="ce7" office:value-type="string" calcext:value-type="string">
            <text:p>Quality Index</text:p>
          </table:table-cell>
          <table:table-cell table:style-name="ce7" office:value-type="string" calcext:value-type="string">
            <text:p>Sell G</text:p>
          </table:table-cell>
          <table:table-cell table:style-name="ce7" office:value-type="string" calcext:value-type="string">
            <text:p>Qty</text:p>
          </table:table-cell>
          <table:table-cell table:style-name="ce7" office:value-type="string" calcext:value-type="string">
            <text:p>Total G</text:p>
          </table:table-cell>
          <table:table-cell table:style-name="ce7" office:value-type="string" calcext:value-type="string">
            <text:p>Modified Qty</text:p>
          </table:table-cell>
          <table:table-cell table:style-name="ce7" office:value-type="string" calcext:value-type="string">
            <text:p>Modified Total G</text:p>
          </table:table-cell>
          <table:table-cell table:style-name="ce7" office:value-type="string" calcext:value-type="string">
            <text:p>Sum G</text:p>
          </table:table-cell>
          <table:table-cell/>
          <table:table-cell table:style-name="ce1" office:value-type="string" calcext:value-type="string">
            <text:p>G in Inventory</text:p>
          </table:table-cell>
          <table:table-cell/>
          <table:table-cell table:style-name="ce1" office:value-type="string" calcext:value-type="string" table:number-columns-spanned="4" table:number-rows-spanned="1">
            <text:p>Search</text:p>
          </table:table-cell>
          <table:covered-table-cell table:number-columns-repeated="3" table:style-name="ce4"/>
        </table:table-row>
        <table:table-row table:style-name="ro2">
          <table:table-cell table:style-name="ce24" office:value-type="string" calcext:value-type="string">
            <text:p>Sap</text:p>
          </table:table-cell>
          <table:table-cell table:style-name="ce68" table:formula="of:=IF(OR(RIGHT([.A2];2) = &quot; I&quot;; RIGHT([.A2];2) = &quot; G&quot;; RIGHT([.A2];2) = &quot; S&quot;);LEFT([.A2];LEN([.A2])-2);[.A2])" office:value-type="string" office:string-value="Sap" calcext:value-type="string">
            <text:p>Sap</text:p>
          </table:table-cell>
          <table:table-cell table:formula="of:=IF(RIGHT([.A2];2)=&quot; I&quot;;4;IF(RIGHT([.A2];2)=&quot; G&quot;;3;IF(RIGHT([.A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];[$'Items and Professions'.$A$1:$'Items and Professions'.$A$1048576];0);[.C2]);0)" office:value-type="float" office:value="2" calcext:value-type="float">
            <text:p>2</text:p>
          </table:table-cell>
          <table:table-cell table:style-name="ce44" office:value-type="float" office:value="0" calcext:value-type="float">
            <text:p>0</text:p>
          </table:table-cell>
          <table:table-cell table:formula="of:=[.D2]*[.E2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]*[.G2]" office:value-type="float" office:value="0" calcext:value-type="float">
            <text:p>0</text:p>
          </table:table-cell>
          <table:table-cell table:formula="of:=SUM([.$H$2:.H2])" office:value-type="float" office:value="0" calcext:value-type="float">
            <text:p>0</text:p>
          </table:table-cell>
          <table:table-cell/>
          <table:table-cell table:style-name="ce79" office:value-type="float" office:value="0" calcext:value-type="float">
            <text:p>0</text:p>
          </table:table-cell>
          <table:table-cell/>
          <table:table-cell table:style-name="ce79" office:value-type="string" calcext:value-type="string" table:number-columns-spanned="4" table:number-rows-spanned="1">
            <text:p>Sap</text:p>
          </table:table-cell>
          <table:covered-table-cell table:number-columns-repeated="3" table:style-name="ce4"/>
        </table:table-row>
        <table:table-row table:style-name="ro2">
          <table:table-cell table:number-columns-repeated="2"/>
          <table:table-cell table:style-name="Default"/>
          <table:table-cell table:number-columns-repeated="7"/>
          <table:table-cell table:style-name="ce71"/>
          <table:table-cell table:number-columns-repeated="5"/>
        </table:table-row>
        <table:table-row table:style-name="ro2">
          <table:table-cell table:number-columns-repeated="2"/>
          <table:table-cell table:style-name="Default"/>
          <table:table-cell table:number-columns-repeated="7"/>
          <table:table-cell table:style-name="ce1" office:value-type="string" calcext:value-type="string">
            <text:p>Parsnips Harvested</text:p>
          </table:table-cell>
          <table:table-cell/>
          <table:table-cell table:style-name="ce20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</table:table-row>
        <table:table-row table:style-name="ro2">
          <table:table-cell table:number-columns-repeated="2"/>
          <table:table-cell table:style-name="Default"/>
          <table:table-cell table:number-columns-repeated="7"/>
          <table:table-cell table:style-name="ce72" table:formula="of:=[$'Y1-Sp5'.H8]" office:value-type="float" office:value="0" calcext:value-type="float">
            <text:p>0</text:p>
          </table:table-cell>
          <table:table-cell/>
          <table:table-cell table:formula="of:=INDEX([$'Items and Professions'.$C$1:$'Items and Professions'.$F$1048576];MATCH([.M2];[$'Items and Professions'.$A$1:$'Items and Professions'.$A$1048576];0);1)" office:value-type="float" office:value="2" calcext:value-type="float">
            <text:p>2</text:p>
          </table:table-cell>
          <table:table-cell table:formula="of:=INDEX([$'Items and Professions'.$C$1:$'Items and Professions'.$F$1048576];MATCH([.M2];[$'Items and Professions'.$A$1:$'Items and Professions'.$A$1048576];0);2)" office:value-type="float" office:value="0" calcext:value-type="float">
            <text:p>0</text:p>
          </table:table-cell>
          <table:table-cell table:formula="of:=INDEX([$'Items and Professions'.$C$1:$'Items and Professions'.$F$1048576];MATCH([.M2];[$'Items and Professions'.$A$1:$'Items and Professions'.$A$1048576];0);3)" office:value-type="float" office:value="0" calcext:value-type="float">
            <text:p>0</text:p>
          </table:table-cell>
          <table:table-cell table:formula="of:=INDEX([$'Items and Professions'.$C$1:$'Items and Professions'.$F$1048576];MATCH([.M2];[$'Items and Professions'.$A$1:$'Items and Professions'.$A$1048576];0);4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table:style-name="Default"/>
          <table:table-cell table:number-columns-repeated="7"/>
          <table:table-cell table:style-name="ce71"/>
          <table:table-cell table:number-columns-repeated="5"/>
        </table:table-row>
        <table:table-row table:style-name="ro2">
          <table:table-cell table:number-columns-repeated="2"/>
          <table:table-cell table:style-name="Default"/>
          <table:table-cell table:number-columns-repeated="7"/>
          <table:table-cell table:style-name="ce1" office:value-type="string" calcext:value-type="string">
            <text:p>Kale to be Harvested</text:p>
          </table:table-cell>
          <table:table-cell table:number-columns-repeated="5"/>
        </table:table-row>
        <table:table-row table:style-name="ro2">
          <table:table-cell table:number-columns-repeated="2"/>
          <table:table-cell table:style-name="Default"/>
          <table:table-cell table:number-columns-repeated="7"/>
          <table:table-cell table:style-name="ce79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number-columns-repeated="2"/>
          <table:table-cell table:style-name="Default"/>
          <table:table-cell table:number-columns-repeated="7"/>
          <table:table-cell table:style-name="ce3"/>
          <table:table-cell table:number-columns-repeated="5"/>
        </table:table-row>
        <table:table-row table:style-name="ro2">
          <table:table-cell table:number-columns-repeated="2"/>
          <table:table-cell table:style-name="Default"/>
          <table:table-cell table:number-columns-repeated="7"/>
          <table:table-cell table:style-name="ce1" office:value-type="string" calcext:value-type="string">
            <text:p>Other Harvested Crop XP</text:p>
          </table:table-cell>
          <table:table-cell table:number-columns-repeated="5"/>
        </table:table-row>
        <table:table-row table:style-name="ro2">
          <table:table-cell table:number-columns-repeated="2"/>
          <table:table-cell table:style-name="Default"/>
          <table:table-cell table:number-columns-repeated="7"/>
          <table:table-cell table:style-name="ce79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number-columns-repeated="2"/>
          <table:table-cell table:style-name="Default"/>
          <table:table-cell table:number-columns-repeated="7"/>
          <table:table-cell table:style-name="ce3"/>
          <table:table-cell table:number-columns-repeated="5"/>
        </table:table-row>
        <table:table-row table:style-name="ro2">
          <table:table-cell table:number-columns-repeated="2"/>
          <table:table-cell table:style-name="Default"/>
          <table:table-cell table:number-columns-repeated="7"/>
          <table:table-cell table:style-name="ce1" office:value-type="string" calcext:value-type="string">
            <text:p>Kale Seeds Needed</text:p>
          </table:table-cell>
          <table:table-cell table:number-columns-repeated="5"/>
        </table:table-row>
        <table:table-row table:style-name="ro2">
          <table:table-cell table:number-columns-repeated="2"/>
          <table:table-cell table:style-name="Default"/>
          <table:table-cell table:number-columns-repeated="7"/>
          <table:table-cell table:formula="of:=CEILING((3300-(([.K5]*8)+([.K8]*17))-[.K11])/17)" office:value-type="float" office:value="195" calcext:value-type="float">
            <text:p>195</text:p>
          </table:table-cell>
          <table:table-cell table:number-columns-repeated="5"/>
        </table:table-row>
        <table:table-row table:style-name="ro2">
          <table:table-cell table:number-columns-repeated="2"/>
          <table:table-cell table:style-name="Default"/>
          <table:table-cell table:number-columns-repeated="7"/>
          <table:table-cell table:style-name="ce3"/>
          <table:table-cell table:number-columns-repeated="5"/>
        </table:table-row>
        <table:table-row table:style-name="ro2">
          <table:table-cell table:number-columns-repeated="2"/>
          <table:table-cell table:style-name="Default"/>
          <table:table-cell table:number-columns-repeated="7"/>
          <table:table-cell table:style-name="ce1" office:value-type="string" calcext:value-type="string">
            <text:p>½ Kale Seeds Needed</text:p>
          </table:table-cell>
          <table:table-cell table:number-columns-repeated="5"/>
        </table:table-row>
        <table:table-row table:style-name="ro2">
          <table:table-cell table:number-columns-repeated="2"/>
          <table:table-cell table:style-name="Default"/>
          <table:table-cell table:number-columns-repeated="7"/>
          <table:table-cell table:formula="of:=CEILING([.K14]/2)" office:value-type="float" office:value="98" calcext:value-type="float">
            <text:p>98</text:p>
          </table:table-cell>
          <table:table-cell table:number-columns-repeated="5"/>
        </table:table-row>
        <table:table-row table:style-name="ro2">
          <table:table-cell table:number-columns-repeated="2"/>
          <table:table-cell table:style-name="Default"/>
          <table:table-cell table:number-columns-repeated="7"/>
          <table:table-cell table:style-name="ce3"/>
          <table:table-cell table:number-columns-repeated="5"/>
        </table:table-row>
        <table:table-row table:style-name="ro2">
          <table:table-cell table:number-columns-repeated="2"/>
          <table:table-cell table:style-name="Default"/>
          <table:table-cell table:number-columns-repeated="7"/>
          <table:table-cell table:style-name="ce1" office:value-type="string" calcext:value-type="string">
            <text:p>G Needed</text:p>
          </table:table-cell>
          <table:table-cell table:number-columns-repeated="5"/>
        </table:table-row>
        <table:table-row table:style-name="ro2">
          <table:table-cell table:number-columns-repeated="2"/>
          <table:table-cell table:style-name="Default"/>
          <table:table-cell table:number-columns-repeated="7"/>
          <table:table-cell table:formula="of:=[.K14]*70" office:value-type="float" office:value="13650" calcext:value-type="float">
            <text:p>13650</text:p>
          </table:table-cell>
          <table:table-cell table:number-columns-repeated="5"/>
        </table:table-row>
        <table:table-row table:style-name="ro2">
          <table:table-cell table:number-columns-repeated="2"/>
          <table:table-cell table:style-name="Default"/>
          <table:table-cell table:number-columns-repeated="7"/>
          <table:table-cell table:style-name="ce3"/>
          <table:table-cell table:number-columns-repeated="5"/>
        </table:table-row>
        <table:table-row table:style-name="ro2">
          <table:table-cell table:number-columns-repeated="2"/>
          <table:table-cell table:style-name="Default"/>
          <table:table-cell table:number-columns-repeated="7"/>
          <table:table-cell table:style-name="ce1" office:value-type="string" calcext:value-type="string">
            <text:p>½ G Needed</text:p>
          </table:table-cell>
          <table:table-cell table:number-columns-repeated="5"/>
        </table:table-row>
        <table:table-row table:style-name="ro2">
          <table:table-cell table:number-columns-repeated="10"/>
          <table:table-cell table:formula="of:=[.K17]*70" office:value-type="float" office:value="6860" calcext:value-type="float">
            <text:p>6860</text:p>
          </table:table-cell>
          <table:table-cell table:number-columns-repeated="5"/>
        </table:table-row>
        <table:table-row table:style-name="ro2">
          <table:table-cell table:number-columns-repeated="10"/>
          <table:table-cell table:style-name="ce3"/>
          <table:table-cell table:number-columns-repeated="5"/>
        </table:table-row>
        <table:table-row table:style-name="ro2">
          <table:table-cell table:number-columns-repeated="10"/>
          <table:table-cell table:style-name="ce1" office:value-type="string" calcext:value-type="string">
            <text:p>G Remaining</text:p>
          </table:table-cell>
          <table:table-cell table:number-columns-repeated="5"/>
        </table:table-row>
        <table:table-row table:style-name="ro2">
          <table:table-cell table:number-columns-repeated="10"/>
          <table:table-cell table:formula="of:=[.K23]-MAX([.I$1:.I$1048576])-[.K2]" office:value-type="float" office:value="6860" calcext:value-type="float">
            <text:p>6860</text:p>
          </table:table-cell>
          <table:table-cell table:number-columns-repeated="5"/>
        </table:table-row>
        <table:table-row table:style-name="ro2">
          <table:table-cell table:number-columns-repeated="16"/>
        </table:table-row>
        <table:table-row table:style-name="ro2">
          <table:table-cell table:number-columns-repeated="10"/>
          <table:table-cell table:style-name="ce1" office:value-type="string" calcext:value-type="string">
            <text:p>Bait on Fiberglass Rod</text:p>
          </table:table-cell>
          <table:table-cell table:number-columns-repeated="5"/>
        </table:table-row>
        <table:table-row table:style-name="ro2">
          <table:table-cell table:number-columns-repeated="10"/>
          <table:table-cell table:style-name="ce79" office:value-type="float" office:value="100" calcext:value-type="float">
            <text:p>100</text:p>
          </table:table-cell>
          <table:table-cell table:number-columns-repeated="5"/>
        </table:table-row>
        <table:table-row table:style-name="ro2">
          <table:table-cell table:number-columns-repeated="16"/>
        </table:table-row>
        <table:table-row table:style-name="ro2">
          <table:table-cell table:number-columns-repeated="10"/>
          <table:table-cell table:style-name="ce1" office:value-type="string" calcext:value-type="string">
            <text:p>Bait to Purchase</text:p>
          </table:table-cell>
          <table:table-cell table:number-columns-repeated="5"/>
        </table:table-row>
        <table:table-row table:style-name="ro2">
          <table:table-cell table:number-columns-repeated="10"/>
          <table:table-cell table:formula="of:=MAX(0;100-[.K29]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number-columns-repeated="16"/>
        </table:table-row>
        <table:table-row table:style-name="ro2">
          <table:table-cell table:number-columns-repeated="10"/>
          <table:table-cell table:style-name="ce1" office:value-type="string" calcext:value-type="string">
            <text:p>G Needed</text:p>
          </table:table-cell>
          <table:table-cell table:number-columns-repeated="5"/>
        </table:table-row>
        <table:table-row table:style-name="ro2">
          <table:table-cell table:number-columns-repeated="10"/>
          <table:table-cell table:formula="of:=[.K32]*5" office:value-type="float" office:value="0" calcext:value-type="float">
            <text:p>0</text:p>
          </table:table-cell>
          <table:table-cell table:number-columns-repeated="5"/>
        </table:table-row>
        <table:table-row table:style-name="ro2" table:number-rows-repeated="1048540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Y1-Sp11" table:style-name="ta2">
        <office:forms form:automatic-focus="false" form:apply-design-mode="false"/>
        <table:table-column table:style-name="co32" table:default-cell-style-name="ce4"/>
        <table:table-column table:style-name="co6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0" table:default-cell-style-name="Default"/>
        <table:table-row table:style-name="ro2">
          <table:table-cell table:style-name="ce1" office:value-type="string" calcext:value-type="string">
            <text:p>½ Needed Kale Seeds</text:p>
          </table:table-cell>
          <table:table-cell/>
          <table:table-cell table:style-name="ce1" office:value-type="string" calcext:value-type="string" table:number-columns-spanned="4" table:number-rows-spanned="1">
            <text:p>Search</text:p>
          </table:table-cell>
          <table:covered-table-cell table:number-columns-repeated="3" table:style-name="ce4"/>
        </table:table-row>
        <table:table-row table:style-name="ro2">
          <table:table-cell table:formula="of:=[$'Y1-Sp10'.K17]" office:value-type="float" office:value="98" calcext:value-type="float">
            <text:p>98</text:p>
          </table:table-cell>
          <table:table-cell/>
          <table:table-cell table:style-name="ce79" office:value-type="string" calcext:value-type="string" table:number-columns-spanned="4" table:number-rows-spanned="1">
            <text:p>Sap</text:p>
          </table:table-cell>
          <table:covered-table-cell table:number-columns-repeated="3" table:style-name="ce4"/>
        </table:table-row>
        <table:table-row table:style-name="ro2">
          <table:table-cell table:number-columns-repeated="6"/>
        </table:table-row>
        <table:table-row table:style-name="ro2">
          <table:table-cell table:style-name="ce1" office:value-type="string" calcext:value-type="string">
            <text:p>Needed Sprinklers</text:p>
          </table:table-cell>
          <table:table-cell/>
          <table:table-cell table:style-name="ce20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</table:table-row>
        <table:table-row table:style-name="ro2">
          <table:table-cell table:style-name="ce72" table:formula="of:=CEILING([$'Y1-Sp10'.K17]/4)" office:value-type="float" office:value="25" calcext:value-type="float">
            <text:p>25</text:p>
          </table:table-cell>
          <table:table-cell/>
          <table:table-cell table:formula="of:=INDEX([$'Items and Professions'.$C$1:$'Items and Professions'.$F$1048576];MATCH([.C2];[$'Items and Professions'.$A$1:$'Items and Professions'.$A$1048576];0);1)" office:value-type="float" office:value="2" calcext:value-type="float">
            <text:p>2</text:p>
          </table:table-cell>
          <table:table-cell table:formula="of:=INDEX([$'Items and Professions'.$C$1:$'Items and Professions'.$F$1048576];MATCH([.C2];[$'Items and Professions'.$A$1:$'Items and Professions'.$A$1048576];0);2)" office:value-type="float" office:value="0" calcext:value-type="float">
            <text:p>0</text:p>
          </table:table-cell>
          <table:table-cell table:formula="of:=INDEX([$'Items and Professions'.$C$1:$'Items and Professions'.$F$1048576];MATCH([.C2];[$'Items and Professions'.$A$1:$'Items and Professions'.$A$1048576];0);3)" office:value-type="float" office:value="0" calcext:value-type="float">
            <text:p>0</text:p>
          </table:table-cell>
          <table:table-cell table:formula="of:=INDEX([$'Items and Professions'.$C$1:$'Items and Professions'.$F$1048576];MATCH([.C2];[$'Items and Professions'.$A$1:$'Items and Professions'.$A$1048576];0);4)" office:value-type="float" office:value="0" calcext:value-type="float">
            <text:p>0</text:p>
          </table:table-cell>
        </table:table-row>
        <table:table-row table:style-name="ro2">
          <table:table-cell table:number-columns-repeated="6"/>
        </table:table-row>
        <table:table-row table:style-name="ro2" table:number-rows-repeated="2">
          <table:table-cell table:style-name="Default"/>
          <table:table-cell table:number-columns-repeated="5"/>
        </table:table-row>
        <table:table-row table:style-name="ro2" table:number-rows-repeated="1048567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Y1-Sp14" table:style-name="ta2">
        <office:forms form:automatic-focus="false" form:apply-design-mode="false"/>
        <table:table-column table:style-name="co33" table:default-cell-style-name="Default"/>
        <table:table-column table:style-name="co17" table:visibility="collapse" table:default-cell-style-name="Default"/>
        <table:table-column table:style-name="co17" table:visibility="collapse" table:default-cell-style-name="ce9"/>
        <table:table-column table:style-name="co18" table:default-cell-style-name="ce9"/>
        <table:table-column table:style-name="co19" table:default-cell-style-name="ce9"/>
        <table:table-column table:style-name="co20" table:default-cell-style-name="ce9"/>
        <table:table-column table:style-name="co3" table:default-cell-style-name="Default"/>
        <table:table-column table:style-name="co21" table:default-cell-style-name="ce9"/>
        <table:table-column table:style-name="co22" table:default-cell-style-name="Default"/>
        <table:table-column table:style-name="co6" table:default-cell-style-name="Default"/>
        <table:table-column table:style-name="co34" table:default-cell-style-name="ce4"/>
        <table:table-column table:style-name="co6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0" table:default-cell-style-name="Default"/>
        <table:table-row table:style-name="ro2">
          <table:table-cell table:style-name="ce5" office:value-type="string" calcext:value-type="string">
            <text:p>Item</text:p>
          </table:table-cell>
          <table:table-cell table:style-name="ce5" office:value-type="string" calcext:value-type="string">
            <text:p>Base Item</text:p>
          </table:table-cell>
          <table:table-cell table:style-name="ce7" office:value-type="string" calcext:value-type="string">
            <text:p>Quality Index</text:p>
          </table:table-cell>
          <table:table-cell table:style-name="ce7" office:value-type="string" calcext:value-type="string">
            <text:p>Sell G</text:p>
          </table:table-cell>
          <table:table-cell table:style-name="ce7" office:value-type="string" calcext:value-type="string">
            <text:p>Qty</text:p>
          </table:table-cell>
          <table:table-cell table:style-name="ce7" office:value-type="string" calcext:value-type="string">
            <text:p>Total G</text:p>
          </table:table-cell>
          <table:table-cell table:style-name="ce7" office:value-type="string" calcext:value-type="string">
            <text:p>Modified Qty</text:p>
          </table:table-cell>
          <table:table-cell table:style-name="ce7" office:value-type="string" calcext:value-type="string">
            <text:p>Modified Total G</text:p>
          </table:table-cell>
          <table:table-cell table:style-name="ce7" office:value-type="string" calcext:value-type="string">
            <text:p>Sum G</text:p>
          </table:table-cell>
          <table:table-cell/>
          <table:table-cell table:style-name="ce1" office:value-type="string" calcext:value-type="string">
            <text:p>Inventory G</text:p>
          </table:table-cell>
          <table:table-cell/>
          <table:table-cell table:style-name="ce1" office:value-type="string" calcext:value-type="string" table:number-columns-spanned="4" table:number-rows-spanned="1">
            <text:p>Search</text:p>
          </table:table-cell>
          <table:covered-table-cell table:number-columns-repeated="3" table:style-name="ce4"/>
        </table:table-row>
        <table:table-row table:style-name="ro2">
          <table:table-cell office:value-type="string" calcext:value-type="string">
            <text:p>Frozen Geode</text:p>
          </table:table-cell>
          <table:table-cell table:style-name="ce68" table:formula="of:=IF(OR(RIGHT([.A2];2) = &quot; I&quot;; RIGHT([.A2];2) = &quot; G&quot;; RIGHT([.A2];2) = &quot; S&quot;);LEFT([.A2];LEN([.A2])-2);[.A2])" office:value-type="string" office:string-value="Frozen Geode" calcext:value-type="string">
            <text:p>Frozen Geode</text:p>
          </table:table-cell>
          <table:table-cell table:formula="of:=IF(RIGHT([.A2];2)=&quot; I&quot;;4;IF(RIGHT([.A2];2)=&quot; G&quot;;3;IF(RIGHT([.A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];[$'Items and Professions'.$A$1:$'Items and Professions'.$A$1048576];0);[.C2]);0)" office:value-type="float" office:value="100" calcext:value-type="float">
            <text:p>100</text:p>
          </table:table-cell>
          <table:table-cell table:style-name="ce44" office:value-type="float" office:value="10" calcext:value-type="float">
            <text:p>10</text:p>
          </table:table-cell>
          <table:table-cell table:formula="of:=[.D2]*[.E2]" office:value-type="float" office:value="1000" calcext:value-type="float">
            <text:p>1000</text:p>
          </table:table-cell>
          <table:table-cell table:style-name="ce44" office:value-type="float" office:value="10" calcext:value-type="float">
            <text:p>10</text:p>
          </table:table-cell>
          <table:table-cell table:formula="of:=[.D2]*[.G2]" office:value-type="float" office:value="1000" calcext:value-type="float">
            <text:p>1000</text:p>
          </table:table-cell>
          <table:table-cell table:formula="of:=SUM([.$H$2:.H2])" office:value-type="float" office:value="1000" calcext:value-type="float">
            <text:p>1000</text:p>
          </table:table-cell>
          <table:table-cell/>
          <table:table-cell table:style-name="ce79" table:formula="of:=CEILING(42*0.9)" office:value-type="float" office:value="38" calcext:value-type="float">
            <text:p>38</text:p>
          </table:table-cell>
          <table:table-cell/>
          <table:table-cell table:style-name="ce79" office:value-type="string" calcext:value-type="string" table:number-columns-spanned="4" table:number-rows-spanned="1">
            <text:p>Kale</text:p>
          </table:table-cell>
          <table:covered-table-cell table:number-columns-repeated="3" table:style-name="ce4"/>
        </table:table-row>
        <table:table-row table:style-name="ro2">
          <table:table-cell office:value-type="string" calcext:value-type="string">
            <text:p>Geode</text:p>
          </table:table-cell>
          <table:table-cell table:style-name="ce68" table:formula="of:=IF(OR(RIGHT([.A3];2) = &quot; I&quot;; RIGHT([.A3];2) = &quot; G&quot;; RIGHT([.A3];2) = &quot; S&quot;);LEFT([.A3];LEN([.A3])-2);[.A3])" office:value-type="string" office:string-value="Geode" calcext:value-type="string">
            <text:p>Geode</text:p>
          </table:table-cell>
          <table:table-cell table:formula="of:=IF(RIGHT([.A3];2)=&quot; I&quot;;4;IF(RIGHT([.A3];2)=&quot; G&quot;;3;IF(RIGHT([.A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];[$'Items and Professions'.$A$1:$'Items and Professions'.$A$1048576];0);[.C3]);0)" office:value-type="float" office:value="50" calcext:value-type="float">
            <text:p>50</text:p>
          </table:table-cell>
          <table:table-cell table:style-name="ce44" office:value-type="float" office:value="32" calcext:value-type="float">
            <text:p>32</text:p>
          </table:table-cell>
          <table:table-cell table:formula="of:=[.D3]*[.E3]" office:value-type="float" office:value="1600" calcext:value-type="float">
            <text:p>1600</text:p>
          </table:table-cell>
          <table:table-cell table:style-name="ce44" office:value-type="float" office:value="32" calcext:value-type="float">
            <text:p>32</text:p>
          </table:table-cell>
          <table:table-cell table:formula="of:=[.D3]*[.G3]" office:value-type="float" office:value="1600" calcext:value-type="float">
            <text:p>1600</text:p>
          </table:table-cell>
          <table:table-cell table:formula="of:=SUM([.$H$2:.H3])" office:value-type="float" office:value="2600" calcext:value-type="float">
            <text:p>2600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Magma Geode</text:p>
          </table:table-cell>
          <table:table-cell table:style-name="ce68" table:formula="of:=IF(OR(RIGHT([.A4];2) = &quot; I&quot;; RIGHT([.A4];2) = &quot; G&quot;; RIGHT([.A4];2) = &quot; S&quot;);LEFT([.A4];LEN([.A4])-2);[.A4])" office:value-type="string" office:string-value="Magma Geode" calcext:value-type="string">
            <text:p>Magma Geode</text:p>
          </table:table-cell>
          <table:table-cell table:formula="of:=IF(RIGHT([.A4];2)=&quot; I&quot;;4;IF(RIGHT([.A4];2)=&quot; G&quot;;3;IF(RIGHT([.A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];[$'Items and Professions'.$A$1:$'Items and Professions'.$A$1048576];0);[.C4]);0)" office:value-type="float" office:value="150" calcext:value-type="float">
            <text:p>150</text:p>
          </table:table-cell>
          <table:table-cell table:style-name="ce44" office:value-type="float" office:value="6" calcext:value-type="float">
            <text:p>6</text:p>
          </table:table-cell>
          <table:table-cell table:formula="of:=[.D4]*[.E4]" office:value-type="float" office:value="900" calcext:value-type="float">
            <text:p>900</text:p>
          </table:table-cell>
          <table:table-cell table:style-name="ce44" office:value-type="float" office:value="6" calcext:value-type="float">
            <text:p>6</text:p>
          </table:table-cell>
          <table:table-cell table:formula="of:=[.D4]*[.G4]" office:value-type="float" office:value="900" calcext:value-type="float">
            <text:p>900</text:p>
          </table:table-cell>
          <table:table-cell table:formula="of:=SUM([.$H$2:.H4])" office:value-type="float" office:value="3500" calcext:value-type="float">
            <text:p>3500</text:p>
          </table:table-cell>
          <table:table-cell/>
          <table:table-cell table:style-name="ce1" office:value-type="string" calcext:value-type="string">
            <text:p>Needed G</text:p>
          </table:table-cell>
          <table:table-cell/>
          <table:table-cell table:style-name="ce20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</table:table-row>
        <table:table-row table:style-name="ro2">
          <table:table-cell office:value-type="string" calcext:value-type="string">
            <text:p>Amethyst</text:p>
          </table:table-cell>
          <table:table-cell table:style-name="ce68" table:formula="of:=IF(OR(RIGHT([.A5];2) = &quot; I&quot;; RIGHT([.A5];2) = &quot; G&quot;; RIGHT([.A5];2) = &quot; S&quot;);LEFT([.A5];LEN([.A5])-2);[.A5])" office:value-type="string" office:string-value="Amethyst" calcext:value-type="string">
            <text:p>Amethyst</text:p>
          </table:table-cell>
          <table:table-cell table:formula="of:=IF(RIGHT([.A5];2)=&quot; I&quot;;4;IF(RIGHT([.A5];2)=&quot; G&quot;;3;IF(RIGHT([.A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5];[$'Items and Professions'.$A$1:$'Items and Professions'.$A$1048576];0);[.C5]);0)" office:value-type="float" office:value="100" calcext:value-type="float">
            <text:p>100</text:p>
          </table:table-cell>
          <table:table-cell table:style-name="ce44" office:value-type="float" office:value="3" calcext:value-type="float">
            <text:p>3</text:p>
          </table:table-cell>
          <table:table-cell table:formula="of:=[.D5]*[.E5]" office:value-type="float" office:value="300" calcext:value-type="float">
            <text:p>300</text:p>
          </table:table-cell>
          <table:table-cell table:style-name="ce44" office:value-type="float" office:value="3" calcext:value-type="float">
            <text:p>3</text:p>
          </table:table-cell>
          <table:table-cell table:formula="of:=[.D5]*[.G5]" office:value-type="float" office:value="300" calcext:value-type="float">
            <text:p>300</text:p>
          </table:table-cell>
          <table:table-cell table:formula="of:=SUM([.$H$2:.H5])" office:value-type="float" office:value="3800" calcext:value-type="float">
            <text:p>3800</text:p>
          </table:table-cell>
          <table:table-cell/>
          <table:table-cell office:value-type="float" office:value="32500" calcext:value-type="float">
            <text:p>32500</text:p>
          </table:table-cell>
          <table:table-cell/>
          <table:table-cell table:formula="of:=INDEX([$'Items and Professions'.$C$1:$'Items and Professions'.$F$1048576];MATCH([.M2];[$'Items and Professions'.$A$1:$'Items and Professions'.$A$1048576];0);1)" office:value-type="float" office:value="110" calcext:value-type="float">
            <text:p>110</text:p>
          </table:table-cell>
          <table:table-cell table:formula="of:=INDEX([$'Items and Professions'.$C$1:$'Items and Professions'.$F$1048576];MATCH([.M2];[$'Items and Professions'.$A$1:$'Items and Professions'.$A$1048576];0);2)" office:value-type="float" office:value="137" calcext:value-type="float">
            <text:p>137</text:p>
          </table:table-cell>
          <table:table-cell table:formula="of:=INDEX([$'Items and Professions'.$C$1:$'Items and Professions'.$F$1048576];MATCH([.M2];[$'Items and Professions'.$A$1:$'Items and Professions'.$A$1048576];0);3)" office:value-type="float" office:value="165" calcext:value-type="float">
            <text:p>165</text:p>
          </table:table-cell>
          <table:table-cell table:formula="of:=INDEX([$'Items and Professions'.$C$1:$'Items and Professions'.$F$1048576];MATCH([.M2];[$'Items and Professions'.$A$1:$'Items and Professions'.$A$1048576];0);4)" office:value-type="float" office:value="220" calcext:value-type="float">
            <text:p>220</text:p>
          </table:table-cell>
        </table:table-row>
        <table:table-row table:style-name="ro2">
          <table:table-cell office:value-type="string" calcext:value-type="string">
            <text:p>Diamond</text:p>
          </table:table-cell>
          <table:table-cell table:style-name="ce68" table:formula="of:=IF(OR(RIGHT([.A6];2) = &quot; I&quot;; RIGHT([.A6];2) = &quot; G&quot;; RIGHT([.A6];2) = &quot; S&quot;);LEFT([.A6];LEN([.A6])-2);[.A6])" office:value-type="string" office:string-value="Diamond" calcext:value-type="string">
            <text:p>Diamond</text:p>
          </table:table-cell>
          <table:table-cell table:formula="of:=IF(RIGHT([.A6];2)=&quot; I&quot;;4;IF(RIGHT([.A6];2)=&quot; G&quot;;3;IF(RIGHT([.A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6];[$'Items and Professions'.$A$1:$'Items and Professions'.$A$1048576];0);[.C6]);0)" office:value-type="float" office:value="750" calcext:value-type="float">
            <text:p>750</text:p>
          </table:table-cell>
          <table:table-cell table:style-name="ce44" office:value-type="float" office:value="1" calcext:value-type="float">
            <text:p>1</text:p>
          </table:table-cell>
          <table:table-cell table:formula="of:=[.D6]*[.E6]" office:value-type="float" office:value="750" calcext:value-type="float">
            <text:p>750</text:p>
          </table:table-cell>
          <table:table-cell table:style-name="ce44" office:value-type="float" office:value="1" calcext:value-type="float">
            <text:p>1</text:p>
          </table:table-cell>
          <table:table-cell table:formula="of:=[.D6]*[.G6]" office:value-type="float" office:value="750" calcext:value-type="float">
            <text:p>750</text:p>
          </table:table-cell>
          <table:table-cell table:formula="of:=SUM([.$H$2:.H6])" office:value-type="float" office:value="4550" calcext:value-type="float">
            <text:p>4550</text:p>
          </table:table-cell>
          <table:table-cell/>
          <table:table-cell table:style-name="ce3"/>
          <table:table-cell table:number-columns-repeated="5"/>
        </table:table-row>
        <table:table-row table:style-name="ro2">
          <table:table-cell office:value-type="string" calcext:value-type="string">
            <text:p>Earth Crystal</text:p>
          </table:table-cell>
          <table:table-cell table:style-name="ce68" table:formula="of:=IF(OR(RIGHT([.A7];2) = &quot; I&quot;; RIGHT([.A7];2) = &quot; G&quot;; RIGHT([.A7];2) = &quot; S&quot;);LEFT([.A7];LEN([.A7])-2);[.A7])" office:value-type="string" office:string-value="Earth Crystal" calcext:value-type="string">
            <text:p>Earth Crystal</text:p>
          </table:table-cell>
          <table:table-cell table:formula="of:=IF(RIGHT([.A7];2)=&quot; I&quot;;4;IF(RIGHT([.A7];2)=&quot; G&quot;;3;IF(RIGHT([.A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7];[$'Items and Professions'.$A$1:$'Items and Professions'.$A$1048576];0);[.C7]);0)" office:value-type="float" office:value="50" calcext:value-type="float">
            <text:p>50</text:p>
          </table:table-cell>
          <table:table-cell table:style-name="ce44" office:value-type="float" office:value="3" calcext:value-type="float">
            <text:p>3</text:p>
          </table:table-cell>
          <table:table-cell table:formula="of:=[.D7]*[.E7]" office:value-type="float" office:value="150" calcext:value-type="float">
            <text:p>150</text:p>
          </table:table-cell>
          <table:table-cell table:style-name="ce44" office:value-type="float" office:value="3" calcext:value-type="float">
            <text:p>3</text:p>
          </table:table-cell>
          <table:table-cell table:formula="of:=[.D7]*[.G7]" office:value-type="float" office:value="150" calcext:value-type="float">
            <text:p>150</text:p>
          </table:table-cell>
          <table:table-cell table:formula="of:=SUM([.$H$2:.H7])" office:value-type="float" office:value="4700" calcext:value-type="float">
            <text:p>4700</text:p>
          </table:table-cell>
          <table:table-cell/>
          <table:table-cell table:style-name="ce1" office:value-type="string" calcext:value-type="string">
            <text:p>Remaining G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Emerald</text:p>
          </table:table-cell>
          <table:table-cell table:style-name="ce68" table:formula="of:=IF(OR(RIGHT([.A8];2) = &quot; I&quot;; RIGHT([.A8];2) = &quot; G&quot;; RIGHT([.A8];2) = &quot; S&quot;);LEFT([.A8];LEN([.A8])-2);[.A8])" office:value-type="string" office:string-value="Emerald" calcext:value-type="string">
            <text:p>Emerald</text:p>
          </table:table-cell>
          <table:table-cell table:formula="of:=IF(RIGHT([.A8];2)=&quot; I&quot;;4;IF(RIGHT([.A8];2)=&quot; G&quot;;3;IF(RIGHT([.A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8];[$'Items and Professions'.$A$1:$'Items and Professions'.$A$1048576];0);[.C8]);0)" office:value-type="float" office:value="250" calcext:value-type="float">
            <text:p>250</text:p>
          </table:table-cell>
          <table:table-cell table:style-name="ce44" office:value-type="float" office:value="2" calcext:value-type="float">
            <text:p>2</text:p>
          </table:table-cell>
          <table:table-cell table:formula="of:=[.D8]*[.E8]" office:value-type="float" office:value="500" calcext:value-type="float">
            <text:p>500</text:p>
          </table:table-cell>
          <table:table-cell table:style-name="ce44" office:value-type="float" office:value="2" calcext:value-type="float">
            <text:p>2</text:p>
          </table:table-cell>
          <table:table-cell table:formula="of:=[.D8]*[.G8]" office:value-type="float" office:value="500" calcext:value-type="float">
            <text:p>500</text:p>
          </table:table-cell>
          <table:table-cell table:formula="of:=SUM([.$H$2:.H8])" office:value-type="float" office:value="5200" calcext:value-type="float">
            <text:p>5200</text:p>
          </table:table-cell>
          <table:table-cell/>
          <table:table-cell table:formula="of:=[.K5]-[.K2]-MAX([.I$1:.I$1048576])" office:value-type="float" office:value="6663" calcext:value-type="float">
            <text:p>666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Frozen Tear</text:p>
          </table:table-cell>
          <table:table-cell table:style-name="ce68" table:formula="of:=IF(OR(RIGHT([.A9];2) = &quot; I&quot;; RIGHT([.A9];2) = &quot; G&quot;; RIGHT([.A9];2) = &quot; S&quot;);LEFT([.A9];LEN([.A9])-2);[.A9])" office:value-type="string" office:string-value="Frozen Tear" calcext:value-type="string">
            <text:p>Frozen Tear</text:p>
          </table:table-cell>
          <table:table-cell table:formula="of:=IF(RIGHT([.A9];2)=&quot; I&quot;;4;IF(RIGHT([.A9];2)=&quot; G&quot;;3;IF(RIGHT([.A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9];[$'Items and Professions'.$A$1:$'Items and Professions'.$A$1048576];0);[.C9]);0)" office:value-type="float" office:value="75" calcext:value-type="float">
            <text:p>75</text:p>
          </table:table-cell>
          <table:table-cell table:style-name="ce44" office:value-type="float" office:value="3" calcext:value-type="float">
            <text:p>3</text:p>
          </table:table-cell>
          <table:table-cell table:formula="of:=[.D9]*[.E9]" office:value-type="float" office:value="225" calcext:value-type="float">
            <text:p>225</text:p>
          </table:table-cell>
          <table:table-cell table:style-name="ce44" office:value-type="float" office:value="3" calcext:value-type="float">
            <text:p>3</text:p>
          </table:table-cell>
          <table:table-cell table:formula="of:=[.D9]*[.G9]" office:value-type="float" office:value="225" calcext:value-type="float">
            <text:p>225</text:p>
          </table:table-cell>
          <table:table-cell table:formula="of:=SUM([.$H$2:.H9])" office:value-type="float" office:value="5425" calcext:value-type="float">
            <text:p>542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Quartz</text:p>
          </table:table-cell>
          <table:table-cell table:style-name="ce68" table:formula="of:=IF(OR(RIGHT([.A10];2) = &quot; I&quot;; RIGHT([.A10];2) = &quot; G&quot;; RIGHT([.A10];2) = &quot; S&quot;);LEFT([.A10];LEN([.A10])-2);[.A10])" office:value-type="string" office:string-value="Quartz" calcext:value-type="string">
            <text:p>Quartz</text:p>
          </table:table-cell>
          <table:table-cell table:formula="of:=IF(RIGHT([.A10];2)=&quot; I&quot;;4;IF(RIGHT([.A10];2)=&quot; G&quot;;3;IF(RIGHT([.A1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0];[$'Items and Professions'.$A$1:$'Items and Professions'.$A$1048576];0);[.C10]);0)" office:value-type="float" office:value="25" calcext:value-type="float">
            <text:p>25</text:p>
          </table:table-cell>
          <table:table-cell table:style-name="ce44" office:value-type="float" office:value="14" calcext:value-type="float">
            <text:p>14</text:p>
          </table:table-cell>
          <table:table-cell table:formula="of:=[.D10]*[.E10]" office:value-type="float" office:value="350" calcext:value-type="float">
            <text:p>350</text:p>
          </table:table-cell>
          <table:table-cell table:style-name="ce44" office:value-type="float" office:value="0" calcext:value-type="float">
            <text:p>0</text:p>
          </table:table-cell>
          <table:table-cell table:formula="of:=[.D10]*[.G10]" office:value-type="float" office:value="0" calcext:value-type="float">
            <text:p>0</text:p>
          </table:table-cell>
          <table:table-cell table:formula="of:=SUM([.$H$2:.H10])" office:value-type="float" office:value="5425" calcext:value-type="float">
            <text:p>542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Ruby</text:p>
          </table:table-cell>
          <table:table-cell table:style-name="ce68" table:formula="of:=IF(OR(RIGHT([.A11];2) = &quot; I&quot;; RIGHT([.A11];2) = &quot; G&quot;; RIGHT([.A11];2) = &quot; S&quot;);LEFT([.A11];LEN([.A11])-2);[.A11])" office:value-type="string" office:string-value="Ruby" calcext:value-type="string">
            <text:p>Ruby</text:p>
          </table:table-cell>
          <table:table-cell table:formula="of:=IF(RIGHT([.A11];2)=&quot; I&quot;;4;IF(RIGHT([.A11];2)=&quot; G&quot;;3;IF(RIGHT([.A1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1];[$'Items and Professions'.$A$1:$'Items and Professions'.$A$1048576];0);[.C11]);0)" office:value-type="float" office:value="250" calcext:value-type="float">
            <text:p>250</text:p>
          </table:table-cell>
          <table:table-cell table:style-name="ce44" office:value-type="float" office:value="4" calcext:value-type="float">
            <text:p>4</text:p>
          </table:table-cell>
          <table:table-cell table:formula="of:=[.D11]*[.E11]" office:value-type="float" office:value="1000" calcext:value-type="float">
            <text:p>1000</text:p>
          </table:table-cell>
          <table:table-cell table:style-name="ce44" office:value-type="float" office:value="4" calcext:value-type="float">
            <text:p>4</text:p>
          </table:table-cell>
          <table:table-cell table:formula="of:=[.D11]*[.G11]" office:value-type="float" office:value="1000" calcext:value-type="float">
            <text:p>1000</text:p>
          </table:table-cell>
          <table:table-cell table:formula="of:=SUM([.$H$2:.H11])" office:value-type="float" office:value="6425" calcext:value-type="float">
            <text:p>642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Topaz</text:p>
          </table:table-cell>
          <table:table-cell table:style-name="ce68" table:formula="of:=IF(OR(RIGHT([.A12];2) = &quot; I&quot;; RIGHT([.A12];2) = &quot; G&quot;; RIGHT([.A12];2) = &quot; S&quot;);LEFT([.A12];LEN([.A12])-2);[.A12])" office:value-type="string" office:string-value="Topaz" calcext:value-type="string">
            <text:p>Topaz</text:p>
          </table:table-cell>
          <table:table-cell table:formula="of:=IF(RIGHT([.A12];2)=&quot; I&quot;;4;IF(RIGHT([.A12];2)=&quot; G&quot;;3;IF(RIGHT([.A1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2];[$'Items and Professions'.$A$1:$'Items and Professions'.$A$1048576];0);[.C12]);0)" office:value-type="float" office:value="80" calcext:value-type="float">
            <text:p>80</text:p>
          </table:table-cell>
          <table:table-cell table:style-name="ce44" office:value-type="float" office:value="7" calcext:value-type="float">
            <text:p>7</text:p>
          </table:table-cell>
          <table:table-cell table:formula="of:=[.D12]*[.E12]" office:value-type="float" office:value="560" calcext:value-type="float">
            <text:p>560</text:p>
          </table:table-cell>
          <table:table-cell table:style-name="ce44" office:value-type="float" office:value="7" calcext:value-type="float">
            <text:p>7</text:p>
          </table:table-cell>
          <table:table-cell table:formula="of:=[.D12]*[.G12]" office:value-type="float" office:value="560" calcext:value-type="float">
            <text:p>560</text:p>
          </table:table-cell>
          <table:table-cell table:formula="of:=SUM([.$H$2:.H12])" office:value-type="float" office:value="6985" calcext:value-type="float">
            <text:p>698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Bat Wing</text:p>
          </table:table-cell>
          <table:table-cell table:style-name="ce68" table:formula="of:=IF(OR(RIGHT([.A13];2) = &quot; I&quot;; RIGHT([.A13];2) = &quot; G&quot;; RIGHT([.A13];2) = &quot; S&quot;);LEFT([.A13];LEN([.A13])-2);[.A13])" office:value-type="string" office:string-value="Bat Wing" calcext:value-type="string">
            <text:p>Bat Wing</text:p>
          </table:table-cell>
          <table:table-cell table:formula="of:=IF(RIGHT([.A13];2)=&quot; I&quot;;4;IF(RIGHT([.A13];2)=&quot; G&quot;;3;IF(RIGHT([.A1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3];[$'Items and Professions'.$A$1:$'Items and Professions'.$A$1048576];0);[.C13]);0)" office:value-type="float" office:value="15" calcext:value-type="float">
            <text:p>15</text:p>
          </table:table-cell>
          <table:table-cell table:style-name="ce44" office:value-type="float" office:value="13" calcext:value-type="float">
            <text:p>13</text:p>
          </table:table-cell>
          <table:table-cell table:formula="of:=[.D13]*[.E13]" office:value-type="float" office:value="195" calcext:value-type="float">
            <text:p>195</text:p>
          </table:table-cell>
          <table:table-cell table:style-name="ce44" office:value-type="float" office:value="13" calcext:value-type="float">
            <text:p>13</text:p>
          </table:table-cell>
          <table:table-cell table:formula="of:=[.D13]*[.G13]" office:value-type="float" office:value="195" calcext:value-type="float">
            <text:p>195</text:p>
          </table:table-cell>
          <table:table-cell table:formula="of:=SUM([.$H$2:.H13])" office:value-type="float" office:value="7180" calcext:value-type="float">
            <text:p>7180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Slime</text:p>
          </table:table-cell>
          <table:table-cell table:style-name="ce68" table:formula="of:=IF(OR(RIGHT([.A14];2) = &quot; I&quot;; RIGHT([.A14];2) = &quot; G&quot;; RIGHT([.A14];2) = &quot; S&quot;);LEFT([.A14];LEN([.A14])-2);[.A14])" office:value-type="string" office:string-value="Slime" calcext:value-type="string">
            <text:p>Slime</text:p>
          </table:table-cell>
          <table:table-cell table:formula="of:=IF(RIGHT([.A14];2)=&quot; I&quot;;4;IF(RIGHT([.A14];2)=&quot; G&quot;;3;IF(RIGHT([.A1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4];[$'Items and Professions'.$A$1:$'Items and Professions'.$A$1048576];0);[.C14]);0)" office:value-type="float" office:value="5" calcext:value-type="float">
            <text:p>5</text:p>
          </table:table-cell>
          <table:table-cell table:style-name="ce44" office:value-type="float" office:value="6" calcext:value-type="float">
            <text:p>6</text:p>
          </table:table-cell>
          <table:table-cell table:formula="of:=[.D14]*[.E14]" office:value-type="float" office:value="30" calcext:value-type="float">
            <text:p>30</text:p>
          </table:table-cell>
          <table:table-cell table:style-name="ce44" office:value-type="float" office:value="6" calcext:value-type="float">
            <text:p>6</text:p>
          </table:table-cell>
          <table:table-cell table:formula="of:=[.D14]*[.G14]" office:value-type="float" office:value="30" calcext:value-type="float">
            <text:p>30</text:p>
          </table:table-cell>
          <table:table-cell table:formula="of:=SUM([.$H$2:.H14])" office:value-type="float" office:value="7210" calcext:value-type="float">
            <text:p>7210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Bug Meat</text:p>
          </table:table-cell>
          <table:table-cell table:style-name="ce68" table:formula="of:=IF(OR(RIGHT([.A15];2) = &quot; I&quot;; RIGHT([.A15];2) = &quot; G&quot;; RIGHT([.A15];2) = &quot; S&quot;);LEFT([.A15];LEN([.A15])-2);[.A15])" office:value-type="string" office:string-value="Bug Meat" calcext:value-type="string">
            <text:p>Bug Meat</text:p>
          </table:table-cell>
          <table:table-cell table:formula="of:=IF(RIGHT([.A15];2)=&quot; I&quot;;4;IF(RIGHT([.A15];2)=&quot; G&quot;;3;IF(RIGHT([.A1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5];[$'Items and Professions'.$A$1:$'Items and Professions'.$A$1048576];0);[.C15]);0)" office:value-type="float" office:value="8" calcext:value-type="float">
            <text:p>8</text:p>
          </table:table-cell>
          <table:table-cell table:style-name="ce44" office:value-type="float" office:value="25" calcext:value-type="float">
            <text:p>25</text:p>
          </table:table-cell>
          <table:table-cell table:formula="of:=[.D15]*[.E15]" office:value-type="float" office:value="200" calcext:value-type="float">
            <text:p>200</text:p>
          </table:table-cell>
          <table:table-cell table:style-name="ce44" office:value-type="float" office:value="25" calcext:value-type="float">
            <text:p>25</text:p>
          </table:table-cell>
          <table:table-cell table:formula="of:=[.D15]*[.G15]" office:value-type="float" office:value="200" calcext:value-type="float">
            <text:p>200</text:p>
          </table:table-cell>
          <table:table-cell table:formula="of:=SUM([.$H$2:.H15])" office:value-type="float" office:value="7410" calcext:value-type="float">
            <text:p>7410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Amphibian Fossil</text:p>
          </table:table-cell>
          <table:table-cell table:style-name="ce68" table:formula="of:=IF(OR(RIGHT([.A16];2) = &quot; I&quot;; RIGHT([.A16];2) = &quot; G&quot;; RIGHT([.A16];2) = &quot; S&quot;);LEFT([.A16];LEN([.A16])-2);[.A16])" office:value-type="string" office:string-value="Amphibian Fossil" calcext:value-type="string">
            <text:p>Amphibian Fossil</text:p>
          </table:table-cell>
          <table:table-cell table:formula="of:=IF(RIGHT([.A16];2)=&quot; I&quot;;4;IF(RIGHT([.A16];2)=&quot; G&quot;;3;IF(RIGHT([.A1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6];[$'Items and Professions'.$A$1:$'Items and Professions'.$A$1048576];0);[.C16]);0)" office:value-type="float" office:value="150" calcext:value-type="float">
            <text:p>150</text:p>
          </table:table-cell>
          <table:table-cell table:style-name="ce44" office:value-type="float" office:value="1" calcext:value-type="float">
            <text:p>1</text:p>
          </table:table-cell>
          <table:table-cell table:formula="of:=[.D16]*[.E16]" office:value-type="float" office:value="150" calcext:value-type="float">
            <text:p>150</text:p>
          </table:table-cell>
          <table:table-cell table:style-name="ce44" office:value-type="float" office:value="1" calcext:value-type="float">
            <text:p>1</text:p>
          </table:table-cell>
          <table:table-cell table:formula="of:=[.D16]*[.G16]" office:value-type="float" office:value="150" calcext:value-type="float">
            <text:p>150</text:p>
          </table:table-cell>
          <table:table-cell table:formula="of:=SUM([.$H$2:.H16])" office:value-type="float" office:value="7560" calcext:value-type="float">
            <text:p>7560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Clay</text:p>
          </table:table-cell>
          <table:table-cell table:style-name="ce68" table:formula="of:=IF(OR(RIGHT([.A17];2) = &quot; I&quot;; RIGHT([.A17];2) = &quot; G&quot;; RIGHT([.A17];2) = &quot; S&quot;);LEFT([.A17];LEN([.A17])-2);[.A17])" office:value-type="string" office:string-value="Clay" calcext:value-type="string">
            <text:p>Clay</text:p>
          </table:table-cell>
          <table:table-cell table:formula="of:=IF(RIGHT([.A17];2)=&quot; I&quot;;4;IF(RIGHT([.A17];2)=&quot; G&quot;;3;IF(RIGHT([.A1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7];[$'Items and Professions'.$A$1:$'Items and Professions'.$A$1048576];0);[.C17]);0)" office:value-type="float" office:value="20" calcext:value-type="float">
            <text:p>20</text:p>
          </table:table-cell>
          <table:table-cell table:style-name="ce44" office:value-type="float" office:value="2" calcext:value-type="float">
            <text:p>2</text:p>
          </table:table-cell>
          <table:table-cell table:formula="of:=[.D17]*[.E17]" office:value-type="float" office:value="40" calcext:value-type="float">
            <text:p>40</text:p>
          </table:table-cell>
          <table:table-cell table:style-name="ce44" office:value-type="float" office:value="2" calcext:value-type="float">
            <text:p>2</text:p>
          </table:table-cell>
          <table:table-cell table:formula="of:=[.D17]*[.G17]" office:value-type="float" office:value="40" calcext:value-type="float">
            <text:p>40</text:p>
          </table:table-cell>
          <table:table-cell table:formula="of:=SUM([.$H$2:.H17])" office:value-type="float" office:value="7600" calcext:value-type="float">
            <text:p>7600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Fiber</text:p>
          </table:table-cell>
          <table:table-cell table:style-name="ce68" table:formula="of:=IF(OR(RIGHT([.A18];2) = &quot; I&quot;; RIGHT([.A18];2) = &quot; G&quot;; RIGHT([.A18];2) = &quot; S&quot;);LEFT([.A18];LEN([.A18])-2);[.A18])" office:value-type="string" office:string-value="Fiber" calcext:value-type="string">
            <text:p>Fiber</text:p>
          </table:table-cell>
          <table:table-cell table:formula="of:=IF(RIGHT([.A18];2)=&quot; I&quot;;4;IF(RIGHT([.A18];2)=&quot; G&quot;;3;IF(RIGHT([.A1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8];[$'Items and Professions'.$A$1:$'Items and Professions'.$A$1048576];0);[.C18]);0)" office:value-type="float" office:value="1" calcext:value-type="float">
            <text:p>1</text:p>
          </table:table-cell>
          <table:table-cell table:style-name="ce44" office:value-type="float" office:value="26" calcext:value-type="float">
            <text:p>26</text:p>
          </table:table-cell>
          <table:table-cell table:formula="of:=[.D18]*[.E18]" office:value-type="float" office:value="26" calcext:value-type="float">
            <text:p>26</text:p>
          </table:table-cell>
          <table:table-cell table:style-name="ce44" office:value-type="float" office:value="0" calcext:value-type="float">
            <text:p>0</text:p>
          </table:table-cell>
          <table:table-cell table:formula="of:=[.D18]*[.G18]" office:value-type="float" office:value="0" calcext:value-type="float">
            <text:p>0</text:p>
          </table:table-cell>
          <table:table-cell table:formula="of:=SUM([.$H$2:.H18])" office:value-type="float" office:value="7600" calcext:value-type="float">
            <text:p>7600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Basic Retaining Soil</text:p>
          </table:table-cell>
          <table:table-cell table:style-name="ce68" table:formula="of:=IF(OR(RIGHT([.A19];2) = &quot; I&quot;; RIGHT([.A19];2) = &quot; G&quot;; RIGHT([.A19];2) = &quot; S&quot;);LEFT([.A19];LEN([.A19])-2);[.A19])" office:value-type="string" office:string-value="Basic Retaining Soil" calcext:value-type="string">
            <text:p>Basic Retaining Soil</text:p>
          </table:table-cell>
          <table:table-cell table:formula="of:=IF(RIGHT([.A19];2)=&quot; I&quot;;4;IF(RIGHT([.A19];2)=&quot; G&quot;;3;IF(RIGHT([.A1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9];[$'Items and Professions'.$A$1:$'Items and Professions'.$A$1048576];0);[.C19]);0)" office:value-type="float" office:value="4" calcext:value-type="float">
            <text:p>4</text:p>
          </table:table-cell>
          <table:table-cell table:style-name="ce44" office:value-type="float" office:value="3" calcext:value-type="float">
            <text:p>3</text:p>
          </table:table-cell>
          <table:table-cell table:formula="of:=[.D19]*[.E19]" office:value-type="float" office:value="12" calcext:value-type="float">
            <text:p>12</text:p>
          </table:table-cell>
          <table:table-cell table:style-name="ce44" office:value-type="float" office:value="3" calcext:value-type="float">
            <text:p>3</text:p>
          </table:table-cell>
          <table:table-cell table:formula="of:=[.D19]*[.G19]" office:value-type="float" office:value="12" calcext:value-type="float">
            <text:p>12</text:p>
          </table:table-cell>
          <table:table-cell table:formula="of:=SUM([.$H$2:.H19])" office:value-type="float" office:value="7612" calcext:value-type="float">
            <text:p>761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Maple Seed</text:p>
          </table:table-cell>
          <table:table-cell table:style-name="ce68" table:formula="of:=IF(OR(RIGHT([.A20];2) = &quot; I&quot;; RIGHT([.A20];2) = &quot; G&quot;; RIGHT([.A20];2) = &quot; S&quot;);LEFT([.A20];LEN([.A20])-2);[.A20])" office:value-type="string" office:string-value="Maple Seed" calcext:value-type="string">
            <text:p>Maple Seed</text:p>
          </table:table-cell>
          <table:table-cell table:formula="of:=IF(RIGHT([.A20];2)=&quot; I&quot;;4;IF(RIGHT([.A20];2)=&quot; G&quot;;3;IF(RIGHT([.A2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0];[$'Items and Professions'.$A$1:$'Items and Professions'.$A$1048576];0);[.C20]);0)" office:value-type="float" office:value="5" calcext:value-type="float">
            <text:p>5</text:p>
          </table:table-cell>
          <table:table-cell table:style-name="ce44" office:value-type="float" office:value="3" calcext:value-type="float">
            <text:p>3</text:p>
          </table:table-cell>
          <table:table-cell table:formula="of:=[.D20]*[.E20]" office:value-type="float" office:value="15" calcext:value-type="float">
            <text:p>15</text:p>
          </table:table-cell>
          <table:table-cell table:style-name="ce44" office:value-type="float" office:value="3" calcext:value-type="float">
            <text:p>3</text:p>
          </table:table-cell>
          <table:table-cell table:formula="of:=[.D20]*[.G20]" office:value-type="float" office:value="15" calcext:value-type="float">
            <text:p>15</text:p>
          </table:table-cell>
          <table:table-cell table:formula="of:=SUM([.$H$2:.H20])" office:value-type="float" office:value="7627" calcext:value-type="float">
            <text:p>7627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ine Cone</text:p>
          </table:table-cell>
          <table:table-cell table:style-name="ce68" table:formula="of:=IF(OR(RIGHT([.A21];2) = &quot; I&quot;; RIGHT([.A21];2) = &quot; G&quot;; RIGHT([.A21];2) = &quot; S&quot;);LEFT([.A21];LEN([.A21])-2);[.A21])" office:value-type="string" office:string-value="Pine Cone" calcext:value-type="string">
            <text:p>Pine Cone</text:p>
          </table:table-cell>
          <table:table-cell table:formula="of:=IF(RIGHT([.A21];2)=&quot; I&quot;;4;IF(RIGHT([.A21];2)=&quot; G&quot;;3;IF(RIGHT([.A2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1];[$'Items and Professions'.$A$1:$'Items and Professions'.$A$1048576];0);[.C21]);0)" office:value-type="float" office:value="5" calcext:value-type="float">
            <text:p>5</text:p>
          </table:table-cell>
          <table:table-cell table:style-name="ce44" office:value-type="float" office:value="3" calcext:value-type="float">
            <text:p>3</text:p>
          </table:table-cell>
          <table:table-cell table:formula="of:=[.D21]*[.E21]" office:value-type="float" office:value="15" calcext:value-type="float">
            <text:p>15</text:p>
          </table:table-cell>
          <table:table-cell table:style-name="ce44" office:value-type="float" office:value="3" calcext:value-type="float">
            <text:p>3</text:p>
          </table:table-cell>
          <table:table-cell table:formula="of:=[.D21]*[.G21]" office:value-type="float" office:value="15" calcext:value-type="float">
            <text:p>15</text:p>
          </table:table-cell>
          <table:table-cell table:formula="of:=SUM([.$H$2:.H21])" office:value-type="float" office:value="7642" calcext:value-type="float">
            <text:p>764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Mixed Seeds</text:p>
          </table:table-cell>
          <table:table-cell table:style-name="ce68" table:formula="of:=IF(OR(RIGHT([.A22];2) = &quot; I&quot;; RIGHT([.A22];2) = &quot; G&quot;; RIGHT([.A22];2) = &quot; S&quot;);LEFT([.A22];LEN([.A22])-2);[.A22])" office:value-type="string" office:string-value="Mixed Seeds" calcext:value-type="string">
            <text:p>Mixed Seeds</text:p>
          </table:table-cell>
          <table:table-cell table:formula="of:=IF(RIGHT([.A22];2)=&quot; I&quot;;4;IF(RIGHT([.A22];2)=&quot; G&quot;;3;IF(RIGHT([.A2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2];[$'Items and Professions'.$A$1:$'Items and Professions'.$A$1048576];0);[.C22]);0)" office:value-type="float" office:value="0" calcext:value-type="float">
            <text:p>0</text:p>
          </table:table-cell>
          <table:table-cell table:style-name="ce44" office:value-type="float" office:value="3" calcext:value-type="float">
            <text:p>3</text:p>
          </table:table-cell>
          <table:table-cell table:formula="of:=[.D22]*[.E22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2]*[.G22]" office:value-type="float" office:value="0" calcext:value-type="float">
            <text:p>0</text:p>
          </table:table-cell>
          <table:table-cell table:formula="of:=SUM([.$H$2:.H22])" office:value-type="float" office:value="7642" calcext:value-type="float">
            <text:p>764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Kale G</text:p>
          </table:table-cell>
          <table:table-cell table:style-name="ce68" table:formula="of:=IF(OR(RIGHT([.A23];2) = &quot; I&quot;; RIGHT([.A23];2) = &quot; G&quot;; RIGHT([.A23];2) = &quot; S&quot;);LEFT([.A23];LEN([.A23])-2);[.A23])" office:value-type="string" office:string-value="Kale" calcext:value-type="string">
            <text:p>Kale</text:p>
          </table:table-cell>
          <table:table-cell table:formula="of:=IF(RIGHT([.A23];2)=&quot; I&quot;;4;IF(RIGHT([.A23];2)=&quot; G&quot;;3;IF(RIGHT([.A23];2)=&quot; S&quot;;2;1)))" office:value-type="float" office:value="3" calcext:value-type="float">
            <text:p>3</text:p>
          </table:table-cell>
          <table:table-cell table:formula="of:=IFERROR(INDEX([$'Items and Professions'.$C$1:$'Items and Professions'.$F$1048576];MATCH([.B23];[$'Items and Professions'.$A$1:$'Items and Professions'.$A$1048576];0);[.C23]);0)" office:value-type="float" office:value="165" calcext:value-type="float">
            <text:p>165</text:p>
          </table:table-cell>
          <table:table-cell table:style-name="ce44" office:value-type="float" office:value="1" calcext:value-type="float">
            <text:p>1</text:p>
          </table:table-cell>
          <table:table-cell table:formula="of:=[.D23]*[.E23]" office:value-type="float" office:value="165" calcext:value-type="float">
            <text:p>165</text:p>
          </table:table-cell>
          <table:table-cell table:style-name="ce44" office:value-type="float" office:value="1" calcext:value-type="float">
            <text:p>1</text:p>
          </table:table-cell>
          <table:table-cell table:formula="of:=[.D23]*[.G23]" office:value-type="float" office:value="165" calcext:value-type="float">
            <text:p>165</text:p>
          </table:table-cell>
          <table:table-cell table:formula="of:=SUM([.$H$2:.H23])" office:value-type="float" office:value="7807" calcext:value-type="float">
            <text:p>7807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Kale S</text:p>
          </table:table-cell>
          <table:table-cell table:style-name="ce68" table:formula="of:=IF(OR(RIGHT([.A24];2) = &quot; I&quot;; RIGHT([.A24];2) = &quot; G&quot;; RIGHT([.A24];2) = &quot; S&quot;);LEFT([.A24];LEN([.A24])-2);[.A24])" office:value-type="string" office:string-value="Kale" calcext:value-type="string">
            <text:p>Kale</text:p>
          </table:table-cell>
          <table:table-cell table:formula="of:=IF(RIGHT([.A24];2)=&quot; I&quot;;4;IF(RIGHT([.A24];2)=&quot; G&quot;;3;IF(RIGHT([.A24];2)=&quot; S&quot;;2;1)))" office:value-type="float" office:value="2" calcext:value-type="float">
            <text:p>2</text:p>
          </table:table-cell>
          <table:table-cell table:formula="of:=IFERROR(INDEX([$'Items and Professions'.$C$1:$'Items and Professions'.$F$1048576];MATCH([.B24];[$'Items and Professions'.$A$1:$'Items and Professions'.$A$1048576];0);[.C24]);0)" office:value-type="float" office:value="137" calcext:value-type="float">
            <text:p>137</text:p>
          </table:table-cell>
          <table:table-cell table:style-name="ce44" office:value-type="float" office:value="4" calcext:value-type="float">
            <text:p>4</text:p>
          </table:table-cell>
          <table:table-cell table:formula="of:=[.D24]*[.E24]" office:value-type="float" office:value="548" calcext:value-type="float">
            <text:p>548</text:p>
          </table:table-cell>
          <table:table-cell table:style-name="ce44" office:value-type="float" office:value="4" calcext:value-type="float">
            <text:p>4</text:p>
          </table:table-cell>
          <table:table-cell table:formula="of:=[.D24]*[.G24]" office:value-type="float" office:value="548" calcext:value-type="float">
            <text:p>548</text:p>
          </table:table-cell>
          <table:table-cell table:formula="of:=SUM([.$H$2:.H24])" office:value-type="float" office:value="8355" calcext:value-type="float">
            <text:p>835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Kale</text:p>
          </table:table-cell>
          <table:table-cell table:style-name="ce68" table:formula="of:=IF(OR(RIGHT([.A25];2) = &quot; I&quot;; RIGHT([.A25];2) = &quot; G&quot;; RIGHT([.A25];2) = &quot; S&quot;);LEFT([.A25];LEN([.A25])-2);[.A25])" office:value-type="string" office:string-value="Kale" calcext:value-type="string">
            <text:p>Kale</text:p>
          </table:table-cell>
          <table:table-cell table:formula="of:=IF(RIGHT([.A25];2)=&quot; I&quot;;4;IF(RIGHT([.A25];2)=&quot; G&quot;;3;IF(RIGHT([.A2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5];[$'Items and Professions'.$A$1:$'Items and Professions'.$A$1048576];0);[.C25]);0)" office:value-type="float" office:value="110" calcext:value-type="float">
            <text:p>110</text:p>
          </table:table-cell>
          <table:table-cell table:style-name="ce44" office:value-type="float" office:value="27" calcext:value-type="float">
            <text:p>27</text:p>
          </table:table-cell>
          <table:table-cell table:formula="of:=[.D25]*[.E25]" office:value-type="float" office:value="2970" calcext:value-type="float">
            <text:p>2970</text:p>
          </table:table-cell>
          <table:table-cell table:style-name="ce44" office:value-type="float" office:value="27" calcext:value-type="float">
            <text:p>27</text:p>
          </table:table-cell>
          <table:table-cell table:formula="of:=[.D25]*[.G25]" office:value-type="float" office:value="2970" calcext:value-type="float">
            <text:p>2970</text:p>
          </table:table-cell>
          <table:table-cell table:formula="of:=SUM([.$H$2:.H25])" office:value-type="float" office:value="11325" calcext:value-type="float">
            <text:p>1132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arsnip</text:p>
          </table:table-cell>
          <table:table-cell table:style-name="ce68" table:formula="of:=IF(OR(RIGHT([.A26];2) = &quot; I&quot;; RIGHT([.A26];2) = &quot; G&quot;; RIGHT([.A26];2) = &quot; S&quot;);LEFT([.A26];LEN([.A26])-2);[.A26])" office:value-type="string" office:string-value="Parsnip" calcext:value-type="string">
            <text:p>Parsnip</text:p>
          </table:table-cell>
          <table:table-cell table:formula="of:=IF(RIGHT([.A26];2)=&quot; I&quot;;4;IF(RIGHT([.A26];2)=&quot; G&quot;;3;IF(RIGHT([.A2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6];[$'Items and Professions'.$A$1:$'Items and Professions'.$A$1048576];0);[.C26]);0)" office:value-type="float" office:value="35" calcext:value-type="float">
            <text:p>35</text:p>
          </table:table-cell>
          <table:table-cell table:style-name="ce44" office:value-type="float" office:value="10" calcext:value-type="float">
            <text:p>10</text:p>
          </table:table-cell>
          <table:table-cell table:formula="of:=[.D26]*[.E26]" office:value-type="float" office:value="350" calcext:value-type="float">
            <text:p>350</text:p>
          </table:table-cell>
          <table:table-cell table:style-name="ce44" office:value-type="float" office:value="10" calcext:value-type="float">
            <text:p>10</text:p>
          </table:table-cell>
          <table:table-cell table:formula="of:=[.D26]*[.G26]" office:value-type="float" office:value="350" calcext:value-type="float">
            <text:p>350</text:p>
          </table:table-cell>
          <table:table-cell table:formula="of:=SUM([.$H$2:.H26])" office:value-type="float" office:value="11675" calcext:value-type="float">
            <text:p>1167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otato</text:p>
          </table:table-cell>
          <table:table-cell table:style-name="ce68" table:formula="of:=IF(OR(RIGHT([.A27];2) = &quot; I&quot;; RIGHT([.A27];2) = &quot; G&quot;; RIGHT([.A27];2) = &quot; S&quot;);LEFT([.A27];LEN([.A27])-2);[.A27])" office:value-type="string" office:string-value="Potato" calcext:value-type="string">
            <text:p>Potato</text:p>
          </table:table-cell>
          <table:table-cell table:formula="of:=IF(RIGHT([.A27];2)=&quot; I&quot;;4;IF(RIGHT([.A27];2)=&quot; G&quot;;3;IF(RIGHT([.A2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7];[$'Items and Professions'.$A$1:$'Items and Professions'.$A$1048576];0);[.C27]);0)" office:value-type="float" office:value="80" calcext:value-type="float">
            <text:p>80</text:p>
          </table:table-cell>
          <table:table-cell table:style-name="ce44" office:value-type="float" office:value="1" calcext:value-type="float">
            <text:p>1</text:p>
          </table:table-cell>
          <table:table-cell table:formula="of:=[.D27]*[.E27]" office:value-type="float" office:value="80" calcext:value-type="float">
            <text:p>80</text:p>
          </table:table-cell>
          <table:table-cell table:style-name="ce44" office:value-type="float" office:value="1" calcext:value-type="float">
            <text:p>1</text:p>
          </table:table-cell>
          <table:table-cell table:formula="of:=[.D27]*[.G27]" office:value-type="float" office:value="80" calcext:value-type="float">
            <text:p>80</text:p>
          </table:table-cell>
          <table:table-cell table:formula="of:=SUM([.$H$2:.H27])" office:value-type="float" office:value="11755" calcext:value-type="float">
            <text:p>1175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Unmilled Rice</text:p>
          </table:table-cell>
          <table:table-cell table:style-name="ce68" table:formula="of:=IF(OR(RIGHT([.A28];2) = &quot; I&quot;; RIGHT([.A28];2) = &quot; G&quot;; RIGHT([.A28];2) = &quot; S&quot;);LEFT([.A28];LEN([.A28])-2);[.A28])" office:value-type="string" office:string-value="Unmilled Rice" calcext:value-type="string">
            <text:p>Unmilled Rice</text:p>
          </table:table-cell>
          <table:table-cell table:formula="of:=IF(RIGHT([.A28];2)=&quot; I&quot;;4;IF(RIGHT([.A28];2)=&quot; G&quot;;3;IF(RIGHT([.A2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8];[$'Items and Professions'.$A$1:$'Items and Professions'.$A$1048576];0);[.C28]);0)" office:value-type="float" office:value="30" calcext:value-type="float">
            <text:p>30</text:p>
          </table:table-cell>
          <table:table-cell table:style-name="ce44" office:value-type="float" office:value="3" calcext:value-type="float">
            <text:p>3</text:p>
          </table:table-cell>
          <table:table-cell table:formula="of:=[.D28]*[.E28]" office:value-type="float" office:value="90" calcext:value-type="float">
            <text:p>90</text:p>
          </table:table-cell>
          <table:table-cell table:style-name="ce44" office:value-type="float" office:value="3" calcext:value-type="float">
            <text:p>3</text:p>
          </table:table-cell>
          <table:table-cell table:formula="of:=[.D28]*[.G28]" office:value-type="float" office:value="90" calcext:value-type="float">
            <text:p>90</text:p>
          </table:table-cell>
          <table:table-cell table:formula="of:=SUM([.$H$2:.H28])" office:value-type="float" office:value="11845" calcext:value-type="float">
            <text:p>1184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Chanterelle</text:p>
          </table:table-cell>
          <table:table-cell table:style-name="ce68" table:formula="of:=IF(OR(RIGHT([.A29];2) = &quot; I&quot;; RIGHT([.A29];2) = &quot; G&quot;; RIGHT([.A29];2) = &quot; S&quot;);LEFT([.A29];LEN([.A29])-2);[.A29])" office:value-type="string" office:string-value="Chanterelle" calcext:value-type="string">
            <text:p>Chanterelle</text:p>
          </table:table-cell>
          <table:table-cell table:formula="of:=IF(RIGHT([.A29];2)=&quot; I&quot;;4;IF(RIGHT([.A29];2)=&quot; G&quot;;3;IF(RIGHT([.A2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9];[$'Items and Professions'.$A$1:$'Items and Professions'.$A$1048576];0);[.C29]);0)" office:value-type="float" office:value="160" calcext:value-type="float">
            <text:p>160</text:p>
          </table:table-cell>
          <table:table-cell table:style-name="ce44" office:value-type="float" office:value="1" calcext:value-type="float">
            <text:p>1</text:p>
          </table:table-cell>
          <table:table-cell table:formula="of:=[.D29]*[.E29]" office:value-type="float" office:value="160" calcext:value-type="float">
            <text:p>160</text:p>
          </table:table-cell>
          <table:table-cell table:style-name="ce44" office:value-type="float" office:value="1" calcext:value-type="float">
            <text:p>1</text:p>
          </table:table-cell>
          <table:table-cell table:formula="of:=[.D29]*[.G29]" office:value-type="float" office:value="160" calcext:value-type="float">
            <text:p>160</text:p>
          </table:table-cell>
          <table:table-cell table:formula="of:=SUM([.$H$2:.H29])" office:value-type="float" office:value="12005" calcext:value-type="float">
            <text:p>1200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affodil</text:p>
          </table:table-cell>
          <table:table-cell table:style-name="ce68" table:formula="of:=IF(OR(RIGHT([.A30];2) = &quot; I&quot;; RIGHT([.A30];2) = &quot; G&quot;; RIGHT([.A30];2) = &quot; S&quot;);LEFT([.A30];LEN([.A30])-2);[.A30])" office:value-type="string" office:string-value="Daffodil" calcext:value-type="string">
            <text:p>Daffodil</text:p>
          </table:table-cell>
          <table:table-cell table:formula="of:=IF(RIGHT([.A30];2)=&quot; I&quot;;4;IF(RIGHT([.A30];2)=&quot; G&quot;;3;IF(RIGHT([.A3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0];[$'Items and Professions'.$A$1:$'Items and Professions'.$A$1048576];0);[.C30]);0)" office:value-type="float" office:value="30" calcext:value-type="float">
            <text:p>30</text:p>
          </table:table-cell>
          <table:table-cell table:style-name="ce44" office:value-type="float" office:value="2" calcext:value-type="float">
            <text:p>2</text:p>
          </table:table-cell>
          <table:table-cell table:formula="of:=[.D30]*[.E30]" office:value-type="float" office:value="60" calcext:value-type="float">
            <text:p>60</text:p>
          </table:table-cell>
          <table:table-cell table:style-name="ce44" office:value-type="float" office:value="2" calcext:value-type="float">
            <text:p>2</text:p>
          </table:table-cell>
          <table:table-cell table:formula="of:=[.D30]*[.G30]" office:value-type="float" office:value="60" calcext:value-type="float">
            <text:p>60</text:p>
          </table:table-cell>
          <table:table-cell table:formula="of:=SUM([.$H$2:.H30])" office:value-type="float" office:value="12065" calcext:value-type="float">
            <text:p>1206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Leek</text:p>
          </table:table-cell>
          <table:table-cell table:style-name="ce68" table:formula="of:=IF(OR(RIGHT([.A31];2) = &quot; I&quot;; RIGHT([.A31];2) = &quot; G&quot;; RIGHT([.A31];2) = &quot; S&quot;);LEFT([.A31];LEN([.A31])-2);[.A31])" office:value-type="string" office:string-value="Leek" calcext:value-type="string">
            <text:p>Leek</text:p>
          </table:table-cell>
          <table:table-cell table:formula="of:=IF(RIGHT([.A31];2)=&quot; I&quot;;4;IF(RIGHT([.A31];2)=&quot; G&quot;;3;IF(RIGHT([.A3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1];[$'Items and Professions'.$A$1:$'Items and Professions'.$A$1048576];0);[.C31]);0)" office:value-type="float" office:value="60" calcext:value-type="float">
            <text:p>60</text:p>
          </table:table-cell>
          <table:table-cell table:style-name="ce44" office:value-type="float" office:value="1" calcext:value-type="float">
            <text:p>1</text:p>
          </table:table-cell>
          <table:table-cell table:formula="of:=[.D31]*[.E31]" office:value-type="float" office:value="60" calcext:value-type="float">
            <text:p>60</text:p>
          </table:table-cell>
          <table:table-cell table:style-name="ce44" office:value-type="float" office:value="1" calcext:value-type="float">
            <text:p>1</text:p>
          </table:table-cell>
          <table:table-cell table:formula="of:=[.D31]*[.G31]" office:value-type="float" office:value="60" calcext:value-type="float">
            <text:p>60</text:p>
          </table:table-cell>
          <table:table-cell table:formula="of:=SUM([.$H$2:.H31])" office:value-type="float" office:value="12125" calcext:value-type="float">
            <text:p>1212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Morel</text:p>
          </table:table-cell>
          <table:table-cell table:style-name="ce68" table:formula="of:=IF(OR(RIGHT([.A32];2) = &quot; I&quot;; RIGHT([.A32];2) = &quot; G&quot;; RIGHT([.A32];2) = &quot; S&quot;);LEFT([.A32];LEN([.A32])-2);[.A32])" office:value-type="string" office:string-value="Morel" calcext:value-type="string">
            <text:p>Morel</text:p>
          </table:table-cell>
          <table:table-cell table:formula="of:=IF(RIGHT([.A32];2)=&quot; I&quot;;4;IF(RIGHT([.A32];2)=&quot; G&quot;;3;IF(RIGHT([.A3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2];[$'Items and Professions'.$A$1:$'Items and Professions'.$A$1048576];0);[.C32]);0)" office:value-type="float" office:value="150" calcext:value-type="float">
            <text:p>150</text:p>
          </table:table-cell>
          <table:table-cell table:style-name="ce44" office:value-type="float" office:value="2" calcext:value-type="float">
            <text:p>2</text:p>
          </table:table-cell>
          <table:table-cell table:formula="of:=[.D32]*[.E32]" office:value-type="float" office:value="300" calcext:value-type="float">
            <text:p>300</text:p>
          </table:table-cell>
          <table:table-cell table:style-name="ce44" office:value-type="float" office:value="2" calcext:value-type="float">
            <text:p>2</text:p>
          </table:table-cell>
          <table:table-cell table:formula="of:=[.D32]*[.G32]" office:value-type="float" office:value="300" calcext:value-type="float">
            <text:p>300</text:p>
          </table:table-cell>
          <table:table-cell table:formula="of:=SUM([.$H$2:.H32])" office:value-type="float" office:value="12425" calcext:value-type="float">
            <text:p>1242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Sap</text:p>
          </table:table-cell>
          <table:table-cell table:style-name="ce68" table:formula="of:=IF(OR(RIGHT([.A33];2) = &quot; I&quot;; RIGHT([.A33];2) = &quot; G&quot;; RIGHT([.A33];2) = &quot; S&quot;);LEFT([.A33];LEN([.A33])-2);[.A33])" office:value-type="string" office:string-value="Sap" calcext:value-type="string">
            <text:p>Sap</text:p>
          </table:table-cell>
          <table:table-cell table:formula="of:=IF(RIGHT([.A33];2)=&quot; I&quot;;4;IF(RIGHT([.A33];2)=&quot; G&quot;;3;IF(RIGHT([.A3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3];[$'Items and Professions'.$A$1:$'Items and Professions'.$A$1048576];0);[.C33]);0)" office:value-type="float" office:value="2" calcext:value-type="float">
            <text:p>2</text:p>
          </table:table-cell>
          <table:table-cell table:style-name="ce44" office:value-type="float" office:value="35" calcext:value-type="float">
            <text:p>35</text:p>
          </table:table-cell>
          <table:table-cell table:formula="of:=[.D33]*[.E33]" office:value-type="float" office:value="70" calcext:value-type="float">
            <text:p>70</text:p>
          </table:table-cell>
          <table:table-cell table:style-name="ce44" office:value-type="float" office:value="0" calcext:value-type="float">
            <text:p>0</text:p>
          </table:table-cell>
          <table:table-cell table:formula="of:=[.D33]*[.G33]" office:value-type="float" office:value="0" calcext:value-type="float">
            <text:p>0</text:p>
          </table:table-cell>
          <table:table-cell table:formula="of:=SUM([.$H$2:.H33])" office:value-type="float" office:value="12425" calcext:value-type="float">
            <text:p>1242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Bullhead I</text:p>
          </table:table-cell>
          <table:table-cell table:style-name="ce68" table:formula="of:=IF(OR(RIGHT([.A34];2) = &quot; I&quot;; RIGHT([.A34];2) = &quot; G&quot;; RIGHT([.A34];2) = &quot; S&quot;);LEFT([.A34];LEN([.A34])-2);[.A34])" office:value-type="string" office:string-value="Bullhead" calcext:value-type="string">
            <text:p>Bullhead</text:p>
          </table:table-cell>
          <table:table-cell table:formula="of:=IF(RIGHT([.A34];2)=&quot; I&quot;;4;IF(RIGHT([.A34];2)=&quot; G&quot;;3;IF(RIGHT([.A34];2)=&quot; S&quot;;2;1)))" office:value-type="float" office:value="4" calcext:value-type="float">
            <text:p>4</text:p>
          </table:table-cell>
          <table:table-cell table:formula="of:=IFERROR(INDEX([$'Items and Professions'.$C$1:$'Items and Professions'.$F$1048576];MATCH([.B34];[$'Items and Professions'.$A$1:$'Items and Professions'.$A$1048576];0);[.C34]);0)" office:value-type="float" office:value="150" calcext:value-type="float">
            <text:p>150</text:p>
          </table:table-cell>
          <table:table-cell table:style-name="ce44" office:value-type="float" office:value="10" calcext:value-type="float">
            <text:p>10</text:p>
          </table:table-cell>
          <table:table-cell table:formula="of:=[.D34]*[.E34]" office:value-type="float" office:value="1500" calcext:value-type="float">
            <text:p>1500</text:p>
          </table:table-cell>
          <table:table-cell table:style-name="ce44" office:value-type="float" office:value="10" calcext:value-type="float">
            <text:p>10</text:p>
          </table:table-cell>
          <table:table-cell table:formula="of:=[.D34]*[.G34]" office:value-type="float" office:value="1500" calcext:value-type="float">
            <text:p>1500</text:p>
          </table:table-cell>
          <table:table-cell table:formula="of:=SUM([.$H$2:.H34])" office:value-type="float" office:value="13925" calcext:value-type="float">
            <text:p>1392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Bullhead G</text:p>
          </table:table-cell>
          <table:table-cell table:style-name="ce68" table:formula="of:=IF(OR(RIGHT([.A35];2) = &quot; I&quot;; RIGHT([.A35];2) = &quot; G&quot;; RIGHT([.A35];2) = &quot; S&quot;);LEFT([.A35];LEN([.A35])-2);[.A35])" office:value-type="string" office:string-value="Bullhead" calcext:value-type="string">
            <text:p>Bullhead</text:p>
          </table:table-cell>
          <table:table-cell table:formula="of:=IF(RIGHT([.A35];2)=&quot; I&quot;;4;IF(RIGHT([.A35];2)=&quot; G&quot;;3;IF(RIGHT([.A35];2)=&quot; S&quot;;2;1)))" office:value-type="float" office:value="3" calcext:value-type="float">
            <text:p>3</text:p>
          </table:table-cell>
          <table:table-cell table:formula="of:=IFERROR(INDEX([$'Items and Professions'.$C$1:$'Items and Professions'.$F$1048576];MATCH([.B35];[$'Items and Professions'.$A$1:$'Items and Professions'.$A$1048576];0);[.C35]);0)" office:value-type="float" office:value="112" calcext:value-type="float">
            <text:p>112</text:p>
          </table:table-cell>
          <table:table-cell table:style-name="ce44" office:value-type="float" office:value="2" calcext:value-type="float">
            <text:p>2</text:p>
          </table:table-cell>
          <table:table-cell table:formula="of:=[.D35]*[.E35]" office:value-type="float" office:value="224" calcext:value-type="float">
            <text:p>224</text:p>
          </table:table-cell>
          <table:table-cell table:style-name="ce44" office:value-type="float" office:value="2" calcext:value-type="float">
            <text:p>2</text:p>
          </table:table-cell>
          <table:table-cell table:formula="of:=[.D35]*[.G35]" office:value-type="float" office:value="224" calcext:value-type="float">
            <text:p>224</text:p>
          </table:table-cell>
          <table:table-cell table:formula="of:=SUM([.$H$2:.H35])" office:value-type="float" office:value="14149" calcext:value-type="float">
            <text:p>14149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Carp I</text:p>
          </table:table-cell>
          <table:table-cell table:style-name="ce68" table:formula="of:=IF(OR(RIGHT([.A36];2) = &quot; I&quot;; RIGHT([.A36];2) = &quot; G&quot;; RIGHT([.A36];2) = &quot; S&quot;);LEFT([.A36];LEN([.A36])-2);[.A36])" office:value-type="string" office:string-value="Carp" calcext:value-type="string">
            <text:p>Carp</text:p>
          </table:table-cell>
          <table:table-cell table:formula="of:=IF(RIGHT([.A36];2)=&quot; I&quot;;4;IF(RIGHT([.A36];2)=&quot; G&quot;;3;IF(RIGHT([.A36];2)=&quot; S&quot;;2;1)))" office:value-type="float" office:value="4" calcext:value-type="float">
            <text:p>4</text:p>
          </table:table-cell>
          <table:table-cell table:formula="of:=IFERROR(INDEX([$'Items and Professions'.$C$1:$'Items and Professions'.$F$1048576];MATCH([.B36];[$'Items and Professions'.$A$1:$'Items and Professions'.$A$1048576];0);[.C36]);0)" office:value-type="float" office:value="60" calcext:value-type="float">
            <text:p>60</text:p>
          </table:table-cell>
          <table:table-cell table:style-name="ce44" office:value-type="float" office:value="23" calcext:value-type="float">
            <text:p>23</text:p>
          </table:table-cell>
          <table:table-cell table:formula="of:=[.D36]*[.E36]" office:value-type="float" office:value="1380" calcext:value-type="float">
            <text:p>1380</text:p>
          </table:table-cell>
          <table:table-cell table:style-name="ce44" office:value-type="float" office:value="23" calcext:value-type="float">
            <text:p>23</text:p>
          </table:table-cell>
          <table:table-cell table:formula="of:=[.D36]*[.G36]" office:value-type="float" office:value="1380" calcext:value-type="float">
            <text:p>1380</text:p>
          </table:table-cell>
          <table:table-cell table:formula="of:=SUM([.$H$2:.H36])" office:value-type="float" office:value="15529" calcext:value-type="float">
            <text:p>15529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Carp G</text:p>
          </table:table-cell>
          <table:table-cell table:style-name="ce68" table:formula="of:=IF(OR(RIGHT([.A37];2) = &quot; I&quot;; RIGHT([.A37];2) = &quot; G&quot;; RIGHT([.A37];2) = &quot; S&quot;);LEFT([.A37];LEN([.A37])-2);[.A37])" office:value-type="string" office:string-value="Carp" calcext:value-type="string">
            <text:p>Carp</text:p>
          </table:table-cell>
          <table:table-cell table:formula="of:=IF(RIGHT([.A37];2)=&quot; I&quot;;4;IF(RIGHT([.A37];2)=&quot; G&quot;;3;IF(RIGHT([.A37];2)=&quot; S&quot;;2;1)))" office:value-type="float" office:value="3" calcext:value-type="float">
            <text:p>3</text:p>
          </table:table-cell>
          <table:table-cell table:formula="of:=IFERROR(INDEX([$'Items and Professions'.$C$1:$'Items and Professions'.$F$1048576];MATCH([.B37];[$'Items and Professions'.$A$1:$'Items and Professions'.$A$1048576];0);[.C37]);0)" office:value-type="float" office:value="45" calcext:value-type="float">
            <text:p>45</text:p>
          </table:table-cell>
          <table:table-cell table:style-name="ce44" office:value-type="float" office:value="2" calcext:value-type="float">
            <text:p>2</text:p>
          </table:table-cell>
          <table:table-cell table:formula="of:=[.D37]*[.E37]" office:value-type="float" office:value="90" calcext:value-type="float">
            <text:p>90</text:p>
          </table:table-cell>
          <table:table-cell table:style-name="ce44" office:value-type="float" office:value="2" calcext:value-type="float">
            <text:p>2</text:p>
          </table:table-cell>
          <table:table-cell table:formula="of:=[.D37]*[.G37]" office:value-type="float" office:value="90" calcext:value-type="float">
            <text:p>90</text:p>
          </table:table-cell>
          <table:table-cell table:formula="of:=SUM([.$H$2:.H37])" office:value-type="float" office:value="15619" calcext:value-type="float">
            <text:p>15619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Catfish I</text:p>
          </table:table-cell>
          <table:table-cell table:style-name="ce68" table:formula="of:=IF(OR(RIGHT([.A38];2) = &quot; I&quot;; RIGHT([.A38];2) = &quot; G&quot;; RIGHT([.A38];2) = &quot; S&quot;);LEFT([.A38];LEN([.A38])-2);[.A38])" office:value-type="string" office:string-value="Catfish" calcext:value-type="string">
            <text:p>Catfish</text:p>
          </table:table-cell>
          <table:table-cell table:formula="of:=IF(RIGHT([.A38];2)=&quot; I&quot;;4;IF(RIGHT([.A38];2)=&quot; G&quot;;3;IF(RIGHT([.A38];2)=&quot; S&quot;;2;1)))" office:value-type="float" office:value="4" calcext:value-type="float">
            <text:p>4</text:p>
          </table:table-cell>
          <table:table-cell table:formula="of:=IFERROR(INDEX([$'Items and Professions'.$C$1:$'Items and Professions'.$F$1048576];MATCH([.B38];[$'Items and Professions'.$A$1:$'Items and Professions'.$A$1048576];0);[.C38]);0)" office:value-type="float" office:value="400" calcext:value-type="float">
            <text:p>400</text:p>
          </table:table-cell>
          <table:table-cell table:style-name="ce44" office:value-type="float" office:value="1" calcext:value-type="float">
            <text:p>1</text:p>
          </table:table-cell>
          <table:table-cell table:formula="of:=[.D38]*[.E38]" office:value-type="float" office:value="400" calcext:value-type="float">
            <text:p>400</text:p>
          </table:table-cell>
          <table:table-cell table:style-name="ce44" office:value-type="float" office:value="1" calcext:value-type="float">
            <text:p>1</text:p>
          </table:table-cell>
          <table:table-cell table:formula="of:=[.D38]*[.G38]" office:value-type="float" office:value="400" calcext:value-type="float">
            <text:p>400</text:p>
          </table:table-cell>
          <table:table-cell table:formula="of:=SUM([.$H$2:.H38])" office:value-type="float" office:value="16019" calcext:value-type="float">
            <text:p>16019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Catfish G</text:p>
          </table:table-cell>
          <table:table-cell table:style-name="ce68" table:formula="of:=IF(OR(RIGHT([.A39];2) = &quot; I&quot;; RIGHT([.A39];2) = &quot; G&quot;; RIGHT([.A39];2) = &quot; S&quot;);LEFT([.A39];LEN([.A39])-2);[.A39])" office:value-type="string" office:string-value="Catfish" calcext:value-type="string">
            <text:p>Catfish</text:p>
          </table:table-cell>
          <table:table-cell table:formula="of:=IF(RIGHT([.A39];2)=&quot; I&quot;;4;IF(RIGHT([.A39];2)=&quot; G&quot;;3;IF(RIGHT([.A39];2)=&quot; S&quot;;2;1)))" office:value-type="float" office:value="3" calcext:value-type="float">
            <text:p>3</text:p>
          </table:table-cell>
          <table:table-cell table:formula="of:=IFERROR(INDEX([$'Items and Professions'.$C$1:$'Items and Professions'.$F$1048576];MATCH([.B39];[$'Items and Professions'.$A$1:$'Items and Professions'.$A$1048576];0);[.C39]);0)" office:value-type="float" office:value="300" calcext:value-type="float">
            <text:p>300</text:p>
          </table:table-cell>
          <table:table-cell table:style-name="ce44" office:value-type="float" office:value="10" calcext:value-type="float">
            <text:p>10</text:p>
          </table:table-cell>
          <table:table-cell table:formula="of:=[.D39]*[.E39]" office:value-type="float" office:value="3000" calcext:value-type="float">
            <text:p>3000</text:p>
          </table:table-cell>
          <table:table-cell table:style-name="ce44" office:value-type="float" office:value="10" calcext:value-type="float">
            <text:p>10</text:p>
          </table:table-cell>
          <table:table-cell table:formula="of:=[.D39]*[.G39]" office:value-type="float" office:value="3000" calcext:value-type="float">
            <text:p>3000</text:p>
          </table:table-cell>
          <table:table-cell table:formula="of:=SUM([.$H$2:.H39])" office:value-type="float" office:value="19019" calcext:value-type="float">
            <text:p>19019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Chub G</text:p>
          </table:table-cell>
          <table:table-cell table:style-name="ce68" table:formula="of:=IF(OR(RIGHT([.A40];2) = &quot; I&quot;; RIGHT([.A40];2) = &quot; G&quot;; RIGHT([.A40];2) = &quot; S&quot;);LEFT([.A40];LEN([.A40])-2);[.A40])" office:value-type="string" office:string-value="Chub" calcext:value-type="string">
            <text:p>Chub</text:p>
          </table:table-cell>
          <table:table-cell table:formula="of:=IF(RIGHT([.A40];2)=&quot; I&quot;;4;IF(RIGHT([.A40];2)=&quot; G&quot;;3;IF(RIGHT([.A40];2)=&quot; S&quot;;2;1)))" office:value-type="float" office:value="3" calcext:value-type="float">
            <text:p>3</text:p>
          </table:table-cell>
          <table:table-cell table:formula="of:=IFERROR(INDEX([$'Items and Professions'.$C$1:$'Items and Professions'.$F$1048576];MATCH([.B40];[$'Items and Professions'.$A$1:$'Items and Professions'.$A$1048576];0);[.C40]);0)" office:value-type="float" office:value="75" calcext:value-type="float">
            <text:p>75</text:p>
          </table:table-cell>
          <table:table-cell table:style-name="ce44" office:value-type="float" office:value="14" calcext:value-type="float">
            <text:p>14</text:p>
          </table:table-cell>
          <table:table-cell table:formula="of:=[.D40]*[.E40]" office:value-type="float" office:value="1050" calcext:value-type="float">
            <text:p>1050</text:p>
          </table:table-cell>
          <table:table-cell table:style-name="ce44" office:value-type="float" office:value="14" calcext:value-type="float">
            <text:p>14</text:p>
          </table:table-cell>
          <table:table-cell table:formula="of:=[.D40]*[.G40]" office:value-type="float" office:value="1050" calcext:value-type="float">
            <text:p>1050</text:p>
          </table:table-cell>
          <table:table-cell table:formula="of:=SUM([.$H$2:.H40])" office:value-type="float" office:value="20069" calcext:value-type="float">
            <text:p>20069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Largemouth Bass I</text:p>
          </table:table-cell>
          <table:table-cell table:style-name="ce68" table:formula="of:=IF(OR(RIGHT([.A41];2) = &quot; I&quot;; RIGHT([.A41];2) = &quot; G&quot;; RIGHT([.A41];2) = &quot; S&quot;);LEFT([.A41];LEN([.A41])-2);[.A41])" office:value-type="string" office:string-value="Largemouth Bass" calcext:value-type="string">
            <text:p>Largemouth Bass</text:p>
          </table:table-cell>
          <table:table-cell table:formula="of:=IF(RIGHT([.A41];2)=&quot; I&quot;;4;IF(RIGHT([.A41];2)=&quot; G&quot;;3;IF(RIGHT([.A41];2)=&quot; S&quot;;2;1)))" office:value-type="float" office:value="4" calcext:value-type="float">
            <text:p>4</text:p>
          </table:table-cell>
          <table:table-cell table:formula="of:=IFERROR(INDEX([$'Items and Professions'.$C$1:$'Items and Professions'.$F$1048576];MATCH([.B41];[$'Items and Professions'.$A$1:$'Items and Professions'.$A$1048576];0);[.C41]);0)" office:value-type="float" office:value="200" calcext:value-type="float">
            <text:p>200</text:p>
          </table:table-cell>
          <table:table-cell table:style-name="ce44" office:value-type="float" office:value="11" calcext:value-type="float">
            <text:p>11</text:p>
          </table:table-cell>
          <table:table-cell table:formula="of:=[.D41]*[.E41]" office:value-type="float" office:value="2200" calcext:value-type="float">
            <text:p>2200</text:p>
          </table:table-cell>
          <table:table-cell table:style-name="ce44" office:value-type="float" office:value="11" calcext:value-type="float">
            <text:p>11</text:p>
          </table:table-cell>
          <table:table-cell table:formula="of:=[.D41]*[.G41]" office:value-type="float" office:value="2200" calcext:value-type="float">
            <text:p>2200</text:p>
          </table:table-cell>
          <table:table-cell table:formula="of:=SUM([.$H$2:.H41])" office:value-type="float" office:value="22269" calcext:value-type="float">
            <text:p>22269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Largemouth Bass G</text:p>
          </table:table-cell>
          <table:table-cell table:style-name="ce68" table:formula="of:=IF(OR(RIGHT([.A42];2) = &quot; I&quot;; RIGHT([.A42];2) = &quot; G&quot;; RIGHT([.A42];2) = &quot; S&quot;);LEFT([.A42];LEN([.A42])-2);[.A42])" office:value-type="string" office:string-value="Largemouth Bass" calcext:value-type="string">
            <text:p>Largemouth Bass</text:p>
          </table:table-cell>
          <table:table-cell table:formula="of:=IF(RIGHT([.A42];2)=&quot; I&quot;;4;IF(RIGHT([.A42];2)=&quot; G&quot;;3;IF(RIGHT([.A42];2)=&quot; S&quot;;2;1)))" office:value-type="float" office:value="3" calcext:value-type="float">
            <text:p>3</text:p>
          </table:table-cell>
          <table:table-cell table:formula="of:=IFERROR(INDEX([$'Items and Professions'.$C$1:$'Items and Professions'.$F$1048576];MATCH([.B42];[$'Items and Professions'.$A$1:$'Items and Professions'.$A$1048576];0);[.C42]);0)" office:value-type="float" office:value="150" calcext:value-type="float">
            <text:p>150</text:p>
          </table:table-cell>
          <table:table-cell table:style-name="ce44" office:value-type="float" office:value="10" calcext:value-type="float">
            <text:p>10</text:p>
          </table:table-cell>
          <table:table-cell table:formula="of:=[.D42]*[.E42]" office:value-type="float" office:value="1500" calcext:value-type="float">
            <text:p>1500</text:p>
          </table:table-cell>
          <table:table-cell table:style-name="ce44" office:value-type="float" office:value="10" calcext:value-type="float">
            <text:p>10</text:p>
          </table:table-cell>
          <table:table-cell table:formula="of:=[.D42]*[.G42]" office:value-type="float" office:value="1500" calcext:value-type="float">
            <text:p>1500</text:p>
          </table:table-cell>
          <table:table-cell table:formula="of:=SUM([.$H$2:.H42])" office:value-type="float" office:value="23769" calcext:value-type="float">
            <text:p>23769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Shad I</text:p>
          </table:table-cell>
          <table:table-cell table:style-name="ce68" table:formula="of:=IF(OR(RIGHT([.A43];2) = &quot; I&quot;; RIGHT([.A43];2) = &quot; G&quot;; RIGHT([.A43];2) = &quot; S&quot;);LEFT([.A43];LEN([.A43])-2);[.A43])" office:value-type="string" office:string-value="Shad" calcext:value-type="string">
            <text:p>Shad</text:p>
          </table:table-cell>
          <table:table-cell table:formula="of:=IF(RIGHT([.A43];2)=&quot; I&quot;;4;IF(RIGHT([.A43];2)=&quot; G&quot;;3;IF(RIGHT([.A43];2)=&quot; S&quot;;2;1)))" office:value-type="float" office:value="4" calcext:value-type="float">
            <text:p>4</text:p>
          </table:table-cell>
          <table:table-cell table:formula="of:=IFERROR(INDEX([$'Items and Professions'.$C$1:$'Items and Professions'.$F$1048576];MATCH([.B43];[$'Items and Professions'.$A$1:$'Items and Professions'.$A$1048576];0);[.C43]);0)" office:value-type="float" office:value="120" calcext:value-type="float">
            <text:p>120</text:p>
          </table:table-cell>
          <table:table-cell table:style-name="ce44" office:value-type="float" office:value="12" calcext:value-type="float">
            <text:p>12</text:p>
          </table:table-cell>
          <table:table-cell table:formula="of:=[.D43]*[.E43]" office:value-type="float" office:value="1440" calcext:value-type="float">
            <text:p>1440</text:p>
          </table:table-cell>
          <table:table-cell table:style-name="ce44" office:value-type="float" office:value="12" calcext:value-type="float">
            <text:p>12</text:p>
          </table:table-cell>
          <table:table-cell table:formula="of:=[.D43]*[.G43]" office:value-type="float" office:value="1440" calcext:value-type="float">
            <text:p>1440</text:p>
          </table:table-cell>
          <table:table-cell table:formula="of:=SUM([.$H$2:.H43])" office:value-type="float" office:value="25209" calcext:value-type="float">
            <text:p>25209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Shad G</text:p>
          </table:table-cell>
          <table:table-cell table:style-name="ce68" table:formula="of:=IF(OR(RIGHT([.A44];2) = &quot; I&quot;; RIGHT([.A44];2) = &quot; G&quot;; RIGHT([.A44];2) = &quot; S&quot;);LEFT([.A44];LEN([.A44])-2);[.A44])" office:value-type="string" office:string-value="Shad" calcext:value-type="string">
            <text:p>Shad</text:p>
          </table:table-cell>
          <table:table-cell table:formula="of:=IF(RIGHT([.A44];2)=&quot; I&quot;;4;IF(RIGHT([.A44];2)=&quot; G&quot;;3;IF(RIGHT([.A44];2)=&quot; S&quot;;2;1)))" office:value-type="float" office:value="3" calcext:value-type="float">
            <text:p>3</text:p>
          </table:table-cell>
          <table:table-cell table:formula="of:=IFERROR(INDEX([$'Items and Professions'.$C$1:$'Items and Professions'.$F$1048576];MATCH([.B44];[$'Items and Professions'.$A$1:$'Items and Professions'.$A$1048576];0);[.C44]);0)" office:value-type="float" office:value="90" calcext:value-type="float">
            <text:p>90</text:p>
          </table:table-cell>
          <table:table-cell table:style-name="ce44" office:value-type="float" office:value="1" calcext:value-type="float">
            <text:p>1</text:p>
          </table:table-cell>
          <table:table-cell table:formula="of:=[.D44]*[.E44]" office:value-type="float" office:value="90" calcext:value-type="float">
            <text:p>90</text:p>
          </table:table-cell>
          <table:table-cell table:style-name="ce44" office:value-type="float" office:value="1" calcext:value-type="float">
            <text:p>1</text:p>
          </table:table-cell>
          <table:table-cell table:formula="of:=[.D44]*[.G44]" office:value-type="float" office:value="90" calcext:value-type="float">
            <text:p>90</text:p>
          </table:table-cell>
          <table:table-cell table:formula="of:=SUM([.$H$2:.H44])" office:value-type="float" office:value="25299" calcext:value-type="float">
            <text:p>25299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Chub I</text:p>
          </table:table-cell>
          <table:table-cell table:style-name="ce68" table:formula="of:=IF(OR(RIGHT([.A45];2) = &quot; I&quot;; RIGHT([.A45];2) = &quot; G&quot;; RIGHT([.A45];2) = &quot; S&quot;);LEFT([.A45];LEN([.A45])-2);[.A45])" office:value-type="string" office:string-value="Chub" calcext:value-type="string">
            <text:p>Chub</text:p>
          </table:table-cell>
          <table:table-cell table:formula="of:=IF(RIGHT([.A45];2)=&quot; I&quot;;4;IF(RIGHT([.A45];2)=&quot; G&quot;;3;IF(RIGHT([.A45];2)=&quot; S&quot;;2;1)))" office:value-type="float" office:value="4" calcext:value-type="float">
            <text:p>4</text:p>
          </table:table-cell>
          <table:table-cell table:formula="of:=IFERROR(INDEX([$'Items and Professions'.$C$1:$'Items and Professions'.$F$1048576];MATCH([.B45];[$'Items and Professions'.$A$1:$'Items and Professions'.$A$1048576];0);[.C45]);0)" office:value-type="float" office:value="100" calcext:value-type="float">
            <text:p>100</text:p>
          </table:table-cell>
          <table:table-cell table:style-name="ce44" office:value-type="float" office:value="5" calcext:value-type="float">
            <text:p>5</text:p>
          </table:table-cell>
          <table:table-cell table:formula="of:=[.D45]*[.E45]" office:value-type="float" office:value="500" calcext:value-type="float">
            <text:p>500</text:p>
          </table:table-cell>
          <table:table-cell table:style-name="ce44" office:value-type="float" office:value="5" calcext:value-type="float">
            <text:p>5</text:p>
          </table:table-cell>
          <table:table-cell table:formula="of:=[.D45]*[.G45]" office:value-type="float" office:value="500" calcext:value-type="float">
            <text:p>500</text:p>
          </table:table-cell>
          <table:table-cell table:formula="of:=SUM([.$H$2:.H45])" office:value-type="float" office:value="25799" calcext:value-type="float">
            <text:p>25799</text:p>
          </table:table-cell>
          <table:table-cell table:number-columns-repeated="7"/>
        </table:table-row>
        <table:table-row table:style-name="ro2" table:number-rows-repeated="1048530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Y1-Sp16" table:style-name="ta2">
        <office:forms form:automatic-focus="false" form:apply-design-mode="false"/>
        <table:table-column table:style-name="co33" table:default-cell-style-name="Default"/>
        <table:table-column table:style-name="co17" table:visibility="collapse" table:default-cell-style-name="Default"/>
        <table:table-column table:style-name="co17" table:visibility="collapse" table:default-cell-style-name="ce9"/>
        <table:table-column table:style-name="co18" table:default-cell-style-name="ce9"/>
        <table:table-column table:style-name="co19" table:default-cell-style-name="ce9"/>
        <table:table-column table:style-name="co20" table:default-cell-style-name="ce9"/>
        <table:table-column table:style-name="co3" table:default-cell-style-name="Default"/>
        <table:table-column table:style-name="co21" table:default-cell-style-name="ce9"/>
        <table:table-column table:style-name="co22" table:default-cell-style-name="Default"/>
        <table:table-column table:style-name="co6" table:default-cell-style-name="Default"/>
        <table:table-column table:style-name="co34" table:default-cell-style-name="ce4"/>
        <table:table-column table:style-name="co6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0" table:default-cell-style-name="Default"/>
        <table:table-row table:style-name="ro2">
          <table:table-cell table:style-name="ce5" office:value-type="string" calcext:value-type="string">
            <text:p>Item</text:p>
          </table:table-cell>
          <table:table-cell table:style-name="ce5" office:value-type="string" calcext:value-type="string">
            <text:p>Base Item</text:p>
          </table:table-cell>
          <table:table-cell table:style-name="ce7" office:value-type="string" calcext:value-type="string">
            <text:p>Quality Index</text:p>
          </table:table-cell>
          <table:table-cell table:style-name="ce7" office:value-type="string" calcext:value-type="string">
            <text:p>Sell G</text:p>
          </table:table-cell>
          <table:table-cell table:style-name="ce7" office:value-type="string" calcext:value-type="string">
            <text:p>Qty</text:p>
          </table:table-cell>
          <table:table-cell table:style-name="ce7" office:value-type="string" calcext:value-type="string">
            <text:p>Total G</text:p>
          </table:table-cell>
          <table:table-cell table:style-name="ce7" office:value-type="string" calcext:value-type="string">
            <text:p>Modified Qty</text:p>
          </table:table-cell>
          <table:table-cell table:style-name="ce7" office:value-type="string" calcext:value-type="string">
            <text:p>Modified Total G</text:p>
          </table:table-cell>
          <table:table-cell table:style-name="ce7" office:value-type="string" calcext:value-type="string">
            <text:p>Sum G</text:p>
          </table:table-cell>
          <table:table-cell/>
          <table:table-cell table:style-name="ce1" office:value-type="string" calcext:value-type="string">
            <text:p>Inventory G</text:p>
          </table:table-cell>
          <table:table-cell/>
          <table:table-cell table:style-name="ce1" office:value-type="string" calcext:value-type="string" table:number-columns-spanned="4" table:number-rows-spanned="1">
            <text:p>Search</text:p>
          </table:table-cell>
          <table:covered-table-cell table:number-columns-repeated="3" table:style-name="ce4"/>
        </table:table-row>
        <table:table-row table:style-name="ro2">
          <table:table-cell office:value-type="string" calcext:value-type="string">
            <text:p>Catfish G</text:p>
          </table:table-cell>
          <table:table-cell table:style-name="ce68" table:formula="of:=IF(OR(RIGHT([.A2];2) = &quot; I&quot;; RIGHT([.A2];2) = &quot; G&quot;; RIGHT([.A2];2) = &quot; S&quot;);LEFT([.A2];LEN([.A2])-2);[.A2])" office:value-type="string" office:string-value="Catfish" calcext:value-type="string">
            <text:p>Catfish</text:p>
          </table:table-cell>
          <table:table-cell table:formula="of:=IF(RIGHT([.A2];2)=&quot; I&quot;;4;IF(RIGHT([.A2];2)=&quot; G&quot;;3;IF(RIGHT([.A2];2)=&quot; S&quot;;2;1)))" office:value-type="float" office:value="3" calcext:value-type="float">
            <text:p>3</text:p>
          </table:table-cell>
          <table:table-cell table:formula="of:=IFERROR(INDEX([$'Items and Professions'.$C$1:$'Items and Professions'.$F$1048576];MATCH([.B2];[$'Items and Professions'.$A$1:$'Items and Professions'.$A$1048576];0);[.C2]);0)" office:value-type="float" office:value="300" calcext:value-type="float">
            <text:p>300</text:p>
          </table:table-cell>
          <table:table-cell table:style-name="ce44" office:value-type="float" office:value="16" calcext:value-type="float">
            <text:p>16</text:p>
          </table:table-cell>
          <table:table-cell table:formula="of:=[.D2]*[.E2]" office:value-type="float" office:value="4800" calcext:value-type="float">
            <text:p>4800</text:p>
          </table:table-cell>
          <table:table-cell table:style-name="ce44" office:value-type="float" office:value="16" calcext:value-type="float">
            <text:p>16</text:p>
          </table:table-cell>
          <table:table-cell table:formula="of:=[.D2]*[.G2]" office:value-type="float" office:value="4800" calcext:value-type="float">
            <text:p>4800</text:p>
          </table:table-cell>
          <table:table-cell table:formula="of:=SUM([.$H$2:.H2])" office:value-type="float" office:value="4800" calcext:value-type="float">
            <text:p>4800</text:p>
          </table:table-cell>
          <table:table-cell/>
          <table:table-cell table:style-name="ce79" table:formula="of:=CEILING(284*1)" office:value-type="float" office:value="284" calcext:value-type="float">
            <text:p>284</text:p>
          </table:table-cell>
          <table:table-cell/>
          <table:table-cell table:style-name="ce79" office:value-type="string" calcext:value-type="string" table:number-columns-spanned="4" table:number-rows-spanned="1">
            <text:p>Kale</text:p>
          </table:table-cell>
          <table:covered-table-cell table:number-columns-repeated="3" table:style-name="ce4"/>
        </table:table-row>
        <table:table-row table:style-name="ro2">
          <table:table-cell office:value-type="string" calcext:value-type="string">
            <text:p>Chub G</text:p>
          </table:table-cell>
          <table:table-cell table:style-name="ce68" table:formula="of:=IF(OR(RIGHT([.A3];2) = &quot; I&quot;; RIGHT([.A3];2) = &quot; G&quot;; RIGHT([.A3];2) = &quot; S&quot;);LEFT([.A3];LEN([.A3])-2);[.A3])" office:value-type="string" office:string-value="Chub" calcext:value-type="string">
            <text:p>Chub</text:p>
          </table:table-cell>
          <table:table-cell table:formula="of:=IF(RIGHT([.A3];2)=&quot; I&quot;;4;IF(RIGHT([.A3];2)=&quot; G&quot;;3;IF(RIGHT([.A3];2)=&quot; S&quot;;2;1)))" office:value-type="float" office:value="3" calcext:value-type="float">
            <text:p>3</text:p>
          </table:table-cell>
          <table:table-cell table:formula="of:=IFERROR(INDEX([$'Items and Professions'.$C$1:$'Items and Professions'.$F$1048576];MATCH([.B3];[$'Items and Professions'.$A$1:$'Items and Professions'.$A$1048576];0);[.C3]);0)" office:value-type="float" office:value="75" calcext:value-type="float">
            <text:p>75</text:p>
          </table:table-cell>
          <table:table-cell table:style-name="ce44" office:value-type="float" office:value="0" calcext:value-type="float">
            <text:p>0</text:p>
          </table:table-cell>
          <table:table-cell table:formula="of:=[.D3]*[.E3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]*[.G3]" office:value-type="float" office:value="0" calcext:value-type="float">
            <text:p>0</text:p>
          </table:table-cell>
          <table:table-cell table:formula="of:=SUM([.$H$2:.H3])" office:value-type="float" office:value="4800" calcext:value-type="float">
            <text:p>4800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Shad G</text:p>
          </table:table-cell>
          <table:table-cell table:style-name="ce68" table:formula="of:=IF(OR(RIGHT([.A4];2) = &quot; I&quot;; RIGHT([.A4];2) = &quot; G&quot;; RIGHT([.A4];2) = &quot; S&quot;);LEFT([.A4];LEN([.A4])-2);[.A4])" office:value-type="string" office:string-value="Shad" calcext:value-type="string">
            <text:p>Shad</text:p>
          </table:table-cell>
          <table:table-cell table:formula="of:=IF(RIGHT([.A4];2)=&quot; I&quot;;4;IF(RIGHT([.A4];2)=&quot; G&quot;;3;IF(RIGHT([.A4];2)=&quot; S&quot;;2;1)))" office:value-type="float" office:value="3" calcext:value-type="float">
            <text:p>3</text:p>
          </table:table-cell>
          <table:table-cell table:formula="of:=IFERROR(INDEX([$'Items and Professions'.$C$1:$'Items and Professions'.$F$1048576];MATCH([.B4];[$'Items and Professions'.$A$1:$'Items and Professions'.$A$1048576];0);[.C4]);0)" office:value-type="float" office:value="90" calcext:value-type="float">
            <text:p>90</text:p>
          </table:table-cell>
          <table:table-cell table:style-name="ce44" office:value-type="float" office:value="1" calcext:value-type="float">
            <text:p>1</text:p>
          </table:table-cell>
          <table:table-cell table:formula="of:=[.D4]*[.E4]" office:value-type="float" office:value="90" calcext:value-type="float">
            <text:p>90</text:p>
          </table:table-cell>
          <table:table-cell table:style-name="ce44" office:value-type="float" office:value="1" calcext:value-type="float">
            <text:p>1</text:p>
          </table:table-cell>
          <table:table-cell table:formula="of:=[.D4]*[.G4]" office:value-type="float" office:value="90" calcext:value-type="float">
            <text:p>90</text:p>
          </table:table-cell>
          <table:table-cell table:formula="of:=SUM([.$H$2:.H4])" office:value-type="float" office:value="4890" calcext:value-type="float">
            <text:p>4890</text:p>
          </table:table-cell>
          <table:table-cell/>
          <table:table-cell table:style-name="ce1" office:value-type="string" calcext:value-type="string">
            <text:p>Needed G</text:p>
          </table:table-cell>
          <table:table-cell/>
          <table:table-cell table:style-name="ce20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</table:table-row>
        <table:table-row table:style-name="ro2">
          <table:table-cell office:value-type="string" calcext:value-type="string">
            <text:p>Shad I</text:p>
          </table:table-cell>
          <table:table-cell table:style-name="ce68" table:formula="of:=IF(OR(RIGHT([.A5];2) = &quot; I&quot;; RIGHT([.A5];2) = &quot; G&quot;; RIGHT([.A5];2) = &quot; S&quot;);LEFT([.A5];LEN([.A5])-2);[.A5])" office:value-type="string" office:string-value="Shad" calcext:value-type="string">
            <text:p>Shad</text:p>
          </table:table-cell>
          <table:table-cell table:formula="of:=IF(RIGHT([.A5];2)=&quot; I&quot;;4;IF(RIGHT([.A5];2)=&quot; G&quot;;3;IF(RIGHT([.A5];2)=&quot; S&quot;;2;1)))" office:value-type="float" office:value="4" calcext:value-type="float">
            <text:p>4</text:p>
          </table:table-cell>
          <table:table-cell table:formula="of:=IFERROR(INDEX([$'Items and Professions'.$C$1:$'Items and Professions'.$F$1048576];MATCH([.B5];[$'Items and Professions'.$A$1:$'Items and Professions'.$A$1048576];0);[.C5]);0)" office:value-type="float" office:value="120" calcext:value-type="float">
            <text:p>120</text:p>
          </table:table-cell>
          <table:table-cell table:style-name="ce44" office:value-type="float" office:value="13" calcext:value-type="float">
            <text:p>13</text:p>
          </table:table-cell>
          <table:table-cell table:formula="of:=[.D5]*[.E5]" office:value-type="float" office:value="1560" calcext:value-type="float">
            <text:p>1560</text:p>
          </table:table-cell>
          <table:table-cell table:style-name="ce44" office:value-type="float" office:value="13" calcext:value-type="float">
            <text:p>13</text:p>
          </table:table-cell>
          <table:table-cell table:formula="of:=[.D5]*[.G5]" office:value-type="float" office:value="1560" calcext:value-type="float">
            <text:p>1560</text:p>
          </table:table-cell>
          <table:table-cell table:formula="of:=SUM([.$H$2:.H5])" office:value-type="float" office:value="6450" calcext:value-type="float">
            <text:p>6450</text:p>
          </table:table-cell>
          <table:table-cell/>
          <table:table-cell office:value-type="float" office:value="10000" calcext:value-type="float">
            <text:p>10000</text:p>
          </table:table-cell>
          <table:table-cell/>
          <table:table-cell table:formula="of:=INDEX([$'Items and Professions'.$C$1:$'Items and Professions'.$F$1048576];MATCH([.M2];[$'Items and Professions'.$A$1:$'Items and Professions'.$A$1048576];0);1)" office:value-type="float" office:value="110" calcext:value-type="float">
            <text:p>110</text:p>
          </table:table-cell>
          <table:table-cell table:formula="of:=INDEX([$'Items and Professions'.$C$1:$'Items and Professions'.$F$1048576];MATCH([.M2];[$'Items and Professions'.$A$1:$'Items and Professions'.$A$1048576];0);2)" office:value-type="float" office:value="137" calcext:value-type="float">
            <text:p>137</text:p>
          </table:table-cell>
          <table:table-cell table:formula="of:=INDEX([$'Items and Professions'.$C$1:$'Items and Professions'.$F$1048576];MATCH([.M2];[$'Items and Professions'.$A$1:$'Items and Professions'.$A$1048576];0);3)" office:value-type="float" office:value="165" calcext:value-type="float">
            <text:p>165</text:p>
          </table:table-cell>
          <table:table-cell table:formula="of:=INDEX([$'Items and Professions'.$C$1:$'Items and Professions'.$F$1048576];MATCH([.M2];[$'Items and Professions'.$A$1:$'Items and Professions'.$A$1048576];0);4)" office:value-type="float" office:value="220" calcext:value-type="float">
            <text:p>220</text:p>
          </table:table-cell>
        </table:table-row>
        <table:table-row table:style-name="ro2">
          <table:table-cell office:value-type="string" calcext:value-type="string">
            <text:p>Bream I</text:p>
          </table:table-cell>
          <table:table-cell table:style-name="ce68" table:formula="of:=IF(OR(RIGHT([.A6];2) = &quot; I&quot;; RIGHT([.A6];2) = &quot; G&quot;; RIGHT([.A6];2) = &quot; S&quot;);LEFT([.A6];LEN([.A6])-2);[.A6])" office:value-type="string" office:string-value="Bream" calcext:value-type="string">
            <text:p>Bream</text:p>
          </table:table-cell>
          <table:table-cell table:formula="of:=IF(RIGHT([.A6];2)=&quot; I&quot;;4;IF(RIGHT([.A6];2)=&quot; G&quot;;3;IF(RIGHT([.A6];2)=&quot; S&quot;;2;1)))" office:value-type="float" office:value="4" calcext:value-type="float">
            <text:p>4</text:p>
          </table:table-cell>
          <table:table-cell table:formula="of:=IFERROR(INDEX([$'Items and Professions'.$C$1:$'Items and Professions'.$F$1048576];MATCH([.B6];[$'Items and Professions'.$A$1:$'Items and Professions'.$A$1048576];0);[.C6]);0)" office:value-type="float" office:value="90" calcext:value-type="float">
            <text:p>90</text:p>
          </table:table-cell>
          <table:table-cell table:style-name="ce44" office:value-type="float" office:value="1" calcext:value-type="float">
            <text:p>1</text:p>
          </table:table-cell>
          <table:table-cell table:formula="of:=[.D6]*[.E6]" office:value-type="float" office:value="90" calcext:value-type="float">
            <text:p>90</text:p>
          </table:table-cell>
          <table:table-cell table:style-name="ce44" office:value-type="float" office:value="1" calcext:value-type="float">
            <text:p>1</text:p>
          </table:table-cell>
          <table:table-cell table:formula="of:=[.D6]*[.G6]" office:value-type="float" office:value="90" calcext:value-type="float">
            <text:p>90</text:p>
          </table:table-cell>
          <table:table-cell table:formula="of:=SUM([.$H$2:.H6])" office:value-type="float" office:value="6540" calcext:value-type="float">
            <text:p>6540</text:p>
          </table:table-cell>
          <table:table-cell/>
          <table:table-cell table:style-name="ce3"/>
          <table:table-cell table:number-columns-repeated="5"/>
        </table:table-row>
        <table:table-row table:style-name="ro2">
          <table:table-cell/>
          <table:table-cell table:style-name="ce68" table:formula="of:=IF(OR(RIGHT([.A7];2) = &quot; I&quot;; RIGHT([.A7];2) = &quot; G&quot;; RIGHT([.A7];2) = &quot; S&quot;);LEFT([.A7];LEN([.A7])-2);[.A7])" office:value-type="float" office:value="0" calcext:value-type="float">
            <text:p>0</text:p>
          </table:table-cell>
          <table:table-cell table:formula="of:=IF(RIGHT([.A7];2)=&quot; I&quot;;4;IF(RIGHT([.A7];2)=&quot; G&quot;;3;IF(RIGHT([.A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7];[$'Items and Professions'.$A$1:$'Items and Professions'.$A$1048576];0);[.C7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7]*[.E7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7]*[.G7]" office:value-type="float" office:value="0" calcext:value-type="float">
            <text:p>0</text:p>
          </table:table-cell>
          <table:table-cell table:formula="of:=SUM([.$H$2:.H7])" office:value-type="float" office:value="6540" calcext:value-type="float">
            <text:p>6540</text:p>
          </table:table-cell>
          <table:table-cell/>
          <table:table-cell table:style-name="ce1" office:value-type="string" calcext:value-type="string">
            <text:p>Remaining G</text:p>
          </table:table-cell>
          <table:table-cell table:number-columns-repeated="5"/>
        </table:table-row>
        <table:table-row table:style-name="ro2">
          <table:table-cell/>
          <table:table-cell table:style-name="ce68" table:formula="of:=IF(OR(RIGHT([.A8];2) = &quot; I&quot;; RIGHT([.A8];2) = &quot; G&quot;; RIGHT([.A8];2) = &quot; S&quot;);LEFT([.A8];LEN([.A8])-2);[.A8])" office:value-type="float" office:value="0" calcext:value-type="float">
            <text:p>0</text:p>
          </table:table-cell>
          <table:table-cell table:formula="of:=IF(RIGHT([.A8];2)=&quot; I&quot;;4;IF(RIGHT([.A8];2)=&quot; G&quot;;3;IF(RIGHT([.A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8];[$'Items and Professions'.$A$1:$'Items and Professions'.$A$1048576];0);[.C8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8]*[.E8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8]*[.G8]" office:value-type="float" office:value="0" calcext:value-type="float">
            <text:p>0</text:p>
          </table:table-cell>
          <table:table-cell table:formula="of:=SUM([.$H$2:.H8])" office:value-type="float" office:value="6540" calcext:value-type="float">
            <text:p>6540</text:p>
          </table:table-cell>
          <table:table-cell/>
          <table:table-cell table:formula="of:=[.K5]-[.K2]-MAX([.I$1:.I$1048576])" office:value-type="float" office:value="3176" calcext:value-type="float">
            <text:p>3176</text:p>
          </table:table-cell>
          <table:table-cell table:number-columns-repeated="5"/>
        </table:table-row>
        <table:table-row table:style-name="ro2">
          <table:table-cell/>
          <table:table-cell table:style-name="ce68" table:formula="of:=IF(OR(RIGHT([.A9];2) = &quot; I&quot;; RIGHT([.A9];2) = &quot; G&quot;; RIGHT([.A9];2) = &quot; S&quot;);LEFT([.A9];LEN([.A9])-2);[.A9])" office:value-type="float" office:value="0" calcext:value-type="float">
            <text:p>0</text:p>
          </table:table-cell>
          <table:table-cell table:formula="of:=IF(RIGHT([.A9];2)=&quot; I&quot;;4;IF(RIGHT([.A9];2)=&quot; G&quot;;3;IF(RIGHT([.A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9];[$'Items and Professions'.$A$1:$'Items and Professions'.$A$1048576];0);[.C9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9]*[.E9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9]*[.G9]" office:value-type="float" office:value="0" calcext:value-type="float">
            <text:p>0</text:p>
          </table:table-cell>
          <table:table-cell table:formula="of:=SUM([.$H$2:.H9])" office:value-type="float" office:value="6540" calcext:value-type="float">
            <text:p>654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10];2) = &quot; I&quot;; RIGHT([.A10];2) = &quot; G&quot;; RIGHT([.A10];2) = &quot; S&quot;);LEFT([.A10];LEN([.A10])-2);[.A10])" office:value-type="float" office:value="0" calcext:value-type="float">
            <text:p>0</text:p>
          </table:table-cell>
          <table:table-cell table:formula="of:=IF(RIGHT([.A10];2)=&quot; I&quot;;4;IF(RIGHT([.A10];2)=&quot; G&quot;;3;IF(RIGHT([.A1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0];[$'Items and Professions'.$A$1:$'Items and Professions'.$A$1048576];0);[.C10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0]*[.E10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0]*[.G10]" office:value-type="float" office:value="0" calcext:value-type="float">
            <text:p>0</text:p>
          </table:table-cell>
          <table:table-cell table:formula="of:=SUM([.$H$2:.H10])" office:value-type="float" office:value="6540" calcext:value-type="float">
            <text:p>654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11];2) = &quot; I&quot;; RIGHT([.A11];2) = &quot; G&quot;; RIGHT([.A11];2) = &quot; S&quot;);LEFT([.A11];LEN([.A11])-2);[.A11])" office:value-type="float" office:value="0" calcext:value-type="float">
            <text:p>0</text:p>
          </table:table-cell>
          <table:table-cell table:formula="of:=IF(RIGHT([.A11];2)=&quot; I&quot;;4;IF(RIGHT([.A11];2)=&quot; G&quot;;3;IF(RIGHT([.A1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1];[$'Items and Professions'.$A$1:$'Items and Professions'.$A$1048576];0);[.C11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1]*[.E11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1]*[.G11]" office:value-type="float" office:value="0" calcext:value-type="float">
            <text:p>0</text:p>
          </table:table-cell>
          <table:table-cell table:formula="of:=SUM([.$H$2:.H11])" office:value-type="float" office:value="6540" calcext:value-type="float">
            <text:p>654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12];2) = &quot; I&quot;; RIGHT([.A12];2) = &quot; G&quot;; RIGHT([.A12];2) = &quot; S&quot;);LEFT([.A12];LEN([.A12])-2);[.A12])" office:value-type="float" office:value="0" calcext:value-type="float">
            <text:p>0</text:p>
          </table:table-cell>
          <table:table-cell table:formula="of:=IF(RIGHT([.A12];2)=&quot; I&quot;;4;IF(RIGHT([.A12];2)=&quot; G&quot;;3;IF(RIGHT([.A1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2];[$'Items and Professions'.$A$1:$'Items and Professions'.$A$1048576];0);[.C12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2]*[.E12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2]*[.G12]" office:value-type="float" office:value="0" calcext:value-type="float">
            <text:p>0</text:p>
          </table:table-cell>
          <table:table-cell table:formula="of:=SUM([.$H$2:.H12])" office:value-type="float" office:value="6540" calcext:value-type="float">
            <text:p>654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13];2) = &quot; I&quot;; RIGHT([.A13];2) = &quot; G&quot;; RIGHT([.A13];2) = &quot; S&quot;);LEFT([.A13];LEN([.A13])-2);[.A13])" office:value-type="float" office:value="0" calcext:value-type="float">
            <text:p>0</text:p>
          </table:table-cell>
          <table:table-cell table:formula="of:=IF(RIGHT([.A13];2)=&quot; I&quot;;4;IF(RIGHT([.A13];2)=&quot; G&quot;;3;IF(RIGHT([.A1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3];[$'Items and Professions'.$A$1:$'Items and Professions'.$A$1048576];0);[.C13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3]*[.E13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3]*[.G13]" office:value-type="float" office:value="0" calcext:value-type="float">
            <text:p>0</text:p>
          </table:table-cell>
          <table:table-cell table:formula="of:=SUM([.$H$2:.H13])" office:value-type="float" office:value="6540" calcext:value-type="float">
            <text:p>654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14];2) = &quot; I&quot;; RIGHT([.A14];2) = &quot; G&quot;; RIGHT([.A14];2) = &quot; S&quot;);LEFT([.A14];LEN([.A14])-2);[.A14])" office:value-type="float" office:value="0" calcext:value-type="float">
            <text:p>0</text:p>
          </table:table-cell>
          <table:table-cell table:formula="of:=IF(RIGHT([.A14];2)=&quot; I&quot;;4;IF(RIGHT([.A14];2)=&quot; G&quot;;3;IF(RIGHT([.A1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4];[$'Items and Professions'.$A$1:$'Items and Professions'.$A$1048576];0);[.C14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4]*[.E14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4]*[.G14]" office:value-type="float" office:value="0" calcext:value-type="float">
            <text:p>0</text:p>
          </table:table-cell>
          <table:table-cell table:formula="of:=SUM([.$H$2:.H14])" office:value-type="float" office:value="6540" calcext:value-type="float">
            <text:p>654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15];2) = &quot; I&quot;; RIGHT([.A15];2) = &quot; G&quot;; RIGHT([.A15];2) = &quot; S&quot;);LEFT([.A15];LEN([.A15])-2);[.A15])" office:value-type="float" office:value="0" calcext:value-type="float">
            <text:p>0</text:p>
          </table:table-cell>
          <table:table-cell table:formula="of:=IF(RIGHT([.A15];2)=&quot; I&quot;;4;IF(RIGHT([.A15];2)=&quot; G&quot;;3;IF(RIGHT([.A1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5];[$'Items and Professions'.$A$1:$'Items and Professions'.$A$1048576];0);[.C15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5]*[.E15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5]*[.G15]" office:value-type="float" office:value="0" calcext:value-type="float">
            <text:p>0</text:p>
          </table:table-cell>
          <table:table-cell table:formula="of:=SUM([.$H$2:.H15])" office:value-type="float" office:value="6540" calcext:value-type="float">
            <text:p>654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16];2) = &quot; I&quot;; RIGHT([.A16];2) = &quot; G&quot;; RIGHT([.A16];2) = &quot; S&quot;);LEFT([.A16];LEN([.A16])-2);[.A16])" office:value-type="float" office:value="0" calcext:value-type="float">
            <text:p>0</text:p>
          </table:table-cell>
          <table:table-cell table:formula="of:=IF(RIGHT([.A16];2)=&quot; I&quot;;4;IF(RIGHT([.A16];2)=&quot; G&quot;;3;IF(RIGHT([.A1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6];[$'Items and Professions'.$A$1:$'Items and Professions'.$A$1048576];0);[.C16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6]*[.E16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6]*[.G16]" office:value-type="float" office:value="0" calcext:value-type="float">
            <text:p>0</text:p>
          </table:table-cell>
          <table:table-cell table:formula="of:=SUM([.$H$2:.H16])" office:value-type="float" office:value="6540" calcext:value-type="float">
            <text:p>654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17];2) = &quot; I&quot;; RIGHT([.A17];2) = &quot; G&quot;; RIGHT([.A17];2) = &quot; S&quot;);LEFT([.A17];LEN([.A17])-2);[.A17])" office:value-type="float" office:value="0" calcext:value-type="float">
            <text:p>0</text:p>
          </table:table-cell>
          <table:table-cell table:formula="of:=IF(RIGHT([.A17];2)=&quot; I&quot;;4;IF(RIGHT([.A17];2)=&quot; G&quot;;3;IF(RIGHT([.A1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7];[$'Items and Professions'.$A$1:$'Items and Professions'.$A$1048576];0);[.C17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7]*[.E17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7]*[.G17]" office:value-type="float" office:value="0" calcext:value-type="float">
            <text:p>0</text:p>
          </table:table-cell>
          <table:table-cell table:formula="of:=SUM([.$H$2:.H17])" office:value-type="float" office:value="6540" calcext:value-type="float">
            <text:p>654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18];2) = &quot; I&quot;; RIGHT([.A18];2) = &quot; G&quot;; RIGHT([.A18];2) = &quot; S&quot;);LEFT([.A18];LEN([.A18])-2);[.A18])" office:value-type="float" office:value="0" calcext:value-type="float">
            <text:p>0</text:p>
          </table:table-cell>
          <table:table-cell table:formula="of:=IF(RIGHT([.A18];2)=&quot; I&quot;;4;IF(RIGHT([.A18];2)=&quot; G&quot;;3;IF(RIGHT([.A1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8];[$'Items and Professions'.$A$1:$'Items and Professions'.$A$1048576];0);[.C18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8]*[.E18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8]*[.G18]" office:value-type="float" office:value="0" calcext:value-type="float">
            <text:p>0</text:p>
          </table:table-cell>
          <table:table-cell table:formula="of:=SUM([.$H$2:.H18])" office:value-type="float" office:value="6540" calcext:value-type="float">
            <text:p>654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19];2) = &quot; I&quot;; RIGHT([.A19];2) = &quot; G&quot;; RIGHT([.A19];2) = &quot; S&quot;);LEFT([.A19];LEN([.A19])-2);[.A19])" office:value-type="float" office:value="0" calcext:value-type="float">
            <text:p>0</text:p>
          </table:table-cell>
          <table:table-cell table:formula="of:=IF(RIGHT([.A19];2)=&quot; I&quot;;4;IF(RIGHT([.A19];2)=&quot; G&quot;;3;IF(RIGHT([.A1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9];[$'Items and Professions'.$A$1:$'Items and Professions'.$A$1048576];0);[.C19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9]*[.E19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9]*[.G19]" office:value-type="float" office:value="0" calcext:value-type="float">
            <text:p>0</text:p>
          </table:table-cell>
          <table:table-cell table:formula="of:=SUM([.$H$2:.H19])" office:value-type="float" office:value="6540" calcext:value-type="float">
            <text:p>654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20];2) = &quot; I&quot;; RIGHT([.A20];2) = &quot; G&quot;; RIGHT([.A20];2) = &quot; S&quot;);LEFT([.A20];LEN([.A20])-2);[.A20])" office:value-type="float" office:value="0" calcext:value-type="float">
            <text:p>0</text:p>
          </table:table-cell>
          <table:table-cell table:formula="of:=IF(RIGHT([.A20];2)=&quot; I&quot;;4;IF(RIGHT([.A20];2)=&quot; G&quot;;3;IF(RIGHT([.A2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0];[$'Items and Professions'.$A$1:$'Items and Professions'.$A$1048576];0);[.C20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0]*[.E20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0]*[.G20]" office:value-type="float" office:value="0" calcext:value-type="float">
            <text:p>0</text:p>
          </table:table-cell>
          <table:table-cell table:formula="of:=SUM([.$H$2:.H20])" office:value-type="float" office:value="6540" calcext:value-type="float">
            <text:p>654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21];2) = &quot; I&quot;; RIGHT([.A21];2) = &quot; G&quot;; RIGHT([.A21];2) = &quot; S&quot;);LEFT([.A21];LEN([.A21])-2);[.A21])" office:value-type="float" office:value="0" calcext:value-type="float">
            <text:p>0</text:p>
          </table:table-cell>
          <table:table-cell table:formula="of:=IF(RIGHT([.A21];2)=&quot; I&quot;;4;IF(RIGHT([.A21];2)=&quot; G&quot;;3;IF(RIGHT([.A2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1];[$'Items and Professions'.$A$1:$'Items and Professions'.$A$1048576];0);[.C21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1]*[.E21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1]*[.G21]" office:value-type="float" office:value="0" calcext:value-type="float">
            <text:p>0</text:p>
          </table:table-cell>
          <table:table-cell table:formula="of:=SUM([.$H$2:.H21])" office:value-type="float" office:value="6540" calcext:value-type="float">
            <text:p>654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22];2) = &quot; I&quot;; RIGHT([.A22];2) = &quot; G&quot;; RIGHT([.A22];2) = &quot; S&quot;);LEFT([.A22];LEN([.A22])-2);[.A22])" office:value-type="float" office:value="0" calcext:value-type="float">
            <text:p>0</text:p>
          </table:table-cell>
          <table:table-cell table:formula="of:=IF(RIGHT([.A22];2)=&quot; I&quot;;4;IF(RIGHT([.A22];2)=&quot; G&quot;;3;IF(RIGHT([.A2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2];[$'Items and Professions'.$A$1:$'Items and Professions'.$A$1048576];0);[.C22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2]*[.E22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2]*[.G22]" office:value-type="float" office:value="0" calcext:value-type="float">
            <text:p>0</text:p>
          </table:table-cell>
          <table:table-cell table:formula="of:=SUM([.$H$2:.H22])" office:value-type="float" office:value="6540" calcext:value-type="float">
            <text:p>654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23];2) = &quot; I&quot;; RIGHT([.A23];2) = &quot; G&quot;; RIGHT([.A23];2) = &quot; S&quot;);LEFT([.A23];LEN([.A23])-2);[.A23])" office:value-type="float" office:value="0" calcext:value-type="float">
            <text:p>0</text:p>
          </table:table-cell>
          <table:table-cell table:formula="of:=IF(RIGHT([.A23];2)=&quot; I&quot;;4;IF(RIGHT([.A23];2)=&quot; G&quot;;3;IF(RIGHT([.A2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3];[$'Items and Professions'.$A$1:$'Items and Professions'.$A$1048576];0);[.C23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3]*[.E23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3]*[.G23]" office:value-type="float" office:value="0" calcext:value-type="float">
            <text:p>0</text:p>
          </table:table-cell>
          <table:table-cell table:formula="of:=SUM([.$H$2:.H23])" office:value-type="float" office:value="6540" calcext:value-type="float">
            <text:p>654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24];2) = &quot; I&quot;; RIGHT([.A24];2) = &quot; G&quot;; RIGHT([.A24];2) = &quot; S&quot;);LEFT([.A24];LEN([.A24])-2);[.A24])" office:value-type="float" office:value="0" calcext:value-type="float">
            <text:p>0</text:p>
          </table:table-cell>
          <table:table-cell table:formula="of:=IF(RIGHT([.A24];2)=&quot; I&quot;;4;IF(RIGHT([.A24];2)=&quot; G&quot;;3;IF(RIGHT([.A2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4];[$'Items and Professions'.$A$1:$'Items and Professions'.$A$1048576];0);[.C24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4]*[.E24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4]*[.G24]" office:value-type="float" office:value="0" calcext:value-type="float">
            <text:p>0</text:p>
          </table:table-cell>
          <table:table-cell table:formula="of:=SUM([.$H$2:.H24])" office:value-type="float" office:value="6540" calcext:value-type="float">
            <text:p>654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25];2) = &quot; I&quot;; RIGHT([.A25];2) = &quot; G&quot;; RIGHT([.A25];2) = &quot; S&quot;);LEFT([.A25];LEN([.A25])-2);[.A25])" office:value-type="float" office:value="0" calcext:value-type="float">
            <text:p>0</text:p>
          </table:table-cell>
          <table:table-cell table:formula="of:=IF(RIGHT([.A25];2)=&quot; I&quot;;4;IF(RIGHT([.A25];2)=&quot; G&quot;;3;IF(RIGHT([.A2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5];[$'Items and Professions'.$A$1:$'Items and Professions'.$A$1048576];0);[.C25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5]*[.E25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5]*[.G25]" office:value-type="float" office:value="0" calcext:value-type="float">
            <text:p>0</text:p>
          </table:table-cell>
          <table:table-cell table:formula="of:=SUM([.$H$2:.H25])" office:value-type="float" office:value="6540" calcext:value-type="float">
            <text:p>654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26];2) = &quot; I&quot;; RIGHT([.A26];2) = &quot; G&quot;; RIGHT([.A26];2) = &quot; S&quot;);LEFT([.A26];LEN([.A26])-2);[.A26])" office:value-type="float" office:value="0" calcext:value-type="float">
            <text:p>0</text:p>
          </table:table-cell>
          <table:table-cell table:formula="of:=IF(RIGHT([.A26];2)=&quot; I&quot;;4;IF(RIGHT([.A26];2)=&quot; G&quot;;3;IF(RIGHT([.A2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6];[$'Items and Professions'.$A$1:$'Items and Professions'.$A$1048576];0);[.C26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6]*[.E26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6]*[.G26]" office:value-type="float" office:value="0" calcext:value-type="float">
            <text:p>0</text:p>
          </table:table-cell>
          <table:table-cell table:formula="of:=SUM([.$H$2:.H26])" office:value-type="float" office:value="6540" calcext:value-type="float">
            <text:p>654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27];2) = &quot; I&quot;; RIGHT([.A27];2) = &quot; G&quot;; RIGHT([.A27];2) = &quot; S&quot;);LEFT([.A27];LEN([.A27])-2);[.A27])" office:value-type="float" office:value="0" calcext:value-type="float">
            <text:p>0</text:p>
          </table:table-cell>
          <table:table-cell table:formula="of:=IF(RIGHT([.A27];2)=&quot; I&quot;;4;IF(RIGHT([.A27];2)=&quot; G&quot;;3;IF(RIGHT([.A2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7];[$'Items and Professions'.$A$1:$'Items and Professions'.$A$1048576];0);[.C27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7]*[.E27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7]*[.G27]" office:value-type="float" office:value="0" calcext:value-type="float">
            <text:p>0</text:p>
          </table:table-cell>
          <table:table-cell table:formula="of:=SUM([.$H$2:.H27])" office:value-type="float" office:value="6540" calcext:value-type="float">
            <text:p>654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28];2) = &quot; I&quot;; RIGHT([.A28];2) = &quot; G&quot;; RIGHT([.A28];2) = &quot; S&quot;);LEFT([.A28];LEN([.A28])-2);[.A28])" office:value-type="float" office:value="0" calcext:value-type="float">
            <text:p>0</text:p>
          </table:table-cell>
          <table:table-cell table:formula="of:=IF(RIGHT([.A28];2)=&quot; I&quot;;4;IF(RIGHT([.A28];2)=&quot; G&quot;;3;IF(RIGHT([.A2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8];[$'Items and Professions'.$A$1:$'Items and Professions'.$A$1048576];0);[.C28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8]*[.E28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8]*[.G28]" office:value-type="float" office:value="0" calcext:value-type="float">
            <text:p>0</text:p>
          </table:table-cell>
          <table:table-cell table:formula="of:=SUM([.$H$2:.H28])" office:value-type="float" office:value="6540" calcext:value-type="float">
            <text:p>654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29];2) = &quot; I&quot;; RIGHT([.A29];2) = &quot; G&quot;; RIGHT([.A29];2) = &quot; S&quot;);LEFT([.A29];LEN([.A29])-2);[.A29])" office:value-type="float" office:value="0" calcext:value-type="float">
            <text:p>0</text:p>
          </table:table-cell>
          <table:table-cell table:formula="of:=IF(RIGHT([.A29];2)=&quot; I&quot;;4;IF(RIGHT([.A29];2)=&quot; G&quot;;3;IF(RIGHT([.A2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9];[$'Items and Professions'.$A$1:$'Items and Professions'.$A$1048576];0);[.C29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9]*[.E29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9]*[.G29]" office:value-type="float" office:value="0" calcext:value-type="float">
            <text:p>0</text:p>
          </table:table-cell>
          <table:table-cell table:formula="of:=SUM([.$H$2:.H29])" office:value-type="float" office:value="6540" calcext:value-type="float">
            <text:p>654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30];2) = &quot; I&quot;; RIGHT([.A30];2) = &quot; G&quot;; RIGHT([.A30];2) = &quot; S&quot;);LEFT([.A30];LEN([.A30])-2);[.A30])" office:value-type="float" office:value="0" calcext:value-type="float">
            <text:p>0</text:p>
          </table:table-cell>
          <table:table-cell table:formula="of:=IF(RIGHT([.A30];2)=&quot; I&quot;;4;IF(RIGHT([.A30];2)=&quot; G&quot;;3;IF(RIGHT([.A3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0];[$'Items and Professions'.$A$1:$'Items and Professions'.$A$1048576];0);[.C30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0]*[.E30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0]*[.G30]" office:value-type="float" office:value="0" calcext:value-type="float">
            <text:p>0</text:p>
          </table:table-cell>
          <table:table-cell table:formula="of:=SUM([.$H$2:.H30])" office:value-type="float" office:value="6540" calcext:value-type="float">
            <text:p>654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31];2) = &quot; I&quot;; RIGHT([.A31];2) = &quot; G&quot;; RIGHT([.A31];2) = &quot; S&quot;);LEFT([.A31];LEN([.A31])-2);[.A31])" office:value-type="float" office:value="0" calcext:value-type="float">
            <text:p>0</text:p>
          </table:table-cell>
          <table:table-cell table:formula="of:=IF(RIGHT([.A31];2)=&quot; I&quot;;4;IF(RIGHT([.A31];2)=&quot; G&quot;;3;IF(RIGHT([.A3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1];[$'Items and Professions'.$A$1:$'Items and Professions'.$A$1048576];0);[.C31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1]*[.E31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1]*[.G31]" office:value-type="float" office:value="0" calcext:value-type="float">
            <text:p>0</text:p>
          </table:table-cell>
          <table:table-cell table:formula="of:=SUM([.$H$2:.H31])" office:value-type="float" office:value="6540" calcext:value-type="float">
            <text:p>654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32];2) = &quot; I&quot;; RIGHT([.A32];2) = &quot; G&quot;; RIGHT([.A32];2) = &quot; S&quot;);LEFT([.A32];LEN([.A32])-2);[.A32])" office:value-type="float" office:value="0" calcext:value-type="float">
            <text:p>0</text:p>
          </table:table-cell>
          <table:table-cell table:formula="of:=IF(RIGHT([.A32];2)=&quot; I&quot;;4;IF(RIGHT([.A32];2)=&quot; G&quot;;3;IF(RIGHT([.A3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2];[$'Items and Professions'.$A$1:$'Items and Professions'.$A$1048576];0);[.C32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2]*[.E32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2]*[.G32]" office:value-type="float" office:value="0" calcext:value-type="float">
            <text:p>0</text:p>
          </table:table-cell>
          <table:table-cell table:formula="of:=SUM([.$H$2:.H32])" office:value-type="float" office:value="6540" calcext:value-type="float">
            <text:p>654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33];2) = &quot; I&quot;; RIGHT([.A33];2) = &quot; G&quot;; RIGHT([.A33];2) = &quot; S&quot;);LEFT([.A33];LEN([.A33])-2);[.A33])" office:value-type="float" office:value="0" calcext:value-type="float">
            <text:p>0</text:p>
          </table:table-cell>
          <table:table-cell table:formula="of:=IF(RIGHT([.A33];2)=&quot; I&quot;;4;IF(RIGHT([.A33];2)=&quot; G&quot;;3;IF(RIGHT([.A3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3];[$'Items and Professions'.$A$1:$'Items and Professions'.$A$1048576];0);[.C33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3]*[.E33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3]*[.G33]" office:value-type="float" office:value="0" calcext:value-type="float">
            <text:p>0</text:p>
          </table:table-cell>
          <table:table-cell table:formula="of:=SUM([.$H$2:.H33])" office:value-type="float" office:value="6540" calcext:value-type="float">
            <text:p>654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34];2) = &quot; I&quot;; RIGHT([.A34];2) = &quot; G&quot;; RIGHT([.A34];2) = &quot; S&quot;);LEFT([.A34];LEN([.A34])-2);[.A34])" office:value-type="float" office:value="0" calcext:value-type="float">
            <text:p>0</text:p>
          </table:table-cell>
          <table:table-cell table:formula="of:=IF(RIGHT([.A34];2)=&quot; I&quot;;4;IF(RIGHT([.A34];2)=&quot; G&quot;;3;IF(RIGHT([.A3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4];[$'Items and Professions'.$A$1:$'Items and Professions'.$A$1048576];0);[.C34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4]*[.E34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4]*[.G34]" office:value-type="float" office:value="0" calcext:value-type="float">
            <text:p>0</text:p>
          </table:table-cell>
          <table:table-cell table:formula="of:=SUM([.$H$2:.H34])" office:value-type="float" office:value="6540" calcext:value-type="float">
            <text:p>654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35];2) = &quot; I&quot;; RIGHT([.A35];2) = &quot; G&quot;; RIGHT([.A35];2) = &quot; S&quot;);LEFT([.A35];LEN([.A35])-2);[.A35])" office:value-type="float" office:value="0" calcext:value-type="float">
            <text:p>0</text:p>
          </table:table-cell>
          <table:table-cell table:formula="of:=IF(RIGHT([.A35];2)=&quot; I&quot;;4;IF(RIGHT([.A35];2)=&quot; G&quot;;3;IF(RIGHT([.A3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5];[$'Items and Professions'.$A$1:$'Items and Professions'.$A$1048576];0);[.C35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5]*[.E35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5]*[.G35]" office:value-type="float" office:value="0" calcext:value-type="float">
            <text:p>0</text:p>
          </table:table-cell>
          <table:table-cell table:formula="of:=SUM([.$H$2:.H35])" office:value-type="float" office:value="6540" calcext:value-type="float">
            <text:p>654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36];2) = &quot; I&quot;; RIGHT([.A36];2) = &quot; G&quot;; RIGHT([.A36];2) = &quot; S&quot;);LEFT([.A36];LEN([.A36])-2);[.A36])" office:value-type="float" office:value="0" calcext:value-type="float">
            <text:p>0</text:p>
          </table:table-cell>
          <table:table-cell table:formula="of:=IF(RIGHT([.A36];2)=&quot; I&quot;;4;IF(RIGHT([.A36];2)=&quot; G&quot;;3;IF(RIGHT([.A3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6];[$'Items and Professions'.$A$1:$'Items and Professions'.$A$1048576];0);[.C36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6]*[.E36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6]*[.G36]" office:value-type="float" office:value="0" calcext:value-type="float">
            <text:p>0</text:p>
          </table:table-cell>
          <table:table-cell table:formula="of:=SUM([.$H$2:.H36])" office:value-type="float" office:value="6540" calcext:value-type="float">
            <text:p>654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37];2) = &quot; I&quot;; RIGHT([.A37];2) = &quot; G&quot;; RIGHT([.A37];2) = &quot; S&quot;);LEFT([.A37];LEN([.A37])-2);[.A37])" office:value-type="float" office:value="0" calcext:value-type="float">
            <text:p>0</text:p>
          </table:table-cell>
          <table:table-cell table:formula="of:=IF(RIGHT([.A37];2)=&quot; I&quot;;4;IF(RIGHT([.A37];2)=&quot; G&quot;;3;IF(RIGHT([.A3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7];[$'Items and Professions'.$A$1:$'Items and Professions'.$A$1048576];0);[.C37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7]*[.E37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7]*[.G37]" office:value-type="float" office:value="0" calcext:value-type="float">
            <text:p>0</text:p>
          </table:table-cell>
          <table:table-cell table:formula="of:=SUM([.$H$2:.H37])" office:value-type="float" office:value="6540" calcext:value-type="float">
            <text:p>654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38];2) = &quot; I&quot;; RIGHT([.A38];2) = &quot; G&quot;; RIGHT([.A38];2) = &quot; S&quot;);LEFT([.A38];LEN([.A38])-2);[.A38])" office:value-type="float" office:value="0" calcext:value-type="float">
            <text:p>0</text:p>
          </table:table-cell>
          <table:table-cell table:formula="of:=IF(RIGHT([.A38];2)=&quot; I&quot;;4;IF(RIGHT([.A38];2)=&quot; G&quot;;3;IF(RIGHT([.A3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8];[$'Items and Professions'.$A$1:$'Items and Professions'.$A$1048576];0);[.C38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8]*[.E38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8]*[.G38]" office:value-type="float" office:value="0" calcext:value-type="float">
            <text:p>0</text:p>
          </table:table-cell>
          <table:table-cell table:formula="of:=SUM([.$H$2:.H38])" office:value-type="float" office:value="6540" calcext:value-type="float">
            <text:p>654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39];2) = &quot; I&quot;; RIGHT([.A39];2) = &quot; G&quot;; RIGHT([.A39];2) = &quot; S&quot;);LEFT([.A39];LEN([.A39])-2);[.A39])" office:value-type="float" office:value="0" calcext:value-type="float">
            <text:p>0</text:p>
          </table:table-cell>
          <table:table-cell table:formula="of:=IF(RIGHT([.A39];2)=&quot; I&quot;;4;IF(RIGHT([.A39];2)=&quot; G&quot;;3;IF(RIGHT([.A3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9];[$'Items and Professions'.$A$1:$'Items and Professions'.$A$1048576];0);[.C39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9]*[.E39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9]*[.G39]" office:value-type="float" office:value="0" calcext:value-type="float">
            <text:p>0</text:p>
          </table:table-cell>
          <table:table-cell table:formula="of:=SUM([.$H$2:.H39])" office:value-type="float" office:value="6540" calcext:value-type="float">
            <text:p>654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40];2) = &quot; I&quot;; RIGHT([.A40];2) = &quot; G&quot;; RIGHT([.A40];2) = &quot; S&quot;);LEFT([.A40];LEN([.A40])-2);[.A40])" office:value-type="float" office:value="0" calcext:value-type="float">
            <text:p>0</text:p>
          </table:table-cell>
          <table:table-cell table:formula="of:=IF(RIGHT([.A40];2)=&quot; I&quot;;4;IF(RIGHT([.A40];2)=&quot; G&quot;;3;IF(RIGHT([.A4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0];[$'Items and Professions'.$A$1:$'Items and Professions'.$A$1048576];0);[.C40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0]*[.E40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0]*[.G40]" office:value-type="float" office:value="0" calcext:value-type="float">
            <text:p>0</text:p>
          </table:table-cell>
          <table:table-cell table:formula="of:=SUM([.$H$2:.H40])" office:value-type="float" office:value="6540" calcext:value-type="float">
            <text:p>654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41];2) = &quot; I&quot;; RIGHT([.A41];2) = &quot; G&quot;; RIGHT([.A41];2) = &quot; S&quot;);LEFT([.A41];LEN([.A41])-2);[.A41])" office:value-type="float" office:value="0" calcext:value-type="float">
            <text:p>0</text:p>
          </table:table-cell>
          <table:table-cell table:formula="of:=IF(RIGHT([.A41];2)=&quot; I&quot;;4;IF(RIGHT([.A41];2)=&quot; G&quot;;3;IF(RIGHT([.A4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1];[$'Items and Professions'.$A$1:$'Items and Professions'.$A$1048576];0);[.C41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1]*[.E41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1]*[.G41]" office:value-type="float" office:value="0" calcext:value-type="float">
            <text:p>0</text:p>
          </table:table-cell>
          <table:table-cell table:formula="of:=SUM([.$H$2:.H41])" office:value-type="float" office:value="6540" calcext:value-type="float">
            <text:p>654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42];2) = &quot; I&quot;; RIGHT([.A42];2) = &quot; G&quot;; RIGHT([.A42];2) = &quot; S&quot;);LEFT([.A42];LEN([.A42])-2);[.A42])" office:value-type="float" office:value="0" calcext:value-type="float">
            <text:p>0</text:p>
          </table:table-cell>
          <table:table-cell table:formula="of:=IF(RIGHT([.A42];2)=&quot; I&quot;;4;IF(RIGHT([.A42];2)=&quot; G&quot;;3;IF(RIGHT([.A4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2];[$'Items and Professions'.$A$1:$'Items and Professions'.$A$1048576];0);[.C42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2]*[.E42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2]*[.G42]" office:value-type="float" office:value="0" calcext:value-type="float">
            <text:p>0</text:p>
          </table:table-cell>
          <table:table-cell table:formula="of:=SUM([.$H$2:.H42])" office:value-type="float" office:value="6540" calcext:value-type="float">
            <text:p>654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43];2) = &quot; I&quot;; RIGHT([.A43];2) = &quot; G&quot;; RIGHT([.A43];2) = &quot; S&quot;);LEFT([.A43];LEN([.A43])-2);[.A43])" office:value-type="float" office:value="0" calcext:value-type="float">
            <text:p>0</text:p>
          </table:table-cell>
          <table:table-cell table:formula="of:=IF(RIGHT([.A43];2)=&quot; I&quot;;4;IF(RIGHT([.A43];2)=&quot; G&quot;;3;IF(RIGHT([.A4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3];[$'Items and Professions'.$A$1:$'Items and Professions'.$A$1048576];0);[.C43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3]*[.E43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3]*[.G43]" office:value-type="float" office:value="0" calcext:value-type="float">
            <text:p>0</text:p>
          </table:table-cell>
          <table:table-cell table:formula="of:=SUM([.$H$2:.H43])" office:value-type="float" office:value="6540" calcext:value-type="float">
            <text:p>654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44];2) = &quot; I&quot;; RIGHT([.A44];2) = &quot; G&quot;; RIGHT([.A44];2) = &quot; S&quot;);LEFT([.A44];LEN([.A44])-2);[.A44])" office:value-type="float" office:value="0" calcext:value-type="float">
            <text:p>0</text:p>
          </table:table-cell>
          <table:table-cell table:formula="of:=IF(RIGHT([.A44];2)=&quot; I&quot;;4;IF(RIGHT([.A44];2)=&quot; G&quot;;3;IF(RIGHT([.A4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4];[$'Items and Professions'.$A$1:$'Items and Professions'.$A$1048576];0);[.C44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4]*[.E44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4]*[.G44]" office:value-type="float" office:value="0" calcext:value-type="float">
            <text:p>0</text:p>
          </table:table-cell>
          <table:table-cell table:formula="of:=SUM([.$H$2:.H44])" office:value-type="float" office:value="6540" calcext:value-type="float">
            <text:p>654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45];2) = &quot; I&quot;; RIGHT([.A45];2) = &quot; G&quot;; RIGHT([.A45];2) = &quot; S&quot;);LEFT([.A45];LEN([.A45])-2);[.A45])" office:value-type="float" office:value="0" calcext:value-type="float">
            <text:p>0</text:p>
          </table:table-cell>
          <table:table-cell table:formula="of:=IF(RIGHT([.A45];2)=&quot; I&quot;;4;IF(RIGHT([.A45];2)=&quot; G&quot;;3;IF(RIGHT([.A4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5];[$'Items and Professions'.$A$1:$'Items and Professions'.$A$1048576];0);[.C45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5]*[.E45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5]*[.G45]" office:value-type="float" office:value="0" calcext:value-type="float">
            <text:p>0</text:p>
          </table:table-cell>
          <table:table-cell table:formula="of:=SUM([.$H$2:.H45])" office:value-type="float" office:value="6540" calcext:value-type="float">
            <text:p>6540</text:p>
          </table:table-cell>
          <table:table-cell table:number-columns-repeated="7"/>
        </table:table-row>
        <table:table-row table:style-name="ro2" table:number-rows-repeated="1048530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Y1-Sp17" table:style-name="ta2">
        <office:forms form:automatic-focus="false" form:apply-design-mode="false"/>
        <table:table-column table:style-name="co33" table:default-cell-style-name="Default"/>
        <table:table-column table:style-name="co17" table:visibility="collapse" table:default-cell-style-name="Default"/>
        <table:table-column table:style-name="co17" table:visibility="collapse" table:default-cell-style-name="ce9"/>
        <table:table-column table:style-name="co18" table:default-cell-style-name="ce9"/>
        <table:table-column table:style-name="co19" table:default-cell-style-name="ce9"/>
        <table:table-column table:style-name="co20" table:default-cell-style-name="ce9"/>
        <table:table-column table:style-name="co3" table:default-cell-style-name="Default"/>
        <table:table-column table:style-name="co21" table:default-cell-style-name="ce9"/>
        <table:table-column table:style-name="co22" table:default-cell-style-name="Default"/>
        <table:table-column table:style-name="co6" table:default-cell-style-name="Default"/>
        <table:table-column table:style-name="co34" table:default-cell-style-name="ce4"/>
        <table:table-column table:style-name="co6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0" table:default-cell-style-name="Default"/>
        <table:table-row table:style-name="ro2">
          <table:table-cell table:style-name="ce5" office:value-type="string" calcext:value-type="string">
            <text:p>Item</text:p>
          </table:table-cell>
          <table:table-cell table:style-name="ce5" office:value-type="string" calcext:value-type="string">
            <text:p>Base Item</text:p>
          </table:table-cell>
          <table:table-cell table:style-name="ce7" office:value-type="string" calcext:value-type="string">
            <text:p>Quality Index</text:p>
          </table:table-cell>
          <table:table-cell table:style-name="ce7" office:value-type="string" calcext:value-type="string">
            <text:p>Sell G</text:p>
          </table:table-cell>
          <table:table-cell table:style-name="ce7" office:value-type="string" calcext:value-type="string">
            <text:p>Qty</text:p>
          </table:table-cell>
          <table:table-cell table:style-name="ce7" office:value-type="string" calcext:value-type="string">
            <text:p>Total G</text:p>
          </table:table-cell>
          <table:table-cell table:style-name="ce7" office:value-type="string" calcext:value-type="string">
            <text:p>Modified Qty</text:p>
          </table:table-cell>
          <table:table-cell table:style-name="ce7" office:value-type="string" calcext:value-type="string">
            <text:p>Modified Total G</text:p>
          </table:table-cell>
          <table:table-cell table:style-name="ce7" office:value-type="string" calcext:value-type="string">
            <text:p>Sum G</text:p>
          </table:table-cell>
          <table:table-cell/>
          <table:table-cell table:style-name="ce1" office:value-type="string" calcext:value-type="string">
            <text:p>Inventory G</text:p>
          </table:table-cell>
          <table:table-cell/>
          <table:table-cell table:style-name="ce1" office:value-type="string" calcext:value-type="string" table:number-columns-spanned="4" table:number-rows-spanned="1">
            <text:p>Search</text:p>
          </table:table-cell>
          <table:covered-table-cell table:number-columns-repeated="3" table:style-name="ce4"/>
        </table:table-row>
        <table:table-row table:style-name="ro2">
          <table:table-cell office:value-type="string" calcext:value-type="string">
            <text:p>Catfish G</text:p>
          </table:table-cell>
          <table:table-cell table:style-name="ce68" table:formula="of:=IF(OR(RIGHT([.A2];2) = &quot; I&quot;; RIGHT([.A2];2) = &quot; G&quot;; RIGHT([.A2];2) = &quot; S&quot;);LEFT([.A2];LEN([.A2])-2);[.A2])" office:value-type="string" office:string-value="Catfish" calcext:value-type="string">
            <text:p>Catfish</text:p>
          </table:table-cell>
          <table:table-cell table:formula="of:=IF(RIGHT([.A2];2)=&quot; I&quot;;4;IF(RIGHT([.A2];2)=&quot; G&quot;;3;IF(RIGHT([.A2];2)=&quot; S&quot;;2;1)))" office:value-type="float" office:value="3" calcext:value-type="float">
            <text:p>3</text:p>
          </table:table-cell>
          <table:table-cell table:formula="of:=IFERROR(INDEX([$'Items and Professions'.$C$1:$'Items and Professions'.$F$1048576];MATCH([.B2];[$'Items and Professions'.$A$1:$'Items and Professions'.$A$1048576];0);[.C2]);0)" office:value-type="float" office:value="300" calcext:value-type="float">
            <text:p>300</text:p>
          </table:table-cell>
          <table:table-cell table:style-name="ce44" office:value-type="float" office:value="14" calcext:value-type="float">
            <text:p>14</text:p>
          </table:table-cell>
          <table:table-cell table:formula="of:=[.D2]*[.E2]" office:value-type="float" office:value="4200" calcext:value-type="float">
            <text:p>4200</text:p>
          </table:table-cell>
          <table:table-cell table:style-name="ce44" office:value-type="float" office:value="14" calcext:value-type="float">
            <text:p>14</text:p>
          </table:table-cell>
          <table:table-cell table:formula="of:=[.D2]*[.G2]" office:value-type="float" office:value="4200" calcext:value-type="float">
            <text:p>4200</text:p>
          </table:table-cell>
          <table:table-cell table:formula="of:=SUM([.$H$2:.H2])" office:value-type="float" office:value="4200" calcext:value-type="float">
            <text:p>4200</text:p>
          </table:table-cell>
          <table:table-cell/>
          <table:table-cell table:style-name="ce79" table:formula="of:=CEILING(284*1)" office:value-type="float" office:value="284" calcext:value-type="float">
            <text:p>284</text:p>
          </table:table-cell>
          <table:table-cell/>
          <table:table-cell table:style-name="ce79" office:value-type="string" calcext:value-type="string" table:number-columns-spanned="4" table:number-rows-spanned="1">
            <text:p>Kale</text:p>
          </table:table-cell>
          <table:covered-table-cell table:number-columns-repeated="3" table:style-name="ce4"/>
        </table:table-row>
        <table:table-row table:style-name="ro2">
          <table:table-cell office:value-type="string" calcext:value-type="string">
            <text:p>Chub G</text:p>
          </table:table-cell>
          <table:table-cell table:style-name="ce68" table:formula="of:=IF(OR(RIGHT([.A3];2) = &quot; I&quot;; RIGHT([.A3];2) = &quot; G&quot;; RIGHT([.A3];2) = &quot; S&quot;);LEFT([.A3];LEN([.A3])-2);[.A3])" office:value-type="string" office:string-value="Chub" calcext:value-type="string">
            <text:p>Chub</text:p>
          </table:table-cell>
          <table:table-cell table:formula="of:=IF(RIGHT([.A3];2)=&quot; I&quot;;4;IF(RIGHT([.A3];2)=&quot; G&quot;;3;IF(RIGHT([.A3];2)=&quot; S&quot;;2;1)))" office:value-type="float" office:value="3" calcext:value-type="float">
            <text:p>3</text:p>
          </table:table-cell>
          <table:table-cell table:formula="of:=IFERROR(INDEX([$'Items and Professions'.$C$1:$'Items and Professions'.$F$1048576];MATCH([.B3];[$'Items and Professions'.$A$1:$'Items and Professions'.$A$1048576];0);[.C3]);0)" office:value-type="float" office:value="75" calcext:value-type="float">
            <text:p>75</text:p>
          </table:table-cell>
          <table:table-cell table:style-name="ce44" office:value-type="float" office:value="4" calcext:value-type="float">
            <text:p>4</text:p>
          </table:table-cell>
          <table:table-cell table:formula="of:=[.D3]*[.E3]" office:value-type="float" office:value="300" calcext:value-type="float">
            <text:p>300</text:p>
          </table:table-cell>
          <table:table-cell table:style-name="ce44" office:value-type="float" office:value="0" calcext:value-type="float">
            <text:p>0</text:p>
          </table:table-cell>
          <table:table-cell table:formula="of:=[.D3]*[.G3]" office:value-type="float" office:value="0" calcext:value-type="float">
            <text:p>0</text:p>
          </table:table-cell>
          <table:table-cell table:formula="of:=SUM([.$H$2:.H3])" office:value-type="float" office:value="4200" calcext:value-type="float">
            <text:p>4200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Shad G</text:p>
          </table:table-cell>
          <table:table-cell table:style-name="ce68" table:formula="of:=IF(OR(RIGHT([.A4];2) = &quot; I&quot;; RIGHT([.A4];2) = &quot; G&quot;; RIGHT([.A4];2) = &quot; S&quot;);LEFT([.A4];LEN([.A4])-2);[.A4])" office:value-type="string" office:string-value="Shad" calcext:value-type="string">
            <text:p>Shad</text:p>
          </table:table-cell>
          <table:table-cell table:formula="of:=IF(RIGHT([.A4];2)=&quot; I&quot;;4;IF(RIGHT([.A4];2)=&quot; G&quot;;3;IF(RIGHT([.A4];2)=&quot; S&quot;;2;1)))" office:value-type="float" office:value="3" calcext:value-type="float">
            <text:p>3</text:p>
          </table:table-cell>
          <table:table-cell table:formula="of:=IFERROR(INDEX([$'Items and Professions'.$C$1:$'Items and Professions'.$F$1048576];MATCH([.B4];[$'Items and Professions'.$A$1:$'Items and Professions'.$A$1048576];0);[.C4]);0)" office:value-type="float" office:value="90" calcext:value-type="float">
            <text:p>90</text:p>
          </table:table-cell>
          <table:table-cell table:style-name="ce44" office:value-type="float" office:value="2" calcext:value-type="float">
            <text:p>2</text:p>
          </table:table-cell>
          <table:table-cell table:formula="of:=[.D4]*[.E4]" office:value-type="float" office:value="180" calcext:value-type="float">
            <text:p>180</text:p>
          </table:table-cell>
          <table:table-cell table:style-name="ce44" office:value-type="float" office:value="2" calcext:value-type="float">
            <text:p>2</text:p>
          </table:table-cell>
          <table:table-cell table:formula="of:=[.D4]*[.G4]" office:value-type="float" office:value="180" calcext:value-type="float">
            <text:p>180</text:p>
          </table:table-cell>
          <table:table-cell table:formula="of:=SUM([.$H$2:.H4])" office:value-type="float" office:value="4380" calcext:value-type="float">
            <text:p>4380</text:p>
          </table:table-cell>
          <table:table-cell/>
          <table:table-cell table:style-name="ce1" office:value-type="string" calcext:value-type="string">
            <text:p>Needed G</text:p>
          </table:table-cell>
          <table:table-cell/>
          <table:table-cell table:style-name="ce20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</table:table-row>
        <table:table-row table:style-name="ro2">
          <table:table-cell office:value-type="string" calcext:value-type="string">
            <text:p>Shad I</text:p>
          </table:table-cell>
          <table:table-cell table:style-name="ce68" table:formula="of:=IF(OR(RIGHT([.A5];2) = &quot; I&quot;; RIGHT([.A5];2) = &quot; G&quot;; RIGHT([.A5];2) = &quot; S&quot;);LEFT([.A5];LEN([.A5])-2);[.A5])" office:value-type="string" office:string-value="Shad" calcext:value-type="string">
            <text:p>Shad</text:p>
          </table:table-cell>
          <table:table-cell table:formula="of:=IF(RIGHT([.A5];2)=&quot; I&quot;;4;IF(RIGHT([.A5];2)=&quot; G&quot;;3;IF(RIGHT([.A5];2)=&quot; S&quot;;2;1)))" office:value-type="float" office:value="4" calcext:value-type="float">
            <text:p>4</text:p>
          </table:table-cell>
          <table:table-cell table:formula="of:=IFERROR(INDEX([$'Items and Professions'.$C$1:$'Items and Professions'.$F$1048576];MATCH([.B5];[$'Items and Professions'.$A$1:$'Items and Professions'.$A$1048576];0);[.C5]);0)" office:value-type="float" office:value="120" calcext:value-type="float">
            <text:p>120</text:p>
          </table:table-cell>
          <table:table-cell table:style-name="ce44" office:value-type="float" office:value="10" calcext:value-type="float">
            <text:p>10</text:p>
          </table:table-cell>
          <table:table-cell table:formula="of:=[.D5]*[.E5]" office:value-type="float" office:value="1200" calcext:value-type="float">
            <text:p>1200</text:p>
          </table:table-cell>
          <table:table-cell table:style-name="ce44" office:value-type="float" office:value="10" calcext:value-type="float">
            <text:p>10</text:p>
          </table:table-cell>
          <table:table-cell table:formula="of:=[.D5]*[.G5]" office:value-type="float" office:value="1200" calcext:value-type="float">
            <text:p>1200</text:p>
          </table:table-cell>
          <table:table-cell table:formula="of:=SUM([.$H$2:.H5])" office:value-type="float" office:value="5580" calcext:value-type="float">
            <text:p>5580</text:p>
          </table:table-cell>
          <table:table-cell/>
          <table:table-cell office:value-type="float" office:value="10500" calcext:value-type="float">
            <text:p>10500</text:p>
          </table:table-cell>
          <table:table-cell/>
          <table:table-cell table:formula="of:=INDEX([$'Items and Professions'.$C$1:$'Items and Professions'.$F$1048576];MATCH([.M2];[$'Items and Professions'.$A$1:$'Items and Professions'.$A$1048576];0);1)" office:value-type="float" office:value="110" calcext:value-type="float">
            <text:p>110</text:p>
          </table:table-cell>
          <table:table-cell table:formula="of:=INDEX([$'Items and Professions'.$C$1:$'Items and Professions'.$F$1048576];MATCH([.M2];[$'Items and Professions'.$A$1:$'Items and Professions'.$A$1048576];0);2)" office:value-type="float" office:value="137" calcext:value-type="float">
            <text:p>137</text:p>
          </table:table-cell>
          <table:table-cell table:formula="of:=INDEX([$'Items and Professions'.$C$1:$'Items and Professions'.$F$1048576];MATCH([.M2];[$'Items and Professions'.$A$1:$'Items and Professions'.$A$1048576];0);3)" office:value-type="float" office:value="165" calcext:value-type="float">
            <text:p>165</text:p>
          </table:table-cell>
          <table:table-cell table:formula="of:=INDEX([$'Items and Professions'.$C$1:$'Items and Professions'.$F$1048576];MATCH([.M2];[$'Items and Professions'.$A$1:$'Items and Professions'.$A$1048576];0);4)" office:value-type="float" office:value="220" calcext:value-type="float">
            <text:p>220</text:p>
          </table:table-cell>
        </table:table-row>
        <table:table-row table:style-name="ro2">
          <table:table-cell office:value-type="string" calcext:value-type="string">
            <text:p>Strange Doll (Green)</text:p>
          </table:table-cell>
          <table:table-cell table:style-name="ce68" table:formula="of:=IF(OR(RIGHT([.A6];2) = &quot; I&quot;; RIGHT([.A6];2) = &quot; G&quot;; RIGHT([.A6];2) = &quot; S&quot;);LEFT([.A6];LEN([.A6])-2);[.A6])" office:value-type="string" office:string-value="Strange Doll (Green)" calcext:value-type="string">
            <text:p>Strange Doll (Green)</text:p>
          </table:table-cell>
          <table:table-cell table:formula="of:=IF(RIGHT([.A6];2)=&quot; I&quot;;4;IF(RIGHT([.A6];2)=&quot; G&quot;;3;IF(RIGHT([.A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6];[$'Items and Professions'.$A$1:$'Items and Professions'.$A$1048576];0);[.C6]);0)" office:value-type="float" office:value="1000" calcext:value-type="float">
            <text:p>1000</text:p>
          </table:table-cell>
          <table:table-cell table:style-name="ce44" office:value-type="float" office:value="1" calcext:value-type="float">
            <text:p>1</text:p>
          </table:table-cell>
          <table:table-cell table:formula="of:=[.D6]*[.E6]" office:value-type="float" office:value="1000" calcext:value-type="float">
            <text:p>1000</text:p>
          </table:table-cell>
          <table:table-cell table:style-name="ce44" office:value-type="float" office:value="1" calcext:value-type="float">
            <text:p>1</text:p>
          </table:table-cell>
          <table:table-cell table:formula="of:=[.D6]*[.G6]" office:value-type="float" office:value="1000" calcext:value-type="float">
            <text:p>1000</text:p>
          </table:table-cell>
          <table:table-cell table:formula="of:=SUM([.$H$2:.H6])" office:value-type="float" office:value="6580" calcext:value-type="float">
            <text:p>6580</text:p>
          </table:table-cell>
          <table:table-cell/>
          <table:table-cell table:style-name="ce3"/>
          <table:table-cell table:number-columns-repeated="5"/>
        </table:table-row>
        <table:table-row table:style-name="ro2">
          <table:table-cell office:value-type="string" calcext:value-type="string">
            <text:p>Elvish Jewelry</text:p>
          </table:table-cell>
          <table:table-cell table:style-name="ce68" table:formula="of:=IF(OR(RIGHT([.A7];2) = &quot; I&quot;; RIGHT([.A7];2) = &quot; G&quot;; RIGHT([.A7];2) = &quot; S&quot;);LEFT([.A7];LEN([.A7])-2);[.A7])" office:value-type="string" office:string-value="Elvish Jewelry" calcext:value-type="string">
            <text:p>Elvish Jewelry</text:p>
          </table:table-cell>
          <table:table-cell table:formula="of:=IF(RIGHT([.A7];2)=&quot; I&quot;;4;IF(RIGHT([.A7];2)=&quot; G&quot;;3;IF(RIGHT([.A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7];[$'Items and Professions'.$A$1:$'Items and Professions'.$A$1048576];0);[.C7]);0)" office:value-type="float" office:value="200" calcext:value-type="float">
            <text:p>200</text:p>
          </table:table-cell>
          <table:table-cell table:style-name="ce44" office:value-type="float" office:value="1" calcext:value-type="float">
            <text:p>1</text:p>
          </table:table-cell>
          <table:table-cell table:formula="of:=[.D7]*[.E7]" office:value-type="float" office:value="200" calcext:value-type="float">
            <text:p>200</text:p>
          </table:table-cell>
          <table:table-cell table:style-name="ce44" office:value-type="float" office:value="1" calcext:value-type="float">
            <text:p>1</text:p>
          </table:table-cell>
          <table:table-cell table:formula="of:=[.D7]*[.G7]" office:value-type="float" office:value="200" calcext:value-type="float">
            <text:p>200</text:p>
          </table:table-cell>
          <table:table-cell table:formula="of:=SUM([.$H$2:.H7])" office:value-type="float" office:value="6780" calcext:value-type="float">
            <text:p>6780</text:p>
          </table:table-cell>
          <table:table-cell/>
          <table:table-cell table:style-name="ce1" office:value-type="string" calcext:value-type="string">
            <text:p>Remaining G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Nautilus Fossil</text:p>
          </table:table-cell>
          <table:table-cell table:style-name="ce68" table:formula="of:=IF(OR(RIGHT([.A8];2) = &quot; I&quot;; RIGHT([.A8];2) = &quot; G&quot;; RIGHT([.A8];2) = &quot; S&quot;);LEFT([.A8];LEN([.A8])-2);[.A8])" office:value-type="string" office:string-value="Nautilus Fossil" calcext:value-type="string">
            <text:p>Nautilus Fossil</text:p>
          </table:table-cell>
          <table:table-cell table:formula="of:=IF(RIGHT([.A8];2)=&quot; I&quot;;4;IF(RIGHT([.A8];2)=&quot; G&quot;;3;IF(RIGHT([.A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8];[$'Items and Professions'.$A$1:$'Items and Professions'.$A$1048576];0);[.C8]);0)" office:value-type="float" office:value="80" calcext:value-type="float">
            <text:p>80</text:p>
          </table:table-cell>
          <table:table-cell table:style-name="ce44" office:value-type="float" office:value="1" calcext:value-type="float">
            <text:p>1</text:p>
          </table:table-cell>
          <table:table-cell table:formula="of:=[.D8]*[.E8]" office:value-type="float" office:value="80" calcext:value-type="float">
            <text:p>80</text:p>
          </table:table-cell>
          <table:table-cell table:style-name="ce44" office:value-type="float" office:value="1" calcext:value-type="float">
            <text:p>1</text:p>
          </table:table-cell>
          <table:table-cell table:formula="of:=[.D8]*[.G8]" office:value-type="float" office:value="80" calcext:value-type="float">
            <text:p>80</text:p>
          </table:table-cell>
          <table:table-cell table:formula="of:=SUM([.$H$2:.H8])" office:value-type="float" office:value="6860" calcext:value-type="float">
            <text:p>6860</text:p>
          </table:table-cell>
          <table:table-cell/>
          <table:table-cell table:formula="of:=[.K5]-[.K2]-MAX([.I$1:.I$1048576])" office:value-type="float" office:value="2786" calcext:value-type="float">
            <text:p>278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keletal Tail</text:p>
          </table:table-cell>
          <table:table-cell table:style-name="ce68" table:formula="of:=IF(OR(RIGHT([.A9];2) = &quot; I&quot;; RIGHT([.A9];2) = &quot; G&quot;; RIGHT([.A9];2) = &quot; S&quot;);LEFT([.A9];LEN([.A9])-2);[.A9])" office:value-type="string" office:string-value="Skeletal Tail" calcext:value-type="string">
            <text:p>Skeletal Tail</text:p>
          </table:table-cell>
          <table:table-cell table:formula="of:=IF(RIGHT([.A9];2)=&quot; I&quot;;4;IF(RIGHT([.A9];2)=&quot; G&quot;;3;IF(RIGHT([.A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9];[$'Items and Professions'.$A$1:$'Items and Professions'.$A$1048576];0);[.C9]);0)" office:value-type="float" office:value="100" calcext:value-type="float">
            <text:p>100</text:p>
          </table:table-cell>
          <table:table-cell table:style-name="ce44" office:value-type="float" office:value="1" calcext:value-type="float">
            <text:p>1</text:p>
          </table:table-cell>
          <table:table-cell table:formula="of:=[.D9]*[.E9]" office:value-type="float" office:value="100" calcext:value-type="float">
            <text:p>100</text:p>
          </table:table-cell>
          <table:table-cell table:style-name="ce44" office:value-type="float" office:value="1" calcext:value-type="float">
            <text:p>1</text:p>
          </table:table-cell>
          <table:table-cell table:formula="of:=[.D9]*[.G9]" office:value-type="float" office:value="100" calcext:value-type="float">
            <text:p>100</text:p>
          </table:table-cell>
          <table:table-cell table:formula="of:=SUM([.$H$2:.H9])" office:value-type="float" office:value="6960" calcext:value-type="float">
            <text:p>6960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Geode</text:p>
          </table:table-cell>
          <table:table-cell table:style-name="ce68" table:formula="of:=IF(OR(RIGHT([.A10];2) = &quot; I&quot;; RIGHT([.A10];2) = &quot; G&quot;; RIGHT([.A10];2) = &quot; S&quot;);LEFT([.A10];LEN([.A10])-2);[.A10])" office:value-type="string" office:string-value="Geode" calcext:value-type="string">
            <text:p>Geode</text:p>
          </table:table-cell>
          <table:table-cell table:formula="of:=IF(RIGHT([.A10];2)=&quot; I&quot;;4;IF(RIGHT([.A10];2)=&quot; G&quot;;3;IF(RIGHT([.A1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0];[$'Items and Professions'.$A$1:$'Items and Professions'.$A$1048576];0);[.C10]);0)" office:value-type="float" office:value="50" calcext:value-type="float">
            <text:p>50</text:p>
          </table:table-cell>
          <table:table-cell table:style-name="ce44" office:value-type="float" office:value="1" calcext:value-type="float">
            <text:p>1</text:p>
          </table:table-cell>
          <table:table-cell table:formula="of:=[.D10]*[.E10]" office:value-type="float" office:value="50" calcext:value-type="float">
            <text:p>50</text:p>
          </table:table-cell>
          <table:table-cell table:style-name="ce44" office:value-type="float" office:value="1" calcext:value-type="float">
            <text:p>1</text:p>
          </table:table-cell>
          <table:table-cell table:formula="of:=[.D10]*[.G10]" office:value-type="float" office:value="50" calcext:value-type="float">
            <text:p>50</text:p>
          </table:table-cell>
          <table:table-cell table:formula="of:=SUM([.$H$2:.H10])" office:value-type="float" office:value="7010" calcext:value-type="float">
            <text:p>7010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Bream I</text:p>
          </table:table-cell>
          <table:table-cell table:style-name="ce68" table:formula="of:=IF(OR(RIGHT([.A11];2) = &quot; I&quot;; RIGHT([.A11];2) = &quot; G&quot;; RIGHT([.A11];2) = &quot; S&quot;);LEFT([.A11];LEN([.A11])-2);[.A11])" office:value-type="string" office:string-value="Bream" calcext:value-type="string">
            <text:p>Bream</text:p>
          </table:table-cell>
          <table:table-cell table:formula="of:=IF(RIGHT([.A11];2)=&quot; I&quot;;4;IF(RIGHT([.A11];2)=&quot; G&quot;;3;IF(RIGHT([.A11];2)=&quot; S&quot;;2;1)))" office:value-type="float" office:value="4" calcext:value-type="float">
            <text:p>4</text:p>
          </table:table-cell>
          <table:table-cell table:formula="of:=IFERROR(INDEX([$'Items and Professions'.$C$1:$'Items and Professions'.$F$1048576];MATCH([.B11];[$'Items and Professions'.$A$1:$'Items and Professions'.$A$1048576];0);[.C11]);0)" office:value-type="float" office:value="90" calcext:value-type="float">
            <text:p>90</text:p>
          </table:table-cell>
          <table:table-cell table:style-name="ce44" office:value-type="float" office:value="3" calcext:value-type="float">
            <text:p>3</text:p>
          </table:table-cell>
          <table:table-cell table:formula="of:=[.D11]*[.E11]" office:value-type="float" office:value="270" calcext:value-type="float">
            <text:p>270</text:p>
          </table:table-cell>
          <table:table-cell table:style-name="ce44" office:value-type="float" office:value="3" calcext:value-type="float">
            <text:p>3</text:p>
          </table:table-cell>
          <table:table-cell table:formula="of:=[.D11]*[.G11]" office:value-type="float" office:value="270" calcext:value-type="float">
            <text:p>270</text:p>
          </table:table-cell>
          <table:table-cell table:formula="of:=SUM([.$H$2:.H11])" office:value-type="float" office:value="7280" calcext:value-type="float">
            <text:p>7280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Amphibian Fossil</text:p>
          </table:table-cell>
          <table:table-cell table:style-name="ce68" table:formula="of:=IF(OR(RIGHT([.A12];2) = &quot; I&quot;; RIGHT([.A12];2) = &quot; G&quot;; RIGHT([.A12];2) = &quot; S&quot;);LEFT([.A12];LEN([.A12])-2);[.A12])" office:value-type="string" office:string-value="Amphibian Fossil" calcext:value-type="string">
            <text:p>Amphibian Fossil</text:p>
          </table:table-cell>
          <table:table-cell table:formula="of:=IF(RIGHT([.A12];2)=&quot; I&quot;;4;IF(RIGHT([.A12];2)=&quot; G&quot;;3;IF(RIGHT([.A1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2];[$'Items and Professions'.$A$1:$'Items and Professions'.$A$1048576];0);[.C12]);0)" office:value-type="float" office:value="150" calcext:value-type="float">
            <text:p>150</text:p>
          </table:table-cell>
          <table:table-cell table:style-name="ce44" office:value-type="float" office:value="1" calcext:value-type="float">
            <text:p>1</text:p>
          </table:table-cell>
          <table:table-cell table:formula="of:=[.D12]*[.E12]" office:value-type="float" office:value="150" calcext:value-type="float">
            <text:p>150</text:p>
          </table:table-cell>
          <table:table-cell table:style-name="ce44" office:value-type="float" office:value="1" calcext:value-type="float">
            <text:p>1</text:p>
          </table:table-cell>
          <table:table-cell table:formula="of:=[.D12]*[.G12]" office:value-type="float" office:value="150" calcext:value-type="float">
            <text:p>150</text:p>
          </table:table-cell>
          <table:table-cell table:formula="of:=SUM([.$H$2:.H12])" office:value-type="float" office:value="7430" calcext:value-type="float">
            <text:p>743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13];2) = &quot; I&quot;; RIGHT([.A13];2) = &quot; G&quot;; RIGHT([.A13];2) = &quot; S&quot;);LEFT([.A13];LEN([.A13])-2);[.A13])" office:value-type="float" office:value="0" calcext:value-type="float">
            <text:p>0</text:p>
          </table:table-cell>
          <table:table-cell table:formula="of:=IF(RIGHT([.A13];2)=&quot; I&quot;;4;IF(RIGHT([.A13];2)=&quot; G&quot;;3;IF(RIGHT([.A1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3];[$'Items and Professions'.$A$1:$'Items and Professions'.$A$1048576];0);[.C13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3]*[.E13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3]*[.G13]" office:value-type="float" office:value="0" calcext:value-type="float">
            <text:p>0</text:p>
          </table:table-cell>
          <table:table-cell table:formula="of:=SUM([.$H$2:.H13])" office:value-type="float" office:value="7430" calcext:value-type="float">
            <text:p>743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14];2) = &quot; I&quot;; RIGHT([.A14];2) = &quot; G&quot;; RIGHT([.A14];2) = &quot; S&quot;);LEFT([.A14];LEN([.A14])-2);[.A14])" office:value-type="float" office:value="0" calcext:value-type="float">
            <text:p>0</text:p>
          </table:table-cell>
          <table:table-cell table:formula="of:=IF(RIGHT([.A14];2)=&quot; I&quot;;4;IF(RIGHT([.A14];2)=&quot; G&quot;;3;IF(RIGHT([.A1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4];[$'Items and Professions'.$A$1:$'Items and Professions'.$A$1048576];0);[.C14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4]*[.E14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4]*[.G14]" office:value-type="float" office:value="0" calcext:value-type="float">
            <text:p>0</text:p>
          </table:table-cell>
          <table:table-cell table:formula="of:=SUM([.$H$2:.H14])" office:value-type="float" office:value="7430" calcext:value-type="float">
            <text:p>743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15];2) = &quot; I&quot;; RIGHT([.A15];2) = &quot; G&quot;; RIGHT([.A15];2) = &quot; S&quot;);LEFT([.A15];LEN([.A15])-2);[.A15])" office:value-type="float" office:value="0" calcext:value-type="float">
            <text:p>0</text:p>
          </table:table-cell>
          <table:table-cell table:formula="of:=IF(RIGHT([.A15];2)=&quot; I&quot;;4;IF(RIGHT([.A15];2)=&quot; G&quot;;3;IF(RIGHT([.A1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5];[$'Items and Professions'.$A$1:$'Items and Professions'.$A$1048576];0);[.C15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5]*[.E15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5]*[.G15]" office:value-type="float" office:value="0" calcext:value-type="float">
            <text:p>0</text:p>
          </table:table-cell>
          <table:table-cell table:formula="of:=SUM([.$H$2:.H15])" office:value-type="float" office:value="7430" calcext:value-type="float">
            <text:p>743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16];2) = &quot; I&quot;; RIGHT([.A16];2) = &quot; G&quot;; RIGHT([.A16];2) = &quot; S&quot;);LEFT([.A16];LEN([.A16])-2);[.A16])" office:value-type="float" office:value="0" calcext:value-type="float">
            <text:p>0</text:p>
          </table:table-cell>
          <table:table-cell table:formula="of:=IF(RIGHT([.A16];2)=&quot; I&quot;;4;IF(RIGHT([.A16];2)=&quot; G&quot;;3;IF(RIGHT([.A1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6];[$'Items and Professions'.$A$1:$'Items and Professions'.$A$1048576];0);[.C16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6]*[.E16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6]*[.G16]" office:value-type="float" office:value="0" calcext:value-type="float">
            <text:p>0</text:p>
          </table:table-cell>
          <table:table-cell table:formula="of:=SUM([.$H$2:.H16])" office:value-type="float" office:value="7430" calcext:value-type="float">
            <text:p>743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17];2) = &quot; I&quot;; RIGHT([.A17];2) = &quot; G&quot;; RIGHT([.A17];2) = &quot; S&quot;);LEFT([.A17];LEN([.A17])-2);[.A17])" office:value-type="float" office:value="0" calcext:value-type="float">
            <text:p>0</text:p>
          </table:table-cell>
          <table:table-cell table:formula="of:=IF(RIGHT([.A17];2)=&quot; I&quot;;4;IF(RIGHT([.A17];2)=&quot; G&quot;;3;IF(RIGHT([.A1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7];[$'Items and Professions'.$A$1:$'Items and Professions'.$A$1048576];0);[.C17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7]*[.E17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7]*[.G17]" office:value-type="float" office:value="0" calcext:value-type="float">
            <text:p>0</text:p>
          </table:table-cell>
          <table:table-cell table:formula="of:=SUM([.$H$2:.H17])" office:value-type="float" office:value="7430" calcext:value-type="float">
            <text:p>743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18];2) = &quot; I&quot;; RIGHT([.A18];2) = &quot; G&quot;; RIGHT([.A18];2) = &quot; S&quot;);LEFT([.A18];LEN([.A18])-2);[.A18])" office:value-type="float" office:value="0" calcext:value-type="float">
            <text:p>0</text:p>
          </table:table-cell>
          <table:table-cell table:formula="of:=IF(RIGHT([.A18];2)=&quot; I&quot;;4;IF(RIGHT([.A18];2)=&quot; G&quot;;3;IF(RIGHT([.A1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8];[$'Items and Professions'.$A$1:$'Items and Professions'.$A$1048576];0);[.C18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8]*[.E18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8]*[.G18]" office:value-type="float" office:value="0" calcext:value-type="float">
            <text:p>0</text:p>
          </table:table-cell>
          <table:table-cell table:formula="of:=SUM([.$H$2:.H18])" office:value-type="float" office:value="7430" calcext:value-type="float">
            <text:p>743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19];2) = &quot; I&quot;; RIGHT([.A19];2) = &quot; G&quot;; RIGHT([.A19];2) = &quot; S&quot;);LEFT([.A19];LEN([.A19])-2);[.A19])" office:value-type="float" office:value="0" calcext:value-type="float">
            <text:p>0</text:p>
          </table:table-cell>
          <table:table-cell table:formula="of:=IF(RIGHT([.A19];2)=&quot; I&quot;;4;IF(RIGHT([.A19];2)=&quot; G&quot;;3;IF(RIGHT([.A1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9];[$'Items and Professions'.$A$1:$'Items and Professions'.$A$1048576];0);[.C19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9]*[.E19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9]*[.G19]" office:value-type="float" office:value="0" calcext:value-type="float">
            <text:p>0</text:p>
          </table:table-cell>
          <table:table-cell table:formula="of:=SUM([.$H$2:.H19])" office:value-type="float" office:value="7430" calcext:value-type="float">
            <text:p>743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20];2) = &quot; I&quot;; RIGHT([.A20];2) = &quot; G&quot;; RIGHT([.A20];2) = &quot; S&quot;);LEFT([.A20];LEN([.A20])-2);[.A20])" office:value-type="float" office:value="0" calcext:value-type="float">
            <text:p>0</text:p>
          </table:table-cell>
          <table:table-cell table:formula="of:=IF(RIGHT([.A20];2)=&quot; I&quot;;4;IF(RIGHT([.A20];2)=&quot; G&quot;;3;IF(RIGHT([.A2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0];[$'Items and Professions'.$A$1:$'Items and Professions'.$A$1048576];0);[.C20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0]*[.E20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0]*[.G20]" office:value-type="float" office:value="0" calcext:value-type="float">
            <text:p>0</text:p>
          </table:table-cell>
          <table:table-cell table:formula="of:=SUM([.$H$2:.H20])" office:value-type="float" office:value="7430" calcext:value-type="float">
            <text:p>743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21];2) = &quot; I&quot;; RIGHT([.A21];2) = &quot; G&quot;; RIGHT([.A21];2) = &quot; S&quot;);LEFT([.A21];LEN([.A21])-2);[.A21])" office:value-type="float" office:value="0" calcext:value-type="float">
            <text:p>0</text:p>
          </table:table-cell>
          <table:table-cell table:formula="of:=IF(RIGHT([.A21];2)=&quot; I&quot;;4;IF(RIGHT([.A21];2)=&quot; G&quot;;3;IF(RIGHT([.A2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1];[$'Items and Professions'.$A$1:$'Items and Professions'.$A$1048576];0);[.C21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1]*[.E21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1]*[.G21]" office:value-type="float" office:value="0" calcext:value-type="float">
            <text:p>0</text:p>
          </table:table-cell>
          <table:table-cell table:formula="of:=SUM([.$H$2:.H21])" office:value-type="float" office:value="7430" calcext:value-type="float">
            <text:p>743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22];2) = &quot; I&quot;; RIGHT([.A22];2) = &quot; G&quot;; RIGHT([.A22];2) = &quot; S&quot;);LEFT([.A22];LEN([.A22])-2);[.A22])" office:value-type="float" office:value="0" calcext:value-type="float">
            <text:p>0</text:p>
          </table:table-cell>
          <table:table-cell table:formula="of:=IF(RIGHT([.A22];2)=&quot; I&quot;;4;IF(RIGHT([.A22];2)=&quot; G&quot;;3;IF(RIGHT([.A2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2];[$'Items and Professions'.$A$1:$'Items and Professions'.$A$1048576];0);[.C22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2]*[.E22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2]*[.G22]" office:value-type="float" office:value="0" calcext:value-type="float">
            <text:p>0</text:p>
          </table:table-cell>
          <table:table-cell table:formula="of:=SUM([.$H$2:.H22])" office:value-type="float" office:value="7430" calcext:value-type="float">
            <text:p>743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23];2) = &quot; I&quot;; RIGHT([.A23];2) = &quot; G&quot;; RIGHT([.A23];2) = &quot; S&quot;);LEFT([.A23];LEN([.A23])-2);[.A23])" office:value-type="float" office:value="0" calcext:value-type="float">
            <text:p>0</text:p>
          </table:table-cell>
          <table:table-cell table:formula="of:=IF(RIGHT([.A23];2)=&quot; I&quot;;4;IF(RIGHT([.A23];2)=&quot; G&quot;;3;IF(RIGHT([.A2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3];[$'Items and Professions'.$A$1:$'Items and Professions'.$A$1048576];0);[.C23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3]*[.E23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3]*[.G23]" office:value-type="float" office:value="0" calcext:value-type="float">
            <text:p>0</text:p>
          </table:table-cell>
          <table:table-cell table:formula="of:=SUM([.$H$2:.H23])" office:value-type="float" office:value="7430" calcext:value-type="float">
            <text:p>743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24];2) = &quot; I&quot;; RIGHT([.A24];2) = &quot; G&quot;; RIGHT([.A24];2) = &quot; S&quot;);LEFT([.A24];LEN([.A24])-2);[.A24])" office:value-type="float" office:value="0" calcext:value-type="float">
            <text:p>0</text:p>
          </table:table-cell>
          <table:table-cell table:formula="of:=IF(RIGHT([.A24];2)=&quot; I&quot;;4;IF(RIGHT([.A24];2)=&quot; G&quot;;3;IF(RIGHT([.A2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4];[$'Items and Professions'.$A$1:$'Items and Professions'.$A$1048576];0);[.C24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4]*[.E24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4]*[.G24]" office:value-type="float" office:value="0" calcext:value-type="float">
            <text:p>0</text:p>
          </table:table-cell>
          <table:table-cell table:formula="of:=SUM([.$H$2:.H24])" office:value-type="float" office:value="7430" calcext:value-type="float">
            <text:p>743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25];2) = &quot; I&quot;; RIGHT([.A25];2) = &quot; G&quot;; RIGHT([.A25];2) = &quot; S&quot;);LEFT([.A25];LEN([.A25])-2);[.A25])" office:value-type="float" office:value="0" calcext:value-type="float">
            <text:p>0</text:p>
          </table:table-cell>
          <table:table-cell table:formula="of:=IF(RIGHT([.A25];2)=&quot; I&quot;;4;IF(RIGHT([.A25];2)=&quot; G&quot;;3;IF(RIGHT([.A2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5];[$'Items and Professions'.$A$1:$'Items and Professions'.$A$1048576];0);[.C25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5]*[.E25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5]*[.G25]" office:value-type="float" office:value="0" calcext:value-type="float">
            <text:p>0</text:p>
          </table:table-cell>
          <table:table-cell table:formula="of:=SUM([.$H$2:.H25])" office:value-type="float" office:value="7430" calcext:value-type="float">
            <text:p>743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26];2) = &quot; I&quot;; RIGHT([.A26];2) = &quot; G&quot;; RIGHT([.A26];2) = &quot; S&quot;);LEFT([.A26];LEN([.A26])-2);[.A26])" office:value-type="float" office:value="0" calcext:value-type="float">
            <text:p>0</text:p>
          </table:table-cell>
          <table:table-cell table:formula="of:=IF(RIGHT([.A26];2)=&quot; I&quot;;4;IF(RIGHT([.A26];2)=&quot; G&quot;;3;IF(RIGHT([.A2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6];[$'Items and Professions'.$A$1:$'Items and Professions'.$A$1048576];0);[.C26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6]*[.E26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6]*[.G26]" office:value-type="float" office:value="0" calcext:value-type="float">
            <text:p>0</text:p>
          </table:table-cell>
          <table:table-cell table:formula="of:=SUM([.$H$2:.H26])" office:value-type="float" office:value="7430" calcext:value-type="float">
            <text:p>743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27];2) = &quot; I&quot;; RIGHT([.A27];2) = &quot; G&quot;; RIGHT([.A27];2) = &quot; S&quot;);LEFT([.A27];LEN([.A27])-2);[.A27])" office:value-type="float" office:value="0" calcext:value-type="float">
            <text:p>0</text:p>
          </table:table-cell>
          <table:table-cell table:formula="of:=IF(RIGHT([.A27];2)=&quot; I&quot;;4;IF(RIGHT([.A27];2)=&quot; G&quot;;3;IF(RIGHT([.A2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7];[$'Items and Professions'.$A$1:$'Items and Professions'.$A$1048576];0);[.C27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7]*[.E27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7]*[.G27]" office:value-type="float" office:value="0" calcext:value-type="float">
            <text:p>0</text:p>
          </table:table-cell>
          <table:table-cell table:formula="of:=SUM([.$H$2:.H27])" office:value-type="float" office:value="7430" calcext:value-type="float">
            <text:p>743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28];2) = &quot; I&quot;; RIGHT([.A28];2) = &quot; G&quot;; RIGHT([.A28];2) = &quot; S&quot;);LEFT([.A28];LEN([.A28])-2);[.A28])" office:value-type="float" office:value="0" calcext:value-type="float">
            <text:p>0</text:p>
          </table:table-cell>
          <table:table-cell table:formula="of:=IF(RIGHT([.A28];2)=&quot; I&quot;;4;IF(RIGHT([.A28];2)=&quot; G&quot;;3;IF(RIGHT([.A2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8];[$'Items and Professions'.$A$1:$'Items and Professions'.$A$1048576];0);[.C28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8]*[.E28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8]*[.G28]" office:value-type="float" office:value="0" calcext:value-type="float">
            <text:p>0</text:p>
          </table:table-cell>
          <table:table-cell table:formula="of:=SUM([.$H$2:.H28])" office:value-type="float" office:value="7430" calcext:value-type="float">
            <text:p>743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29];2) = &quot; I&quot;; RIGHT([.A29];2) = &quot; G&quot;; RIGHT([.A29];2) = &quot; S&quot;);LEFT([.A29];LEN([.A29])-2);[.A29])" office:value-type="float" office:value="0" calcext:value-type="float">
            <text:p>0</text:p>
          </table:table-cell>
          <table:table-cell table:formula="of:=IF(RIGHT([.A29];2)=&quot; I&quot;;4;IF(RIGHT([.A29];2)=&quot; G&quot;;3;IF(RIGHT([.A2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9];[$'Items and Professions'.$A$1:$'Items and Professions'.$A$1048576];0);[.C29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9]*[.E29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9]*[.G29]" office:value-type="float" office:value="0" calcext:value-type="float">
            <text:p>0</text:p>
          </table:table-cell>
          <table:table-cell table:formula="of:=SUM([.$H$2:.H29])" office:value-type="float" office:value="7430" calcext:value-type="float">
            <text:p>743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30];2) = &quot; I&quot;; RIGHT([.A30];2) = &quot; G&quot;; RIGHT([.A30];2) = &quot; S&quot;);LEFT([.A30];LEN([.A30])-2);[.A30])" office:value-type="float" office:value="0" calcext:value-type="float">
            <text:p>0</text:p>
          </table:table-cell>
          <table:table-cell table:formula="of:=IF(RIGHT([.A30];2)=&quot; I&quot;;4;IF(RIGHT([.A30];2)=&quot; G&quot;;3;IF(RIGHT([.A3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0];[$'Items and Professions'.$A$1:$'Items and Professions'.$A$1048576];0);[.C30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0]*[.E30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0]*[.G30]" office:value-type="float" office:value="0" calcext:value-type="float">
            <text:p>0</text:p>
          </table:table-cell>
          <table:table-cell table:formula="of:=SUM([.$H$2:.H30])" office:value-type="float" office:value="7430" calcext:value-type="float">
            <text:p>743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31];2) = &quot; I&quot;; RIGHT([.A31];2) = &quot; G&quot;; RIGHT([.A31];2) = &quot; S&quot;);LEFT([.A31];LEN([.A31])-2);[.A31])" office:value-type="float" office:value="0" calcext:value-type="float">
            <text:p>0</text:p>
          </table:table-cell>
          <table:table-cell table:formula="of:=IF(RIGHT([.A31];2)=&quot; I&quot;;4;IF(RIGHT([.A31];2)=&quot; G&quot;;3;IF(RIGHT([.A3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1];[$'Items and Professions'.$A$1:$'Items and Professions'.$A$1048576];0);[.C31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1]*[.E31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1]*[.G31]" office:value-type="float" office:value="0" calcext:value-type="float">
            <text:p>0</text:p>
          </table:table-cell>
          <table:table-cell table:formula="of:=SUM([.$H$2:.H31])" office:value-type="float" office:value="7430" calcext:value-type="float">
            <text:p>743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32];2) = &quot; I&quot;; RIGHT([.A32];2) = &quot; G&quot;; RIGHT([.A32];2) = &quot; S&quot;);LEFT([.A32];LEN([.A32])-2);[.A32])" office:value-type="float" office:value="0" calcext:value-type="float">
            <text:p>0</text:p>
          </table:table-cell>
          <table:table-cell table:formula="of:=IF(RIGHT([.A32];2)=&quot; I&quot;;4;IF(RIGHT([.A32];2)=&quot; G&quot;;3;IF(RIGHT([.A3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2];[$'Items and Professions'.$A$1:$'Items and Professions'.$A$1048576];0);[.C32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2]*[.E32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2]*[.G32]" office:value-type="float" office:value="0" calcext:value-type="float">
            <text:p>0</text:p>
          </table:table-cell>
          <table:table-cell table:formula="of:=SUM([.$H$2:.H32])" office:value-type="float" office:value="7430" calcext:value-type="float">
            <text:p>743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33];2) = &quot; I&quot;; RIGHT([.A33];2) = &quot; G&quot;; RIGHT([.A33];2) = &quot; S&quot;);LEFT([.A33];LEN([.A33])-2);[.A33])" office:value-type="float" office:value="0" calcext:value-type="float">
            <text:p>0</text:p>
          </table:table-cell>
          <table:table-cell table:formula="of:=IF(RIGHT([.A33];2)=&quot; I&quot;;4;IF(RIGHT([.A33];2)=&quot; G&quot;;3;IF(RIGHT([.A3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3];[$'Items and Professions'.$A$1:$'Items and Professions'.$A$1048576];0);[.C33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3]*[.E33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3]*[.G33]" office:value-type="float" office:value="0" calcext:value-type="float">
            <text:p>0</text:p>
          </table:table-cell>
          <table:table-cell table:formula="of:=SUM([.$H$2:.H33])" office:value-type="float" office:value="7430" calcext:value-type="float">
            <text:p>743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34];2) = &quot; I&quot;; RIGHT([.A34];2) = &quot; G&quot;; RIGHT([.A34];2) = &quot; S&quot;);LEFT([.A34];LEN([.A34])-2);[.A34])" office:value-type="float" office:value="0" calcext:value-type="float">
            <text:p>0</text:p>
          </table:table-cell>
          <table:table-cell table:formula="of:=IF(RIGHT([.A34];2)=&quot; I&quot;;4;IF(RIGHT([.A34];2)=&quot; G&quot;;3;IF(RIGHT([.A3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4];[$'Items and Professions'.$A$1:$'Items and Professions'.$A$1048576];0);[.C34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4]*[.E34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4]*[.G34]" office:value-type="float" office:value="0" calcext:value-type="float">
            <text:p>0</text:p>
          </table:table-cell>
          <table:table-cell table:formula="of:=SUM([.$H$2:.H34])" office:value-type="float" office:value="7430" calcext:value-type="float">
            <text:p>743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35];2) = &quot; I&quot;; RIGHT([.A35];2) = &quot; G&quot;; RIGHT([.A35];2) = &quot; S&quot;);LEFT([.A35];LEN([.A35])-2);[.A35])" office:value-type="float" office:value="0" calcext:value-type="float">
            <text:p>0</text:p>
          </table:table-cell>
          <table:table-cell table:formula="of:=IF(RIGHT([.A35];2)=&quot; I&quot;;4;IF(RIGHT([.A35];2)=&quot; G&quot;;3;IF(RIGHT([.A3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5];[$'Items and Professions'.$A$1:$'Items and Professions'.$A$1048576];0);[.C35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5]*[.E35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5]*[.G35]" office:value-type="float" office:value="0" calcext:value-type="float">
            <text:p>0</text:p>
          </table:table-cell>
          <table:table-cell table:formula="of:=SUM([.$H$2:.H35])" office:value-type="float" office:value="7430" calcext:value-type="float">
            <text:p>743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36];2) = &quot; I&quot;; RIGHT([.A36];2) = &quot; G&quot;; RIGHT([.A36];2) = &quot; S&quot;);LEFT([.A36];LEN([.A36])-2);[.A36])" office:value-type="float" office:value="0" calcext:value-type="float">
            <text:p>0</text:p>
          </table:table-cell>
          <table:table-cell table:formula="of:=IF(RIGHT([.A36];2)=&quot; I&quot;;4;IF(RIGHT([.A36];2)=&quot; G&quot;;3;IF(RIGHT([.A3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6];[$'Items and Professions'.$A$1:$'Items and Professions'.$A$1048576];0);[.C36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6]*[.E36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6]*[.G36]" office:value-type="float" office:value="0" calcext:value-type="float">
            <text:p>0</text:p>
          </table:table-cell>
          <table:table-cell table:formula="of:=SUM([.$H$2:.H36])" office:value-type="float" office:value="7430" calcext:value-type="float">
            <text:p>743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37];2) = &quot; I&quot;; RIGHT([.A37];2) = &quot; G&quot;; RIGHT([.A37];2) = &quot; S&quot;);LEFT([.A37];LEN([.A37])-2);[.A37])" office:value-type="float" office:value="0" calcext:value-type="float">
            <text:p>0</text:p>
          </table:table-cell>
          <table:table-cell table:formula="of:=IF(RIGHT([.A37];2)=&quot; I&quot;;4;IF(RIGHT([.A37];2)=&quot; G&quot;;3;IF(RIGHT([.A3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7];[$'Items and Professions'.$A$1:$'Items and Professions'.$A$1048576];0);[.C37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7]*[.E37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7]*[.G37]" office:value-type="float" office:value="0" calcext:value-type="float">
            <text:p>0</text:p>
          </table:table-cell>
          <table:table-cell table:formula="of:=SUM([.$H$2:.H37])" office:value-type="float" office:value="7430" calcext:value-type="float">
            <text:p>743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38];2) = &quot; I&quot;; RIGHT([.A38];2) = &quot; G&quot;; RIGHT([.A38];2) = &quot; S&quot;);LEFT([.A38];LEN([.A38])-2);[.A38])" office:value-type="float" office:value="0" calcext:value-type="float">
            <text:p>0</text:p>
          </table:table-cell>
          <table:table-cell table:formula="of:=IF(RIGHT([.A38];2)=&quot; I&quot;;4;IF(RIGHT([.A38];2)=&quot; G&quot;;3;IF(RIGHT([.A3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8];[$'Items and Professions'.$A$1:$'Items and Professions'.$A$1048576];0);[.C38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8]*[.E38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8]*[.G38]" office:value-type="float" office:value="0" calcext:value-type="float">
            <text:p>0</text:p>
          </table:table-cell>
          <table:table-cell table:formula="of:=SUM([.$H$2:.H38])" office:value-type="float" office:value="7430" calcext:value-type="float">
            <text:p>743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39];2) = &quot; I&quot;; RIGHT([.A39];2) = &quot; G&quot;; RIGHT([.A39];2) = &quot; S&quot;);LEFT([.A39];LEN([.A39])-2);[.A39])" office:value-type="float" office:value="0" calcext:value-type="float">
            <text:p>0</text:p>
          </table:table-cell>
          <table:table-cell table:formula="of:=IF(RIGHT([.A39];2)=&quot; I&quot;;4;IF(RIGHT([.A39];2)=&quot; G&quot;;3;IF(RIGHT([.A3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9];[$'Items and Professions'.$A$1:$'Items and Professions'.$A$1048576];0);[.C39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9]*[.E39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9]*[.G39]" office:value-type="float" office:value="0" calcext:value-type="float">
            <text:p>0</text:p>
          </table:table-cell>
          <table:table-cell table:formula="of:=SUM([.$H$2:.H39])" office:value-type="float" office:value="7430" calcext:value-type="float">
            <text:p>743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40];2) = &quot; I&quot;; RIGHT([.A40];2) = &quot; G&quot;; RIGHT([.A40];2) = &quot; S&quot;);LEFT([.A40];LEN([.A40])-2);[.A40])" office:value-type="float" office:value="0" calcext:value-type="float">
            <text:p>0</text:p>
          </table:table-cell>
          <table:table-cell table:formula="of:=IF(RIGHT([.A40];2)=&quot; I&quot;;4;IF(RIGHT([.A40];2)=&quot; G&quot;;3;IF(RIGHT([.A4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0];[$'Items and Professions'.$A$1:$'Items and Professions'.$A$1048576];0);[.C40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0]*[.E40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0]*[.G40]" office:value-type="float" office:value="0" calcext:value-type="float">
            <text:p>0</text:p>
          </table:table-cell>
          <table:table-cell table:formula="of:=SUM([.$H$2:.H40])" office:value-type="float" office:value="7430" calcext:value-type="float">
            <text:p>743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41];2) = &quot; I&quot;; RIGHT([.A41];2) = &quot; G&quot;; RIGHT([.A41];2) = &quot; S&quot;);LEFT([.A41];LEN([.A41])-2);[.A41])" office:value-type="float" office:value="0" calcext:value-type="float">
            <text:p>0</text:p>
          </table:table-cell>
          <table:table-cell table:formula="of:=IF(RIGHT([.A41];2)=&quot; I&quot;;4;IF(RIGHT([.A41];2)=&quot; G&quot;;3;IF(RIGHT([.A4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1];[$'Items and Professions'.$A$1:$'Items and Professions'.$A$1048576];0);[.C41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1]*[.E41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1]*[.G41]" office:value-type="float" office:value="0" calcext:value-type="float">
            <text:p>0</text:p>
          </table:table-cell>
          <table:table-cell table:formula="of:=SUM([.$H$2:.H41])" office:value-type="float" office:value="7430" calcext:value-type="float">
            <text:p>743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42];2) = &quot; I&quot;; RIGHT([.A42];2) = &quot; G&quot;; RIGHT([.A42];2) = &quot; S&quot;);LEFT([.A42];LEN([.A42])-2);[.A42])" office:value-type="float" office:value="0" calcext:value-type="float">
            <text:p>0</text:p>
          </table:table-cell>
          <table:table-cell table:formula="of:=IF(RIGHT([.A42];2)=&quot; I&quot;;4;IF(RIGHT([.A42];2)=&quot; G&quot;;3;IF(RIGHT([.A4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2];[$'Items and Professions'.$A$1:$'Items and Professions'.$A$1048576];0);[.C42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2]*[.E42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2]*[.G42]" office:value-type="float" office:value="0" calcext:value-type="float">
            <text:p>0</text:p>
          </table:table-cell>
          <table:table-cell table:formula="of:=SUM([.$H$2:.H42])" office:value-type="float" office:value="7430" calcext:value-type="float">
            <text:p>743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43];2) = &quot; I&quot;; RIGHT([.A43];2) = &quot; G&quot;; RIGHT([.A43];2) = &quot; S&quot;);LEFT([.A43];LEN([.A43])-2);[.A43])" office:value-type="float" office:value="0" calcext:value-type="float">
            <text:p>0</text:p>
          </table:table-cell>
          <table:table-cell table:formula="of:=IF(RIGHT([.A43];2)=&quot; I&quot;;4;IF(RIGHT([.A43];2)=&quot; G&quot;;3;IF(RIGHT([.A4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3];[$'Items and Professions'.$A$1:$'Items and Professions'.$A$1048576];0);[.C43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3]*[.E43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3]*[.G43]" office:value-type="float" office:value="0" calcext:value-type="float">
            <text:p>0</text:p>
          </table:table-cell>
          <table:table-cell table:formula="of:=SUM([.$H$2:.H43])" office:value-type="float" office:value="7430" calcext:value-type="float">
            <text:p>743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44];2) = &quot; I&quot;; RIGHT([.A44];2) = &quot; G&quot;; RIGHT([.A44];2) = &quot; S&quot;);LEFT([.A44];LEN([.A44])-2);[.A44])" office:value-type="float" office:value="0" calcext:value-type="float">
            <text:p>0</text:p>
          </table:table-cell>
          <table:table-cell table:formula="of:=IF(RIGHT([.A44];2)=&quot; I&quot;;4;IF(RIGHT([.A44];2)=&quot; G&quot;;3;IF(RIGHT([.A4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4];[$'Items and Professions'.$A$1:$'Items and Professions'.$A$1048576];0);[.C44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4]*[.E44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4]*[.G44]" office:value-type="float" office:value="0" calcext:value-type="float">
            <text:p>0</text:p>
          </table:table-cell>
          <table:table-cell table:formula="of:=SUM([.$H$2:.H44])" office:value-type="float" office:value="7430" calcext:value-type="float">
            <text:p>743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45];2) = &quot; I&quot;; RIGHT([.A45];2) = &quot; G&quot;; RIGHT([.A45];2) = &quot; S&quot;);LEFT([.A45];LEN([.A45])-2);[.A45])" office:value-type="float" office:value="0" calcext:value-type="float">
            <text:p>0</text:p>
          </table:table-cell>
          <table:table-cell table:formula="of:=IF(RIGHT([.A45];2)=&quot; I&quot;;4;IF(RIGHT([.A45];2)=&quot; G&quot;;3;IF(RIGHT([.A4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5];[$'Items and Professions'.$A$1:$'Items and Professions'.$A$1048576];0);[.C45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5]*[.E45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5]*[.G45]" office:value-type="float" office:value="0" calcext:value-type="float">
            <text:p>0</text:p>
          </table:table-cell>
          <table:table-cell table:formula="of:=SUM([.$H$2:.H45])" office:value-type="float" office:value="7430" calcext:value-type="float">
            <text:p>7430</text:p>
          </table:table-cell>
          <table:table-cell table:number-columns-repeated="7"/>
        </table:table-row>
        <table:table-row table:style-name="ro2" table:number-rows-repeated="1048530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Y1-Sp Quality Sprinklers" table:style-name="ta2">
        <office:forms form:automatic-focus="false" form:apply-design-mode="false"/>
        <table:table-column table:style-name="co35" table:default-cell-style-name="ce4"/>
        <table:table-column table:style-name="co6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0" table:default-cell-style-name="Default"/>
        <table:table-row table:style-name="ro2">
          <table:table-cell table:style-name="ce1" office:value-type="string" calcext:value-type="string">
            <text:p>Target Quality Sprinklers</text:p>
          </table:table-cell>
          <table:table-cell/>
          <table:table-cell table:style-name="ce1" office:value-type="string" calcext:value-type="string" table:number-columns-spanned="4" table:number-rows-spanned="1">
            <text:p>Search</text:p>
          </table:table-cell>
          <table:covered-table-cell table:number-columns-repeated="3" table:style-name="ce4"/>
        </table:table-row>
        <table:table-row table:style-name="ro2">
          <table:table-cell table:style-name="ce79" office:value-type="float" office:value="50" calcext:value-type="float">
            <text:p>50</text:p>
          </table:table-cell>
          <table:table-cell/>
          <table:table-cell table:style-name="ce79" office:value-type="string" calcext:value-type="string" table:number-columns-spanned="4" table:number-rows-spanned="1">
            <text:p>Chub</text:p>
          </table:table-cell>
          <table:covered-table-cell table:number-columns-repeated="3" table:style-name="ce4"/>
        </table:table-row>
        <table:table-row table:style-name="ro2">
          <table:table-cell table:style-name="Default"/>
          <table:table-cell table:number-columns-repeated="5"/>
        </table:table-row>
        <table:table-row table:style-name="ro2">
          <table:table-cell table:style-name="ce1" office:value-type="string" calcext:value-type="string">
            <text:p>Current Gold Bars</text:p>
          </table:table-cell>
          <table:table-cell/>
          <table:table-cell table:style-name="ce20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</table:table-row>
        <table:table-row table:style-name="ro2">
          <table:table-cell table:style-name="ce79" office:value-type="float" office:value="50" calcext:value-type="float">
            <text:p>50</text:p>
          </table:table-cell>
          <table:table-cell/>
          <table:table-cell table:formula="of:=INDEX([$'Items and Professions'.$C$1:$'Items and Professions'.$F$1048576];MATCH([.C2];[$'Items and Professions'.$A$1:$'Items and Professions'.$A$1048576];0);1)" office:value-type="float" office:value="50" calcext:value-type="float">
            <text:p>50</text:p>
          </table:table-cell>
          <table:table-cell table:formula="of:=INDEX([$'Items and Professions'.$C$1:$'Items and Professions'.$F$1048576];MATCH([.C2];[$'Items and Professions'.$A$1:$'Items and Professions'.$A$1048576];0);2)" office:value-type="float" office:value="62" calcext:value-type="float">
            <text:p>62</text:p>
          </table:table-cell>
          <table:table-cell table:formula="of:=INDEX([$'Items and Professions'.$C$1:$'Items and Professions'.$F$1048576];MATCH([.C2];[$'Items and Professions'.$A$1:$'Items and Professions'.$A$1048576];0);3)" office:value-type="float" office:value="75" calcext:value-type="float">
            <text:p>75</text:p>
          </table:table-cell>
          <table:table-cell table:formula="of:=INDEX([$'Items and Professions'.$C$1:$'Items and Professions'.$F$1048576];MATCH([.C2];[$'Items and Professions'.$A$1:$'Items and Professions'.$A$1048576];0);4)" office:value-type="float" office:value="100" calcext:value-type="float">
            <text:p>100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 table:style-name="ce1" office:value-type="string" calcext:value-type="string">
            <text:p>Current Iron Bars</text:p>
          </table:table-cell>
          <table:table-cell table:number-columns-repeated="5"/>
        </table:table-row>
        <table:table-row table:style-name="ro2">
          <table:table-cell table:style-name="ce79" office:value-type="float" office:value="36" calcext:value-type="float">
            <text:p>36</text:p>
          </table:table-cell>
          <table:table-cell table:number-columns-repeated="5"/>
        </table:table-row>
        <table:table-row table:style-name="ro2">
          <table:table-cell table:style-name="Default"/>
          <table:table-cell table:number-columns-repeated="5"/>
        </table:table-row>
        <table:table-row table:style-name="ro2">
          <table:table-cell table:style-name="ce1" office:value-type="string" calcext:value-type="string">
            <text:p>Current Refined Quartz</text:p>
          </table:table-cell>
          <table:table-cell table:number-columns-repeated="5"/>
        </table:table-row>
        <table:table-row table:style-name="ro2">
          <table:table-cell table:style-name="ce79" office:value-type="float" office:value="16" calcext:value-type="float">
            <text:p>16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2">
          <table:table-cell table:style-name="ce1" office:value-type="string" calcext:value-type="string">
            <text:p>Current Gold Ore</text:p>
          </table:table-cell>
          <table:table-cell table:number-columns-repeated="5"/>
        </table:table-row>
        <table:table-row table:style-name="ro2">
          <table:table-cell table:style-name="ce79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Default"/>
          <table:table-cell table:number-columns-repeated="5"/>
        </table:table-row>
        <table:table-row table:style-name="ro2">
          <table:table-cell table:style-name="ce1" office:value-type="string" calcext:value-type="string">
            <text:p>Current Iron Ore</text:p>
          </table:table-cell>
          <table:table-cell table:number-columns-repeated="5"/>
        </table:table-row>
        <table:table-row table:style-name="ro2">
          <table:table-cell table:style-name="ce79" office:value-type="float" office:value="230" calcext:value-type="float">
            <text:p>230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2">
          <table:table-cell table:style-name="ce1" office:value-type="string" calcext:value-type="string">
            <text:p>Current Quartz</text:p>
          </table:table-cell>
          <table:table-cell table:number-columns-repeated="5"/>
        </table:table-row>
        <table:table-row table:style-name="ro2">
          <table:table-cell table:style-name="ce79" office:value-type="float" office:value="47" calcext:value-type="float">
            <text:p>47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2">
          <table:table-cell table:style-name="ce1" office:value-type="string" calcext:value-type="string">
            <text:p>Needed Gold Ore</text:p>
          </table:table-cell>
          <table:table-cell table:number-columns-repeated="5"/>
        </table:table-row>
        <table:table-row table:style-name="ro2">
          <table:table-cell table:formula="of:=([.A2]*5)-([.A5]*5)-[.A14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Default"/>
          <table:table-cell table:number-columns-repeated="5"/>
        </table:table-row>
        <table:table-row table:style-name="ro2">
          <table:table-cell table:style-name="ce1" office:value-type="string" calcext:value-type="string">
            <text:p>Needed Iron Ore</text:p>
          </table:table-cell>
          <table:table-cell table:number-columns-repeated="5"/>
        </table:table-row>
        <table:table-row table:style-name="ro2">
          <table:table-cell table:formula="of:=([.A2]*5)-([.A8]*5)-[.A17]" office:value-type="float" office:value="-160" calcext:value-type="float">
            <text:p>-160</text:p>
          </table:table-cell>
          <table:table-cell table:number-columns-repeated="5"/>
        </table:table-row>
        <table:table-row table:style-name="ro2">
          <table:table-cell table:style-name="Default"/>
          <table:table-cell table:number-columns-repeated="5"/>
        </table:table-row>
        <table:table-row table:style-name="ro2">
          <table:table-cell table:style-name="ce1" office:value-type="string" calcext:value-type="string">
            <text:p>Needed Quartz</text:p>
          </table:table-cell>
          <table:table-cell table:number-columns-repeated="5"/>
        </table:table-row>
        <table:table-row table:style-name="ro2">
          <table:table-cell table:formula="of:=[.A2]-[.A11]-[.A20]" office:value-type="float" office:value="-13" calcext:value-type="float">
            <text:p>-13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2">
          <table:table-cell table:style-name="ce1" office:value-type="string" calcext:value-type="string">
            <text:p>Current Coal</text:p>
          </table:table-cell>
          <table:table-cell table:number-columns-repeated="5"/>
        </table:table-row>
        <table:table-row table:style-name="ro2">
          <table:table-cell table:style-name="ce79" office:value-type="float" office:value="108" calcext:value-type="float">
            <text:p>108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2">
          <table:table-cell table:style-name="ce1" office:value-type="string" calcext:value-type="string">
            <text:p>Needed Coal</text:p>
          </table:table-cell>
          <table:table-cell table:number-columns-repeated="5"/>
        </table:table-row>
        <table:table-row table:style-name="ro2">
          <table:table-cell table:formula="of:=([.A2]-[.A5])+([.A2]-[.A8])+([.A2]-[.A11])-[.A32]" office:value-type="float" office:value="-60" calcext:value-type="float">
            <text:p>-60</text:p>
          </table:table-cell>
          <table:table-cell table:number-columns-repeated="5"/>
        </table:table-row>
        <table:table-row table:style-name="ro2" table:number-rows-repeated="1048540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Y1-Sp18" table:style-name="ta2">
        <office:forms form:automatic-focus="false" form:apply-design-mode="false"/>
        <table:table-column table:style-name="co33" table:default-cell-style-name="Default"/>
        <table:table-column table:style-name="co17" table:visibility="collapse" table:default-cell-style-name="Default"/>
        <table:table-column table:style-name="co17" table:visibility="collapse" table:default-cell-style-name="ce9"/>
        <table:table-column table:style-name="co18" table:default-cell-style-name="ce9"/>
        <table:table-column table:style-name="co19" table:default-cell-style-name="ce9"/>
        <table:table-column table:style-name="co20" table:default-cell-style-name="ce9"/>
        <table:table-column table:style-name="co3" table:default-cell-style-name="Default"/>
        <table:table-column table:style-name="co21" table:default-cell-style-name="ce9"/>
        <table:table-column table:style-name="co22" table:default-cell-style-name="Default"/>
        <table:table-column table:style-name="co6" table:default-cell-style-name="Default"/>
        <table:table-column table:style-name="co36" table:default-cell-style-name="ce4"/>
        <table:table-column table:style-name="co6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0" table:default-cell-style-name="Default"/>
        <table:table-row table:style-name="ro2">
          <table:table-cell table:style-name="ce5" office:value-type="string" calcext:value-type="string">
            <text:p>Item</text:p>
          </table:table-cell>
          <table:table-cell table:style-name="ce5" office:value-type="string" calcext:value-type="string">
            <text:p>Base Item</text:p>
          </table:table-cell>
          <table:table-cell table:style-name="ce7" office:value-type="string" calcext:value-type="string">
            <text:p>Quality Index</text:p>
          </table:table-cell>
          <table:table-cell table:style-name="ce7" office:value-type="string" calcext:value-type="string">
            <text:p>Sell G</text:p>
          </table:table-cell>
          <table:table-cell table:style-name="ce7" office:value-type="string" calcext:value-type="string">
            <text:p>Qty</text:p>
          </table:table-cell>
          <table:table-cell table:style-name="ce7" office:value-type="string" calcext:value-type="string">
            <text:p>Total G</text:p>
          </table:table-cell>
          <table:table-cell table:style-name="ce7" office:value-type="string" calcext:value-type="string">
            <text:p>Modified Qty</text:p>
          </table:table-cell>
          <table:table-cell table:style-name="ce7" office:value-type="string" calcext:value-type="string">
            <text:p>Modified Total G</text:p>
          </table:table-cell>
          <table:table-cell table:style-name="ce7" office:value-type="string" calcext:value-type="string">
            <text:p>Sum G</text:p>
          </table:table-cell>
          <table:table-cell/>
          <table:table-cell table:style-name="ce1" office:value-type="string" calcext:value-type="string">
            <text:p>Inventory G</text:p>
          </table:table-cell>
          <table:table-cell/>
          <table:table-cell table:style-name="ce1" office:value-type="string" calcext:value-type="string" table:number-columns-spanned="4" table:number-rows-spanned="1">
            <text:p>Search</text:p>
          </table:table-cell>
          <table:covered-table-cell table:number-columns-repeated="3" table:style-name="ce4"/>
        </table:table-row>
        <table:table-row table:style-name="ro2">
          <table:table-cell office:value-type="string" calcext:value-type="string">
            <text:p>Chub I</text:p>
          </table:table-cell>
          <table:table-cell table:style-name="ce68" table:formula="of:=IF(OR(RIGHT([.A2];2) = &quot; I&quot;; RIGHT([.A2];2) = &quot; G&quot;; RIGHT([.A2];2) = &quot; S&quot;);LEFT([.A2];LEN([.A2])-2);[.A2])" office:value-type="string" office:string-value="Chub" calcext:value-type="string">
            <text:p>Chub</text:p>
          </table:table-cell>
          <table:table-cell table:formula="of:=IF(RIGHT([.A2];2)=&quot; I&quot;;4;IF(RIGHT([.A2];2)=&quot; G&quot;;3;IF(RIGHT([.A2];2)=&quot; S&quot;;2;1)))" office:value-type="float" office:value="4" calcext:value-type="float">
            <text:p>4</text:p>
          </table:table-cell>
          <table:table-cell table:formula="of:=IFERROR(INDEX([$'Items and Professions'.$C$1:$'Items and Professions'.$F$1048576];MATCH([.B2];[$'Items and Professions'.$A$1:$'Items and Professions'.$A$1048576];0);[.C2]);0)" office:value-type="float" office:value="100" calcext:value-type="float">
            <text:p>100</text:p>
          </table:table-cell>
          <table:table-cell table:style-name="ce44" office:value-type="float" office:value="40" calcext:value-type="float">
            <text:p>40</text:p>
          </table:table-cell>
          <table:table-cell table:formula="of:=[.D2]*[.E2]" office:value-type="float" office:value="4000" calcext:value-type="float">
            <text:p>4000</text:p>
          </table:table-cell>
          <table:table-cell table:style-name="ce44" office:value-type="float" office:value="12" calcext:value-type="float">
            <text:p>12</text:p>
          </table:table-cell>
          <table:table-cell table:formula="of:=[.D2]*[.G2]" office:value-type="float" office:value="1200" calcext:value-type="float">
            <text:p>1200</text:p>
          </table:table-cell>
          <table:table-cell table:formula="of:=SUM([.$H$2:.H2])" office:value-type="float" office:value="1200" calcext:value-type="float">
            <text:p>1200</text:p>
          </table:table-cell>
          <table:table-cell/>
          <table:table-cell table:style-name="ce79" table:formula="of:=CEILING(639*0.9)" office:value-type="float" office:value="576" calcext:value-type="float">
            <text:p>576</text:p>
          </table:table-cell>
          <table:table-cell/>
          <table:table-cell table:style-name="ce79" office:value-type="string" calcext:value-type="string" table:number-columns-spanned="4" table:number-rows-spanned="1">
            <text:p>Chub</text:p>
          </table:table-cell>
          <table:covered-table-cell table:number-columns-repeated="3" table:style-name="ce4"/>
        </table:table-row>
        <table:table-row table:style-name="ro2">
          <table:table-cell office:value-type="string" calcext:value-type="string">
            <text:p>Chub G</text:p>
          </table:table-cell>
          <table:table-cell table:style-name="ce68" table:formula="of:=IF(OR(RIGHT([.A3];2) = &quot; I&quot;; RIGHT([.A3];2) = &quot; G&quot;; RIGHT([.A3];2) = &quot; S&quot;);LEFT([.A3];LEN([.A3])-2);[.A3])" office:value-type="string" office:string-value="Chub" calcext:value-type="string">
            <text:p>Chub</text:p>
          </table:table-cell>
          <table:table-cell table:formula="of:=IF(RIGHT([.A3];2)=&quot; I&quot;;4;IF(RIGHT([.A3];2)=&quot; G&quot;;3;IF(RIGHT([.A3];2)=&quot; S&quot;;2;1)))" office:value-type="float" office:value="3" calcext:value-type="float">
            <text:p>3</text:p>
          </table:table-cell>
          <table:table-cell table:formula="of:=IFERROR(INDEX([$'Items and Professions'.$C$1:$'Items and Professions'.$F$1048576];MATCH([.B3];[$'Items and Professions'.$A$1:$'Items and Professions'.$A$1048576];0);[.C3]);0)" office:value-type="float" office:value="75" calcext:value-type="float">
            <text:p>75</text:p>
          </table:table-cell>
          <table:table-cell table:style-name="ce44" office:value-type="float" office:value="5" calcext:value-type="float">
            <text:p>5</text:p>
          </table:table-cell>
          <table:table-cell table:formula="of:=[.D3]*[.E3]" office:value-type="float" office:value="375" calcext:value-type="float">
            <text:p>375</text:p>
          </table:table-cell>
          <table:table-cell table:style-name="ce44" office:value-type="float" office:value="5" calcext:value-type="float">
            <text:p>5</text:p>
          </table:table-cell>
          <table:table-cell table:formula="of:=[.D3]*[.G3]" office:value-type="float" office:value="375" calcext:value-type="float">
            <text:p>375</text:p>
          </table:table-cell>
          <table:table-cell table:formula="of:=SUM([.$H$2:.H3])" office:value-type="float" office:value="1575" calcext:value-type="float">
            <text:p>1575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Catfish G</text:p>
          </table:table-cell>
          <table:table-cell table:style-name="ce68" table:formula="of:=IF(OR(RIGHT([.A4];2) = &quot; I&quot;; RIGHT([.A4];2) = &quot; G&quot;; RIGHT([.A4];2) = &quot; S&quot;);LEFT([.A4];LEN([.A4])-2);[.A4])" office:value-type="string" office:string-value="Catfish" calcext:value-type="string">
            <text:p>Catfish</text:p>
          </table:table-cell>
          <table:table-cell table:formula="of:=IF(RIGHT([.A4];2)=&quot; I&quot;;4;IF(RIGHT([.A4];2)=&quot; G&quot;;3;IF(RIGHT([.A4];2)=&quot; S&quot;;2;1)))" office:value-type="float" office:value="3" calcext:value-type="float">
            <text:p>3</text:p>
          </table:table-cell>
          <table:table-cell table:formula="of:=IFERROR(INDEX([$'Items and Professions'.$C$1:$'Items and Professions'.$F$1048576];MATCH([.B4];[$'Items and Professions'.$A$1:$'Items and Professions'.$A$1048576];0);[.C4]);0)" office:value-type="float" office:value="300" calcext:value-type="float">
            <text:p>300</text:p>
          </table:table-cell>
          <table:table-cell table:style-name="ce44" office:value-type="float" office:value="8" calcext:value-type="float">
            <text:p>8</text:p>
          </table:table-cell>
          <table:table-cell table:formula="of:=[.D4]*[.E4]" office:value-type="float" office:value="2400" calcext:value-type="float">
            <text:p>2400</text:p>
          </table:table-cell>
          <table:table-cell table:style-name="ce44" office:value-type="float" office:value="8" calcext:value-type="float">
            <text:p>8</text:p>
          </table:table-cell>
          <table:table-cell table:formula="of:=[.D4]*[.G4]" office:value-type="float" office:value="2400" calcext:value-type="float">
            <text:p>2400</text:p>
          </table:table-cell>
          <table:table-cell table:formula="of:=SUM([.$H$2:.H4])" office:value-type="float" office:value="3975" calcext:value-type="float">
            <text:p>3975</text:p>
          </table:table-cell>
          <table:table-cell/>
          <table:table-cell table:style-name="ce1" office:value-type="string" calcext:value-type="string">
            <text:p>Needed Kale Seeds</text:p>
          </table:table-cell>
          <table:table-cell/>
          <table:table-cell table:style-name="ce20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</table:table-row>
        <table:table-row table:style-name="ro2">
          <table:table-cell office:value-type="string" calcext:value-type="string">
            <text:p>Shad G</text:p>
          </table:table-cell>
          <table:table-cell table:style-name="ce68" table:formula="of:=IF(OR(RIGHT([.A5];2) = &quot; I&quot;; RIGHT([.A5];2) = &quot; G&quot;; RIGHT([.A5];2) = &quot; S&quot;);LEFT([.A5];LEN([.A5])-2);[.A5])" office:value-type="string" office:string-value="Shad" calcext:value-type="string">
            <text:p>Shad</text:p>
          </table:table-cell>
          <table:table-cell table:formula="of:=IF(RIGHT([.A5];2)=&quot; I&quot;;4;IF(RIGHT([.A5];2)=&quot; G&quot;;3;IF(RIGHT([.A5];2)=&quot; S&quot;;2;1)))" office:value-type="float" office:value="3" calcext:value-type="float">
            <text:p>3</text:p>
          </table:table-cell>
          <table:table-cell table:formula="of:=IFERROR(INDEX([$'Items and Professions'.$C$1:$'Items and Professions'.$F$1048576];MATCH([.B5];[$'Items and Professions'.$A$1:$'Items and Professions'.$A$1048576];0);[.C5]);0)" office:value-type="float" office:value="90" calcext:value-type="float">
            <text:p>90</text:p>
          </table:table-cell>
          <table:table-cell table:style-name="ce44" office:value-type="float" office:value="1" calcext:value-type="float">
            <text:p>1</text:p>
          </table:table-cell>
          <table:table-cell table:formula="of:=[.D5]*[.E5]" office:value-type="float" office:value="90" calcext:value-type="float">
            <text:p>90</text:p>
          </table:table-cell>
          <table:table-cell table:style-name="ce44" office:value-type="float" office:value="1" calcext:value-type="float">
            <text:p>1</text:p>
          </table:table-cell>
          <table:table-cell table:formula="of:=[.D5]*[.G5]" office:value-type="float" office:value="90" calcext:value-type="float">
            <text:p>90</text:p>
          </table:table-cell>
          <table:table-cell table:formula="of:=SUM([.$H$2:.H5])" office:value-type="float" office:value="4065" calcext:value-type="float">
            <text:p>4065</text:p>
          </table:table-cell>
          <table:table-cell/>
          <table:table-cell table:formula="of:=[$'Y1-Sp10'.K17]" office:value-type="float" office:value="98" calcext:value-type="float">
            <text:p>98</text:p>
          </table:table-cell>
          <table:table-cell/>
          <table:table-cell table:formula="of:=INDEX([$'Items and Professions'.$C$1:$'Items and Professions'.$F$1048576];MATCH([.M2];[$'Items and Professions'.$A$1:$'Items and Professions'.$A$1048576];0);1)" office:value-type="float" office:value="50" calcext:value-type="float">
            <text:p>50</text:p>
          </table:table-cell>
          <table:table-cell table:formula="of:=INDEX([$'Items and Professions'.$C$1:$'Items and Professions'.$F$1048576];MATCH([.M2];[$'Items and Professions'.$A$1:$'Items and Professions'.$A$1048576];0);2)" office:value-type="float" office:value="62" calcext:value-type="float">
            <text:p>62</text:p>
          </table:table-cell>
          <table:table-cell table:formula="of:=INDEX([$'Items and Professions'.$C$1:$'Items and Professions'.$F$1048576];MATCH([.M2];[$'Items and Professions'.$A$1:$'Items and Professions'.$A$1048576];0);3)" office:value-type="float" office:value="75" calcext:value-type="float">
            <text:p>75</text:p>
          </table:table-cell>
          <table:table-cell table:formula="of:=INDEX([$'Items and Professions'.$C$1:$'Items and Professions'.$F$1048576];MATCH([.M2];[$'Items and Professions'.$A$1:$'Items and Professions'.$A$1048576];0);4)"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Shad I</text:p>
          </table:table-cell>
          <table:table-cell table:style-name="ce68" table:formula="of:=IF(OR(RIGHT([.A6];2) = &quot; I&quot;; RIGHT([.A6];2) = &quot; G&quot;; RIGHT([.A6];2) = &quot; S&quot;);LEFT([.A6];LEN([.A6])-2);[.A6])" office:value-type="string" office:string-value="Shad" calcext:value-type="string">
            <text:p>Shad</text:p>
          </table:table-cell>
          <table:table-cell table:formula="of:=IF(RIGHT([.A6];2)=&quot; I&quot;;4;IF(RIGHT([.A6];2)=&quot; G&quot;;3;IF(RIGHT([.A6];2)=&quot; S&quot;;2;1)))" office:value-type="float" office:value="4" calcext:value-type="float">
            <text:p>4</text:p>
          </table:table-cell>
          <table:table-cell table:formula="of:=IFERROR(INDEX([$'Items and Professions'.$C$1:$'Items and Professions'.$F$1048576];MATCH([.B6];[$'Items and Professions'.$A$1:$'Items and Professions'.$A$1048576];0);[.C6]);0)" office:value-type="float" office:value="120" calcext:value-type="float">
            <text:p>120</text:p>
          </table:table-cell>
          <table:table-cell table:style-name="ce44" office:value-type="float" office:value="4" calcext:value-type="float">
            <text:p>4</text:p>
          </table:table-cell>
          <table:table-cell table:formula="of:=[.D6]*[.E6]" office:value-type="float" office:value="480" calcext:value-type="float">
            <text:p>480</text:p>
          </table:table-cell>
          <table:table-cell table:style-name="ce44" office:value-type="float" office:value="4" calcext:value-type="float">
            <text:p>4</text:p>
          </table:table-cell>
          <table:table-cell table:formula="of:=[.D6]*[.G6]" office:value-type="float" office:value="480" calcext:value-type="float">
            <text:p>480</text:p>
          </table:table-cell>
          <table:table-cell table:formula="of:=SUM([.$H$2:.H6])" office:value-type="float" office:value="4545" calcext:value-type="float">
            <text:p>4545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/>
          <table:table-cell table:style-name="ce68" table:formula="of:=IF(OR(RIGHT([.A7];2) = &quot; I&quot;; RIGHT([.A7];2) = &quot; G&quot;; RIGHT([.A7];2) = &quot; S&quot;);LEFT([.A7];LEN([.A7])-2);[.A7])" office:value-type="float" office:value="0" calcext:value-type="float">
            <text:p>0</text:p>
          </table:table-cell>
          <table:table-cell table:formula="of:=IF(RIGHT([.A7];2)=&quot; I&quot;;4;IF(RIGHT([.A7];2)=&quot; G&quot;;3;IF(RIGHT([.A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7];[$'Items and Professions'.$A$1:$'Items and Professions'.$A$1048576];0);[.C7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7]*[.E7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7]*[.G7]" office:value-type="float" office:value="0" calcext:value-type="float">
            <text:p>0</text:p>
          </table:table-cell>
          <table:table-cell table:formula="of:=SUM([.$H$2:.H7])" office:value-type="float" office:value="4545" calcext:value-type="float">
            <text:p>4545</text:p>
          </table:table-cell>
          <table:table-cell/>
          <table:table-cell table:style-name="ce1" office:value-type="string" calcext:value-type="string">
            <text:p>Needed G</text:p>
          </table:table-cell>
          <table:table-cell table:number-columns-repeated="5"/>
        </table:table-row>
        <table:table-row table:style-name="ro2">
          <table:table-cell/>
          <table:table-cell table:style-name="ce68" table:formula="of:=IF(OR(RIGHT([.A8];2) = &quot; I&quot;; RIGHT([.A8];2) = &quot; G&quot;; RIGHT([.A8];2) = &quot; S&quot;);LEFT([.A8];LEN([.A8])-2);[.A8])" office:value-type="float" office:value="0" calcext:value-type="float">
            <text:p>0</text:p>
          </table:table-cell>
          <table:table-cell table:formula="of:=IF(RIGHT([.A8];2)=&quot; I&quot;;4;IF(RIGHT([.A8];2)=&quot; G&quot;;3;IF(RIGHT([.A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8];[$'Items and Professions'.$A$1:$'Items and Professions'.$A$1048576];0);[.C8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8]*[.E8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8]*[.G8]" office:value-type="float" office:value="0" calcext:value-type="float">
            <text:p>0</text:p>
          </table:table-cell>
          <table:table-cell table:formula="of:=SUM([.$H$2:.H8])" office:value-type="float" office:value="4545" calcext:value-type="float">
            <text:p>4545</text:p>
          </table:table-cell>
          <table:table-cell/>
          <table:table-cell table:formula="of:=2000+([.K5]*70)" office:value-type="float" office:value="8860" calcext:value-type="float">
            <text:p>8860</text:p>
          </table:table-cell>
          <table:table-cell table:number-columns-repeated="5"/>
        </table:table-row>
        <table:table-row table:style-name="ro2">
          <table:table-cell/>
          <table:table-cell table:style-name="ce68" table:formula="of:=IF(OR(RIGHT([.A9];2) = &quot; I&quot;; RIGHT([.A9];2) = &quot; G&quot;; RIGHT([.A9];2) = &quot; S&quot;);LEFT([.A9];LEN([.A9])-2);[.A9])" office:value-type="float" office:value="0" calcext:value-type="float">
            <text:p>0</text:p>
          </table:table-cell>
          <table:table-cell table:formula="of:=IF(RIGHT([.A9];2)=&quot; I&quot;;4;IF(RIGHT([.A9];2)=&quot; G&quot;;3;IF(RIGHT([.A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9];[$'Items and Professions'.$A$1:$'Items and Professions'.$A$1048576];0);[.C9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9]*[.E9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9]*[.G9]" office:value-type="float" office:value="0" calcext:value-type="float">
            <text:p>0</text:p>
          </table:table-cell>
          <table:table-cell table:formula="of:=SUM([.$H$2:.H9])" office:value-type="float" office:value="4545" calcext:value-type="float">
            <text:p>4545</text:p>
          </table:table-cell>
          <table:table-cell/>
          <table:table-cell table:style-name="ce3"/>
          <table:table-cell table:number-columns-repeated="5"/>
        </table:table-row>
        <table:table-row table:style-name="ro2">
          <table:table-cell/>
          <table:table-cell table:style-name="ce68" table:formula="of:=IF(OR(RIGHT([.A10];2) = &quot; I&quot;; RIGHT([.A10];2) = &quot; G&quot;; RIGHT([.A10];2) = &quot; S&quot;);LEFT([.A10];LEN([.A10])-2);[.A10])" office:value-type="float" office:value="0" calcext:value-type="float">
            <text:p>0</text:p>
          </table:table-cell>
          <table:table-cell table:formula="of:=IF(RIGHT([.A10];2)=&quot; I&quot;;4;IF(RIGHT([.A10];2)=&quot; G&quot;;3;IF(RIGHT([.A1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0];[$'Items and Professions'.$A$1:$'Items and Professions'.$A$1048576];0);[.C10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0]*[.E10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0]*[.G10]" office:value-type="float" office:value="0" calcext:value-type="float">
            <text:p>0</text:p>
          </table:table-cell>
          <table:table-cell table:formula="of:=SUM([.$H$2:.H10])" office:value-type="float" office:value="4545" calcext:value-type="float">
            <text:p>4545</text:p>
          </table:table-cell>
          <table:table-cell/>
          <table:table-cell table:style-name="ce1" office:value-type="string" calcext:value-type="string">
            <text:p>Remaining G</text:p>
          </table:table-cell>
          <table:table-cell table:number-columns-repeated="5"/>
        </table:table-row>
        <table:table-row table:style-name="ro2">
          <table:table-cell/>
          <table:table-cell table:style-name="ce68" table:formula="of:=IF(OR(RIGHT([.A11];2) = &quot; I&quot;; RIGHT([.A11];2) = &quot; G&quot;; RIGHT([.A11];2) = &quot; S&quot;);LEFT([.A11];LEN([.A11])-2);[.A11])" office:value-type="float" office:value="0" calcext:value-type="float">
            <text:p>0</text:p>
          </table:table-cell>
          <table:table-cell table:formula="of:=IF(RIGHT([.A11];2)=&quot; I&quot;;4;IF(RIGHT([.A11];2)=&quot; G&quot;;3;IF(RIGHT([.A1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1];[$'Items and Professions'.$A$1:$'Items and Professions'.$A$1048576];0);[.C11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1]*[.E11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1]*[.G11]" office:value-type="float" office:value="0" calcext:value-type="float">
            <text:p>0</text:p>
          </table:table-cell>
          <table:table-cell table:formula="of:=SUM([.$H$2:.H11])" office:value-type="float" office:value="4545" calcext:value-type="float">
            <text:p>4545</text:p>
          </table:table-cell>
          <table:table-cell/>
          <table:table-cell table:formula="of:=[.K8]-[.K2]-MAX([.I$1:.I$1048576])" office:value-type="float" office:value="3739" calcext:value-type="float">
            <text:p>3739</text:p>
          </table:table-cell>
          <table:table-cell table:number-columns-repeated="5"/>
        </table:table-row>
        <table:table-row table:style-name="ro2">
          <table:table-cell/>
          <table:table-cell table:style-name="ce68" table:formula="of:=IF(OR(RIGHT([.A12];2) = &quot; I&quot;; RIGHT([.A12];2) = &quot; G&quot;; RIGHT([.A12];2) = &quot; S&quot;);LEFT([.A12];LEN([.A12])-2);[.A12])" office:value-type="float" office:value="0" calcext:value-type="float">
            <text:p>0</text:p>
          </table:table-cell>
          <table:table-cell table:formula="of:=IF(RIGHT([.A12];2)=&quot; I&quot;;4;IF(RIGHT([.A12];2)=&quot; G&quot;;3;IF(RIGHT([.A1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2];[$'Items and Professions'.$A$1:$'Items and Professions'.$A$1048576];0);[.C12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2]*[.E12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2]*[.G12]" office:value-type="float" office:value="0" calcext:value-type="float">
            <text:p>0</text:p>
          </table:table-cell>
          <table:table-cell table:formula="of:=SUM([.$H$2:.H12])" office:value-type="float" office:value="4545" calcext:value-type="float">
            <text:p>4545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13];2) = &quot; I&quot;; RIGHT([.A13];2) = &quot; G&quot;; RIGHT([.A13];2) = &quot; S&quot;);LEFT([.A13];LEN([.A13])-2);[.A13])" office:value-type="float" office:value="0" calcext:value-type="float">
            <text:p>0</text:p>
          </table:table-cell>
          <table:table-cell table:formula="of:=IF(RIGHT([.A13];2)=&quot; I&quot;;4;IF(RIGHT([.A13];2)=&quot; G&quot;;3;IF(RIGHT([.A1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3];[$'Items and Professions'.$A$1:$'Items and Professions'.$A$1048576];0);[.C13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3]*[.E13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3]*[.G13]" office:value-type="float" office:value="0" calcext:value-type="float">
            <text:p>0</text:p>
          </table:table-cell>
          <table:table-cell table:formula="of:=SUM([.$H$2:.H13])" office:value-type="float" office:value="4545" calcext:value-type="float">
            <text:p>4545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/>
          <table:table-cell table:style-name="ce68" table:formula="of:=IF(OR(RIGHT([.A14];2) = &quot; I&quot;; RIGHT([.A14];2) = &quot; G&quot;; RIGHT([.A14];2) = &quot; S&quot;);LEFT([.A14];LEN([.A14])-2);[.A14])" office:value-type="float" office:value="0" calcext:value-type="float">
            <text:p>0</text:p>
          </table:table-cell>
          <table:table-cell table:formula="of:=IF(RIGHT([.A14];2)=&quot; I&quot;;4;IF(RIGHT([.A14];2)=&quot; G&quot;;3;IF(RIGHT([.A1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4];[$'Items and Professions'.$A$1:$'Items and Professions'.$A$1048576];0);[.C14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4]*[.E14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4]*[.G14]" office:value-type="float" office:value="0" calcext:value-type="float">
            <text:p>0</text:p>
          </table:table-cell>
          <table:table-cell table:formula="of:=SUM([.$H$2:.H14])" office:value-type="float" office:value="4545" calcext:value-type="float">
            <text:p>4545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/>
          <table:table-cell table:style-name="ce68" table:formula="of:=IF(OR(RIGHT([.A15];2) = &quot; I&quot;; RIGHT([.A15];2) = &quot; G&quot;; RIGHT([.A15];2) = &quot; S&quot;);LEFT([.A15];LEN([.A15])-2);[.A15])" office:value-type="float" office:value="0" calcext:value-type="float">
            <text:p>0</text:p>
          </table:table-cell>
          <table:table-cell table:formula="of:=IF(RIGHT([.A15];2)=&quot; I&quot;;4;IF(RIGHT([.A15];2)=&quot; G&quot;;3;IF(RIGHT([.A1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5];[$'Items and Professions'.$A$1:$'Items and Professions'.$A$1048576];0);[.C15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5]*[.E15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5]*[.G15]" office:value-type="float" office:value="0" calcext:value-type="float">
            <text:p>0</text:p>
          </table:table-cell>
          <table:table-cell table:formula="of:=SUM([.$H$2:.H15])" office:value-type="float" office:value="4545" calcext:value-type="float">
            <text:p>4545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/>
          <table:table-cell table:style-name="ce68" table:formula="of:=IF(OR(RIGHT([.A16];2) = &quot; I&quot;; RIGHT([.A16];2) = &quot; G&quot;; RIGHT([.A16];2) = &quot; S&quot;);LEFT([.A16];LEN([.A16])-2);[.A16])" office:value-type="float" office:value="0" calcext:value-type="float">
            <text:p>0</text:p>
          </table:table-cell>
          <table:table-cell table:formula="of:=IF(RIGHT([.A16];2)=&quot; I&quot;;4;IF(RIGHT([.A16];2)=&quot; G&quot;;3;IF(RIGHT([.A1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6];[$'Items and Professions'.$A$1:$'Items and Professions'.$A$1048576];0);[.C16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6]*[.E16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6]*[.G16]" office:value-type="float" office:value="0" calcext:value-type="float">
            <text:p>0</text:p>
          </table:table-cell>
          <table:table-cell table:formula="of:=SUM([.$H$2:.H16])" office:value-type="float" office:value="4545" calcext:value-type="float">
            <text:p>4545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/>
          <table:table-cell table:style-name="ce68" table:formula="of:=IF(OR(RIGHT([.A17];2) = &quot; I&quot;; RIGHT([.A17];2) = &quot; G&quot;; RIGHT([.A17];2) = &quot; S&quot;);LEFT([.A17];LEN([.A17])-2);[.A17])" office:value-type="float" office:value="0" calcext:value-type="float">
            <text:p>0</text:p>
          </table:table-cell>
          <table:table-cell table:formula="of:=IF(RIGHT([.A17];2)=&quot; I&quot;;4;IF(RIGHT([.A17];2)=&quot; G&quot;;3;IF(RIGHT([.A1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7];[$'Items and Professions'.$A$1:$'Items and Professions'.$A$1048576];0);[.C17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7]*[.E17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7]*[.G17]" office:value-type="float" office:value="0" calcext:value-type="float">
            <text:p>0</text:p>
          </table:table-cell>
          <table:table-cell table:formula="of:=SUM([.$H$2:.H17])" office:value-type="float" office:value="4545" calcext:value-type="float">
            <text:p>4545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/>
          <table:table-cell table:style-name="ce68" table:formula="of:=IF(OR(RIGHT([.A18];2) = &quot; I&quot;; RIGHT([.A18];2) = &quot; G&quot;; RIGHT([.A18];2) = &quot; S&quot;);LEFT([.A18];LEN([.A18])-2);[.A18])" office:value-type="float" office:value="0" calcext:value-type="float">
            <text:p>0</text:p>
          </table:table-cell>
          <table:table-cell table:formula="of:=IF(RIGHT([.A18];2)=&quot; I&quot;;4;IF(RIGHT([.A18];2)=&quot; G&quot;;3;IF(RIGHT([.A1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8];[$'Items and Professions'.$A$1:$'Items and Professions'.$A$1048576];0);[.C18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8]*[.E18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8]*[.G18]" office:value-type="float" office:value="0" calcext:value-type="float">
            <text:p>0</text:p>
          </table:table-cell>
          <table:table-cell table:formula="of:=SUM([.$H$2:.H18])" office:value-type="float" office:value="4545" calcext:value-type="float">
            <text:p>4545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19];2) = &quot; I&quot;; RIGHT([.A19];2) = &quot; G&quot;; RIGHT([.A19];2) = &quot; S&quot;);LEFT([.A19];LEN([.A19])-2);[.A19])" office:value-type="float" office:value="0" calcext:value-type="float">
            <text:p>0</text:p>
          </table:table-cell>
          <table:table-cell table:formula="of:=IF(RIGHT([.A19];2)=&quot; I&quot;;4;IF(RIGHT([.A19];2)=&quot; G&quot;;3;IF(RIGHT([.A1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9];[$'Items and Professions'.$A$1:$'Items and Professions'.$A$1048576];0);[.C19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9]*[.E19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9]*[.G19]" office:value-type="float" office:value="0" calcext:value-type="float">
            <text:p>0</text:p>
          </table:table-cell>
          <table:table-cell table:formula="of:=SUM([.$H$2:.H19])" office:value-type="float" office:value="4545" calcext:value-type="float">
            <text:p>4545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20];2) = &quot; I&quot;; RIGHT([.A20];2) = &quot; G&quot;; RIGHT([.A20];2) = &quot; S&quot;);LEFT([.A20];LEN([.A20])-2);[.A20])" office:value-type="float" office:value="0" calcext:value-type="float">
            <text:p>0</text:p>
          </table:table-cell>
          <table:table-cell table:formula="of:=IF(RIGHT([.A20];2)=&quot; I&quot;;4;IF(RIGHT([.A20];2)=&quot; G&quot;;3;IF(RIGHT([.A2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0];[$'Items and Professions'.$A$1:$'Items and Professions'.$A$1048576];0);[.C20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0]*[.E20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0]*[.G20]" office:value-type="float" office:value="0" calcext:value-type="float">
            <text:p>0</text:p>
          </table:table-cell>
          <table:table-cell table:formula="of:=SUM([.$H$2:.H20])" office:value-type="float" office:value="4545" calcext:value-type="float">
            <text:p>4545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21];2) = &quot; I&quot;; RIGHT([.A21];2) = &quot; G&quot;; RIGHT([.A21];2) = &quot; S&quot;);LEFT([.A21];LEN([.A21])-2);[.A21])" office:value-type="float" office:value="0" calcext:value-type="float">
            <text:p>0</text:p>
          </table:table-cell>
          <table:table-cell table:formula="of:=IF(RIGHT([.A21];2)=&quot; I&quot;;4;IF(RIGHT([.A21];2)=&quot; G&quot;;3;IF(RIGHT([.A2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1];[$'Items and Professions'.$A$1:$'Items and Professions'.$A$1048576];0);[.C21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1]*[.E21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1]*[.G21]" office:value-type="float" office:value="0" calcext:value-type="float">
            <text:p>0</text:p>
          </table:table-cell>
          <table:table-cell table:formula="of:=SUM([.$H$2:.H21])" office:value-type="float" office:value="4545" calcext:value-type="float">
            <text:p>4545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22];2) = &quot; I&quot;; RIGHT([.A22];2) = &quot; G&quot;; RIGHT([.A22];2) = &quot; S&quot;);LEFT([.A22];LEN([.A22])-2);[.A22])" office:value-type="float" office:value="0" calcext:value-type="float">
            <text:p>0</text:p>
          </table:table-cell>
          <table:table-cell table:formula="of:=IF(RIGHT([.A22];2)=&quot; I&quot;;4;IF(RIGHT([.A22];2)=&quot; G&quot;;3;IF(RIGHT([.A2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2];[$'Items and Professions'.$A$1:$'Items and Professions'.$A$1048576];0);[.C22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2]*[.E22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2]*[.G22]" office:value-type="float" office:value="0" calcext:value-type="float">
            <text:p>0</text:p>
          </table:table-cell>
          <table:table-cell table:formula="of:=SUM([.$H$2:.H22])" office:value-type="float" office:value="4545" calcext:value-type="float">
            <text:p>4545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23];2) = &quot; I&quot;; RIGHT([.A23];2) = &quot; G&quot;; RIGHT([.A23];2) = &quot; S&quot;);LEFT([.A23];LEN([.A23])-2);[.A23])" office:value-type="float" office:value="0" calcext:value-type="float">
            <text:p>0</text:p>
          </table:table-cell>
          <table:table-cell table:formula="of:=IF(RIGHT([.A23];2)=&quot; I&quot;;4;IF(RIGHT([.A23];2)=&quot; G&quot;;3;IF(RIGHT([.A2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3];[$'Items and Professions'.$A$1:$'Items and Professions'.$A$1048576];0);[.C23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3]*[.E23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3]*[.G23]" office:value-type="float" office:value="0" calcext:value-type="float">
            <text:p>0</text:p>
          </table:table-cell>
          <table:table-cell table:formula="of:=SUM([.$H$2:.H23])" office:value-type="float" office:value="4545" calcext:value-type="float">
            <text:p>4545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24];2) = &quot; I&quot;; RIGHT([.A24];2) = &quot; G&quot;; RIGHT([.A24];2) = &quot; S&quot;);LEFT([.A24];LEN([.A24])-2);[.A24])" office:value-type="float" office:value="0" calcext:value-type="float">
            <text:p>0</text:p>
          </table:table-cell>
          <table:table-cell table:formula="of:=IF(RIGHT([.A24];2)=&quot; I&quot;;4;IF(RIGHT([.A24];2)=&quot; G&quot;;3;IF(RIGHT([.A2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4];[$'Items and Professions'.$A$1:$'Items and Professions'.$A$1048576];0);[.C24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4]*[.E24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4]*[.G24]" office:value-type="float" office:value="0" calcext:value-type="float">
            <text:p>0</text:p>
          </table:table-cell>
          <table:table-cell table:formula="of:=SUM([.$H$2:.H24])" office:value-type="float" office:value="4545" calcext:value-type="float">
            <text:p>4545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25];2) = &quot; I&quot;; RIGHT([.A25];2) = &quot; G&quot;; RIGHT([.A25];2) = &quot; S&quot;);LEFT([.A25];LEN([.A25])-2);[.A25])" office:value-type="float" office:value="0" calcext:value-type="float">
            <text:p>0</text:p>
          </table:table-cell>
          <table:table-cell table:formula="of:=IF(RIGHT([.A25];2)=&quot; I&quot;;4;IF(RIGHT([.A25];2)=&quot; G&quot;;3;IF(RIGHT([.A2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5];[$'Items and Professions'.$A$1:$'Items and Professions'.$A$1048576];0);[.C25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5]*[.E25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5]*[.G25]" office:value-type="float" office:value="0" calcext:value-type="float">
            <text:p>0</text:p>
          </table:table-cell>
          <table:table-cell table:formula="of:=SUM([.$H$2:.H25])" office:value-type="float" office:value="4545" calcext:value-type="float">
            <text:p>4545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26];2) = &quot; I&quot;; RIGHT([.A26];2) = &quot; G&quot;; RIGHT([.A26];2) = &quot; S&quot;);LEFT([.A26];LEN([.A26])-2);[.A26])" office:value-type="float" office:value="0" calcext:value-type="float">
            <text:p>0</text:p>
          </table:table-cell>
          <table:table-cell table:formula="of:=IF(RIGHT([.A26];2)=&quot; I&quot;;4;IF(RIGHT([.A26];2)=&quot; G&quot;;3;IF(RIGHT([.A2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6];[$'Items and Professions'.$A$1:$'Items and Professions'.$A$1048576];0);[.C26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6]*[.E26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6]*[.G26]" office:value-type="float" office:value="0" calcext:value-type="float">
            <text:p>0</text:p>
          </table:table-cell>
          <table:table-cell table:formula="of:=SUM([.$H$2:.H26])" office:value-type="float" office:value="4545" calcext:value-type="float">
            <text:p>4545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27];2) = &quot; I&quot;; RIGHT([.A27];2) = &quot; G&quot;; RIGHT([.A27];2) = &quot; S&quot;);LEFT([.A27];LEN([.A27])-2);[.A27])" office:value-type="float" office:value="0" calcext:value-type="float">
            <text:p>0</text:p>
          </table:table-cell>
          <table:table-cell table:formula="of:=IF(RIGHT([.A27];2)=&quot; I&quot;;4;IF(RIGHT([.A27];2)=&quot; G&quot;;3;IF(RIGHT([.A2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7];[$'Items and Professions'.$A$1:$'Items and Professions'.$A$1048576];0);[.C27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7]*[.E27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7]*[.G27]" office:value-type="float" office:value="0" calcext:value-type="float">
            <text:p>0</text:p>
          </table:table-cell>
          <table:table-cell table:formula="of:=SUM([.$H$2:.H27])" office:value-type="float" office:value="4545" calcext:value-type="float">
            <text:p>4545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28];2) = &quot; I&quot;; RIGHT([.A28];2) = &quot; G&quot;; RIGHT([.A28];2) = &quot; S&quot;);LEFT([.A28];LEN([.A28])-2);[.A28])" office:value-type="float" office:value="0" calcext:value-type="float">
            <text:p>0</text:p>
          </table:table-cell>
          <table:table-cell table:formula="of:=IF(RIGHT([.A28];2)=&quot; I&quot;;4;IF(RIGHT([.A28];2)=&quot; G&quot;;3;IF(RIGHT([.A2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8];[$'Items and Professions'.$A$1:$'Items and Professions'.$A$1048576];0);[.C28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8]*[.E28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8]*[.G28]" office:value-type="float" office:value="0" calcext:value-type="float">
            <text:p>0</text:p>
          </table:table-cell>
          <table:table-cell table:formula="of:=SUM([.$H$2:.H28])" office:value-type="float" office:value="4545" calcext:value-type="float">
            <text:p>4545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29];2) = &quot; I&quot;; RIGHT([.A29];2) = &quot; G&quot;; RIGHT([.A29];2) = &quot; S&quot;);LEFT([.A29];LEN([.A29])-2);[.A29])" office:value-type="float" office:value="0" calcext:value-type="float">
            <text:p>0</text:p>
          </table:table-cell>
          <table:table-cell table:formula="of:=IF(RIGHT([.A29];2)=&quot; I&quot;;4;IF(RIGHT([.A29];2)=&quot; G&quot;;3;IF(RIGHT([.A2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9];[$'Items and Professions'.$A$1:$'Items and Professions'.$A$1048576];0);[.C29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9]*[.E29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9]*[.G29]" office:value-type="float" office:value="0" calcext:value-type="float">
            <text:p>0</text:p>
          </table:table-cell>
          <table:table-cell table:formula="of:=SUM([.$H$2:.H29])" office:value-type="float" office:value="4545" calcext:value-type="float">
            <text:p>4545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30];2) = &quot; I&quot;; RIGHT([.A30];2) = &quot; G&quot;; RIGHT([.A30];2) = &quot; S&quot;);LEFT([.A30];LEN([.A30])-2);[.A30])" office:value-type="float" office:value="0" calcext:value-type="float">
            <text:p>0</text:p>
          </table:table-cell>
          <table:table-cell table:formula="of:=IF(RIGHT([.A30];2)=&quot; I&quot;;4;IF(RIGHT([.A30];2)=&quot; G&quot;;3;IF(RIGHT([.A3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0];[$'Items and Professions'.$A$1:$'Items and Professions'.$A$1048576];0);[.C30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0]*[.E30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0]*[.G30]" office:value-type="float" office:value="0" calcext:value-type="float">
            <text:p>0</text:p>
          </table:table-cell>
          <table:table-cell table:formula="of:=SUM([.$H$2:.H30])" office:value-type="float" office:value="4545" calcext:value-type="float">
            <text:p>4545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31];2) = &quot; I&quot;; RIGHT([.A31];2) = &quot; G&quot;; RIGHT([.A31];2) = &quot; S&quot;);LEFT([.A31];LEN([.A31])-2);[.A31])" office:value-type="float" office:value="0" calcext:value-type="float">
            <text:p>0</text:p>
          </table:table-cell>
          <table:table-cell table:formula="of:=IF(RIGHT([.A31];2)=&quot; I&quot;;4;IF(RIGHT([.A31];2)=&quot; G&quot;;3;IF(RIGHT([.A3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1];[$'Items and Professions'.$A$1:$'Items and Professions'.$A$1048576];0);[.C31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1]*[.E31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1]*[.G31]" office:value-type="float" office:value="0" calcext:value-type="float">
            <text:p>0</text:p>
          </table:table-cell>
          <table:table-cell table:formula="of:=SUM([.$H$2:.H31])" office:value-type="float" office:value="4545" calcext:value-type="float">
            <text:p>4545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32];2) = &quot; I&quot;; RIGHT([.A32];2) = &quot; G&quot;; RIGHT([.A32];2) = &quot; S&quot;);LEFT([.A32];LEN([.A32])-2);[.A32])" office:value-type="float" office:value="0" calcext:value-type="float">
            <text:p>0</text:p>
          </table:table-cell>
          <table:table-cell table:formula="of:=IF(RIGHT([.A32];2)=&quot; I&quot;;4;IF(RIGHT([.A32];2)=&quot; G&quot;;3;IF(RIGHT([.A3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2];[$'Items and Professions'.$A$1:$'Items and Professions'.$A$1048576];0);[.C32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2]*[.E32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2]*[.G32]" office:value-type="float" office:value="0" calcext:value-type="float">
            <text:p>0</text:p>
          </table:table-cell>
          <table:table-cell table:formula="of:=SUM([.$H$2:.H32])" office:value-type="float" office:value="4545" calcext:value-type="float">
            <text:p>4545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33];2) = &quot; I&quot;; RIGHT([.A33];2) = &quot; G&quot;; RIGHT([.A33];2) = &quot; S&quot;);LEFT([.A33];LEN([.A33])-2);[.A33])" office:value-type="float" office:value="0" calcext:value-type="float">
            <text:p>0</text:p>
          </table:table-cell>
          <table:table-cell table:formula="of:=IF(RIGHT([.A33];2)=&quot; I&quot;;4;IF(RIGHT([.A33];2)=&quot; G&quot;;3;IF(RIGHT([.A3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3];[$'Items and Professions'.$A$1:$'Items and Professions'.$A$1048576];0);[.C33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3]*[.E33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3]*[.G33]" office:value-type="float" office:value="0" calcext:value-type="float">
            <text:p>0</text:p>
          </table:table-cell>
          <table:table-cell table:formula="of:=SUM([.$H$2:.H33])" office:value-type="float" office:value="4545" calcext:value-type="float">
            <text:p>4545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34];2) = &quot; I&quot;; RIGHT([.A34];2) = &quot; G&quot;; RIGHT([.A34];2) = &quot; S&quot;);LEFT([.A34];LEN([.A34])-2);[.A34])" office:value-type="float" office:value="0" calcext:value-type="float">
            <text:p>0</text:p>
          </table:table-cell>
          <table:table-cell table:formula="of:=IF(RIGHT([.A34];2)=&quot; I&quot;;4;IF(RIGHT([.A34];2)=&quot; G&quot;;3;IF(RIGHT([.A3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4];[$'Items and Professions'.$A$1:$'Items and Professions'.$A$1048576];0);[.C34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4]*[.E34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4]*[.G34]" office:value-type="float" office:value="0" calcext:value-type="float">
            <text:p>0</text:p>
          </table:table-cell>
          <table:table-cell table:formula="of:=SUM([.$H$2:.H34])" office:value-type="float" office:value="4545" calcext:value-type="float">
            <text:p>4545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35];2) = &quot; I&quot;; RIGHT([.A35];2) = &quot; G&quot;; RIGHT([.A35];2) = &quot; S&quot;);LEFT([.A35];LEN([.A35])-2);[.A35])" office:value-type="float" office:value="0" calcext:value-type="float">
            <text:p>0</text:p>
          </table:table-cell>
          <table:table-cell table:formula="of:=IF(RIGHT([.A35];2)=&quot; I&quot;;4;IF(RIGHT([.A35];2)=&quot; G&quot;;3;IF(RIGHT([.A3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5];[$'Items and Professions'.$A$1:$'Items and Professions'.$A$1048576];0);[.C35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5]*[.E35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5]*[.G35]" office:value-type="float" office:value="0" calcext:value-type="float">
            <text:p>0</text:p>
          </table:table-cell>
          <table:table-cell table:formula="of:=SUM([.$H$2:.H35])" office:value-type="float" office:value="4545" calcext:value-type="float">
            <text:p>4545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36];2) = &quot; I&quot;; RIGHT([.A36];2) = &quot; G&quot;; RIGHT([.A36];2) = &quot; S&quot;);LEFT([.A36];LEN([.A36])-2);[.A36])" office:value-type="float" office:value="0" calcext:value-type="float">
            <text:p>0</text:p>
          </table:table-cell>
          <table:table-cell table:formula="of:=IF(RIGHT([.A36];2)=&quot; I&quot;;4;IF(RIGHT([.A36];2)=&quot; G&quot;;3;IF(RIGHT([.A3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6];[$'Items and Professions'.$A$1:$'Items and Professions'.$A$1048576];0);[.C36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6]*[.E36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6]*[.G36]" office:value-type="float" office:value="0" calcext:value-type="float">
            <text:p>0</text:p>
          </table:table-cell>
          <table:table-cell table:formula="of:=SUM([.$H$2:.H36])" office:value-type="float" office:value="4545" calcext:value-type="float">
            <text:p>4545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37];2) = &quot; I&quot;; RIGHT([.A37];2) = &quot; G&quot;; RIGHT([.A37];2) = &quot; S&quot;);LEFT([.A37];LEN([.A37])-2);[.A37])" office:value-type="float" office:value="0" calcext:value-type="float">
            <text:p>0</text:p>
          </table:table-cell>
          <table:table-cell table:formula="of:=IF(RIGHT([.A37];2)=&quot; I&quot;;4;IF(RIGHT([.A37];2)=&quot; G&quot;;3;IF(RIGHT([.A3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7];[$'Items and Professions'.$A$1:$'Items and Professions'.$A$1048576];0);[.C37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7]*[.E37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7]*[.G37]" office:value-type="float" office:value="0" calcext:value-type="float">
            <text:p>0</text:p>
          </table:table-cell>
          <table:table-cell table:formula="of:=SUM([.$H$2:.H37])" office:value-type="float" office:value="4545" calcext:value-type="float">
            <text:p>4545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38];2) = &quot; I&quot;; RIGHT([.A38];2) = &quot; G&quot;; RIGHT([.A38];2) = &quot; S&quot;);LEFT([.A38];LEN([.A38])-2);[.A38])" office:value-type="float" office:value="0" calcext:value-type="float">
            <text:p>0</text:p>
          </table:table-cell>
          <table:table-cell table:formula="of:=IF(RIGHT([.A38];2)=&quot; I&quot;;4;IF(RIGHT([.A38];2)=&quot; G&quot;;3;IF(RIGHT([.A3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8];[$'Items and Professions'.$A$1:$'Items and Professions'.$A$1048576];0);[.C38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8]*[.E38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8]*[.G38]" office:value-type="float" office:value="0" calcext:value-type="float">
            <text:p>0</text:p>
          </table:table-cell>
          <table:table-cell table:formula="of:=SUM([.$H$2:.H38])" office:value-type="float" office:value="4545" calcext:value-type="float">
            <text:p>4545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39];2) = &quot; I&quot;; RIGHT([.A39];2) = &quot; G&quot;; RIGHT([.A39];2) = &quot; S&quot;);LEFT([.A39];LEN([.A39])-2);[.A39])" office:value-type="float" office:value="0" calcext:value-type="float">
            <text:p>0</text:p>
          </table:table-cell>
          <table:table-cell table:formula="of:=IF(RIGHT([.A39];2)=&quot; I&quot;;4;IF(RIGHT([.A39];2)=&quot; G&quot;;3;IF(RIGHT([.A3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9];[$'Items and Professions'.$A$1:$'Items and Professions'.$A$1048576];0);[.C39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9]*[.E39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9]*[.G39]" office:value-type="float" office:value="0" calcext:value-type="float">
            <text:p>0</text:p>
          </table:table-cell>
          <table:table-cell table:formula="of:=SUM([.$H$2:.H39])" office:value-type="float" office:value="4545" calcext:value-type="float">
            <text:p>4545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40];2) = &quot; I&quot;; RIGHT([.A40];2) = &quot; G&quot;; RIGHT([.A40];2) = &quot; S&quot;);LEFT([.A40];LEN([.A40])-2);[.A40])" office:value-type="float" office:value="0" calcext:value-type="float">
            <text:p>0</text:p>
          </table:table-cell>
          <table:table-cell table:formula="of:=IF(RIGHT([.A40];2)=&quot; I&quot;;4;IF(RIGHT([.A40];2)=&quot; G&quot;;3;IF(RIGHT([.A4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0];[$'Items and Professions'.$A$1:$'Items and Professions'.$A$1048576];0);[.C40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0]*[.E40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0]*[.G40]" office:value-type="float" office:value="0" calcext:value-type="float">
            <text:p>0</text:p>
          </table:table-cell>
          <table:table-cell table:formula="of:=SUM([.$H$2:.H40])" office:value-type="float" office:value="4545" calcext:value-type="float">
            <text:p>4545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41];2) = &quot; I&quot;; RIGHT([.A41];2) = &quot; G&quot;; RIGHT([.A41];2) = &quot; S&quot;);LEFT([.A41];LEN([.A41])-2);[.A41])" office:value-type="float" office:value="0" calcext:value-type="float">
            <text:p>0</text:p>
          </table:table-cell>
          <table:table-cell table:formula="of:=IF(RIGHT([.A41];2)=&quot; I&quot;;4;IF(RIGHT([.A41];2)=&quot; G&quot;;3;IF(RIGHT([.A4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1];[$'Items and Professions'.$A$1:$'Items and Professions'.$A$1048576];0);[.C41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1]*[.E41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1]*[.G41]" office:value-type="float" office:value="0" calcext:value-type="float">
            <text:p>0</text:p>
          </table:table-cell>
          <table:table-cell table:formula="of:=SUM([.$H$2:.H41])" office:value-type="float" office:value="4545" calcext:value-type="float">
            <text:p>4545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42];2) = &quot; I&quot;; RIGHT([.A42];2) = &quot; G&quot;; RIGHT([.A42];2) = &quot; S&quot;);LEFT([.A42];LEN([.A42])-2);[.A42])" office:value-type="float" office:value="0" calcext:value-type="float">
            <text:p>0</text:p>
          </table:table-cell>
          <table:table-cell table:formula="of:=IF(RIGHT([.A42];2)=&quot; I&quot;;4;IF(RIGHT([.A42];2)=&quot; G&quot;;3;IF(RIGHT([.A4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2];[$'Items and Professions'.$A$1:$'Items and Professions'.$A$1048576];0);[.C42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2]*[.E42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2]*[.G42]" office:value-type="float" office:value="0" calcext:value-type="float">
            <text:p>0</text:p>
          </table:table-cell>
          <table:table-cell table:formula="of:=SUM([.$H$2:.H42])" office:value-type="float" office:value="4545" calcext:value-type="float">
            <text:p>4545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43];2) = &quot; I&quot;; RIGHT([.A43];2) = &quot; G&quot;; RIGHT([.A43];2) = &quot; S&quot;);LEFT([.A43];LEN([.A43])-2);[.A43])" office:value-type="float" office:value="0" calcext:value-type="float">
            <text:p>0</text:p>
          </table:table-cell>
          <table:table-cell table:formula="of:=IF(RIGHT([.A43];2)=&quot; I&quot;;4;IF(RIGHT([.A43];2)=&quot; G&quot;;3;IF(RIGHT([.A4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3];[$'Items and Professions'.$A$1:$'Items and Professions'.$A$1048576];0);[.C43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3]*[.E43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3]*[.G43]" office:value-type="float" office:value="0" calcext:value-type="float">
            <text:p>0</text:p>
          </table:table-cell>
          <table:table-cell table:formula="of:=SUM([.$H$2:.H43])" office:value-type="float" office:value="4545" calcext:value-type="float">
            <text:p>4545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44];2) = &quot; I&quot;; RIGHT([.A44];2) = &quot; G&quot;; RIGHT([.A44];2) = &quot; S&quot;);LEFT([.A44];LEN([.A44])-2);[.A44])" office:value-type="float" office:value="0" calcext:value-type="float">
            <text:p>0</text:p>
          </table:table-cell>
          <table:table-cell table:formula="of:=IF(RIGHT([.A44];2)=&quot; I&quot;;4;IF(RIGHT([.A44];2)=&quot; G&quot;;3;IF(RIGHT([.A4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4];[$'Items and Professions'.$A$1:$'Items and Professions'.$A$1048576];0);[.C44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4]*[.E44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4]*[.G44]" office:value-type="float" office:value="0" calcext:value-type="float">
            <text:p>0</text:p>
          </table:table-cell>
          <table:table-cell table:formula="of:=SUM([.$H$2:.H44])" office:value-type="float" office:value="4545" calcext:value-type="float">
            <text:p>4545</text:p>
          </table:table-cell>
          <table:table-cell table:number-columns-repeated="7"/>
        </table:table-row>
        <table:table-row table:style-name="ro2" table:number-rows-repeated="1048531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Y1-Sp20" table:style-name="ta2">
        <office:forms form:automatic-focus="false" form:apply-design-mode="false"/>
        <table:table-column table:style-name="co33" table:default-cell-style-name="Default"/>
        <table:table-column table:style-name="co17" table:visibility="collapse" table:default-cell-style-name="Default"/>
        <table:table-column table:style-name="co17" table:visibility="collapse" table:default-cell-style-name="ce9"/>
        <table:table-column table:style-name="co18" table:default-cell-style-name="ce9"/>
        <table:table-column table:style-name="co19" table:default-cell-style-name="ce9"/>
        <table:table-column table:style-name="co20" table:default-cell-style-name="ce9"/>
        <table:table-column table:style-name="co3" table:default-cell-style-name="Default"/>
        <table:table-column table:style-name="co21" table:default-cell-style-name="ce9"/>
        <table:table-column table:style-name="co22" table:default-cell-style-name="Default"/>
        <table:table-column table:style-name="co6" table:default-cell-style-name="Default"/>
        <table:table-column table:style-name="co36" table:default-cell-style-name="ce4"/>
        <table:table-column table:style-name="co6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0" table:default-cell-style-name="Default"/>
        <table:table-row table:style-name="ro2">
          <table:table-cell table:style-name="ce5" office:value-type="string" calcext:value-type="string">
            <text:p>Item</text:p>
          </table:table-cell>
          <table:table-cell table:style-name="ce5" office:value-type="string" calcext:value-type="string">
            <text:p>Base Item</text:p>
          </table:table-cell>
          <table:table-cell table:style-name="ce7" office:value-type="string" calcext:value-type="string">
            <text:p>Quality Index</text:p>
          </table:table-cell>
          <table:table-cell table:style-name="ce7" office:value-type="string" calcext:value-type="string">
            <text:p>Sell G</text:p>
          </table:table-cell>
          <table:table-cell table:style-name="ce7" office:value-type="string" calcext:value-type="string">
            <text:p>Qty</text:p>
          </table:table-cell>
          <table:table-cell table:style-name="ce7" office:value-type="string" calcext:value-type="string">
            <text:p>Total G</text:p>
          </table:table-cell>
          <table:table-cell table:style-name="ce7" office:value-type="string" calcext:value-type="string">
            <text:p>Modified Qty</text:p>
          </table:table-cell>
          <table:table-cell table:style-name="ce7" office:value-type="string" calcext:value-type="string">
            <text:p>Modified Total G</text:p>
          </table:table-cell>
          <table:table-cell table:style-name="ce7" office:value-type="string" calcext:value-type="string">
            <text:p>Sum G</text:p>
          </table:table-cell>
          <table:table-cell/>
          <table:table-cell table:style-name="ce1" office:value-type="string" calcext:value-type="string">
            <text:p>Inventory G</text:p>
          </table:table-cell>
          <table:table-cell/>
          <table:table-cell table:style-name="ce1" office:value-type="string" calcext:value-type="string" table:number-columns-spanned="4" table:number-rows-spanned="1">
            <text:p>Search</text:p>
          </table:table-cell>
          <table:covered-table-cell table:number-columns-repeated="3" table:style-name="ce4"/>
        </table:table-row>
        <table:table-row table:style-name="ro2">
          <table:table-cell office:value-type="string" calcext:value-type="string">
            <text:p>Kale G</text:p>
          </table:table-cell>
          <table:table-cell table:style-name="ce68" table:formula="of:=IF(OR(RIGHT([.A2];2) = &quot; I&quot;; RIGHT([.A2];2) = &quot; G&quot;; RIGHT([.A2];2) = &quot; S&quot;);LEFT([.A2];LEN([.A2])-2);[.A2])" office:value-type="string" office:string-value="Kale" calcext:value-type="string">
            <text:p>Kale</text:p>
          </table:table-cell>
          <table:table-cell table:formula="of:=IF(RIGHT([.A2];2)=&quot; I&quot;;4;IF(RIGHT([.A2];2)=&quot; G&quot;;3;IF(RIGHT([.A2];2)=&quot; S&quot;;2;1)))" office:value-type="float" office:value="3" calcext:value-type="float">
            <text:p>3</text:p>
          </table:table-cell>
          <table:table-cell table:formula="of:=IFERROR(INDEX([$'Items and Professions'.$C$1:$'Items and Professions'.$F$1048576];MATCH([.B2];[$'Items and Professions'.$A$1:$'Items and Professions'.$A$1048576];0);[.C2]);0)" office:value-type="float" office:value="165" calcext:value-type="float">
            <text:p>165</text:p>
          </table:table-cell>
          <table:table-cell table:style-name="ce44" office:value-type="float" office:value="8" calcext:value-type="float">
            <text:p>8</text:p>
          </table:table-cell>
          <table:table-cell table:formula="of:=[.D2]*[.E2]" office:value-type="float" office:value="1320" calcext:value-type="float">
            <text:p>1320</text:p>
          </table:table-cell>
          <table:table-cell table:style-name="ce44" office:value-type="float" office:value="8" calcext:value-type="float">
            <text:p>8</text:p>
          </table:table-cell>
          <table:table-cell table:formula="of:=[.D2]*[.G2]" office:value-type="float" office:value="1320" calcext:value-type="float">
            <text:p>1320</text:p>
          </table:table-cell>
          <table:table-cell table:formula="of:=SUM([.$H$2:.H2])" office:value-type="float" office:value="1320" calcext:value-type="float">
            <text:p>1320</text:p>
          </table:table-cell>
          <table:table-cell/>
          <table:table-cell table:style-name="ce79" table:formula="of:=CEILING(58*0.9)" office:value-type="float" office:value="53" calcext:value-type="float">
            <text:p>53</text:p>
          </table:table-cell>
          <table:table-cell/>
          <table:table-cell table:style-name="ce79" office:value-type="string" calcext:value-type="string" table:number-columns-spanned="4" table:number-rows-spanned="1">
            <text:p>Ruby</text:p>
          </table:table-cell>
          <table:covered-table-cell table:number-columns-repeated="3" table:style-name="ce4"/>
        </table:table-row>
        <table:table-row table:style-name="ro2">
          <table:table-cell office:value-type="string" calcext:value-type="string">
            <text:p>Kale S</text:p>
          </table:table-cell>
          <table:table-cell table:style-name="ce68" table:formula="of:=IF(OR(RIGHT([.A3];2) = &quot; I&quot;; RIGHT([.A3];2) = &quot; G&quot;; RIGHT([.A3];2) = &quot; S&quot;);LEFT([.A3];LEN([.A3])-2);[.A3])" office:value-type="string" office:string-value="Kale" calcext:value-type="string">
            <text:p>Kale</text:p>
          </table:table-cell>
          <table:table-cell table:formula="of:=IF(RIGHT([.A3];2)=&quot; I&quot;;4;IF(RIGHT([.A3];2)=&quot; G&quot;;3;IF(RIGHT([.A3];2)=&quot; S&quot;;2;1)))" office:value-type="float" office:value="2" calcext:value-type="float">
            <text:p>2</text:p>
          </table:table-cell>
          <table:table-cell table:formula="of:=IFERROR(INDEX([$'Items and Professions'.$C$1:$'Items and Professions'.$F$1048576];MATCH([.B3];[$'Items and Professions'.$A$1:$'Items and Professions'.$A$1048576];0);[.C3]);0)" office:value-type="float" office:value="137" calcext:value-type="float">
            <text:p>137</text:p>
          </table:table-cell>
          <table:table-cell table:style-name="ce44" office:value-type="float" office:value="13" calcext:value-type="float">
            <text:p>13</text:p>
          </table:table-cell>
          <table:table-cell table:formula="of:=[.D3]*[.E3]" office:value-type="float" office:value="1781" calcext:value-type="float">
            <text:p>1781</text:p>
          </table:table-cell>
          <table:table-cell table:style-name="ce44" office:value-type="float" office:value="13" calcext:value-type="float">
            <text:p>13</text:p>
          </table:table-cell>
          <table:table-cell table:formula="of:=[.D3]*[.G3]" office:value-type="float" office:value="1781" calcext:value-type="float">
            <text:p>1781</text:p>
          </table:table-cell>
          <table:table-cell table:formula="of:=SUM([.$H$2:.H3])" office:value-type="float" office:value="3101" calcext:value-type="float">
            <text:p>3101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Kale</text:p>
          </table:table-cell>
          <table:table-cell table:style-name="ce68" table:formula="of:=IF(OR(RIGHT([.A4];2) = &quot; I&quot;; RIGHT([.A4];2) = &quot; G&quot;; RIGHT([.A4];2) = &quot; S&quot;);LEFT([.A4];LEN([.A4])-2);[.A4])" office:value-type="string" office:string-value="Kale" calcext:value-type="string">
            <text:p>Kale</text:p>
          </table:table-cell>
          <table:table-cell table:formula="of:=IF(RIGHT([.A4];2)=&quot; I&quot;;4;IF(RIGHT([.A4];2)=&quot; G&quot;;3;IF(RIGHT([.A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];[$'Items and Professions'.$A$1:$'Items and Professions'.$A$1048576];0);[.C4]);0)" office:value-type="float" office:value="110" calcext:value-type="float">
            <text:p>110</text:p>
          </table:table-cell>
          <table:table-cell table:style-name="ce44" office:value-type="float" office:value="56" calcext:value-type="float">
            <text:p>56</text:p>
          </table:table-cell>
          <table:table-cell table:formula="of:=[.D4]*[.E4]" office:value-type="float" office:value="6160" calcext:value-type="float">
            <text:p>6160</text:p>
          </table:table-cell>
          <table:table-cell table:style-name="ce44" office:value-type="float" office:value="17" calcext:value-type="float">
            <text:p>17</text:p>
          </table:table-cell>
          <table:table-cell table:formula="of:=[.D4]*[.G4]" office:value-type="float" office:value="1870" calcext:value-type="float">
            <text:p>1870</text:p>
          </table:table-cell>
          <table:table-cell table:formula="of:=SUM([.$H$2:.H4])" office:value-type="float" office:value="4971" calcext:value-type="float">
            <text:p>4971</text:p>
          </table:table-cell>
          <table:table-cell/>
          <table:table-cell table:style-name="ce1" office:value-type="string" calcext:value-type="string">
            <text:p>Needed G</text:p>
          </table:table-cell>
          <table:table-cell/>
          <table:table-cell table:style-name="ce20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</table:table-row>
        <table:table-row table:style-name="ro2">
          <table:table-cell/>
          <table:table-cell table:style-name="ce68" table:formula="of:=IF(OR(RIGHT([.A5];2) = &quot; I&quot;; RIGHT([.A5];2) = &quot; G&quot;; RIGHT([.A5];2) = &quot; S&quot;);LEFT([.A5];LEN([.A5])-2);[.A5])" office:value-type="float" office:value="0" calcext:value-type="float">
            <text:p>0</text:p>
          </table:table-cell>
          <table:table-cell table:formula="of:=IF(RIGHT([.A5];2)=&quot; I&quot;;4;IF(RIGHT([.A5];2)=&quot; G&quot;;3;IF(RIGHT([.A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5];[$'Items and Professions'.$A$1:$'Items and Professions'.$A$1048576];0);[.C5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5]*[.E5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5]*[.G5]" office:value-type="float" office:value="0" calcext:value-type="float">
            <text:p>0</text:p>
          </table:table-cell>
          <table:table-cell table:formula="of:=SUM([.$H$2:.H5])" office:value-type="float" office:value="4971" calcext:value-type="float">
            <text:p>4971</text:p>
          </table:table-cell>
          <table:table-cell/>
          <table:table-cell office:value-type="float" office:value="5000" calcext:value-type="float">
            <text:p>5000</text:p>
          </table:table-cell>
          <table:table-cell/>
          <table:table-cell table:formula="of:=INDEX([$'Items and Professions'.$C$1:$'Items and Professions'.$F$1048576];MATCH([.M2];[$'Items and Professions'.$A$1:$'Items and Professions'.$A$1048576];0);1)" office:value-type="float" office:value="250" calcext:value-type="float">
            <text:p>250</text:p>
          </table:table-cell>
          <table:table-cell table:formula="of:=INDEX([$'Items and Professions'.$C$1:$'Items and Professions'.$F$1048576];MATCH([.M2];[$'Items and Professions'.$A$1:$'Items and Professions'.$A$1048576];0);2)" office:value-type="float" office:value="0" calcext:value-type="float">
            <text:p>0</text:p>
          </table:table-cell>
          <table:table-cell table:formula="of:=INDEX([$'Items and Professions'.$C$1:$'Items and Professions'.$F$1048576];MATCH([.M2];[$'Items and Professions'.$A$1:$'Items and Professions'.$A$1048576];0);3)" office:value-type="float" office:value="0" calcext:value-type="float">
            <text:p>0</text:p>
          </table:table-cell>
          <table:table-cell table:formula="of:=INDEX([$'Items and Professions'.$C$1:$'Items and Professions'.$F$1048576];MATCH([.M2];[$'Items and Professions'.$A$1:$'Items and Professions'.$A$1048576];0);4)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68" table:formula="of:=IF(OR(RIGHT([.A6];2) = &quot; I&quot;; RIGHT([.A6];2) = &quot; G&quot;; RIGHT([.A6];2) = &quot; S&quot;);LEFT([.A6];LEN([.A6])-2);[.A6])" office:value-type="float" office:value="0" calcext:value-type="float">
            <text:p>0</text:p>
          </table:table-cell>
          <table:table-cell table:formula="of:=IF(RIGHT([.A6];2)=&quot; I&quot;;4;IF(RIGHT([.A6];2)=&quot; G&quot;;3;IF(RIGHT([.A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6];[$'Items and Professions'.$A$1:$'Items and Professions'.$A$1048576];0);[.C6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6]*[.E6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6]*[.G6]" office:value-type="float" office:value="0" calcext:value-type="float">
            <text:p>0</text:p>
          </table:table-cell>
          <table:table-cell table:formula="of:=SUM([.$H$2:.H6])" office:value-type="float" office:value="4971" calcext:value-type="float">
            <text:p>4971</text:p>
          </table:table-cell>
          <table:table-cell/>
          <table:table-cell table:style-name="ce3"/>
          <table:table-cell table:number-columns-repeated="5"/>
        </table:table-row>
        <table:table-row table:style-name="ro2">
          <table:table-cell/>
          <table:table-cell table:style-name="ce68" table:formula="of:=IF(OR(RIGHT([.A7];2) = &quot; I&quot;; RIGHT([.A7];2) = &quot; G&quot;; RIGHT([.A7];2) = &quot; S&quot;);LEFT([.A7];LEN([.A7])-2);[.A7])" office:value-type="float" office:value="0" calcext:value-type="float">
            <text:p>0</text:p>
          </table:table-cell>
          <table:table-cell table:formula="of:=IF(RIGHT([.A7];2)=&quot; I&quot;;4;IF(RIGHT([.A7];2)=&quot; G&quot;;3;IF(RIGHT([.A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7];[$'Items and Professions'.$A$1:$'Items and Professions'.$A$1048576];0);[.C7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7]*[.E7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7]*[.G7]" office:value-type="float" office:value="0" calcext:value-type="float">
            <text:p>0</text:p>
          </table:table-cell>
          <table:table-cell table:formula="of:=SUM([.$H$2:.H7])" office:value-type="float" office:value="4971" calcext:value-type="float">
            <text:p>4971</text:p>
          </table:table-cell>
          <table:table-cell/>
          <table:table-cell table:style-name="ce1" office:value-type="string" calcext:value-type="string">
            <text:p>Remaining G</text:p>
          </table:table-cell>
          <table:table-cell table:number-columns-repeated="5"/>
        </table:table-row>
        <table:table-row table:style-name="ro2">
          <table:table-cell/>
          <table:table-cell table:style-name="ce68" table:formula="of:=IF(OR(RIGHT([.A8];2) = &quot; I&quot;; RIGHT([.A8];2) = &quot; G&quot;; RIGHT([.A8];2) = &quot; S&quot;);LEFT([.A8];LEN([.A8])-2);[.A8])" office:value-type="float" office:value="0" calcext:value-type="float">
            <text:p>0</text:p>
          </table:table-cell>
          <table:table-cell table:formula="of:=IF(RIGHT([.A8];2)=&quot; I&quot;;4;IF(RIGHT([.A8];2)=&quot; G&quot;;3;IF(RIGHT([.A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8];[$'Items and Professions'.$A$1:$'Items and Professions'.$A$1048576];0);[.C8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8]*[.E8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8]*[.G8]" office:value-type="float" office:value="0" calcext:value-type="float">
            <text:p>0</text:p>
          </table:table-cell>
          <table:table-cell table:formula="of:=SUM([.$H$2:.H8])" office:value-type="float" office:value="4971" calcext:value-type="float">
            <text:p>4971</text:p>
          </table:table-cell>
          <table:table-cell/>
          <table:table-cell table:formula="of:=[.K5]-[.K2]-MAX([.I$1:.I$1048576])" office:value-type="float" office:value="-24" calcext:value-type="float">
            <text:p>-24</text:p>
          </table:table-cell>
          <table:table-cell table:number-columns-repeated="5"/>
        </table:table-row>
        <table:table-row table:style-name="ro2">
          <table:table-cell/>
          <table:table-cell table:style-name="ce68" table:formula="of:=IF(OR(RIGHT([.A9];2) = &quot; I&quot;; RIGHT([.A9];2) = &quot; G&quot;; RIGHT([.A9];2) = &quot; S&quot;);LEFT([.A9];LEN([.A9])-2);[.A9])" office:value-type="float" office:value="0" calcext:value-type="float">
            <text:p>0</text:p>
          </table:table-cell>
          <table:table-cell table:formula="of:=IF(RIGHT([.A9];2)=&quot; I&quot;;4;IF(RIGHT([.A9];2)=&quot; G&quot;;3;IF(RIGHT([.A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9];[$'Items and Professions'.$A$1:$'Items and Professions'.$A$1048576];0);[.C9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9]*[.E9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9]*[.G9]" office:value-type="float" office:value="0" calcext:value-type="float">
            <text:p>0</text:p>
          </table:table-cell>
          <table:table-cell table:formula="of:=SUM([.$H$2:.H9])" office:value-type="float" office:value="4971" calcext:value-type="float">
            <text:p>4971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/>
          <table:table-cell table:style-name="ce68" table:formula="of:=IF(OR(RIGHT([.A10];2) = &quot; I&quot;; RIGHT([.A10];2) = &quot; G&quot;; RIGHT([.A10];2) = &quot; S&quot;);LEFT([.A10];LEN([.A10])-2);[.A10])" office:value-type="float" office:value="0" calcext:value-type="float">
            <text:p>0</text:p>
          </table:table-cell>
          <table:table-cell table:formula="of:=IF(RIGHT([.A10];2)=&quot; I&quot;;4;IF(RIGHT([.A10];2)=&quot; G&quot;;3;IF(RIGHT([.A1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0];[$'Items and Professions'.$A$1:$'Items and Professions'.$A$1048576];0);[.C10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0]*[.E10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0]*[.G10]" office:value-type="float" office:value="0" calcext:value-type="float">
            <text:p>0</text:p>
          </table:table-cell>
          <table:table-cell table:formula="of:=SUM([.$H$2:.H10])" office:value-type="float" office:value="4971" calcext:value-type="float">
            <text:p>4971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/>
          <table:table-cell table:style-name="ce68" table:formula="of:=IF(OR(RIGHT([.A11];2) = &quot; I&quot;; RIGHT([.A11];2) = &quot; G&quot;; RIGHT([.A11];2) = &quot; S&quot;);LEFT([.A11];LEN([.A11])-2);[.A11])" office:value-type="float" office:value="0" calcext:value-type="float">
            <text:p>0</text:p>
          </table:table-cell>
          <table:table-cell table:formula="of:=IF(RIGHT([.A11];2)=&quot; I&quot;;4;IF(RIGHT([.A11];2)=&quot; G&quot;;3;IF(RIGHT([.A1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1];[$'Items and Professions'.$A$1:$'Items and Professions'.$A$1048576];0);[.C11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1]*[.E11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1]*[.G11]" office:value-type="float" office:value="0" calcext:value-type="float">
            <text:p>0</text:p>
          </table:table-cell>
          <table:table-cell table:formula="of:=SUM([.$H$2:.H11])" office:value-type="float" office:value="4971" calcext:value-type="float">
            <text:p>4971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/>
          <table:table-cell table:style-name="ce68" table:formula="of:=IF(OR(RIGHT([.A12];2) = &quot; I&quot;; RIGHT([.A12];2) = &quot; G&quot;; RIGHT([.A12];2) = &quot; S&quot;);LEFT([.A12];LEN([.A12])-2);[.A12])" office:value-type="float" office:value="0" calcext:value-type="float">
            <text:p>0</text:p>
          </table:table-cell>
          <table:table-cell table:formula="of:=IF(RIGHT([.A12];2)=&quot; I&quot;;4;IF(RIGHT([.A12];2)=&quot; G&quot;;3;IF(RIGHT([.A1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2];[$'Items and Professions'.$A$1:$'Items and Professions'.$A$1048576];0);[.C12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2]*[.E12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2]*[.G12]" office:value-type="float" office:value="0" calcext:value-type="float">
            <text:p>0</text:p>
          </table:table-cell>
          <table:table-cell table:formula="of:=SUM([.$H$2:.H12])" office:value-type="float" office:value="4971" calcext:value-type="float">
            <text:p>4971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13];2) = &quot; I&quot;; RIGHT([.A13];2) = &quot; G&quot;; RIGHT([.A13];2) = &quot; S&quot;);LEFT([.A13];LEN([.A13])-2);[.A13])" office:value-type="float" office:value="0" calcext:value-type="float">
            <text:p>0</text:p>
          </table:table-cell>
          <table:table-cell table:formula="of:=IF(RIGHT([.A13];2)=&quot; I&quot;;4;IF(RIGHT([.A13];2)=&quot; G&quot;;3;IF(RIGHT([.A1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3];[$'Items and Professions'.$A$1:$'Items and Professions'.$A$1048576];0);[.C13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3]*[.E13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3]*[.G13]" office:value-type="float" office:value="0" calcext:value-type="float">
            <text:p>0</text:p>
          </table:table-cell>
          <table:table-cell table:formula="of:=SUM([.$H$2:.H13])" office:value-type="float" office:value="4971" calcext:value-type="float">
            <text:p>4971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/>
          <table:table-cell table:style-name="ce68" table:formula="of:=IF(OR(RIGHT([.A14];2) = &quot; I&quot;; RIGHT([.A14];2) = &quot; G&quot;; RIGHT([.A14];2) = &quot; S&quot;);LEFT([.A14];LEN([.A14])-2);[.A14])" office:value-type="float" office:value="0" calcext:value-type="float">
            <text:p>0</text:p>
          </table:table-cell>
          <table:table-cell table:formula="of:=IF(RIGHT([.A14];2)=&quot; I&quot;;4;IF(RIGHT([.A14];2)=&quot; G&quot;;3;IF(RIGHT([.A1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4];[$'Items and Professions'.$A$1:$'Items and Professions'.$A$1048576];0);[.C14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4]*[.E14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4]*[.G14]" office:value-type="float" office:value="0" calcext:value-type="float">
            <text:p>0</text:p>
          </table:table-cell>
          <table:table-cell table:formula="of:=SUM([.$H$2:.H14])" office:value-type="float" office:value="4971" calcext:value-type="float">
            <text:p>4971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/>
          <table:table-cell table:style-name="ce68" table:formula="of:=IF(OR(RIGHT([.A15];2) = &quot; I&quot;; RIGHT([.A15];2) = &quot; G&quot;; RIGHT([.A15];2) = &quot; S&quot;);LEFT([.A15];LEN([.A15])-2);[.A15])" office:value-type="float" office:value="0" calcext:value-type="float">
            <text:p>0</text:p>
          </table:table-cell>
          <table:table-cell table:formula="of:=IF(RIGHT([.A15];2)=&quot; I&quot;;4;IF(RIGHT([.A15];2)=&quot; G&quot;;3;IF(RIGHT([.A1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5];[$'Items and Professions'.$A$1:$'Items and Professions'.$A$1048576];0);[.C15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5]*[.E15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5]*[.G15]" office:value-type="float" office:value="0" calcext:value-type="float">
            <text:p>0</text:p>
          </table:table-cell>
          <table:table-cell table:formula="of:=SUM([.$H$2:.H15])" office:value-type="float" office:value="4971" calcext:value-type="float">
            <text:p>4971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/>
          <table:table-cell table:style-name="ce68" table:formula="of:=IF(OR(RIGHT([.A16];2) = &quot; I&quot;; RIGHT([.A16];2) = &quot; G&quot;; RIGHT([.A16];2) = &quot; S&quot;);LEFT([.A16];LEN([.A16])-2);[.A16])" office:value-type="float" office:value="0" calcext:value-type="float">
            <text:p>0</text:p>
          </table:table-cell>
          <table:table-cell table:formula="of:=IF(RIGHT([.A16];2)=&quot; I&quot;;4;IF(RIGHT([.A16];2)=&quot; G&quot;;3;IF(RIGHT([.A1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6];[$'Items and Professions'.$A$1:$'Items and Professions'.$A$1048576];0);[.C16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6]*[.E16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6]*[.G16]" office:value-type="float" office:value="0" calcext:value-type="float">
            <text:p>0</text:p>
          </table:table-cell>
          <table:table-cell table:formula="of:=SUM([.$H$2:.H16])" office:value-type="float" office:value="4971" calcext:value-type="float">
            <text:p>4971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/>
          <table:table-cell table:style-name="ce68" table:formula="of:=IF(OR(RIGHT([.A17];2) = &quot; I&quot;; RIGHT([.A17];2) = &quot; G&quot;; RIGHT([.A17];2) = &quot; S&quot;);LEFT([.A17];LEN([.A17])-2);[.A17])" office:value-type="float" office:value="0" calcext:value-type="float">
            <text:p>0</text:p>
          </table:table-cell>
          <table:table-cell table:formula="of:=IF(RIGHT([.A17];2)=&quot; I&quot;;4;IF(RIGHT([.A17];2)=&quot; G&quot;;3;IF(RIGHT([.A1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7];[$'Items and Professions'.$A$1:$'Items and Professions'.$A$1048576];0);[.C17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7]*[.E17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7]*[.G17]" office:value-type="float" office:value="0" calcext:value-type="float">
            <text:p>0</text:p>
          </table:table-cell>
          <table:table-cell table:formula="of:=SUM([.$H$2:.H17])" office:value-type="float" office:value="4971" calcext:value-type="float">
            <text:p>4971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/>
          <table:table-cell table:style-name="ce68" table:formula="of:=IF(OR(RIGHT([.A18];2) = &quot; I&quot;; RIGHT([.A18];2) = &quot; G&quot;; RIGHT([.A18];2) = &quot; S&quot;);LEFT([.A18];LEN([.A18])-2);[.A18])" office:value-type="float" office:value="0" calcext:value-type="float">
            <text:p>0</text:p>
          </table:table-cell>
          <table:table-cell table:formula="of:=IF(RIGHT([.A18];2)=&quot; I&quot;;4;IF(RIGHT([.A18];2)=&quot; G&quot;;3;IF(RIGHT([.A1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8];[$'Items and Professions'.$A$1:$'Items and Professions'.$A$1048576];0);[.C18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8]*[.E18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8]*[.G18]" office:value-type="float" office:value="0" calcext:value-type="float">
            <text:p>0</text:p>
          </table:table-cell>
          <table:table-cell table:formula="of:=SUM([.$H$2:.H18])" office:value-type="float" office:value="4971" calcext:value-type="float">
            <text:p>4971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19];2) = &quot; I&quot;; RIGHT([.A19];2) = &quot; G&quot;; RIGHT([.A19];2) = &quot; S&quot;);LEFT([.A19];LEN([.A19])-2);[.A19])" office:value-type="float" office:value="0" calcext:value-type="float">
            <text:p>0</text:p>
          </table:table-cell>
          <table:table-cell table:formula="of:=IF(RIGHT([.A19];2)=&quot; I&quot;;4;IF(RIGHT([.A19];2)=&quot; G&quot;;3;IF(RIGHT([.A1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9];[$'Items and Professions'.$A$1:$'Items and Professions'.$A$1048576];0);[.C19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9]*[.E19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9]*[.G19]" office:value-type="float" office:value="0" calcext:value-type="float">
            <text:p>0</text:p>
          </table:table-cell>
          <table:table-cell table:formula="of:=SUM([.$H$2:.H19])" office:value-type="float" office:value="4971" calcext:value-type="float">
            <text:p>4971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20];2) = &quot; I&quot;; RIGHT([.A20];2) = &quot; G&quot;; RIGHT([.A20];2) = &quot; S&quot;);LEFT([.A20];LEN([.A20])-2);[.A20])" office:value-type="float" office:value="0" calcext:value-type="float">
            <text:p>0</text:p>
          </table:table-cell>
          <table:table-cell table:formula="of:=IF(RIGHT([.A20];2)=&quot; I&quot;;4;IF(RIGHT([.A20];2)=&quot; G&quot;;3;IF(RIGHT([.A2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0];[$'Items and Professions'.$A$1:$'Items and Professions'.$A$1048576];0);[.C20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0]*[.E20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0]*[.G20]" office:value-type="float" office:value="0" calcext:value-type="float">
            <text:p>0</text:p>
          </table:table-cell>
          <table:table-cell table:formula="of:=SUM([.$H$2:.H20])" office:value-type="float" office:value="4971" calcext:value-type="float">
            <text:p>4971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21];2) = &quot; I&quot;; RIGHT([.A21];2) = &quot; G&quot;; RIGHT([.A21];2) = &quot; S&quot;);LEFT([.A21];LEN([.A21])-2);[.A21])" office:value-type="float" office:value="0" calcext:value-type="float">
            <text:p>0</text:p>
          </table:table-cell>
          <table:table-cell table:formula="of:=IF(RIGHT([.A21];2)=&quot; I&quot;;4;IF(RIGHT([.A21];2)=&quot; G&quot;;3;IF(RIGHT([.A2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1];[$'Items and Professions'.$A$1:$'Items and Professions'.$A$1048576];0);[.C21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1]*[.E21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1]*[.G21]" office:value-type="float" office:value="0" calcext:value-type="float">
            <text:p>0</text:p>
          </table:table-cell>
          <table:table-cell table:formula="of:=SUM([.$H$2:.H21])" office:value-type="float" office:value="4971" calcext:value-type="float">
            <text:p>4971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22];2) = &quot; I&quot;; RIGHT([.A22];2) = &quot; G&quot;; RIGHT([.A22];2) = &quot; S&quot;);LEFT([.A22];LEN([.A22])-2);[.A22])" office:value-type="float" office:value="0" calcext:value-type="float">
            <text:p>0</text:p>
          </table:table-cell>
          <table:table-cell table:formula="of:=IF(RIGHT([.A22];2)=&quot; I&quot;;4;IF(RIGHT([.A22];2)=&quot; G&quot;;3;IF(RIGHT([.A2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2];[$'Items and Professions'.$A$1:$'Items and Professions'.$A$1048576];0);[.C22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2]*[.E22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2]*[.G22]" office:value-type="float" office:value="0" calcext:value-type="float">
            <text:p>0</text:p>
          </table:table-cell>
          <table:table-cell table:formula="of:=SUM([.$H$2:.H22])" office:value-type="float" office:value="4971" calcext:value-type="float">
            <text:p>4971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23];2) = &quot; I&quot;; RIGHT([.A23];2) = &quot; G&quot;; RIGHT([.A23];2) = &quot; S&quot;);LEFT([.A23];LEN([.A23])-2);[.A23])" office:value-type="float" office:value="0" calcext:value-type="float">
            <text:p>0</text:p>
          </table:table-cell>
          <table:table-cell table:formula="of:=IF(RIGHT([.A23];2)=&quot; I&quot;;4;IF(RIGHT([.A23];2)=&quot; G&quot;;3;IF(RIGHT([.A2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3];[$'Items and Professions'.$A$1:$'Items and Professions'.$A$1048576];0);[.C23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3]*[.E23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3]*[.G23]" office:value-type="float" office:value="0" calcext:value-type="float">
            <text:p>0</text:p>
          </table:table-cell>
          <table:table-cell table:formula="of:=SUM([.$H$2:.H23])" office:value-type="float" office:value="4971" calcext:value-type="float">
            <text:p>4971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24];2) = &quot; I&quot;; RIGHT([.A24];2) = &quot; G&quot;; RIGHT([.A24];2) = &quot; S&quot;);LEFT([.A24];LEN([.A24])-2);[.A24])" office:value-type="float" office:value="0" calcext:value-type="float">
            <text:p>0</text:p>
          </table:table-cell>
          <table:table-cell table:formula="of:=IF(RIGHT([.A24];2)=&quot; I&quot;;4;IF(RIGHT([.A24];2)=&quot; G&quot;;3;IF(RIGHT([.A2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4];[$'Items and Professions'.$A$1:$'Items and Professions'.$A$1048576];0);[.C24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4]*[.E24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4]*[.G24]" office:value-type="float" office:value="0" calcext:value-type="float">
            <text:p>0</text:p>
          </table:table-cell>
          <table:table-cell table:formula="of:=SUM([.$H$2:.H24])" office:value-type="float" office:value="4971" calcext:value-type="float">
            <text:p>4971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25];2) = &quot; I&quot;; RIGHT([.A25];2) = &quot; G&quot;; RIGHT([.A25];2) = &quot; S&quot;);LEFT([.A25];LEN([.A25])-2);[.A25])" office:value-type="float" office:value="0" calcext:value-type="float">
            <text:p>0</text:p>
          </table:table-cell>
          <table:table-cell table:formula="of:=IF(RIGHT([.A25];2)=&quot; I&quot;;4;IF(RIGHT([.A25];2)=&quot; G&quot;;3;IF(RIGHT([.A2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5];[$'Items and Professions'.$A$1:$'Items and Professions'.$A$1048576];0);[.C25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5]*[.E25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5]*[.G25]" office:value-type="float" office:value="0" calcext:value-type="float">
            <text:p>0</text:p>
          </table:table-cell>
          <table:table-cell table:formula="of:=SUM([.$H$2:.H25])" office:value-type="float" office:value="4971" calcext:value-type="float">
            <text:p>4971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26];2) = &quot; I&quot;; RIGHT([.A26];2) = &quot; G&quot;; RIGHT([.A26];2) = &quot; S&quot;);LEFT([.A26];LEN([.A26])-2);[.A26])" office:value-type="float" office:value="0" calcext:value-type="float">
            <text:p>0</text:p>
          </table:table-cell>
          <table:table-cell table:formula="of:=IF(RIGHT([.A26];2)=&quot; I&quot;;4;IF(RIGHT([.A26];2)=&quot; G&quot;;3;IF(RIGHT([.A2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6];[$'Items and Professions'.$A$1:$'Items and Professions'.$A$1048576];0);[.C26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6]*[.E26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6]*[.G26]" office:value-type="float" office:value="0" calcext:value-type="float">
            <text:p>0</text:p>
          </table:table-cell>
          <table:table-cell table:formula="of:=SUM([.$H$2:.H26])" office:value-type="float" office:value="4971" calcext:value-type="float">
            <text:p>4971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27];2) = &quot; I&quot;; RIGHT([.A27];2) = &quot; G&quot;; RIGHT([.A27];2) = &quot; S&quot;);LEFT([.A27];LEN([.A27])-2);[.A27])" office:value-type="float" office:value="0" calcext:value-type="float">
            <text:p>0</text:p>
          </table:table-cell>
          <table:table-cell table:formula="of:=IF(RIGHT([.A27];2)=&quot; I&quot;;4;IF(RIGHT([.A27];2)=&quot; G&quot;;3;IF(RIGHT([.A2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7];[$'Items and Professions'.$A$1:$'Items and Professions'.$A$1048576];0);[.C27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7]*[.E27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7]*[.G27]" office:value-type="float" office:value="0" calcext:value-type="float">
            <text:p>0</text:p>
          </table:table-cell>
          <table:table-cell table:formula="of:=SUM([.$H$2:.H27])" office:value-type="float" office:value="4971" calcext:value-type="float">
            <text:p>4971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28];2) = &quot; I&quot;; RIGHT([.A28];2) = &quot; G&quot;; RIGHT([.A28];2) = &quot; S&quot;);LEFT([.A28];LEN([.A28])-2);[.A28])" office:value-type="float" office:value="0" calcext:value-type="float">
            <text:p>0</text:p>
          </table:table-cell>
          <table:table-cell table:formula="of:=IF(RIGHT([.A28];2)=&quot; I&quot;;4;IF(RIGHT([.A28];2)=&quot; G&quot;;3;IF(RIGHT([.A2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8];[$'Items and Professions'.$A$1:$'Items and Professions'.$A$1048576];0);[.C28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8]*[.E28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8]*[.G28]" office:value-type="float" office:value="0" calcext:value-type="float">
            <text:p>0</text:p>
          </table:table-cell>
          <table:table-cell table:formula="of:=SUM([.$H$2:.H28])" office:value-type="float" office:value="4971" calcext:value-type="float">
            <text:p>4971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29];2) = &quot; I&quot;; RIGHT([.A29];2) = &quot; G&quot;; RIGHT([.A29];2) = &quot; S&quot;);LEFT([.A29];LEN([.A29])-2);[.A29])" office:value-type="float" office:value="0" calcext:value-type="float">
            <text:p>0</text:p>
          </table:table-cell>
          <table:table-cell table:formula="of:=IF(RIGHT([.A29];2)=&quot; I&quot;;4;IF(RIGHT([.A29];2)=&quot; G&quot;;3;IF(RIGHT([.A2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9];[$'Items and Professions'.$A$1:$'Items and Professions'.$A$1048576];0);[.C29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9]*[.E29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9]*[.G29]" office:value-type="float" office:value="0" calcext:value-type="float">
            <text:p>0</text:p>
          </table:table-cell>
          <table:table-cell table:formula="of:=SUM([.$H$2:.H29])" office:value-type="float" office:value="4971" calcext:value-type="float">
            <text:p>4971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30];2) = &quot; I&quot;; RIGHT([.A30];2) = &quot; G&quot;; RIGHT([.A30];2) = &quot; S&quot;);LEFT([.A30];LEN([.A30])-2);[.A30])" office:value-type="float" office:value="0" calcext:value-type="float">
            <text:p>0</text:p>
          </table:table-cell>
          <table:table-cell table:formula="of:=IF(RIGHT([.A30];2)=&quot; I&quot;;4;IF(RIGHT([.A30];2)=&quot; G&quot;;3;IF(RIGHT([.A3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0];[$'Items and Professions'.$A$1:$'Items and Professions'.$A$1048576];0);[.C30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0]*[.E30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0]*[.G30]" office:value-type="float" office:value="0" calcext:value-type="float">
            <text:p>0</text:p>
          </table:table-cell>
          <table:table-cell table:formula="of:=SUM([.$H$2:.H30])" office:value-type="float" office:value="4971" calcext:value-type="float">
            <text:p>4971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31];2) = &quot; I&quot;; RIGHT([.A31];2) = &quot; G&quot;; RIGHT([.A31];2) = &quot; S&quot;);LEFT([.A31];LEN([.A31])-2);[.A31])" office:value-type="float" office:value="0" calcext:value-type="float">
            <text:p>0</text:p>
          </table:table-cell>
          <table:table-cell table:formula="of:=IF(RIGHT([.A31];2)=&quot; I&quot;;4;IF(RIGHT([.A31];2)=&quot; G&quot;;3;IF(RIGHT([.A3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1];[$'Items and Professions'.$A$1:$'Items and Professions'.$A$1048576];0);[.C31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1]*[.E31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1]*[.G31]" office:value-type="float" office:value="0" calcext:value-type="float">
            <text:p>0</text:p>
          </table:table-cell>
          <table:table-cell table:formula="of:=SUM([.$H$2:.H31])" office:value-type="float" office:value="4971" calcext:value-type="float">
            <text:p>4971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32];2) = &quot; I&quot;; RIGHT([.A32];2) = &quot; G&quot;; RIGHT([.A32];2) = &quot; S&quot;);LEFT([.A32];LEN([.A32])-2);[.A32])" office:value-type="float" office:value="0" calcext:value-type="float">
            <text:p>0</text:p>
          </table:table-cell>
          <table:table-cell table:formula="of:=IF(RIGHT([.A32];2)=&quot; I&quot;;4;IF(RIGHT([.A32];2)=&quot; G&quot;;3;IF(RIGHT([.A3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2];[$'Items and Professions'.$A$1:$'Items and Professions'.$A$1048576];0);[.C32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2]*[.E32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2]*[.G32]" office:value-type="float" office:value="0" calcext:value-type="float">
            <text:p>0</text:p>
          </table:table-cell>
          <table:table-cell table:formula="of:=SUM([.$H$2:.H32])" office:value-type="float" office:value="4971" calcext:value-type="float">
            <text:p>4971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33];2) = &quot; I&quot;; RIGHT([.A33];2) = &quot; G&quot;; RIGHT([.A33];2) = &quot; S&quot;);LEFT([.A33];LEN([.A33])-2);[.A33])" office:value-type="float" office:value="0" calcext:value-type="float">
            <text:p>0</text:p>
          </table:table-cell>
          <table:table-cell table:formula="of:=IF(RIGHT([.A33];2)=&quot; I&quot;;4;IF(RIGHT([.A33];2)=&quot; G&quot;;3;IF(RIGHT([.A3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3];[$'Items and Professions'.$A$1:$'Items and Professions'.$A$1048576];0);[.C33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3]*[.E33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3]*[.G33]" office:value-type="float" office:value="0" calcext:value-type="float">
            <text:p>0</text:p>
          </table:table-cell>
          <table:table-cell table:formula="of:=SUM([.$H$2:.H33])" office:value-type="float" office:value="4971" calcext:value-type="float">
            <text:p>4971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34];2) = &quot; I&quot;; RIGHT([.A34];2) = &quot; G&quot;; RIGHT([.A34];2) = &quot; S&quot;);LEFT([.A34];LEN([.A34])-2);[.A34])" office:value-type="float" office:value="0" calcext:value-type="float">
            <text:p>0</text:p>
          </table:table-cell>
          <table:table-cell table:formula="of:=IF(RIGHT([.A34];2)=&quot; I&quot;;4;IF(RIGHT([.A34];2)=&quot; G&quot;;3;IF(RIGHT([.A3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4];[$'Items and Professions'.$A$1:$'Items and Professions'.$A$1048576];0);[.C34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4]*[.E34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4]*[.G34]" office:value-type="float" office:value="0" calcext:value-type="float">
            <text:p>0</text:p>
          </table:table-cell>
          <table:table-cell table:formula="of:=SUM([.$H$2:.H34])" office:value-type="float" office:value="4971" calcext:value-type="float">
            <text:p>4971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35];2) = &quot; I&quot;; RIGHT([.A35];2) = &quot; G&quot;; RIGHT([.A35];2) = &quot; S&quot;);LEFT([.A35];LEN([.A35])-2);[.A35])" office:value-type="float" office:value="0" calcext:value-type="float">
            <text:p>0</text:p>
          </table:table-cell>
          <table:table-cell table:formula="of:=IF(RIGHT([.A35];2)=&quot; I&quot;;4;IF(RIGHT([.A35];2)=&quot; G&quot;;3;IF(RIGHT([.A3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5];[$'Items and Professions'.$A$1:$'Items and Professions'.$A$1048576];0);[.C35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5]*[.E35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5]*[.G35]" office:value-type="float" office:value="0" calcext:value-type="float">
            <text:p>0</text:p>
          </table:table-cell>
          <table:table-cell table:formula="of:=SUM([.$H$2:.H35])" office:value-type="float" office:value="4971" calcext:value-type="float">
            <text:p>4971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36];2) = &quot; I&quot;; RIGHT([.A36];2) = &quot; G&quot;; RIGHT([.A36];2) = &quot; S&quot;);LEFT([.A36];LEN([.A36])-2);[.A36])" office:value-type="float" office:value="0" calcext:value-type="float">
            <text:p>0</text:p>
          </table:table-cell>
          <table:table-cell table:formula="of:=IF(RIGHT([.A36];2)=&quot; I&quot;;4;IF(RIGHT([.A36];2)=&quot; G&quot;;3;IF(RIGHT([.A3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6];[$'Items and Professions'.$A$1:$'Items and Professions'.$A$1048576];0);[.C36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6]*[.E36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6]*[.G36]" office:value-type="float" office:value="0" calcext:value-type="float">
            <text:p>0</text:p>
          </table:table-cell>
          <table:table-cell table:formula="of:=SUM([.$H$2:.H36])" office:value-type="float" office:value="4971" calcext:value-type="float">
            <text:p>4971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37];2) = &quot; I&quot;; RIGHT([.A37];2) = &quot; G&quot;; RIGHT([.A37];2) = &quot; S&quot;);LEFT([.A37];LEN([.A37])-2);[.A37])" office:value-type="float" office:value="0" calcext:value-type="float">
            <text:p>0</text:p>
          </table:table-cell>
          <table:table-cell table:formula="of:=IF(RIGHT([.A37];2)=&quot; I&quot;;4;IF(RIGHT([.A37];2)=&quot; G&quot;;3;IF(RIGHT([.A3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7];[$'Items and Professions'.$A$1:$'Items and Professions'.$A$1048576];0);[.C37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7]*[.E37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7]*[.G37]" office:value-type="float" office:value="0" calcext:value-type="float">
            <text:p>0</text:p>
          </table:table-cell>
          <table:table-cell table:formula="of:=SUM([.$H$2:.H37])" office:value-type="float" office:value="4971" calcext:value-type="float">
            <text:p>4971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38];2) = &quot; I&quot;; RIGHT([.A38];2) = &quot; G&quot;; RIGHT([.A38];2) = &quot; S&quot;);LEFT([.A38];LEN([.A38])-2);[.A38])" office:value-type="float" office:value="0" calcext:value-type="float">
            <text:p>0</text:p>
          </table:table-cell>
          <table:table-cell table:formula="of:=IF(RIGHT([.A38];2)=&quot; I&quot;;4;IF(RIGHT([.A38];2)=&quot; G&quot;;3;IF(RIGHT([.A3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8];[$'Items and Professions'.$A$1:$'Items and Professions'.$A$1048576];0);[.C38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8]*[.E38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8]*[.G38]" office:value-type="float" office:value="0" calcext:value-type="float">
            <text:p>0</text:p>
          </table:table-cell>
          <table:table-cell table:formula="of:=SUM([.$H$2:.H38])" office:value-type="float" office:value="4971" calcext:value-type="float">
            <text:p>4971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39];2) = &quot; I&quot;; RIGHT([.A39];2) = &quot; G&quot;; RIGHT([.A39];2) = &quot; S&quot;);LEFT([.A39];LEN([.A39])-2);[.A39])" office:value-type="float" office:value="0" calcext:value-type="float">
            <text:p>0</text:p>
          </table:table-cell>
          <table:table-cell table:formula="of:=IF(RIGHT([.A39];2)=&quot; I&quot;;4;IF(RIGHT([.A39];2)=&quot; G&quot;;3;IF(RIGHT([.A3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9];[$'Items and Professions'.$A$1:$'Items and Professions'.$A$1048576];0);[.C39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9]*[.E39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9]*[.G39]" office:value-type="float" office:value="0" calcext:value-type="float">
            <text:p>0</text:p>
          </table:table-cell>
          <table:table-cell table:formula="of:=SUM([.$H$2:.H39])" office:value-type="float" office:value="4971" calcext:value-type="float">
            <text:p>4971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40];2) = &quot; I&quot;; RIGHT([.A40];2) = &quot; G&quot;; RIGHT([.A40];2) = &quot; S&quot;);LEFT([.A40];LEN([.A40])-2);[.A40])" office:value-type="float" office:value="0" calcext:value-type="float">
            <text:p>0</text:p>
          </table:table-cell>
          <table:table-cell table:formula="of:=IF(RIGHT([.A40];2)=&quot; I&quot;;4;IF(RIGHT([.A40];2)=&quot; G&quot;;3;IF(RIGHT([.A4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0];[$'Items and Professions'.$A$1:$'Items and Professions'.$A$1048576];0);[.C40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0]*[.E40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0]*[.G40]" office:value-type="float" office:value="0" calcext:value-type="float">
            <text:p>0</text:p>
          </table:table-cell>
          <table:table-cell table:formula="of:=SUM([.$H$2:.H40])" office:value-type="float" office:value="4971" calcext:value-type="float">
            <text:p>4971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41];2) = &quot; I&quot;; RIGHT([.A41];2) = &quot; G&quot;; RIGHT([.A41];2) = &quot; S&quot;);LEFT([.A41];LEN([.A41])-2);[.A41])" office:value-type="float" office:value="0" calcext:value-type="float">
            <text:p>0</text:p>
          </table:table-cell>
          <table:table-cell table:formula="of:=IF(RIGHT([.A41];2)=&quot; I&quot;;4;IF(RIGHT([.A41];2)=&quot; G&quot;;3;IF(RIGHT([.A4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1];[$'Items and Professions'.$A$1:$'Items and Professions'.$A$1048576];0);[.C41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1]*[.E41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1]*[.G41]" office:value-type="float" office:value="0" calcext:value-type="float">
            <text:p>0</text:p>
          </table:table-cell>
          <table:table-cell table:formula="of:=SUM([.$H$2:.H41])" office:value-type="float" office:value="4971" calcext:value-type="float">
            <text:p>4971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42];2) = &quot; I&quot;; RIGHT([.A42];2) = &quot; G&quot;; RIGHT([.A42];2) = &quot; S&quot;);LEFT([.A42];LEN([.A42])-2);[.A42])" office:value-type="float" office:value="0" calcext:value-type="float">
            <text:p>0</text:p>
          </table:table-cell>
          <table:table-cell table:formula="of:=IF(RIGHT([.A42];2)=&quot; I&quot;;4;IF(RIGHT([.A42];2)=&quot; G&quot;;3;IF(RIGHT([.A4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2];[$'Items and Professions'.$A$1:$'Items and Professions'.$A$1048576];0);[.C42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2]*[.E42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2]*[.G42]" office:value-type="float" office:value="0" calcext:value-type="float">
            <text:p>0</text:p>
          </table:table-cell>
          <table:table-cell table:formula="of:=SUM([.$H$2:.H42])" office:value-type="float" office:value="4971" calcext:value-type="float">
            <text:p>4971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43];2) = &quot; I&quot;; RIGHT([.A43];2) = &quot; G&quot;; RIGHT([.A43];2) = &quot; S&quot;);LEFT([.A43];LEN([.A43])-2);[.A43])" office:value-type="float" office:value="0" calcext:value-type="float">
            <text:p>0</text:p>
          </table:table-cell>
          <table:table-cell table:formula="of:=IF(RIGHT([.A43];2)=&quot; I&quot;;4;IF(RIGHT([.A43];2)=&quot; G&quot;;3;IF(RIGHT([.A4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3];[$'Items and Professions'.$A$1:$'Items and Professions'.$A$1048576];0);[.C43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3]*[.E43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3]*[.G43]" office:value-type="float" office:value="0" calcext:value-type="float">
            <text:p>0</text:p>
          </table:table-cell>
          <table:table-cell table:formula="of:=SUM([.$H$2:.H43])" office:value-type="float" office:value="4971" calcext:value-type="float">
            <text:p>4971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44];2) = &quot; I&quot;; RIGHT([.A44];2) = &quot; G&quot;; RIGHT([.A44];2) = &quot; S&quot;);LEFT([.A44];LEN([.A44])-2);[.A44])" office:value-type="float" office:value="0" calcext:value-type="float">
            <text:p>0</text:p>
          </table:table-cell>
          <table:table-cell table:formula="of:=IF(RIGHT([.A44];2)=&quot; I&quot;;4;IF(RIGHT([.A44];2)=&quot; G&quot;;3;IF(RIGHT([.A4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4];[$'Items and Professions'.$A$1:$'Items and Professions'.$A$1048576];0);[.C44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4]*[.E44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4]*[.G44]" office:value-type="float" office:value="0" calcext:value-type="float">
            <text:p>0</text:p>
          </table:table-cell>
          <table:table-cell table:formula="of:=SUM([.$H$2:.H44])" office:value-type="float" office:value="4971" calcext:value-type="float">
            <text:p>4971</text:p>
          </table:table-cell>
          <table:table-cell table:number-columns-repeated="7"/>
        </table:table-row>
        <table:table-row table:style-name="ro2" table:number-rows-repeated="1048531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Y1-Sp21" table:style-name="ta2">
        <office:forms form:automatic-focus="false" form:apply-design-mode="false"/>
        <table:table-column table:style-name="co33" table:default-cell-style-name="Default"/>
        <table:table-column table:style-name="co17" table:visibility="collapse" table:default-cell-style-name="Default"/>
        <table:table-column table:style-name="co17" table:visibility="collapse" table:default-cell-style-name="ce9"/>
        <table:table-column table:style-name="co18" table:default-cell-style-name="ce9"/>
        <table:table-column table:style-name="co19" table:default-cell-style-name="ce9"/>
        <table:table-column table:style-name="co20" table:default-cell-style-name="ce9"/>
        <table:table-column table:style-name="co3" table:default-cell-style-name="Default"/>
        <table:table-column table:style-name="co21" table:default-cell-style-name="ce9"/>
        <table:table-column table:style-name="co22" table:default-cell-style-name="Default"/>
        <table:table-column table:style-name="co6" table:default-cell-style-name="Default"/>
        <table:table-column table:style-name="co36" table:default-cell-style-name="ce4"/>
        <table:table-column table:style-name="co6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0" table:default-cell-style-name="Default"/>
        <table:table-row table:style-name="ro2">
          <table:table-cell table:style-name="ce5" office:value-type="string" calcext:value-type="string">
            <text:p>Item</text:p>
          </table:table-cell>
          <table:table-cell table:style-name="ce5" office:value-type="string" calcext:value-type="string">
            <text:p>Base Item</text:p>
          </table:table-cell>
          <table:table-cell table:style-name="ce7" office:value-type="string" calcext:value-type="string">
            <text:p>Quality Index</text:p>
          </table:table-cell>
          <table:table-cell table:style-name="ce7" office:value-type="string" calcext:value-type="string">
            <text:p>Sell G</text:p>
          </table:table-cell>
          <table:table-cell table:style-name="ce7" office:value-type="string" calcext:value-type="string">
            <text:p>Qty</text:p>
          </table:table-cell>
          <table:table-cell table:style-name="ce7" office:value-type="string" calcext:value-type="string">
            <text:p>Total G</text:p>
          </table:table-cell>
          <table:table-cell table:style-name="ce7" office:value-type="string" calcext:value-type="string">
            <text:p>Modified Qty</text:p>
          </table:table-cell>
          <table:table-cell table:style-name="ce7" office:value-type="string" calcext:value-type="string">
            <text:p>Modified Total G</text:p>
          </table:table-cell>
          <table:table-cell table:style-name="ce7" office:value-type="string" calcext:value-type="string">
            <text:p>Sum G</text:p>
          </table:table-cell>
          <table:table-cell/>
          <table:table-cell table:style-name="ce1" office:value-type="string" calcext:value-type="string">
            <text:p>Inventory G</text:p>
          </table:table-cell>
          <table:table-cell/>
          <table:table-cell table:style-name="ce1" office:value-type="string" calcext:value-type="string" table:number-columns-spanned="4" table:number-rows-spanned="1">
            <text:p>Search</text:p>
          </table:table-cell>
          <table:covered-table-cell table:number-columns-repeated="3" table:style-name="ce4"/>
        </table:table-row>
        <table:table-row table:style-name="ro2">
          <table:table-cell office:value-type="string" calcext:value-type="string">
            <text:p>Kale</text:p>
          </table:table-cell>
          <table:table-cell table:style-name="ce68" table:formula="of:=IF(OR(RIGHT([.A2];2) = &quot; I&quot;; RIGHT([.A2];2) = &quot; G&quot;; RIGHT([.A2];2) = &quot; S&quot;);LEFT([.A2];LEN([.A2])-2);[.A2])" office:value-type="string" office:string-value="Kale" calcext:value-type="string">
            <text:p>Kale</text:p>
          </table:table-cell>
          <table:table-cell table:formula="of:=IF(RIGHT([.A2];2)=&quot; I&quot;;4;IF(RIGHT([.A2];2)=&quot; G&quot;;3;IF(RIGHT([.A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];[$'Items and Professions'.$A$1:$'Items and Professions'.$A$1048576];0);[.C2]);0)" office:value-type="float" office:value="110" calcext:value-type="float">
            <text:p>110</text:p>
          </table:table-cell>
          <table:table-cell table:style-name="ce44" office:value-type="float" office:value="39" calcext:value-type="float">
            <text:p>39</text:p>
          </table:table-cell>
          <table:table-cell table:formula="of:=[.D2]*[.E2]" office:value-type="float" office:value="4290" calcext:value-type="float">
            <text:p>4290</text:p>
          </table:table-cell>
          <table:table-cell table:style-name="ce44" office:value-type="float" office:value="17" calcext:value-type="float">
            <text:p>17</text:p>
          </table:table-cell>
          <table:table-cell table:formula="of:=[.D2]*[.G2]" office:value-type="float" office:value="1870" calcext:value-type="float">
            <text:p>1870</text:p>
          </table:table-cell>
          <table:table-cell table:formula="of:=SUM([.$H$2:.H2])" office:value-type="float" office:value="1870" calcext:value-type="float">
            <text:p>1870</text:p>
          </table:table-cell>
          <table:table-cell/>
          <table:table-cell table:style-name="ce79" table:formula="of:=CEILING(10*0.9)" office:value-type="float" office:value="9" calcext:value-type="float">
            <text:p>9</text:p>
          </table:table-cell>
          <table:table-cell/>
          <table:table-cell table:style-name="ce79" office:value-type="string" calcext:value-type="string" table:number-columns-spanned="4" table:number-rows-spanned="1">
            <text:p>Aquamarine</text:p>
          </table:table-cell>
          <table:covered-table-cell table:number-columns-repeated="3" table:style-name="ce4"/>
        </table:table-row>
        <table:table-row table:style-name="ro2">
          <table:table-cell/>
          <table:table-cell table:style-name="ce68" table:formula="of:=IF(OR(RIGHT([.A3];2) = &quot; I&quot;; RIGHT([.A3];2) = &quot; G&quot;; RIGHT([.A3];2) = &quot; S&quot;);LEFT([.A3];LEN([.A3])-2);[.A3])" office:value-type="float" office:value="0" calcext:value-type="float">
            <text:p>0</text:p>
          </table:table-cell>
          <table:table-cell table:formula="of:=IF(RIGHT([.A3];2)=&quot; I&quot;;4;IF(RIGHT([.A3];2)=&quot; G&quot;;3;IF(RIGHT([.A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];[$'Items and Professions'.$A$1:$'Items and Professions'.$A$1048576];0);[.C3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]*[.E3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]*[.G3]" office:value-type="float" office:value="0" calcext:value-type="float">
            <text:p>0</text:p>
          </table:table-cell>
          <table:table-cell table:formula="of:=SUM([.$H$2:.H3])" office:value-type="float" office:value="1870" calcext:value-type="float">
            <text:p>1870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/>
          <table:table-cell table:style-name="ce68" table:formula="of:=IF(OR(RIGHT([.A4];2) = &quot; I&quot;; RIGHT([.A4];2) = &quot; G&quot;; RIGHT([.A4];2) = &quot; S&quot;);LEFT([.A4];LEN([.A4])-2);[.A4])" office:value-type="float" office:value="0" calcext:value-type="float">
            <text:p>0</text:p>
          </table:table-cell>
          <table:table-cell table:formula="of:=IF(RIGHT([.A4];2)=&quot; I&quot;;4;IF(RIGHT([.A4];2)=&quot; G&quot;;3;IF(RIGHT([.A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];[$'Items and Professions'.$A$1:$'Items and Professions'.$A$1048576];0);[.C4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]*[.E4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]*[.G4]" office:value-type="float" office:value="0" calcext:value-type="float">
            <text:p>0</text:p>
          </table:table-cell>
          <table:table-cell table:formula="of:=SUM([.$H$2:.H4])" office:value-type="float" office:value="1870" calcext:value-type="float">
            <text:p>1870</text:p>
          </table:table-cell>
          <table:table-cell/>
          <table:table-cell table:style-name="ce1" office:value-type="string" calcext:value-type="string">
            <text:p>Needed G</text:p>
          </table:table-cell>
          <table:table-cell/>
          <table:table-cell table:style-name="ce20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</table:table-row>
        <table:table-row table:style-name="ro2">
          <table:table-cell/>
          <table:table-cell table:style-name="ce68" table:formula="of:=IF(OR(RIGHT([.A5];2) = &quot; I&quot;; RIGHT([.A5];2) = &quot; G&quot;; RIGHT([.A5];2) = &quot; S&quot;);LEFT([.A5];LEN([.A5])-2);[.A5])" office:value-type="float" office:value="0" calcext:value-type="float">
            <text:p>0</text:p>
          </table:table-cell>
          <table:table-cell table:formula="of:=IF(RIGHT([.A5];2)=&quot; I&quot;;4;IF(RIGHT([.A5];2)=&quot; G&quot;;3;IF(RIGHT([.A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5];[$'Items and Professions'.$A$1:$'Items and Professions'.$A$1048576];0);[.C5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5]*[.E5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5]*[.G5]" office:value-type="float" office:value="0" calcext:value-type="float">
            <text:p>0</text:p>
          </table:table-cell>
          <table:table-cell table:formula="of:=SUM([.$H$2:.H5])" office:value-type="float" office:value="1870" calcext:value-type="float">
            <text:p>1870</text:p>
          </table:table-cell>
          <table:table-cell/>
          <table:table-cell office:value-type="float" office:value="2000" calcext:value-type="float">
            <text:p>2000</text:p>
          </table:table-cell>
          <table:table-cell/>
          <table:table-cell table:formula="of:=INDEX([$'Items and Professions'.$C$1:$'Items and Professions'.$F$1048576];MATCH([.M2];[$'Items and Professions'.$A$1:$'Items and Professions'.$A$1048576];0);1)" office:value-type="float" office:value="180" calcext:value-type="float">
            <text:p>180</text:p>
          </table:table-cell>
          <table:table-cell table:formula="of:=INDEX([$'Items and Professions'.$C$1:$'Items and Professions'.$F$1048576];MATCH([.M2];[$'Items and Professions'.$A$1:$'Items and Professions'.$A$1048576];0);2)" office:value-type="float" office:value="0" calcext:value-type="float">
            <text:p>0</text:p>
          </table:table-cell>
          <table:table-cell table:formula="of:=INDEX([$'Items and Professions'.$C$1:$'Items and Professions'.$F$1048576];MATCH([.M2];[$'Items and Professions'.$A$1:$'Items and Professions'.$A$1048576];0);3)" office:value-type="float" office:value="0" calcext:value-type="float">
            <text:p>0</text:p>
          </table:table-cell>
          <table:table-cell table:formula="of:=INDEX([$'Items and Professions'.$C$1:$'Items and Professions'.$F$1048576];MATCH([.M2];[$'Items and Professions'.$A$1:$'Items and Professions'.$A$1048576];0);4)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68" table:formula="of:=IF(OR(RIGHT([.A6];2) = &quot; I&quot;; RIGHT([.A6];2) = &quot; G&quot;; RIGHT([.A6];2) = &quot; S&quot;);LEFT([.A6];LEN([.A6])-2);[.A6])" office:value-type="float" office:value="0" calcext:value-type="float">
            <text:p>0</text:p>
          </table:table-cell>
          <table:table-cell table:formula="of:=IF(RIGHT([.A6];2)=&quot; I&quot;;4;IF(RIGHT([.A6];2)=&quot; G&quot;;3;IF(RIGHT([.A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6];[$'Items and Professions'.$A$1:$'Items and Professions'.$A$1048576];0);[.C6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6]*[.E6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6]*[.G6]" office:value-type="float" office:value="0" calcext:value-type="float">
            <text:p>0</text:p>
          </table:table-cell>
          <table:table-cell table:formula="of:=SUM([.$H$2:.H6])" office:value-type="float" office:value="1870" calcext:value-type="float">
            <text:p>1870</text:p>
          </table:table-cell>
          <table:table-cell/>
          <table:table-cell table:style-name="ce3"/>
          <table:table-cell table:number-columns-repeated="5"/>
        </table:table-row>
        <table:table-row table:style-name="ro2">
          <table:table-cell/>
          <table:table-cell table:style-name="ce68" table:formula="of:=IF(OR(RIGHT([.A7];2) = &quot; I&quot;; RIGHT([.A7];2) = &quot; G&quot;; RIGHT([.A7];2) = &quot; S&quot;);LEFT([.A7];LEN([.A7])-2);[.A7])" office:value-type="float" office:value="0" calcext:value-type="float">
            <text:p>0</text:p>
          </table:table-cell>
          <table:table-cell table:formula="of:=IF(RIGHT([.A7];2)=&quot; I&quot;;4;IF(RIGHT([.A7];2)=&quot; G&quot;;3;IF(RIGHT([.A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7];[$'Items and Professions'.$A$1:$'Items and Professions'.$A$1048576];0);[.C7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7]*[.E7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7]*[.G7]" office:value-type="float" office:value="0" calcext:value-type="float">
            <text:p>0</text:p>
          </table:table-cell>
          <table:table-cell table:formula="of:=SUM([.$H$2:.H7])" office:value-type="float" office:value="1870" calcext:value-type="float">
            <text:p>1870</text:p>
          </table:table-cell>
          <table:table-cell/>
          <table:table-cell table:style-name="ce1" office:value-type="string" calcext:value-type="string">
            <text:p>Remaining G</text:p>
          </table:table-cell>
          <table:table-cell table:number-columns-repeated="5"/>
        </table:table-row>
        <table:table-row table:style-name="ro2">
          <table:table-cell/>
          <table:table-cell table:style-name="ce68" table:formula="of:=IF(OR(RIGHT([.A8];2) = &quot; I&quot;; RIGHT([.A8];2) = &quot; G&quot;; RIGHT([.A8];2) = &quot; S&quot;);LEFT([.A8];LEN([.A8])-2);[.A8])" office:value-type="float" office:value="0" calcext:value-type="float">
            <text:p>0</text:p>
          </table:table-cell>
          <table:table-cell table:formula="of:=IF(RIGHT([.A8];2)=&quot; I&quot;;4;IF(RIGHT([.A8];2)=&quot; G&quot;;3;IF(RIGHT([.A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8];[$'Items and Professions'.$A$1:$'Items and Professions'.$A$1048576];0);[.C8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8]*[.E8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8]*[.G8]" office:value-type="float" office:value="0" calcext:value-type="float">
            <text:p>0</text:p>
          </table:table-cell>
          <table:table-cell table:formula="of:=SUM([.$H$2:.H8])" office:value-type="float" office:value="1870" calcext:value-type="float">
            <text:p>1870</text:p>
          </table:table-cell>
          <table:table-cell/>
          <table:table-cell table:formula="of:=[.K5]-[.K2]-MAX([.I$1:.I$1048576])" office:value-type="float" office:value="121" calcext:value-type="float">
            <text:p>121</text:p>
          </table:table-cell>
          <table:table-cell table:number-columns-repeated="5"/>
        </table:table-row>
        <table:table-row table:style-name="ro2">
          <table:table-cell/>
          <table:table-cell table:style-name="ce68" table:formula="of:=IF(OR(RIGHT([.A9];2) = &quot; I&quot;; RIGHT([.A9];2) = &quot; G&quot;; RIGHT([.A9];2) = &quot; S&quot;);LEFT([.A9];LEN([.A9])-2);[.A9])" office:value-type="float" office:value="0" calcext:value-type="float">
            <text:p>0</text:p>
          </table:table-cell>
          <table:table-cell table:formula="of:=IF(RIGHT([.A9];2)=&quot; I&quot;;4;IF(RIGHT([.A9];2)=&quot; G&quot;;3;IF(RIGHT([.A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9];[$'Items and Professions'.$A$1:$'Items and Professions'.$A$1048576];0);[.C9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9]*[.E9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9]*[.G9]" office:value-type="float" office:value="0" calcext:value-type="float">
            <text:p>0</text:p>
          </table:table-cell>
          <table:table-cell table:formula="of:=SUM([.$H$2:.H9])" office:value-type="float" office:value="1870" calcext:value-type="float">
            <text:p>1870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/>
          <table:table-cell table:style-name="ce68" table:formula="of:=IF(OR(RIGHT([.A10];2) = &quot; I&quot;; RIGHT([.A10];2) = &quot; G&quot;; RIGHT([.A10];2) = &quot; S&quot;);LEFT([.A10];LEN([.A10])-2);[.A10])" office:value-type="float" office:value="0" calcext:value-type="float">
            <text:p>0</text:p>
          </table:table-cell>
          <table:table-cell table:formula="of:=IF(RIGHT([.A10];2)=&quot; I&quot;;4;IF(RIGHT([.A10];2)=&quot; G&quot;;3;IF(RIGHT([.A1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0];[$'Items and Professions'.$A$1:$'Items and Professions'.$A$1048576];0);[.C10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0]*[.E10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0]*[.G10]" office:value-type="float" office:value="0" calcext:value-type="float">
            <text:p>0</text:p>
          </table:table-cell>
          <table:table-cell table:formula="of:=SUM([.$H$2:.H10])" office:value-type="float" office:value="1870" calcext:value-type="float">
            <text:p>1870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/>
          <table:table-cell table:style-name="ce68" table:formula="of:=IF(OR(RIGHT([.A11];2) = &quot; I&quot;; RIGHT([.A11];2) = &quot; G&quot;; RIGHT([.A11];2) = &quot; S&quot;);LEFT([.A11];LEN([.A11])-2);[.A11])" office:value-type="float" office:value="0" calcext:value-type="float">
            <text:p>0</text:p>
          </table:table-cell>
          <table:table-cell table:formula="of:=IF(RIGHT([.A11];2)=&quot; I&quot;;4;IF(RIGHT([.A11];2)=&quot; G&quot;;3;IF(RIGHT([.A1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1];[$'Items and Professions'.$A$1:$'Items and Professions'.$A$1048576];0);[.C11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1]*[.E11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1]*[.G11]" office:value-type="float" office:value="0" calcext:value-type="float">
            <text:p>0</text:p>
          </table:table-cell>
          <table:table-cell table:formula="of:=SUM([.$H$2:.H11])" office:value-type="float" office:value="1870" calcext:value-type="float">
            <text:p>1870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/>
          <table:table-cell table:style-name="ce68" table:formula="of:=IF(OR(RIGHT([.A12];2) = &quot; I&quot;; RIGHT([.A12];2) = &quot; G&quot;; RIGHT([.A12];2) = &quot; S&quot;);LEFT([.A12];LEN([.A12])-2);[.A12])" office:value-type="float" office:value="0" calcext:value-type="float">
            <text:p>0</text:p>
          </table:table-cell>
          <table:table-cell table:formula="of:=IF(RIGHT([.A12];2)=&quot; I&quot;;4;IF(RIGHT([.A12];2)=&quot; G&quot;;3;IF(RIGHT([.A1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2];[$'Items and Professions'.$A$1:$'Items and Professions'.$A$1048576];0);[.C12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2]*[.E12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2]*[.G12]" office:value-type="float" office:value="0" calcext:value-type="float">
            <text:p>0</text:p>
          </table:table-cell>
          <table:table-cell table:formula="of:=SUM([.$H$2:.H12])" office:value-type="float" office:value="1870" calcext:value-type="float">
            <text:p>187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13];2) = &quot; I&quot;; RIGHT([.A13];2) = &quot; G&quot;; RIGHT([.A13];2) = &quot; S&quot;);LEFT([.A13];LEN([.A13])-2);[.A13])" office:value-type="float" office:value="0" calcext:value-type="float">
            <text:p>0</text:p>
          </table:table-cell>
          <table:table-cell table:formula="of:=IF(RIGHT([.A13];2)=&quot; I&quot;;4;IF(RIGHT([.A13];2)=&quot; G&quot;;3;IF(RIGHT([.A1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3];[$'Items and Professions'.$A$1:$'Items and Professions'.$A$1048576];0);[.C13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3]*[.E13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3]*[.G13]" office:value-type="float" office:value="0" calcext:value-type="float">
            <text:p>0</text:p>
          </table:table-cell>
          <table:table-cell table:formula="of:=SUM([.$H$2:.H13])" office:value-type="float" office:value="1870" calcext:value-type="float">
            <text:p>1870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/>
          <table:table-cell table:style-name="ce68" table:formula="of:=IF(OR(RIGHT([.A14];2) = &quot; I&quot;; RIGHT([.A14];2) = &quot; G&quot;; RIGHT([.A14];2) = &quot; S&quot;);LEFT([.A14];LEN([.A14])-2);[.A14])" office:value-type="float" office:value="0" calcext:value-type="float">
            <text:p>0</text:p>
          </table:table-cell>
          <table:table-cell table:formula="of:=IF(RIGHT([.A14];2)=&quot; I&quot;;4;IF(RIGHT([.A14];2)=&quot; G&quot;;3;IF(RIGHT([.A1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4];[$'Items and Professions'.$A$1:$'Items and Professions'.$A$1048576];0);[.C14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4]*[.E14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4]*[.G14]" office:value-type="float" office:value="0" calcext:value-type="float">
            <text:p>0</text:p>
          </table:table-cell>
          <table:table-cell table:formula="of:=SUM([.$H$2:.H14])" office:value-type="float" office:value="1870" calcext:value-type="float">
            <text:p>1870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/>
          <table:table-cell table:style-name="ce68" table:formula="of:=IF(OR(RIGHT([.A15];2) = &quot; I&quot;; RIGHT([.A15];2) = &quot; G&quot;; RIGHT([.A15];2) = &quot; S&quot;);LEFT([.A15];LEN([.A15])-2);[.A15])" office:value-type="float" office:value="0" calcext:value-type="float">
            <text:p>0</text:p>
          </table:table-cell>
          <table:table-cell table:formula="of:=IF(RIGHT([.A15];2)=&quot; I&quot;;4;IF(RIGHT([.A15];2)=&quot; G&quot;;3;IF(RIGHT([.A1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5];[$'Items and Professions'.$A$1:$'Items and Professions'.$A$1048576];0);[.C15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5]*[.E15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5]*[.G15]" office:value-type="float" office:value="0" calcext:value-type="float">
            <text:p>0</text:p>
          </table:table-cell>
          <table:table-cell table:formula="of:=SUM([.$H$2:.H15])" office:value-type="float" office:value="1870" calcext:value-type="float">
            <text:p>1870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/>
          <table:table-cell table:style-name="ce68" table:formula="of:=IF(OR(RIGHT([.A16];2) = &quot; I&quot;; RIGHT([.A16];2) = &quot; G&quot;; RIGHT([.A16];2) = &quot; S&quot;);LEFT([.A16];LEN([.A16])-2);[.A16])" office:value-type="float" office:value="0" calcext:value-type="float">
            <text:p>0</text:p>
          </table:table-cell>
          <table:table-cell table:formula="of:=IF(RIGHT([.A16];2)=&quot; I&quot;;4;IF(RIGHT([.A16];2)=&quot; G&quot;;3;IF(RIGHT([.A1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6];[$'Items and Professions'.$A$1:$'Items and Professions'.$A$1048576];0);[.C16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6]*[.E16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6]*[.G16]" office:value-type="float" office:value="0" calcext:value-type="float">
            <text:p>0</text:p>
          </table:table-cell>
          <table:table-cell table:formula="of:=SUM([.$H$2:.H16])" office:value-type="float" office:value="1870" calcext:value-type="float">
            <text:p>1870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/>
          <table:table-cell table:style-name="ce68" table:formula="of:=IF(OR(RIGHT([.A17];2) = &quot; I&quot;; RIGHT([.A17];2) = &quot; G&quot;; RIGHT([.A17];2) = &quot; S&quot;);LEFT([.A17];LEN([.A17])-2);[.A17])" office:value-type="float" office:value="0" calcext:value-type="float">
            <text:p>0</text:p>
          </table:table-cell>
          <table:table-cell table:formula="of:=IF(RIGHT([.A17];2)=&quot; I&quot;;4;IF(RIGHT([.A17];2)=&quot; G&quot;;3;IF(RIGHT([.A1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7];[$'Items and Professions'.$A$1:$'Items and Professions'.$A$1048576];0);[.C17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7]*[.E17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7]*[.G17]" office:value-type="float" office:value="0" calcext:value-type="float">
            <text:p>0</text:p>
          </table:table-cell>
          <table:table-cell table:formula="of:=SUM([.$H$2:.H17])" office:value-type="float" office:value="1870" calcext:value-type="float">
            <text:p>1870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/>
          <table:table-cell table:style-name="ce68" table:formula="of:=IF(OR(RIGHT([.A18];2) = &quot; I&quot;; RIGHT([.A18];2) = &quot; G&quot;; RIGHT([.A18];2) = &quot; S&quot;);LEFT([.A18];LEN([.A18])-2);[.A18])" office:value-type="float" office:value="0" calcext:value-type="float">
            <text:p>0</text:p>
          </table:table-cell>
          <table:table-cell table:formula="of:=IF(RIGHT([.A18];2)=&quot; I&quot;;4;IF(RIGHT([.A18];2)=&quot; G&quot;;3;IF(RIGHT([.A1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8];[$'Items and Professions'.$A$1:$'Items and Professions'.$A$1048576];0);[.C18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8]*[.E18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8]*[.G18]" office:value-type="float" office:value="0" calcext:value-type="float">
            <text:p>0</text:p>
          </table:table-cell>
          <table:table-cell table:formula="of:=SUM([.$H$2:.H18])" office:value-type="float" office:value="1870" calcext:value-type="float">
            <text:p>187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19];2) = &quot; I&quot;; RIGHT([.A19];2) = &quot; G&quot;; RIGHT([.A19];2) = &quot; S&quot;);LEFT([.A19];LEN([.A19])-2);[.A19])" office:value-type="float" office:value="0" calcext:value-type="float">
            <text:p>0</text:p>
          </table:table-cell>
          <table:table-cell table:formula="of:=IF(RIGHT([.A19];2)=&quot; I&quot;;4;IF(RIGHT([.A19];2)=&quot; G&quot;;3;IF(RIGHT([.A1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9];[$'Items and Professions'.$A$1:$'Items and Professions'.$A$1048576];0);[.C19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9]*[.E19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9]*[.G19]" office:value-type="float" office:value="0" calcext:value-type="float">
            <text:p>0</text:p>
          </table:table-cell>
          <table:table-cell table:formula="of:=SUM([.$H$2:.H19])" office:value-type="float" office:value="1870" calcext:value-type="float">
            <text:p>187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20];2) = &quot; I&quot;; RIGHT([.A20];2) = &quot; G&quot;; RIGHT([.A20];2) = &quot; S&quot;);LEFT([.A20];LEN([.A20])-2);[.A20])" office:value-type="float" office:value="0" calcext:value-type="float">
            <text:p>0</text:p>
          </table:table-cell>
          <table:table-cell table:formula="of:=IF(RIGHT([.A20];2)=&quot; I&quot;;4;IF(RIGHT([.A20];2)=&quot; G&quot;;3;IF(RIGHT([.A2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0];[$'Items and Professions'.$A$1:$'Items and Professions'.$A$1048576];0);[.C20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0]*[.E20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0]*[.G20]" office:value-type="float" office:value="0" calcext:value-type="float">
            <text:p>0</text:p>
          </table:table-cell>
          <table:table-cell table:formula="of:=SUM([.$H$2:.H20])" office:value-type="float" office:value="1870" calcext:value-type="float">
            <text:p>187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21];2) = &quot; I&quot;; RIGHT([.A21];2) = &quot; G&quot;; RIGHT([.A21];2) = &quot; S&quot;);LEFT([.A21];LEN([.A21])-2);[.A21])" office:value-type="float" office:value="0" calcext:value-type="float">
            <text:p>0</text:p>
          </table:table-cell>
          <table:table-cell table:formula="of:=IF(RIGHT([.A21];2)=&quot; I&quot;;4;IF(RIGHT([.A21];2)=&quot; G&quot;;3;IF(RIGHT([.A2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1];[$'Items and Professions'.$A$1:$'Items and Professions'.$A$1048576];0);[.C21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1]*[.E21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1]*[.G21]" office:value-type="float" office:value="0" calcext:value-type="float">
            <text:p>0</text:p>
          </table:table-cell>
          <table:table-cell table:formula="of:=SUM([.$H$2:.H21])" office:value-type="float" office:value="1870" calcext:value-type="float">
            <text:p>187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22];2) = &quot; I&quot;; RIGHT([.A22];2) = &quot; G&quot;; RIGHT([.A22];2) = &quot; S&quot;);LEFT([.A22];LEN([.A22])-2);[.A22])" office:value-type="float" office:value="0" calcext:value-type="float">
            <text:p>0</text:p>
          </table:table-cell>
          <table:table-cell table:formula="of:=IF(RIGHT([.A22];2)=&quot; I&quot;;4;IF(RIGHT([.A22];2)=&quot; G&quot;;3;IF(RIGHT([.A2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2];[$'Items and Professions'.$A$1:$'Items and Professions'.$A$1048576];0);[.C22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2]*[.E22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2]*[.G22]" office:value-type="float" office:value="0" calcext:value-type="float">
            <text:p>0</text:p>
          </table:table-cell>
          <table:table-cell table:formula="of:=SUM([.$H$2:.H22])" office:value-type="float" office:value="1870" calcext:value-type="float">
            <text:p>187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23];2) = &quot; I&quot;; RIGHT([.A23];2) = &quot; G&quot;; RIGHT([.A23];2) = &quot; S&quot;);LEFT([.A23];LEN([.A23])-2);[.A23])" office:value-type="float" office:value="0" calcext:value-type="float">
            <text:p>0</text:p>
          </table:table-cell>
          <table:table-cell table:formula="of:=IF(RIGHT([.A23];2)=&quot; I&quot;;4;IF(RIGHT([.A23];2)=&quot; G&quot;;3;IF(RIGHT([.A2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3];[$'Items and Professions'.$A$1:$'Items and Professions'.$A$1048576];0);[.C23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3]*[.E23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3]*[.G23]" office:value-type="float" office:value="0" calcext:value-type="float">
            <text:p>0</text:p>
          </table:table-cell>
          <table:table-cell table:formula="of:=SUM([.$H$2:.H23])" office:value-type="float" office:value="1870" calcext:value-type="float">
            <text:p>187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24];2) = &quot; I&quot;; RIGHT([.A24];2) = &quot; G&quot;; RIGHT([.A24];2) = &quot; S&quot;);LEFT([.A24];LEN([.A24])-2);[.A24])" office:value-type="float" office:value="0" calcext:value-type="float">
            <text:p>0</text:p>
          </table:table-cell>
          <table:table-cell table:formula="of:=IF(RIGHT([.A24];2)=&quot; I&quot;;4;IF(RIGHT([.A24];2)=&quot; G&quot;;3;IF(RIGHT([.A2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4];[$'Items and Professions'.$A$1:$'Items and Professions'.$A$1048576];0);[.C24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4]*[.E24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4]*[.G24]" office:value-type="float" office:value="0" calcext:value-type="float">
            <text:p>0</text:p>
          </table:table-cell>
          <table:table-cell table:formula="of:=SUM([.$H$2:.H24])" office:value-type="float" office:value="1870" calcext:value-type="float">
            <text:p>187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25];2) = &quot; I&quot;; RIGHT([.A25];2) = &quot; G&quot;; RIGHT([.A25];2) = &quot; S&quot;);LEFT([.A25];LEN([.A25])-2);[.A25])" office:value-type="float" office:value="0" calcext:value-type="float">
            <text:p>0</text:p>
          </table:table-cell>
          <table:table-cell table:formula="of:=IF(RIGHT([.A25];2)=&quot; I&quot;;4;IF(RIGHT([.A25];2)=&quot; G&quot;;3;IF(RIGHT([.A2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5];[$'Items and Professions'.$A$1:$'Items and Professions'.$A$1048576];0);[.C25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5]*[.E25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5]*[.G25]" office:value-type="float" office:value="0" calcext:value-type="float">
            <text:p>0</text:p>
          </table:table-cell>
          <table:table-cell table:formula="of:=SUM([.$H$2:.H25])" office:value-type="float" office:value="1870" calcext:value-type="float">
            <text:p>187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26];2) = &quot; I&quot;; RIGHT([.A26];2) = &quot; G&quot;; RIGHT([.A26];2) = &quot; S&quot;);LEFT([.A26];LEN([.A26])-2);[.A26])" office:value-type="float" office:value="0" calcext:value-type="float">
            <text:p>0</text:p>
          </table:table-cell>
          <table:table-cell table:formula="of:=IF(RIGHT([.A26];2)=&quot; I&quot;;4;IF(RIGHT([.A26];2)=&quot; G&quot;;3;IF(RIGHT([.A2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6];[$'Items and Professions'.$A$1:$'Items and Professions'.$A$1048576];0);[.C26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6]*[.E26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6]*[.G26]" office:value-type="float" office:value="0" calcext:value-type="float">
            <text:p>0</text:p>
          </table:table-cell>
          <table:table-cell table:formula="of:=SUM([.$H$2:.H26])" office:value-type="float" office:value="1870" calcext:value-type="float">
            <text:p>187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27];2) = &quot; I&quot;; RIGHT([.A27];2) = &quot; G&quot;; RIGHT([.A27];2) = &quot; S&quot;);LEFT([.A27];LEN([.A27])-2);[.A27])" office:value-type="float" office:value="0" calcext:value-type="float">
            <text:p>0</text:p>
          </table:table-cell>
          <table:table-cell table:formula="of:=IF(RIGHT([.A27];2)=&quot; I&quot;;4;IF(RIGHT([.A27];2)=&quot; G&quot;;3;IF(RIGHT([.A2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7];[$'Items and Professions'.$A$1:$'Items and Professions'.$A$1048576];0);[.C27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7]*[.E27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7]*[.G27]" office:value-type="float" office:value="0" calcext:value-type="float">
            <text:p>0</text:p>
          </table:table-cell>
          <table:table-cell table:formula="of:=SUM([.$H$2:.H27])" office:value-type="float" office:value="1870" calcext:value-type="float">
            <text:p>187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28];2) = &quot; I&quot;; RIGHT([.A28];2) = &quot; G&quot;; RIGHT([.A28];2) = &quot; S&quot;);LEFT([.A28];LEN([.A28])-2);[.A28])" office:value-type="float" office:value="0" calcext:value-type="float">
            <text:p>0</text:p>
          </table:table-cell>
          <table:table-cell table:formula="of:=IF(RIGHT([.A28];2)=&quot; I&quot;;4;IF(RIGHT([.A28];2)=&quot; G&quot;;3;IF(RIGHT([.A2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8];[$'Items and Professions'.$A$1:$'Items and Professions'.$A$1048576];0);[.C28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8]*[.E28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8]*[.G28]" office:value-type="float" office:value="0" calcext:value-type="float">
            <text:p>0</text:p>
          </table:table-cell>
          <table:table-cell table:formula="of:=SUM([.$H$2:.H28])" office:value-type="float" office:value="1870" calcext:value-type="float">
            <text:p>187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29];2) = &quot; I&quot;; RIGHT([.A29];2) = &quot; G&quot;; RIGHT([.A29];2) = &quot; S&quot;);LEFT([.A29];LEN([.A29])-2);[.A29])" office:value-type="float" office:value="0" calcext:value-type="float">
            <text:p>0</text:p>
          </table:table-cell>
          <table:table-cell table:formula="of:=IF(RIGHT([.A29];2)=&quot; I&quot;;4;IF(RIGHT([.A29];2)=&quot; G&quot;;3;IF(RIGHT([.A2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9];[$'Items and Professions'.$A$1:$'Items and Professions'.$A$1048576];0);[.C29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9]*[.E29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9]*[.G29]" office:value-type="float" office:value="0" calcext:value-type="float">
            <text:p>0</text:p>
          </table:table-cell>
          <table:table-cell table:formula="of:=SUM([.$H$2:.H29])" office:value-type="float" office:value="1870" calcext:value-type="float">
            <text:p>187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30];2) = &quot; I&quot;; RIGHT([.A30];2) = &quot; G&quot;; RIGHT([.A30];2) = &quot; S&quot;);LEFT([.A30];LEN([.A30])-2);[.A30])" office:value-type="float" office:value="0" calcext:value-type="float">
            <text:p>0</text:p>
          </table:table-cell>
          <table:table-cell table:formula="of:=IF(RIGHT([.A30];2)=&quot; I&quot;;4;IF(RIGHT([.A30];2)=&quot; G&quot;;3;IF(RIGHT([.A3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0];[$'Items and Professions'.$A$1:$'Items and Professions'.$A$1048576];0);[.C30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0]*[.E30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0]*[.G30]" office:value-type="float" office:value="0" calcext:value-type="float">
            <text:p>0</text:p>
          </table:table-cell>
          <table:table-cell table:formula="of:=SUM([.$H$2:.H30])" office:value-type="float" office:value="1870" calcext:value-type="float">
            <text:p>187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31];2) = &quot; I&quot;; RIGHT([.A31];2) = &quot; G&quot;; RIGHT([.A31];2) = &quot; S&quot;);LEFT([.A31];LEN([.A31])-2);[.A31])" office:value-type="float" office:value="0" calcext:value-type="float">
            <text:p>0</text:p>
          </table:table-cell>
          <table:table-cell table:formula="of:=IF(RIGHT([.A31];2)=&quot; I&quot;;4;IF(RIGHT([.A31];2)=&quot; G&quot;;3;IF(RIGHT([.A3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1];[$'Items and Professions'.$A$1:$'Items and Professions'.$A$1048576];0);[.C31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1]*[.E31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1]*[.G31]" office:value-type="float" office:value="0" calcext:value-type="float">
            <text:p>0</text:p>
          </table:table-cell>
          <table:table-cell table:formula="of:=SUM([.$H$2:.H31])" office:value-type="float" office:value="1870" calcext:value-type="float">
            <text:p>187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32];2) = &quot; I&quot;; RIGHT([.A32];2) = &quot; G&quot;; RIGHT([.A32];2) = &quot; S&quot;);LEFT([.A32];LEN([.A32])-2);[.A32])" office:value-type="float" office:value="0" calcext:value-type="float">
            <text:p>0</text:p>
          </table:table-cell>
          <table:table-cell table:formula="of:=IF(RIGHT([.A32];2)=&quot; I&quot;;4;IF(RIGHT([.A32];2)=&quot; G&quot;;3;IF(RIGHT([.A3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2];[$'Items and Professions'.$A$1:$'Items and Professions'.$A$1048576];0);[.C32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2]*[.E32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2]*[.G32]" office:value-type="float" office:value="0" calcext:value-type="float">
            <text:p>0</text:p>
          </table:table-cell>
          <table:table-cell table:formula="of:=SUM([.$H$2:.H32])" office:value-type="float" office:value="1870" calcext:value-type="float">
            <text:p>187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33];2) = &quot; I&quot;; RIGHT([.A33];2) = &quot; G&quot;; RIGHT([.A33];2) = &quot; S&quot;);LEFT([.A33];LEN([.A33])-2);[.A33])" office:value-type="float" office:value="0" calcext:value-type="float">
            <text:p>0</text:p>
          </table:table-cell>
          <table:table-cell table:formula="of:=IF(RIGHT([.A33];2)=&quot; I&quot;;4;IF(RIGHT([.A33];2)=&quot; G&quot;;3;IF(RIGHT([.A3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3];[$'Items and Professions'.$A$1:$'Items and Professions'.$A$1048576];0);[.C33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3]*[.E33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3]*[.G33]" office:value-type="float" office:value="0" calcext:value-type="float">
            <text:p>0</text:p>
          </table:table-cell>
          <table:table-cell table:formula="of:=SUM([.$H$2:.H33])" office:value-type="float" office:value="1870" calcext:value-type="float">
            <text:p>187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34];2) = &quot; I&quot;; RIGHT([.A34];2) = &quot; G&quot;; RIGHT([.A34];2) = &quot; S&quot;);LEFT([.A34];LEN([.A34])-2);[.A34])" office:value-type="float" office:value="0" calcext:value-type="float">
            <text:p>0</text:p>
          </table:table-cell>
          <table:table-cell table:formula="of:=IF(RIGHT([.A34];2)=&quot; I&quot;;4;IF(RIGHT([.A34];2)=&quot; G&quot;;3;IF(RIGHT([.A3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4];[$'Items and Professions'.$A$1:$'Items and Professions'.$A$1048576];0);[.C34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4]*[.E34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4]*[.G34]" office:value-type="float" office:value="0" calcext:value-type="float">
            <text:p>0</text:p>
          </table:table-cell>
          <table:table-cell table:formula="of:=SUM([.$H$2:.H34])" office:value-type="float" office:value="1870" calcext:value-type="float">
            <text:p>187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35];2) = &quot; I&quot;; RIGHT([.A35];2) = &quot; G&quot;; RIGHT([.A35];2) = &quot; S&quot;);LEFT([.A35];LEN([.A35])-2);[.A35])" office:value-type="float" office:value="0" calcext:value-type="float">
            <text:p>0</text:p>
          </table:table-cell>
          <table:table-cell table:formula="of:=IF(RIGHT([.A35];2)=&quot; I&quot;;4;IF(RIGHT([.A35];2)=&quot; G&quot;;3;IF(RIGHT([.A3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5];[$'Items and Professions'.$A$1:$'Items and Professions'.$A$1048576];0);[.C35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5]*[.E35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5]*[.G35]" office:value-type="float" office:value="0" calcext:value-type="float">
            <text:p>0</text:p>
          </table:table-cell>
          <table:table-cell table:formula="of:=SUM([.$H$2:.H35])" office:value-type="float" office:value="1870" calcext:value-type="float">
            <text:p>187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36];2) = &quot; I&quot;; RIGHT([.A36];2) = &quot; G&quot;; RIGHT([.A36];2) = &quot; S&quot;);LEFT([.A36];LEN([.A36])-2);[.A36])" office:value-type="float" office:value="0" calcext:value-type="float">
            <text:p>0</text:p>
          </table:table-cell>
          <table:table-cell table:formula="of:=IF(RIGHT([.A36];2)=&quot; I&quot;;4;IF(RIGHT([.A36];2)=&quot; G&quot;;3;IF(RIGHT([.A3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6];[$'Items and Professions'.$A$1:$'Items and Professions'.$A$1048576];0);[.C36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6]*[.E36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6]*[.G36]" office:value-type="float" office:value="0" calcext:value-type="float">
            <text:p>0</text:p>
          </table:table-cell>
          <table:table-cell table:formula="of:=SUM([.$H$2:.H36])" office:value-type="float" office:value="1870" calcext:value-type="float">
            <text:p>187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37];2) = &quot; I&quot;; RIGHT([.A37];2) = &quot; G&quot;; RIGHT([.A37];2) = &quot; S&quot;);LEFT([.A37];LEN([.A37])-2);[.A37])" office:value-type="float" office:value="0" calcext:value-type="float">
            <text:p>0</text:p>
          </table:table-cell>
          <table:table-cell table:formula="of:=IF(RIGHT([.A37];2)=&quot; I&quot;;4;IF(RIGHT([.A37];2)=&quot; G&quot;;3;IF(RIGHT([.A3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7];[$'Items and Professions'.$A$1:$'Items and Professions'.$A$1048576];0);[.C37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7]*[.E37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7]*[.G37]" office:value-type="float" office:value="0" calcext:value-type="float">
            <text:p>0</text:p>
          </table:table-cell>
          <table:table-cell table:formula="of:=SUM([.$H$2:.H37])" office:value-type="float" office:value="1870" calcext:value-type="float">
            <text:p>187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38];2) = &quot; I&quot;; RIGHT([.A38];2) = &quot; G&quot;; RIGHT([.A38];2) = &quot; S&quot;);LEFT([.A38];LEN([.A38])-2);[.A38])" office:value-type="float" office:value="0" calcext:value-type="float">
            <text:p>0</text:p>
          </table:table-cell>
          <table:table-cell table:formula="of:=IF(RIGHT([.A38];2)=&quot; I&quot;;4;IF(RIGHT([.A38];2)=&quot; G&quot;;3;IF(RIGHT([.A3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8];[$'Items and Professions'.$A$1:$'Items and Professions'.$A$1048576];0);[.C38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8]*[.E38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8]*[.G38]" office:value-type="float" office:value="0" calcext:value-type="float">
            <text:p>0</text:p>
          </table:table-cell>
          <table:table-cell table:formula="of:=SUM([.$H$2:.H38])" office:value-type="float" office:value="1870" calcext:value-type="float">
            <text:p>187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39];2) = &quot; I&quot;; RIGHT([.A39];2) = &quot; G&quot;; RIGHT([.A39];2) = &quot; S&quot;);LEFT([.A39];LEN([.A39])-2);[.A39])" office:value-type="float" office:value="0" calcext:value-type="float">
            <text:p>0</text:p>
          </table:table-cell>
          <table:table-cell table:formula="of:=IF(RIGHT([.A39];2)=&quot; I&quot;;4;IF(RIGHT([.A39];2)=&quot; G&quot;;3;IF(RIGHT([.A3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9];[$'Items and Professions'.$A$1:$'Items and Professions'.$A$1048576];0);[.C39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9]*[.E39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9]*[.G39]" office:value-type="float" office:value="0" calcext:value-type="float">
            <text:p>0</text:p>
          </table:table-cell>
          <table:table-cell table:formula="of:=SUM([.$H$2:.H39])" office:value-type="float" office:value="1870" calcext:value-type="float">
            <text:p>187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40];2) = &quot; I&quot;; RIGHT([.A40];2) = &quot; G&quot;; RIGHT([.A40];2) = &quot; S&quot;);LEFT([.A40];LEN([.A40])-2);[.A40])" office:value-type="float" office:value="0" calcext:value-type="float">
            <text:p>0</text:p>
          </table:table-cell>
          <table:table-cell table:formula="of:=IF(RIGHT([.A40];2)=&quot; I&quot;;4;IF(RIGHT([.A40];2)=&quot; G&quot;;3;IF(RIGHT([.A4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0];[$'Items and Professions'.$A$1:$'Items and Professions'.$A$1048576];0);[.C40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0]*[.E40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0]*[.G40]" office:value-type="float" office:value="0" calcext:value-type="float">
            <text:p>0</text:p>
          </table:table-cell>
          <table:table-cell table:formula="of:=SUM([.$H$2:.H40])" office:value-type="float" office:value="1870" calcext:value-type="float">
            <text:p>187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41];2) = &quot; I&quot;; RIGHT([.A41];2) = &quot; G&quot;; RIGHT([.A41];2) = &quot; S&quot;);LEFT([.A41];LEN([.A41])-2);[.A41])" office:value-type="float" office:value="0" calcext:value-type="float">
            <text:p>0</text:p>
          </table:table-cell>
          <table:table-cell table:formula="of:=IF(RIGHT([.A41];2)=&quot; I&quot;;4;IF(RIGHT([.A41];2)=&quot; G&quot;;3;IF(RIGHT([.A4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1];[$'Items and Professions'.$A$1:$'Items and Professions'.$A$1048576];0);[.C41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1]*[.E41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1]*[.G41]" office:value-type="float" office:value="0" calcext:value-type="float">
            <text:p>0</text:p>
          </table:table-cell>
          <table:table-cell table:formula="of:=SUM([.$H$2:.H41])" office:value-type="float" office:value="1870" calcext:value-type="float">
            <text:p>187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42];2) = &quot; I&quot;; RIGHT([.A42];2) = &quot; G&quot;; RIGHT([.A42];2) = &quot; S&quot;);LEFT([.A42];LEN([.A42])-2);[.A42])" office:value-type="float" office:value="0" calcext:value-type="float">
            <text:p>0</text:p>
          </table:table-cell>
          <table:table-cell table:formula="of:=IF(RIGHT([.A42];2)=&quot; I&quot;;4;IF(RIGHT([.A42];2)=&quot; G&quot;;3;IF(RIGHT([.A4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2];[$'Items and Professions'.$A$1:$'Items and Professions'.$A$1048576];0);[.C42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2]*[.E42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2]*[.G42]" office:value-type="float" office:value="0" calcext:value-type="float">
            <text:p>0</text:p>
          </table:table-cell>
          <table:table-cell table:formula="of:=SUM([.$H$2:.H42])" office:value-type="float" office:value="1870" calcext:value-type="float">
            <text:p>187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43];2) = &quot; I&quot;; RIGHT([.A43];2) = &quot; G&quot;; RIGHT([.A43];2) = &quot; S&quot;);LEFT([.A43];LEN([.A43])-2);[.A43])" office:value-type="float" office:value="0" calcext:value-type="float">
            <text:p>0</text:p>
          </table:table-cell>
          <table:table-cell table:formula="of:=IF(RIGHT([.A43];2)=&quot; I&quot;;4;IF(RIGHT([.A43];2)=&quot; G&quot;;3;IF(RIGHT([.A4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3];[$'Items and Professions'.$A$1:$'Items and Professions'.$A$1048576];0);[.C43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3]*[.E43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3]*[.G43]" office:value-type="float" office:value="0" calcext:value-type="float">
            <text:p>0</text:p>
          </table:table-cell>
          <table:table-cell table:formula="of:=SUM([.$H$2:.H43])" office:value-type="float" office:value="1870" calcext:value-type="float">
            <text:p>187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44];2) = &quot; I&quot;; RIGHT([.A44];2) = &quot; G&quot;; RIGHT([.A44];2) = &quot; S&quot;);LEFT([.A44];LEN([.A44])-2);[.A44])" office:value-type="float" office:value="0" calcext:value-type="float">
            <text:p>0</text:p>
          </table:table-cell>
          <table:table-cell table:formula="of:=IF(RIGHT([.A44];2)=&quot; I&quot;;4;IF(RIGHT([.A44];2)=&quot; G&quot;;3;IF(RIGHT([.A4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4];[$'Items and Professions'.$A$1:$'Items and Professions'.$A$1048576];0);[.C44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4]*[.E44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4]*[.G44]" office:value-type="float" office:value="0" calcext:value-type="float">
            <text:p>0</text:p>
          </table:table-cell>
          <table:table-cell table:formula="of:=SUM([.$H$2:.H44])" office:value-type="float" office:value="1870" calcext:value-type="float">
            <text:p>1870</text:p>
          </table:table-cell>
          <table:table-cell table:number-columns-repeated="7"/>
        </table:table-row>
        <table:table-row table:style-name="ro2" table:number-rows-repeated="1048531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Y1-Sp22" table:style-name="ta2">
        <table:table-column table:style-name="co33" table:default-cell-style-name="Default"/>
        <table:table-column table:style-name="co17" table:visibility="collapse" table:default-cell-style-name="Default"/>
        <table:table-column table:style-name="co17" table:visibility="collapse" table:default-cell-style-name="ce9"/>
        <table:table-column table:style-name="co18" table:default-cell-style-name="ce9"/>
        <table:table-column table:style-name="co19" table:default-cell-style-name="ce9"/>
        <table:table-column table:style-name="co20" table:default-cell-style-name="ce9"/>
        <table:table-column table:style-name="co3" table:default-cell-style-name="Default"/>
        <table:table-column table:style-name="co21" table:default-cell-style-name="ce9"/>
        <table:table-column table:style-name="co22" table:default-cell-style-name="Default"/>
        <table:table-column table:style-name="co6" table:default-cell-style-name="Default"/>
        <table:table-column table:style-name="co36" table:default-cell-style-name="ce4"/>
        <table:table-column table:style-name="co6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0" table:default-cell-style-name="Default"/>
        <table:table-row table:style-name="ro2">
          <table:table-cell table:style-name="ce5" office:value-type="string" calcext:value-type="string">
            <text:p>Item</text:p>
          </table:table-cell>
          <table:table-cell table:style-name="ce5" office:value-type="string" calcext:value-type="string">
            <text:p>Base Item</text:p>
          </table:table-cell>
          <table:table-cell table:style-name="ce7" office:value-type="string" calcext:value-type="string">
            <text:p>Quality Index</text:p>
          </table:table-cell>
          <table:table-cell table:style-name="ce7" office:value-type="string" calcext:value-type="string">
            <text:p>Sell G</text:p>
          </table:table-cell>
          <table:table-cell table:style-name="ce7" office:value-type="string" calcext:value-type="string">
            <text:p>Qty</text:p>
          </table:table-cell>
          <table:table-cell table:style-name="ce7" office:value-type="string" calcext:value-type="string">
            <text:p>Total G</text:p>
          </table:table-cell>
          <table:table-cell table:style-name="ce7" office:value-type="string" calcext:value-type="string">
            <text:p>Modified Qty</text:p>
          </table:table-cell>
          <table:table-cell table:style-name="ce7" office:value-type="string" calcext:value-type="string">
            <text:p>Modified Total G</text:p>
          </table:table-cell>
          <table:table-cell table:style-name="ce7" office:value-type="string" calcext:value-type="string">
            <text:p>Sum G</text:p>
          </table:table-cell>
          <table:table-cell/>
          <table:table-cell table:style-name="ce1" office:value-type="string" calcext:value-type="string">
            <text:p>Inventory G</text:p>
          </table:table-cell>
          <table:table-cell/>
          <table:table-cell table:style-name="ce1" office:value-type="string" calcext:value-type="string" table:number-columns-spanned="4" table:number-rows-spanned="1">
            <text:p>Search</text:p>
          </table:table-cell>
          <table:covered-table-cell table:number-columns-repeated="3" table:style-name="ce4"/>
        </table:table-row>
        <table:table-row table:style-name="ro2">
          <table:table-cell office:value-type="string" calcext:value-type="string">
            <text:p>Kale</text:p>
          </table:table-cell>
          <table:table-cell table:style-name="ce68" table:formula="of:=IF(OR(RIGHT([.A2];2) = &quot; I&quot;; RIGHT([.A2];2) = &quot; G&quot;; RIGHT([.A2];2) = &quot; S&quot;);LEFT([.A2];LEN([.A2])-2);[.A2])" office:value-type="string" office:string-value="Kale" calcext:value-type="string">
            <text:p>Kale</text:p>
          </table:table-cell>
          <table:table-cell table:formula="of:=IF(RIGHT([.A2];2)=&quot; I&quot;;4;IF(RIGHT([.A2];2)=&quot; G&quot;;3;IF(RIGHT([.A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];[$'Items and Professions'.$A$1:$'Items and Professions'.$A$1048576];0);[.C2]);0)" office:value-type="float" office:value="110" calcext:value-type="float">
            <text:p>110</text:p>
          </table:table-cell>
          <table:table-cell table:style-name="ce44" office:value-type="float" office:value="34" calcext:value-type="float">
            <text:p>34</text:p>
          </table:table-cell>
          <table:table-cell table:formula="of:=[.D2]*[.E2]" office:value-type="float" office:value="3740" calcext:value-type="float">
            <text:p>3740</text:p>
          </table:table-cell>
          <table:table-cell table:style-name="ce44" office:value-type="float" office:value="16" calcext:value-type="float">
            <text:p>16</text:p>
          </table:table-cell>
          <table:table-cell table:formula="of:=[.D2]*[.G2]" office:value-type="float" office:value="1760" calcext:value-type="float">
            <text:p>1760</text:p>
          </table:table-cell>
          <table:table-cell table:formula="of:=SUM([.$H$2:.H2])" office:value-type="float" office:value="1760" calcext:value-type="float">
            <text:p>1760</text:p>
          </table:table-cell>
          <table:table-cell/>
          <table:table-cell table:style-name="ce79" table:formula="of:=CEILING(319*0.9)" office:value-type="float" office:value="288" calcext:value-type="float">
            <text:p>288</text:p>
          </table:table-cell>
          <table:table-cell/>
          <table:table-cell table:style-name="ce79" office:value-type="string" calcext:value-type="string" table:number-columns-spanned="4" table:number-rows-spanned="1">
            <text:p>Ruby</text:p>
          </table:table-cell>
          <table:covered-table-cell table:number-columns-repeated="3" table:style-name="ce4"/>
        </table:table-row>
        <table:table-row table:style-name="ro2">
          <table:table-cell/>
          <table:table-cell table:style-name="ce68" table:formula="of:=IF(OR(RIGHT([.A3];2) = &quot; I&quot;; RIGHT([.A3];2) = &quot; G&quot;; RIGHT([.A3];2) = &quot; S&quot;);LEFT([.A3];LEN([.A3])-2);[.A3])" office:value-type="float" office:value="0" calcext:value-type="float">
            <text:p>0</text:p>
          </table:table-cell>
          <table:table-cell table:formula="of:=IF(RIGHT([.A3];2)=&quot; I&quot;;4;IF(RIGHT([.A3];2)=&quot; G&quot;;3;IF(RIGHT([.A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];[$'Items and Professions'.$A$1:$'Items and Professions'.$A$1048576];0);[.C3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]*[.E3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]*[.G3]" office:value-type="float" office:value="0" calcext:value-type="float">
            <text:p>0</text:p>
          </table:table-cell>
          <table:table-cell table:formula="of:=SUM([.$H$2:.H3])" office:value-type="float" office:value="1760" calcext:value-type="float">
            <text:p>1760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/>
          <table:table-cell table:style-name="ce68" table:formula="of:=IF(OR(RIGHT([.A4];2) = &quot; I&quot;; RIGHT([.A4];2) = &quot; G&quot;; RIGHT([.A4];2) = &quot; S&quot;);LEFT([.A4];LEN([.A4])-2);[.A4])" office:value-type="float" office:value="0" calcext:value-type="float">
            <text:p>0</text:p>
          </table:table-cell>
          <table:table-cell table:formula="of:=IF(RIGHT([.A4];2)=&quot; I&quot;;4;IF(RIGHT([.A4];2)=&quot; G&quot;;3;IF(RIGHT([.A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];[$'Items and Professions'.$A$1:$'Items and Professions'.$A$1048576];0);[.C4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]*[.E4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]*[.G4]" office:value-type="float" office:value="0" calcext:value-type="float">
            <text:p>0</text:p>
          </table:table-cell>
          <table:table-cell table:formula="of:=SUM([.$H$2:.H4])" office:value-type="float" office:value="1760" calcext:value-type="float">
            <text:p>1760</text:p>
          </table:table-cell>
          <table:table-cell/>
          <table:table-cell table:style-name="ce1" office:value-type="string" calcext:value-type="string">
            <text:p>Needed G</text:p>
          </table:table-cell>
          <table:table-cell/>
          <table:table-cell table:style-name="ce20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</table:table-row>
        <table:table-row table:style-name="ro2">
          <table:table-cell/>
          <table:table-cell table:style-name="ce68" table:formula="of:=IF(OR(RIGHT([.A5];2) = &quot; I&quot;; RIGHT([.A5];2) = &quot; G&quot;; RIGHT([.A5];2) = &quot; S&quot;);LEFT([.A5];LEN([.A5])-2);[.A5])" office:value-type="float" office:value="0" calcext:value-type="float">
            <text:p>0</text:p>
          </table:table-cell>
          <table:table-cell table:formula="of:=IF(RIGHT([.A5];2)=&quot; I&quot;;4;IF(RIGHT([.A5];2)=&quot; G&quot;;3;IF(RIGHT([.A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5];[$'Items and Professions'.$A$1:$'Items and Professions'.$A$1048576];0);[.C5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5]*[.E5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5]*[.G5]" office:value-type="float" office:value="0" calcext:value-type="float">
            <text:p>0</text:p>
          </table:table-cell>
          <table:table-cell table:formula="of:=SUM([.$H$2:.H5])" office:value-type="float" office:value="1760" calcext:value-type="float">
            <text:p>1760</text:p>
          </table:table-cell>
          <table:table-cell/>
          <table:table-cell office:value-type="float" office:value="2000" calcext:value-type="float">
            <text:p>2000</text:p>
          </table:table-cell>
          <table:table-cell/>
          <table:table-cell table:formula="of:=INDEX([$'Items and Professions'.$C$1:$'Items and Professions'.$F$1048576];MATCH([.M2];[$'Items and Professions'.$A$1:$'Items and Professions'.$A$1048576];0);1)" office:value-type="float" office:value="250" calcext:value-type="float">
            <text:p>250</text:p>
          </table:table-cell>
          <table:table-cell table:formula="of:=INDEX([$'Items and Professions'.$C$1:$'Items and Professions'.$F$1048576];MATCH([.M2];[$'Items and Professions'.$A$1:$'Items and Professions'.$A$1048576];0);2)" office:value-type="float" office:value="0" calcext:value-type="float">
            <text:p>0</text:p>
          </table:table-cell>
          <table:table-cell table:formula="of:=INDEX([$'Items and Professions'.$C$1:$'Items and Professions'.$F$1048576];MATCH([.M2];[$'Items and Professions'.$A$1:$'Items and Professions'.$A$1048576];0);3)" office:value-type="float" office:value="0" calcext:value-type="float">
            <text:p>0</text:p>
          </table:table-cell>
          <table:table-cell table:formula="of:=INDEX([$'Items and Professions'.$C$1:$'Items and Professions'.$F$1048576];MATCH([.M2];[$'Items and Professions'.$A$1:$'Items and Professions'.$A$1048576];0);4)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68" table:formula="of:=IF(OR(RIGHT([.A6];2) = &quot; I&quot;; RIGHT([.A6];2) = &quot; G&quot;; RIGHT([.A6];2) = &quot; S&quot;);LEFT([.A6];LEN([.A6])-2);[.A6])" office:value-type="float" office:value="0" calcext:value-type="float">
            <text:p>0</text:p>
          </table:table-cell>
          <table:table-cell table:formula="of:=IF(RIGHT([.A6];2)=&quot; I&quot;;4;IF(RIGHT([.A6];2)=&quot; G&quot;;3;IF(RIGHT([.A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6];[$'Items and Professions'.$A$1:$'Items and Professions'.$A$1048576];0);[.C6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6]*[.E6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6]*[.G6]" office:value-type="float" office:value="0" calcext:value-type="float">
            <text:p>0</text:p>
          </table:table-cell>
          <table:table-cell table:formula="of:=SUM([.$H$2:.H6])" office:value-type="float" office:value="1760" calcext:value-type="float">
            <text:p>1760</text:p>
          </table:table-cell>
          <table:table-cell/>
          <table:table-cell table:style-name="ce3"/>
          <table:table-cell table:number-columns-repeated="5"/>
        </table:table-row>
        <table:table-row table:style-name="ro2">
          <table:table-cell/>
          <table:table-cell table:style-name="ce68" table:formula="of:=IF(OR(RIGHT([.A7];2) = &quot; I&quot;; RIGHT([.A7];2) = &quot; G&quot;; RIGHT([.A7];2) = &quot; S&quot;);LEFT([.A7];LEN([.A7])-2);[.A7])" office:value-type="float" office:value="0" calcext:value-type="float">
            <text:p>0</text:p>
          </table:table-cell>
          <table:table-cell table:formula="of:=IF(RIGHT([.A7];2)=&quot; I&quot;;4;IF(RIGHT([.A7];2)=&quot; G&quot;;3;IF(RIGHT([.A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7];[$'Items and Professions'.$A$1:$'Items and Professions'.$A$1048576];0);[.C7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7]*[.E7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7]*[.G7]" office:value-type="float" office:value="0" calcext:value-type="float">
            <text:p>0</text:p>
          </table:table-cell>
          <table:table-cell table:formula="of:=SUM([.$H$2:.H7])" office:value-type="float" office:value="1760" calcext:value-type="float">
            <text:p>1760</text:p>
          </table:table-cell>
          <table:table-cell/>
          <table:table-cell table:style-name="ce1" office:value-type="string" calcext:value-type="string">
            <text:p>Remaining G</text:p>
          </table:table-cell>
          <table:table-cell table:number-columns-repeated="5"/>
        </table:table-row>
        <table:table-row table:style-name="ro2">
          <table:table-cell/>
          <table:table-cell table:style-name="ce68" table:formula="of:=IF(OR(RIGHT([.A8];2) = &quot; I&quot;; RIGHT([.A8];2) = &quot; G&quot;; RIGHT([.A8];2) = &quot; S&quot;);LEFT([.A8];LEN([.A8])-2);[.A8])" office:value-type="float" office:value="0" calcext:value-type="float">
            <text:p>0</text:p>
          </table:table-cell>
          <table:table-cell table:formula="of:=IF(RIGHT([.A8];2)=&quot; I&quot;;4;IF(RIGHT([.A8];2)=&quot; G&quot;;3;IF(RIGHT([.A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8];[$'Items and Professions'.$A$1:$'Items and Professions'.$A$1048576];0);[.C8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8]*[.E8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8]*[.G8]" office:value-type="float" office:value="0" calcext:value-type="float">
            <text:p>0</text:p>
          </table:table-cell>
          <table:table-cell table:formula="of:=SUM([.$H$2:.H8])" office:value-type="float" office:value="1760" calcext:value-type="float">
            <text:p>1760</text:p>
          </table:table-cell>
          <table:table-cell/>
          <table:table-cell table:formula="of:=[.K5]-[.K2]-MAX([.I$1:.I$1048576])" office:value-type="float" office:value="-48" calcext:value-type="float">
            <text:p>-48</text:p>
          </table:table-cell>
          <table:table-cell table:number-columns-repeated="5"/>
        </table:table-row>
        <table:table-row table:style-name="ro2">
          <table:table-cell/>
          <table:table-cell table:style-name="ce68" table:formula="of:=IF(OR(RIGHT([.A9];2) = &quot; I&quot;; RIGHT([.A9];2) = &quot; G&quot;; RIGHT([.A9];2) = &quot; S&quot;);LEFT([.A9];LEN([.A9])-2);[.A9])" office:value-type="float" office:value="0" calcext:value-type="float">
            <text:p>0</text:p>
          </table:table-cell>
          <table:table-cell table:formula="of:=IF(RIGHT([.A9];2)=&quot; I&quot;;4;IF(RIGHT([.A9];2)=&quot; G&quot;;3;IF(RIGHT([.A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9];[$'Items and Professions'.$A$1:$'Items and Professions'.$A$1048576];0);[.C9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9]*[.E9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9]*[.G9]" office:value-type="float" office:value="0" calcext:value-type="float">
            <text:p>0</text:p>
          </table:table-cell>
          <table:table-cell table:formula="of:=SUM([.$H$2:.H9])" office:value-type="float" office:value="1760" calcext:value-type="float">
            <text:p>1760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/>
          <table:table-cell table:style-name="ce68" table:formula="of:=IF(OR(RIGHT([.A10];2) = &quot; I&quot;; RIGHT([.A10];2) = &quot; G&quot;; RIGHT([.A10];2) = &quot; S&quot;);LEFT([.A10];LEN([.A10])-2);[.A10])" office:value-type="float" office:value="0" calcext:value-type="float">
            <text:p>0</text:p>
          </table:table-cell>
          <table:table-cell table:formula="of:=IF(RIGHT([.A10];2)=&quot; I&quot;;4;IF(RIGHT([.A10];2)=&quot; G&quot;;3;IF(RIGHT([.A1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0];[$'Items and Professions'.$A$1:$'Items and Professions'.$A$1048576];0);[.C10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0]*[.E10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0]*[.G10]" office:value-type="float" office:value="0" calcext:value-type="float">
            <text:p>0</text:p>
          </table:table-cell>
          <table:table-cell table:formula="of:=SUM([.$H$2:.H10])" office:value-type="float" office:value="1760" calcext:value-type="float">
            <text:p>1760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/>
          <table:table-cell table:style-name="ce68" table:formula="of:=IF(OR(RIGHT([.A11];2) = &quot; I&quot;; RIGHT([.A11];2) = &quot; G&quot;; RIGHT([.A11];2) = &quot; S&quot;);LEFT([.A11];LEN([.A11])-2);[.A11])" office:value-type="float" office:value="0" calcext:value-type="float">
            <text:p>0</text:p>
          </table:table-cell>
          <table:table-cell table:formula="of:=IF(RIGHT([.A11];2)=&quot; I&quot;;4;IF(RIGHT([.A11];2)=&quot; G&quot;;3;IF(RIGHT([.A1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1];[$'Items and Professions'.$A$1:$'Items and Professions'.$A$1048576];0);[.C11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1]*[.E11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1]*[.G11]" office:value-type="float" office:value="0" calcext:value-type="float">
            <text:p>0</text:p>
          </table:table-cell>
          <table:table-cell table:formula="of:=SUM([.$H$2:.H11])" office:value-type="float" office:value="1760" calcext:value-type="float">
            <text:p>1760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/>
          <table:table-cell table:style-name="ce68" table:formula="of:=IF(OR(RIGHT([.A12];2) = &quot; I&quot;; RIGHT([.A12];2) = &quot; G&quot;; RIGHT([.A12];2) = &quot; S&quot;);LEFT([.A12];LEN([.A12])-2);[.A12])" office:value-type="float" office:value="0" calcext:value-type="float">
            <text:p>0</text:p>
          </table:table-cell>
          <table:table-cell table:formula="of:=IF(RIGHT([.A12];2)=&quot; I&quot;;4;IF(RIGHT([.A12];2)=&quot; G&quot;;3;IF(RIGHT([.A1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2];[$'Items and Professions'.$A$1:$'Items and Professions'.$A$1048576];0);[.C12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2]*[.E12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2]*[.G12]" office:value-type="float" office:value="0" calcext:value-type="float">
            <text:p>0</text:p>
          </table:table-cell>
          <table:table-cell table:formula="of:=SUM([.$H$2:.H12])" office:value-type="float" office:value="1760" calcext:value-type="float">
            <text:p>176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13];2) = &quot; I&quot;; RIGHT([.A13];2) = &quot; G&quot;; RIGHT([.A13];2) = &quot; S&quot;);LEFT([.A13];LEN([.A13])-2);[.A13])" office:value-type="float" office:value="0" calcext:value-type="float">
            <text:p>0</text:p>
          </table:table-cell>
          <table:table-cell table:formula="of:=IF(RIGHT([.A13];2)=&quot; I&quot;;4;IF(RIGHT([.A13];2)=&quot; G&quot;;3;IF(RIGHT([.A1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3];[$'Items and Professions'.$A$1:$'Items and Professions'.$A$1048576];0);[.C13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3]*[.E13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3]*[.G13]" office:value-type="float" office:value="0" calcext:value-type="float">
            <text:p>0</text:p>
          </table:table-cell>
          <table:table-cell table:formula="of:=SUM([.$H$2:.H13])" office:value-type="float" office:value="1760" calcext:value-type="float">
            <text:p>1760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/>
          <table:table-cell table:style-name="ce68" table:formula="of:=IF(OR(RIGHT([.A14];2) = &quot; I&quot;; RIGHT([.A14];2) = &quot; G&quot;; RIGHT([.A14];2) = &quot; S&quot;);LEFT([.A14];LEN([.A14])-2);[.A14])" office:value-type="float" office:value="0" calcext:value-type="float">
            <text:p>0</text:p>
          </table:table-cell>
          <table:table-cell table:formula="of:=IF(RIGHT([.A14];2)=&quot; I&quot;;4;IF(RIGHT([.A14];2)=&quot; G&quot;;3;IF(RIGHT([.A1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4];[$'Items and Professions'.$A$1:$'Items and Professions'.$A$1048576];0);[.C14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4]*[.E14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4]*[.G14]" office:value-type="float" office:value="0" calcext:value-type="float">
            <text:p>0</text:p>
          </table:table-cell>
          <table:table-cell table:formula="of:=SUM([.$H$2:.H14])" office:value-type="float" office:value="1760" calcext:value-type="float">
            <text:p>1760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/>
          <table:table-cell table:style-name="ce68" table:formula="of:=IF(OR(RIGHT([.A15];2) = &quot; I&quot;; RIGHT([.A15];2) = &quot; G&quot;; RIGHT([.A15];2) = &quot; S&quot;);LEFT([.A15];LEN([.A15])-2);[.A15])" office:value-type="float" office:value="0" calcext:value-type="float">
            <text:p>0</text:p>
          </table:table-cell>
          <table:table-cell table:formula="of:=IF(RIGHT([.A15];2)=&quot; I&quot;;4;IF(RIGHT([.A15];2)=&quot; G&quot;;3;IF(RIGHT([.A1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5];[$'Items and Professions'.$A$1:$'Items and Professions'.$A$1048576];0);[.C15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5]*[.E15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5]*[.G15]" office:value-type="float" office:value="0" calcext:value-type="float">
            <text:p>0</text:p>
          </table:table-cell>
          <table:table-cell table:formula="of:=SUM([.$H$2:.H15])" office:value-type="float" office:value="1760" calcext:value-type="float">
            <text:p>1760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/>
          <table:table-cell table:style-name="ce68" table:formula="of:=IF(OR(RIGHT([.A16];2) = &quot; I&quot;; RIGHT([.A16];2) = &quot; G&quot;; RIGHT([.A16];2) = &quot; S&quot;);LEFT([.A16];LEN([.A16])-2);[.A16])" office:value-type="float" office:value="0" calcext:value-type="float">
            <text:p>0</text:p>
          </table:table-cell>
          <table:table-cell table:formula="of:=IF(RIGHT([.A16];2)=&quot; I&quot;;4;IF(RIGHT([.A16];2)=&quot; G&quot;;3;IF(RIGHT([.A1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6];[$'Items and Professions'.$A$1:$'Items and Professions'.$A$1048576];0);[.C16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6]*[.E16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6]*[.G16]" office:value-type="float" office:value="0" calcext:value-type="float">
            <text:p>0</text:p>
          </table:table-cell>
          <table:table-cell table:formula="of:=SUM([.$H$2:.H16])" office:value-type="float" office:value="1760" calcext:value-type="float">
            <text:p>1760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/>
          <table:table-cell table:style-name="ce68" table:formula="of:=IF(OR(RIGHT([.A17];2) = &quot; I&quot;; RIGHT([.A17];2) = &quot; G&quot;; RIGHT([.A17];2) = &quot; S&quot;);LEFT([.A17];LEN([.A17])-2);[.A17])" office:value-type="float" office:value="0" calcext:value-type="float">
            <text:p>0</text:p>
          </table:table-cell>
          <table:table-cell table:formula="of:=IF(RIGHT([.A17];2)=&quot; I&quot;;4;IF(RIGHT([.A17];2)=&quot; G&quot;;3;IF(RIGHT([.A1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7];[$'Items and Professions'.$A$1:$'Items and Professions'.$A$1048576];0);[.C17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7]*[.E17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7]*[.G17]" office:value-type="float" office:value="0" calcext:value-type="float">
            <text:p>0</text:p>
          </table:table-cell>
          <table:table-cell table:formula="of:=SUM([.$H$2:.H17])" office:value-type="float" office:value="1760" calcext:value-type="float">
            <text:p>1760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/>
          <table:table-cell table:style-name="ce68" table:formula="of:=IF(OR(RIGHT([.A18];2) = &quot; I&quot;; RIGHT([.A18];2) = &quot; G&quot;; RIGHT([.A18];2) = &quot; S&quot;);LEFT([.A18];LEN([.A18])-2);[.A18])" office:value-type="float" office:value="0" calcext:value-type="float">
            <text:p>0</text:p>
          </table:table-cell>
          <table:table-cell table:formula="of:=IF(RIGHT([.A18];2)=&quot; I&quot;;4;IF(RIGHT([.A18];2)=&quot; G&quot;;3;IF(RIGHT([.A1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8];[$'Items and Professions'.$A$1:$'Items and Professions'.$A$1048576];0);[.C18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8]*[.E18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8]*[.G18]" office:value-type="float" office:value="0" calcext:value-type="float">
            <text:p>0</text:p>
          </table:table-cell>
          <table:table-cell table:formula="of:=SUM([.$H$2:.H18])" office:value-type="float" office:value="1760" calcext:value-type="float">
            <text:p>176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19];2) = &quot; I&quot;; RIGHT([.A19];2) = &quot; G&quot;; RIGHT([.A19];2) = &quot; S&quot;);LEFT([.A19];LEN([.A19])-2);[.A19])" office:value-type="float" office:value="0" calcext:value-type="float">
            <text:p>0</text:p>
          </table:table-cell>
          <table:table-cell table:formula="of:=IF(RIGHT([.A19];2)=&quot; I&quot;;4;IF(RIGHT([.A19];2)=&quot; G&quot;;3;IF(RIGHT([.A1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9];[$'Items and Professions'.$A$1:$'Items and Professions'.$A$1048576];0);[.C19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9]*[.E19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9]*[.G19]" office:value-type="float" office:value="0" calcext:value-type="float">
            <text:p>0</text:p>
          </table:table-cell>
          <table:table-cell table:formula="of:=SUM([.$H$2:.H19])" office:value-type="float" office:value="1760" calcext:value-type="float">
            <text:p>176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20];2) = &quot; I&quot;; RIGHT([.A20];2) = &quot; G&quot;; RIGHT([.A20];2) = &quot; S&quot;);LEFT([.A20];LEN([.A20])-2);[.A20])" office:value-type="float" office:value="0" calcext:value-type="float">
            <text:p>0</text:p>
          </table:table-cell>
          <table:table-cell table:formula="of:=IF(RIGHT([.A20];2)=&quot; I&quot;;4;IF(RIGHT([.A20];2)=&quot; G&quot;;3;IF(RIGHT([.A2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0];[$'Items and Professions'.$A$1:$'Items and Professions'.$A$1048576];0);[.C20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0]*[.E20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0]*[.G20]" office:value-type="float" office:value="0" calcext:value-type="float">
            <text:p>0</text:p>
          </table:table-cell>
          <table:table-cell table:formula="of:=SUM([.$H$2:.H20])" office:value-type="float" office:value="1760" calcext:value-type="float">
            <text:p>176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21];2) = &quot; I&quot;; RIGHT([.A21];2) = &quot; G&quot;; RIGHT([.A21];2) = &quot; S&quot;);LEFT([.A21];LEN([.A21])-2);[.A21])" office:value-type="float" office:value="0" calcext:value-type="float">
            <text:p>0</text:p>
          </table:table-cell>
          <table:table-cell table:formula="of:=IF(RIGHT([.A21];2)=&quot; I&quot;;4;IF(RIGHT([.A21];2)=&quot; G&quot;;3;IF(RIGHT([.A2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1];[$'Items and Professions'.$A$1:$'Items and Professions'.$A$1048576];0);[.C21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1]*[.E21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1]*[.G21]" office:value-type="float" office:value="0" calcext:value-type="float">
            <text:p>0</text:p>
          </table:table-cell>
          <table:table-cell table:formula="of:=SUM([.$H$2:.H21])" office:value-type="float" office:value="1760" calcext:value-type="float">
            <text:p>176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22];2) = &quot; I&quot;; RIGHT([.A22];2) = &quot; G&quot;; RIGHT([.A22];2) = &quot; S&quot;);LEFT([.A22];LEN([.A22])-2);[.A22])" office:value-type="float" office:value="0" calcext:value-type="float">
            <text:p>0</text:p>
          </table:table-cell>
          <table:table-cell table:formula="of:=IF(RIGHT([.A22];2)=&quot; I&quot;;4;IF(RIGHT([.A22];2)=&quot; G&quot;;3;IF(RIGHT([.A2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2];[$'Items and Professions'.$A$1:$'Items and Professions'.$A$1048576];0);[.C22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2]*[.E22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2]*[.G22]" office:value-type="float" office:value="0" calcext:value-type="float">
            <text:p>0</text:p>
          </table:table-cell>
          <table:table-cell table:formula="of:=SUM([.$H$2:.H22])" office:value-type="float" office:value="1760" calcext:value-type="float">
            <text:p>176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23];2) = &quot; I&quot;; RIGHT([.A23];2) = &quot; G&quot;; RIGHT([.A23];2) = &quot; S&quot;);LEFT([.A23];LEN([.A23])-2);[.A23])" office:value-type="float" office:value="0" calcext:value-type="float">
            <text:p>0</text:p>
          </table:table-cell>
          <table:table-cell table:formula="of:=IF(RIGHT([.A23];2)=&quot; I&quot;;4;IF(RIGHT([.A23];2)=&quot; G&quot;;3;IF(RIGHT([.A2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3];[$'Items and Professions'.$A$1:$'Items and Professions'.$A$1048576];0);[.C23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3]*[.E23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3]*[.G23]" office:value-type="float" office:value="0" calcext:value-type="float">
            <text:p>0</text:p>
          </table:table-cell>
          <table:table-cell table:formula="of:=SUM([.$H$2:.H23])" office:value-type="float" office:value="1760" calcext:value-type="float">
            <text:p>176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24];2) = &quot; I&quot;; RIGHT([.A24];2) = &quot; G&quot;; RIGHT([.A24];2) = &quot; S&quot;);LEFT([.A24];LEN([.A24])-2);[.A24])" office:value-type="float" office:value="0" calcext:value-type="float">
            <text:p>0</text:p>
          </table:table-cell>
          <table:table-cell table:formula="of:=IF(RIGHT([.A24];2)=&quot; I&quot;;4;IF(RIGHT([.A24];2)=&quot; G&quot;;3;IF(RIGHT([.A2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4];[$'Items and Professions'.$A$1:$'Items and Professions'.$A$1048576];0);[.C24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4]*[.E24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4]*[.G24]" office:value-type="float" office:value="0" calcext:value-type="float">
            <text:p>0</text:p>
          </table:table-cell>
          <table:table-cell table:formula="of:=SUM([.$H$2:.H24])" office:value-type="float" office:value="1760" calcext:value-type="float">
            <text:p>176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25];2) = &quot; I&quot;; RIGHT([.A25];2) = &quot; G&quot;; RIGHT([.A25];2) = &quot; S&quot;);LEFT([.A25];LEN([.A25])-2);[.A25])" office:value-type="float" office:value="0" calcext:value-type="float">
            <text:p>0</text:p>
          </table:table-cell>
          <table:table-cell table:formula="of:=IF(RIGHT([.A25];2)=&quot; I&quot;;4;IF(RIGHT([.A25];2)=&quot; G&quot;;3;IF(RIGHT([.A2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5];[$'Items and Professions'.$A$1:$'Items and Professions'.$A$1048576];0);[.C25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5]*[.E25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5]*[.G25]" office:value-type="float" office:value="0" calcext:value-type="float">
            <text:p>0</text:p>
          </table:table-cell>
          <table:table-cell table:formula="of:=SUM([.$H$2:.H25])" office:value-type="float" office:value="1760" calcext:value-type="float">
            <text:p>176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26];2) = &quot; I&quot;; RIGHT([.A26];2) = &quot; G&quot;; RIGHT([.A26];2) = &quot; S&quot;);LEFT([.A26];LEN([.A26])-2);[.A26])" office:value-type="float" office:value="0" calcext:value-type="float">
            <text:p>0</text:p>
          </table:table-cell>
          <table:table-cell table:formula="of:=IF(RIGHT([.A26];2)=&quot; I&quot;;4;IF(RIGHT([.A26];2)=&quot; G&quot;;3;IF(RIGHT([.A2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6];[$'Items and Professions'.$A$1:$'Items and Professions'.$A$1048576];0);[.C26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6]*[.E26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6]*[.G26]" office:value-type="float" office:value="0" calcext:value-type="float">
            <text:p>0</text:p>
          </table:table-cell>
          <table:table-cell table:formula="of:=SUM([.$H$2:.H26])" office:value-type="float" office:value="1760" calcext:value-type="float">
            <text:p>176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27];2) = &quot; I&quot;; RIGHT([.A27];2) = &quot; G&quot;; RIGHT([.A27];2) = &quot; S&quot;);LEFT([.A27];LEN([.A27])-2);[.A27])" office:value-type="float" office:value="0" calcext:value-type="float">
            <text:p>0</text:p>
          </table:table-cell>
          <table:table-cell table:formula="of:=IF(RIGHT([.A27];2)=&quot; I&quot;;4;IF(RIGHT([.A27];2)=&quot; G&quot;;3;IF(RIGHT([.A2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7];[$'Items and Professions'.$A$1:$'Items and Professions'.$A$1048576];0);[.C27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7]*[.E27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7]*[.G27]" office:value-type="float" office:value="0" calcext:value-type="float">
            <text:p>0</text:p>
          </table:table-cell>
          <table:table-cell table:formula="of:=SUM([.$H$2:.H27])" office:value-type="float" office:value="1760" calcext:value-type="float">
            <text:p>176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28];2) = &quot; I&quot;; RIGHT([.A28];2) = &quot; G&quot;; RIGHT([.A28];2) = &quot; S&quot;);LEFT([.A28];LEN([.A28])-2);[.A28])" office:value-type="float" office:value="0" calcext:value-type="float">
            <text:p>0</text:p>
          </table:table-cell>
          <table:table-cell table:formula="of:=IF(RIGHT([.A28];2)=&quot; I&quot;;4;IF(RIGHT([.A28];2)=&quot; G&quot;;3;IF(RIGHT([.A2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8];[$'Items and Professions'.$A$1:$'Items and Professions'.$A$1048576];0);[.C28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8]*[.E28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8]*[.G28]" office:value-type="float" office:value="0" calcext:value-type="float">
            <text:p>0</text:p>
          </table:table-cell>
          <table:table-cell table:formula="of:=SUM([.$H$2:.H28])" office:value-type="float" office:value="1760" calcext:value-type="float">
            <text:p>176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29];2) = &quot; I&quot;; RIGHT([.A29];2) = &quot; G&quot;; RIGHT([.A29];2) = &quot; S&quot;);LEFT([.A29];LEN([.A29])-2);[.A29])" office:value-type="float" office:value="0" calcext:value-type="float">
            <text:p>0</text:p>
          </table:table-cell>
          <table:table-cell table:formula="of:=IF(RIGHT([.A29];2)=&quot; I&quot;;4;IF(RIGHT([.A29];2)=&quot; G&quot;;3;IF(RIGHT([.A2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9];[$'Items and Professions'.$A$1:$'Items and Professions'.$A$1048576];0);[.C29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9]*[.E29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9]*[.G29]" office:value-type="float" office:value="0" calcext:value-type="float">
            <text:p>0</text:p>
          </table:table-cell>
          <table:table-cell table:formula="of:=SUM([.$H$2:.H29])" office:value-type="float" office:value="1760" calcext:value-type="float">
            <text:p>176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30];2) = &quot; I&quot;; RIGHT([.A30];2) = &quot; G&quot;; RIGHT([.A30];2) = &quot; S&quot;);LEFT([.A30];LEN([.A30])-2);[.A30])" office:value-type="float" office:value="0" calcext:value-type="float">
            <text:p>0</text:p>
          </table:table-cell>
          <table:table-cell table:formula="of:=IF(RIGHT([.A30];2)=&quot; I&quot;;4;IF(RIGHT([.A30];2)=&quot; G&quot;;3;IF(RIGHT([.A3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0];[$'Items and Professions'.$A$1:$'Items and Professions'.$A$1048576];0);[.C30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0]*[.E30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0]*[.G30]" office:value-type="float" office:value="0" calcext:value-type="float">
            <text:p>0</text:p>
          </table:table-cell>
          <table:table-cell table:formula="of:=SUM([.$H$2:.H30])" office:value-type="float" office:value="1760" calcext:value-type="float">
            <text:p>176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31];2) = &quot; I&quot;; RIGHT([.A31];2) = &quot; G&quot;; RIGHT([.A31];2) = &quot; S&quot;);LEFT([.A31];LEN([.A31])-2);[.A31])" office:value-type="float" office:value="0" calcext:value-type="float">
            <text:p>0</text:p>
          </table:table-cell>
          <table:table-cell table:formula="of:=IF(RIGHT([.A31];2)=&quot; I&quot;;4;IF(RIGHT([.A31];2)=&quot; G&quot;;3;IF(RIGHT([.A3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1];[$'Items and Professions'.$A$1:$'Items and Professions'.$A$1048576];0);[.C31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1]*[.E31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1]*[.G31]" office:value-type="float" office:value="0" calcext:value-type="float">
            <text:p>0</text:p>
          </table:table-cell>
          <table:table-cell table:formula="of:=SUM([.$H$2:.H31])" office:value-type="float" office:value="1760" calcext:value-type="float">
            <text:p>176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32];2) = &quot; I&quot;; RIGHT([.A32];2) = &quot; G&quot;; RIGHT([.A32];2) = &quot; S&quot;);LEFT([.A32];LEN([.A32])-2);[.A32])" office:value-type="float" office:value="0" calcext:value-type="float">
            <text:p>0</text:p>
          </table:table-cell>
          <table:table-cell table:formula="of:=IF(RIGHT([.A32];2)=&quot; I&quot;;4;IF(RIGHT([.A32];2)=&quot; G&quot;;3;IF(RIGHT([.A3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2];[$'Items and Professions'.$A$1:$'Items and Professions'.$A$1048576];0);[.C32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2]*[.E32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2]*[.G32]" office:value-type="float" office:value="0" calcext:value-type="float">
            <text:p>0</text:p>
          </table:table-cell>
          <table:table-cell table:formula="of:=SUM([.$H$2:.H32])" office:value-type="float" office:value="1760" calcext:value-type="float">
            <text:p>176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33];2) = &quot; I&quot;; RIGHT([.A33];2) = &quot; G&quot;; RIGHT([.A33];2) = &quot; S&quot;);LEFT([.A33];LEN([.A33])-2);[.A33])" office:value-type="float" office:value="0" calcext:value-type="float">
            <text:p>0</text:p>
          </table:table-cell>
          <table:table-cell table:formula="of:=IF(RIGHT([.A33];2)=&quot; I&quot;;4;IF(RIGHT([.A33];2)=&quot; G&quot;;3;IF(RIGHT([.A3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3];[$'Items and Professions'.$A$1:$'Items and Professions'.$A$1048576];0);[.C33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3]*[.E33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3]*[.G33]" office:value-type="float" office:value="0" calcext:value-type="float">
            <text:p>0</text:p>
          </table:table-cell>
          <table:table-cell table:formula="of:=SUM([.$H$2:.H33])" office:value-type="float" office:value="1760" calcext:value-type="float">
            <text:p>176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34];2) = &quot; I&quot;; RIGHT([.A34];2) = &quot; G&quot;; RIGHT([.A34];2) = &quot; S&quot;);LEFT([.A34];LEN([.A34])-2);[.A34])" office:value-type="float" office:value="0" calcext:value-type="float">
            <text:p>0</text:p>
          </table:table-cell>
          <table:table-cell table:formula="of:=IF(RIGHT([.A34];2)=&quot; I&quot;;4;IF(RIGHT([.A34];2)=&quot; G&quot;;3;IF(RIGHT([.A3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4];[$'Items and Professions'.$A$1:$'Items and Professions'.$A$1048576];0);[.C34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4]*[.E34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4]*[.G34]" office:value-type="float" office:value="0" calcext:value-type="float">
            <text:p>0</text:p>
          </table:table-cell>
          <table:table-cell table:formula="of:=SUM([.$H$2:.H34])" office:value-type="float" office:value="1760" calcext:value-type="float">
            <text:p>176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35];2) = &quot; I&quot;; RIGHT([.A35];2) = &quot; G&quot;; RIGHT([.A35];2) = &quot; S&quot;);LEFT([.A35];LEN([.A35])-2);[.A35])" office:value-type="float" office:value="0" calcext:value-type="float">
            <text:p>0</text:p>
          </table:table-cell>
          <table:table-cell table:formula="of:=IF(RIGHT([.A35];2)=&quot; I&quot;;4;IF(RIGHT([.A35];2)=&quot; G&quot;;3;IF(RIGHT([.A3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5];[$'Items and Professions'.$A$1:$'Items and Professions'.$A$1048576];0);[.C35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5]*[.E35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5]*[.G35]" office:value-type="float" office:value="0" calcext:value-type="float">
            <text:p>0</text:p>
          </table:table-cell>
          <table:table-cell table:formula="of:=SUM([.$H$2:.H35])" office:value-type="float" office:value="1760" calcext:value-type="float">
            <text:p>176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36];2) = &quot; I&quot;; RIGHT([.A36];2) = &quot; G&quot;; RIGHT([.A36];2) = &quot; S&quot;);LEFT([.A36];LEN([.A36])-2);[.A36])" office:value-type="float" office:value="0" calcext:value-type="float">
            <text:p>0</text:p>
          </table:table-cell>
          <table:table-cell table:formula="of:=IF(RIGHT([.A36];2)=&quot; I&quot;;4;IF(RIGHT([.A36];2)=&quot; G&quot;;3;IF(RIGHT([.A3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6];[$'Items and Professions'.$A$1:$'Items and Professions'.$A$1048576];0);[.C36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6]*[.E36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6]*[.G36]" office:value-type="float" office:value="0" calcext:value-type="float">
            <text:p>0</text:p>
          </table:table-cell>
          <table:table-cell table:formula="of:=SUM([.$H$2:.H36])" office:value-type="float" office:value="1760" calcext:value-type="float">
            <text:p>176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37];2) = &quot; I&quot;; RIGHT([.A37];2) = &quot; G&quot;; RIGHT([.A37];2) = &quot; S&quot;);LEFT([.A37];LEN([.A37])-2);[.A37])" office:value-type="float" office:value="0" calcext:value-type="float">
            <text:p>0</text:p>
          </table:table-cell>
          <table:table-cell table:formula="of:=IF(RIGHT([.A37];2)=&quot; I&quot;;4;IF(RIGHT([.A37];2)=&quot; G&quot;;3;IF(RIGHT([.A3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7];[$'Items and Professions'.$A$1:$'Items and Professions'.$A$1048576];0);[.C37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7]*[.E37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7]*[.G37]" office:value-type="float" office:value="0" calcext:value-type="float">
            <text:p>0</text:p>
          </table:table-cell>
          <table:table-cell table:formula="of:=SUM([.$H$2:.H37])" office:value-type="float" office:value="1760" calcext:value-type="float">
            <text:p>176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38];2) = &quot; I&quot;; RIGHT([.A38];2) = &quot; G&quot;; RIGHT([.A38];2) = &quot; S&quot;);LEFT([.A38];LEN([.A38])-2);[.A38])" office:value-type="float" office:value="0" calcext:value-type="float">
            <text:p>0</text:p>
          </table:table-cell>
          <table:table-cell table:formula="of:=IF(RIGHT([.A38];2)=&quot; I&quot;;4;IF(RIGHT([.A38];2)=&quot; G&quot;;3;IF(RIGHT([.A3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8];[$'Items and Professions'.$A$1:$'Items and Professions'.$A$1048576];0);[.C38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8]*[.E38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8]*[.G38]" office:value-type="float" office:value="0" calcext:value-type="float">
            <text:p>0</text:p>
          </table:table-cell>
          <table:table-cell table:formula="of:=SUM([.$H$2:.H38])" office:value-type="float" office:value="1760" calcext:value-type="float">
            <text:p>176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39];2) = &quot; I&quot;; RIGHT([.A39];2) = &quot; G&quot;; RIGHT([.A39];2) = &quot; S&quot;);LEFT([.A39];LEN([.A39])-2);[.A39])" office:value-type="float" office:value="0" calcext:value-type="float">
            <text:p>0</text:p>
          </table:table-cell>
          <table:table-cell table:formula="of:=IF(RIGHT([.A39];2)=&quot; I&quot;;4;IF(RIGHT([.A39];2)=&quot; G&quot;;3;IF(RIGHT([.A3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9];[$'Items and Professions'.$A$1:$'Items and Professions'.$A$1048576];0);[.C39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9]*[.E39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9]*[.G39]" office:value-type="float" office:value="0" calcext:value-type="float">
            <text:p>0</text:p>
          </table:table-cell>
          <table:table-cell table:formula="of:=SUM([.$H$2:.H39])" office:value-type="float" office:value="1760" calcext:value-type="float">
            <text:p>176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40];2) = &quot; I&quot;; RIGHT([.A40];2) = &quot; G&quot;; RIGHT([.A40];2) = &quot; S&quot;);LEFT([.A40];LEN([.A40])-2);[.A40])" office:value-type="float" office:value="0" calcext:value-type="float">
            <text:p>0</text:p>
          </table:table-cell>
          <table:table-cell table:formula="of:=IF(RIGHT([.A40];2)=&quot; I&quot;;4;IF(RIGHT([.A40];2)=&quot; G&quot;;3;IF(RIGHT([.A4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0];[$'Items and Professions'.$A$1:$'Items and Professions'.$A$1048576];0);[.C40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0]*[.E40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0]*[.G40]" office:value-type="float" office:value="0" calcext:value-type="float">
            <text:p>0</text:p>
          </table:table-cell>
          <table:table-cell table:formula="of:=SUM([.$H$2:.H40])" office:value-type="float" office:value="1760" calcext:value-type="float">
            <text:p>176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41];2) = &quot; I&quot;; RIGHT([.A41];2) = &quot; G&quot;; RIGHT([.A41];2) = &quot; S&quot;);LEFT([.A41];LEN([.A41])-2);[.A41])" office:value-type="float" office:value="0" calcext:value-type="float">
            <text:p>0</text:p>
          </table:table-cell>
          <table:table-cell table:formula="of:=IF(RIGHT([.A41];2)=&quot; I&quot;;4;IF(RIGHT([.A41];2)=&quot; G&quot;;3;IF(RIGHT([.A4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1];[$'Items and Professions'.$A$1:$'Items and Professions'.$A$1048576];0);[.C41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1]*[.E41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1]*[.G41]" office:value-type="float" office:value="0" calcext:value-type="float">
            <text:p>0</text:p>
          </table:table-cell>
          <table:table-cell table:formula="of:=SUM([.$H$2:.H41])" office:value-type="float" office:value="1760" calcext:value-type="float">
            <text:p>176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42];2) = &quot; I&quot;; RIGHT([.A42];2) = &quot; G&quot;; RIGHT([.A42];2) = &quot; S&quot;);LEFT([.A42];LEN([.A42])-2);[.A42])" office:value-type="float" office:value="0" calcext:value-type="float">
            <text:p>0</text:p>
          </table:table-cell>
          <table:table-cell table:formula="of:=IF(RIGHT([.A42];2)=&quot; I&quot;;4;IF(RIGHT([.A42];2)=&quot; G&quot;;3;IF(RIGHT([.A4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2];[$'Items and Professions'.$A$1:$'Items and Professions'.$A$1048576];0);[.C42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2]*[.E42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2]*[.G42]" office:value-type="float" office:value="0" calcext:value-type="float">
            <text:p>0</text:p>
          </table:table-cell>
          <table:table-cell table:formula="of:=SUM([.$H$2:.H42])" office:value-type="float" office:value="1760" calcext:value-type="float">
            <text:p>176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43];2) = &quot; I&quot;; RIGHT([.A43];2) = &quot; G&quot;; RIGHT([.A43];2) = &quot; S&quot;);LEFT([.A43];LEN([.A43])-2);[.A43])" office:value-type="float" office:value="0" calcext:value-type="float">
            <text:p>0</text:p>
          </table:table-cell>
          <table:table-cell table:formula="of:=IF(RIGHT([.A43];2)=&quot; I&quot;;4;IF(RIGHT([.A43];2)=&quot; G&quot;;3;IF(RIGHT([.A4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3];[$'Items and Professions'.$A$1:$'Items and Professions'.$A$1048576];0);[.C43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3]*[.E43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3]*[.G43]" office:value-type="float" office:value="0" calcext:value-type="float">
            <text:p>0</text:p>
          </table:table-cell>
          <table:table-cell table:formula="of:=SUM([.$H$2:.H43])" office:value-type="float" office:value="1760" calcext:value-type="float">
            <text:p>176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44];2) = &quot; I&quot;; RIGHT([.A44];2) = &quot; G&quot;; RIGHT([.A44];2) = &quot; S&quot;);LEFT([.A44];LEN([.A44])-2);[.A44])" office:value-type="float" office:value="0" calcext:value-type="float">
            <text:p>0</text:p>
          </table:table-cell>
          <table:table-cell table:formula="of:=IF(RIGHT([.A44];2)=&quot; I&quot;;4;IF(RIGHT([.A44];2)=&quot; G&quot;;3;IF(RIGHT([.A4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4];[$'Items and Professions'.$A$1:$'Items and Professions'.$A$1048576];0);[.C44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4]*[.E44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4]*[.G44]" office:value-type="float" office:value="0" calcext:value-type="float">
            <text:p>0</text:p>
          </table:table-cell>
          <table:table-cell table:formula="of:=SUM([.$H$2:.H44])" office:value-type="float" office:value="1760" calcext:value-type="float">
            <text:p>1760</text:p>
          </table:table-cell>
          <table:table-cell table:number-columns-repeated="7"/>
        </table:table-row>
        <table:table-row table:style-name="ro2" table:number-rows-repeated="1048531">
          <table:table-cell table:number-columns-repeated="16"/>
        </table:table-row>
        <table:table-row table:style-name="ro2">
          <table:table-cell table:number-columns-repeated="16"/>
        </table:table-row>
      </table:table>
      <table:named-expressions/>
      <table:database-ranges>
        <table:database-range table:name="__Anonymous_Sheet_DB__2" table:target-range-address="'Items and Professions'.A166:'Items and Professions'.C173" table:contains-header="false">
          <table:sort>
            <table:sort-by table:field-number="0" table:data-type="automatic"/>
          </table:sort>
        </table:database-range>
        <table:database-range table:name="__Anonymous_Sheet_DB__3" table:target-range-address="'Generic Item Table'.A1:'Generic Item Table'.I2">
          <table:sort>
            <table:sort-by table:field-number="0" table:data-type="automatic"/>
          </table:sort>
        </table:database-range>
        <table:database-range table:name="__Anonymous_Sheet_DB__5" table:target-range-address="'Y1-Sp5'.A1:'Y1-Sp5'.F2">
          <table:sort>
            <table:sort-by table:field-number="3" table:order="descending" table:data-type="automatic"/>
          </table:sort>
        </table:database-range>
        <table:database-range table:name="__Anonymous_Sheet_DB__6" table:target-range-address="'Y1-Sp6'.A1:'Y1-Sp6'.I2">
          <table:sort>
            <table:sort-by table:field-number="0" table:data-type="automatic"/>
          </table:sort>
        </table:database-range>
        <table:database-range table:name="__Anonymous_Sheet_DB__7" table:target-range-address="'Y1-Sp8'.A1:'Y1-Sp8'.I2">
          <table:sort>
            <table:sort-by table:field-number="0" table:data-type="automatic"/>
          </table:sort>
        </table:database-range>
        <table:database-range table:name="__Anonymous_Sheet_DB__8" table:target-range-address="'Y1-Sp10'.A1:'Y1-Sp10'.I2">
          <table:sort>
            <table:sort-by table:field-number="0" table:data-type="automatic"/>
          </table:sort>
        </table:database-range>
        <table:database-range table:name="__Anonymous_Sheet_DB__9" table:target-range-address="'Y1-Sp11'.A3:'Y1-Sp11'.A3">
          <table:sort>
            <table:sort-by table:field-number="0" table:data-type="automatic"/>
          </table:sort>
        </table:database-range>
        <table:database-range table:name="__Anonymous_Sheet_DB__10" table:target-range-address="'Y1-Sp14'.A1:'Y1-Sp14'.I34">
          <table:sort>
            <table:sort-by table:field-number="0" table:data-type="automatic"/>
          </table:sort>
        </table:database-range>
        <table:database-range table:name="__Anonymous_Sheet_DB__11" table:target-range-address="'Y1-Sp16'.A1:'Y1-Sp16'.I45">
          <table:sort>
            <table:sort-by table:field-number="0" table:data-type="automatic"/>
          </table:sort>
        </table:database-range>
        <table:database-range table:name="__Anonymous_Sheet_DB__12" table:target-range-address="'Y1-Sp17'.A1:'Y1-Sp17'.I45">
          <table:sort>
            <table:sort-by table:field-number="0" table:data-type="automatic"/>
          </table:sort>
        </table:database-range>
        <table:database-range table:name="__Anonymous_Sheet_DB__13" table:target-range-address="'Y1-Sp Quality Sprinklers'.A1:'Y1-Sp Quality Sprinklers'.A35" table:orientation="column"/>
        <table:database-range table:name="__Anonymous_Sheet_DB__14" table:target-range-address="'Y1-Sp18'.A1:'Y1-Sp18'.I44">
          <table:sort>
            <table:sort-by table:field-number="6" table:order="descending" table:data-type="automatic"/>
          </table:sort>
        </table:database-range>
        <table:database-range table:name="__Anonymous_Sheet_DB__15" table:target-range-address="'Y1-Sp20'.A1:'Y1-Sp20'.I44">
          <table:sort>
            <table:sort-by table:field-number="6" table:order="descending" table:data-type="automatic"/>
          </table:sort>
        </table:database-range>
        <table:database-range table:name="__Anonymous_Sheet_DB__16" table:target-range-address="'Y1-Sp21'.A1:'Y1-Sp21'.I44">
          <table:sort>
            <table:sort-by table:field-number="6" table:order="descending" table:data-type="automatic"/>
          </table:sort>
        </table:database-range>
        <table:database-range table:name="__Anonymous_Sheet_DB__17" table:target-range-address="'Y1-Sp22'.A1:'Y1-Sp22'.I44">
          <table:sort>
            <table:sort-by table:field-number="6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7">00/00/0000</text:date>, <text:time style:data-style-name="N2" text:time-value="18:57:35.09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4-07T23:01:44.309000000</meta:creation-date>
    <dc:date>2021-04-14T18:00:34.272000000</dc:date>
    <meta:editing-duration>P4DT4H22M54S</meta:editing-duration>
    <meta:editing-cycles>576</meta:editing-cycles>
    <meta:generator>LibreOffice/7.1.1.2$Windows_X86_64 LibreOffice_project/fe0b08f4af1bacafe4c7ecc87ce55bb426164676</meta:generator>
    <dc:title>Stardew Valley Min-Max Spreadsheet</dc:title>
    <meta:document-statistic meta:table-count="18" meta:cell-count="5619" meta:object-count="0"/>
    <meta:user-defined meta:name="GitHub URL">https://github.com/nathan-alden-sr/stardew-valley</meta:user-defined>
  </office:meta>
</office:document-meta>
</file>